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Control Statement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1)<text:tab/>#include&lt;stdio.h&gt; </text:span></text:p>
      <text:p text:style-name="P2"><text:span text:style-name="T3"><text:tab/>main() </text:span></text:p>
      <text:p text:style-name="P2"><text:span text:style-name="T3"><text:tab/>{ </text:span></text:p>
      <text:p text:style-name="P2"><text:span text:style-name="T3"><text:tab/><text:tab/>if(7&amp;8) </text:span></text:p>
      <text:p text:style-name="P2"><text:span text:style-name="T3"><text:tab/><text:tab/>printf("Honesty"); </text:span></text:p>
      <text:p text:style-name="P2"><text:span text:style-name="T3"><text:tab/><text:tab/>if((~7&amp;0x000f)==8) // Condition TRUE</text:span></text:p>
      <text:p text:style-name="P2"><text:span text:style-name="T3"><text:tab/><text:tab/>printf("is the best policy..\n");</text:span></text:p>
      <text:p text:style-name="P2"><text:span text:style-name="T3"><text:tab/>} // Binary representation of the value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5">2)<text:tab/>#include&lt;stdio.h&gt; </text:span></text:p>
      <text:p text:style-name="P2"><text:span text:style-name="T5"><text:tab/>main() </text:span></text:p>
      <text:p text:style-name="P2"><text:span text:style-name="T5"><text:tab/>{ </text:span></text:p>
      <text:p text:style-name="P2"><text:span text:style-name="T5"><text:tab/><text:tab/>if(~0==1) </text:span></text:p>
      <text:p text:style-name="P2"><text:span text:style-name="T5"><text:tab/><text:tab/>printf("yes\n"); </text:span></text:p>
      <text:p text:style-name="P2"><text:span text:style-name="T5"><text:tab/><text:tab/>else </text:span></text:p>
      <text:p text:style-name="P2"><text:span text:style-name="T5"><text:tab/><text:tab/>printf("no\n");</text:span></text:p>
      <text:p text:style-name="P2"><text:span text:style-name="T5"><text:tab/>} </text:span></text:p>
      <text:p text:style-name="P2"><text:span text:style-name="T6"/></text:p>
      <text:p text:style-name="P2"><text:span text:style-name="T7">3)<text:tab/>#include&lt;stdio.h&gt; </text:span></text:p>
      <text:p text:style-name="P2"><text:span text:style-name="T7"><text:tab/>main() </text:span></text:p>
      <text:p text:style-name="P2"><text:span text:style-name="T7"><text:tab/>{ </text:span></text:p>
      <text:p text:style-name="P2"><text:span text:style-name="T7"><text:tab/><text:tab/>int x=-2; </text:span></text:p>
      <text:p text:style-name="P2"><text:span text:style-name="T7"><text:tab/><text:tab/>if(!0==1) </text:span></text:p>
      <text:p text:style-name="P2"><text:span text:style-name="T7"><text:tab/><text:tab/>printf("yes\n");<text:s text:c="2"/></text:span></text:p>
      <text:p text:style-name="P2"><text:span text:style-name="T7"><text:tab/><text:tab/>else </text:span></text:p>
      <text:p text:style-name="P2"><text:span text:style-name="T7"><text:tab/><text:tab/>printf("no\n"); </text:span></text:p>
      <text:p text:style-name="P2"><text:span text:style-name="T7"><text:tab/>}</text:span></text:p>
      <text:p text:style-name="P2"><text:span text:style-name="T8"/></text:p>
      <text:p text:style-name="P2"><text:span text:style-name="T9">4)<text:tab/>#include&lt;stdio.h&gt; </text:span></text:p>
      <text:p text:style-name="P2"><text:span text:style-name="T9"><text:tab/>main() </text:span></text:p>
      <text:p text:style-name="P2"><text:span text:style-name="T9"><text:tab/>{<text:tab/> </text:span></text:p>
      <text:p text:style-name="P2"><text:span text:style-name="T9"><text:tab/><text:tab/>if((~0==1)&amp;(!0==1)) </text:span></text:p>
      <text:p text:style-name="P2"><text:span text:style-name="T9"><text:tab/><text:tab/>printf("yes\n"); </text:span></text:p>
      <text:p text:style-name="P2"><text:span text:style-name="T9"><text:tab/><text:tab/>else </text:span></text:p>
      <text:p text:style-name="P2"><text:span text:style-name="T9"><text:tab/><text:tab/>printf("no\n"); </text:span></text:p>
      <text:p text:style-name="P2"><text:span text:style-name="T10"><text:tab/>}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2">5) <text:tab/> main() </text:span></text:p>
      <text:p text:style-name="P2"><text:span text:style-name="T12"><text:s text:c="11"/><text:tab/>{ </text:span></text:p>
      <text:p text:style-name="P2"><text:span text:style-name="T12"><text:tab/><text:tab/>int a=10,b=20,c=30; </text:span></text:p>
      <text:p text:style-name="P2"><text:span text:style-name="T12"><text:tab/><text:tab/>if(c&gt;b&gt;a) // after one condition checks the value becomes 1 so next condition fails</text:span></text:p>
      <text:p text:style-name="P2"><text:span text:style-name="T12"><text:tab/><text:tab/>printf("TRUE\n"); </text:span></text:p>
      <text:p text:style-name="P2"><text:span text:style-name="T12"><text:tab/><text:tab/>else </text:span></text:p>
      <text:p text:style-name="P2"><text:span text:style-name="T12"><text:tab/><text:tab/>printf("FALSE\n"); </text:span></text:p>
      <text:p text:style-name="P2"><text:span text:style-name="T12"><text:tab/>} </text:span></text:p>
      <text:p text:style-name="P2"><text:span text:style-name="T13"/></text:p>
      <text:p text:style-name="P2"><text:span text:style-name="T14">6)<text:tab/>main() </text:span></text:p>
      <text:p text:style-name="P2"><text:span text:style-name="T14"><text:tab/>{ </text:span></text:p>
      <text:p text:style-name="P2"><text:span text:style-name="T14"><text:tab/>int a=10,b=20,c=30; </text:span></text:p>
      <text:p text:style-name="P2"><text:span text:style-name="T14"><text:tab/>if(a&gt;b&gt;a) </text:span></text:p>
      <text:p text:style-name="P2"><text:span text:style-name="T14"><text:tab/>printf("True"); </text:span></text:p>
      <text:p text:style-name="P2"><text:span text:style-name="T14"><text:tab/>else </text:span></text:p>
      <text:p text:style-name="P2"><text:span text:style-name="T14"><text:tab/>printf("False"); </text:span></text:p>
      <text:p text:style-name="P2"><text:span text:style-name="T14"><text:tab/>} </text:span></text:p>
      <text:p text:style-name="P2"><text:span text:style-name="T15"/></text:p>
      <text:p text:style-name="P2"><text:span text:style-name="T16">7)<text:tab/>main() </text:span></text:p>
      <text:p text:style-name="P2"><text:span text:style-name="T16"><text:tab/>{ </text:span></text:p>
      <text:p text:style-name="P2"><text:span text:style-name="T16"><text:tab/>float hi=1.1; </text:span></text:p>
      <text:p text:style-name="P2"><text:span text:style-name="T16"><text:tab/>double hello=1.1; </text:span></text:p>
      <text:p text:style-name="P2"><text:span text:style-name="T16"><text:tab/>if(hi==hello) </text:span></text:p>
      <text:p text:style-name="P2"><text:span text:style-name="T16"><text:tab/>printf("yes"); </text:span></text:p>
      <text:p text:style-name="P2"><text:span text:style-name="T16"><text:tab/>else </text:span></text:p>
      <text:p text:style-name="P2"><text:span text:style-name="T16"><text:tab/>printf("no"); </text:span></text:p>
      <text:p text:style-name="P2"><text:span text:style-name="T16"><text:tab/>}</text:span></text:p>
      <text:p text:style-name="P2"><text:span text:style-name="T17"/></text:p>
      <text:p text:style-name="P2"><text:span text:style-name="T18">8)<text:tab/>main() </text:span></text:p>
      <text:p text:style-name="P2"><text:span text:style-name="T18"><text:tab/>{ </text:span></text:p>
      <text:p text:style-name="P2"><text:span text:style-name="T18"><text:tab/>int x=1; </text:span></text:p>
      <text:p text:style-name="P2"><text:span text:style-name="T18"><text:tab/>if(x++&gt;=x) </text:span></text:p>
      <text:p text:style-name="P2"><text:span text:style-name="T18"><text:tab/>printf("%d\n",x); </text:span></text:p>
      <text:p text:style-name="P2"><text:span text:style-name="T18"><text:tab/>else </text:span></text:p>
      <text:p text:style-name="P2"><text:span text:style-name="T18"><text:tab/>printf("%d\n",++x); </text:span></text:p>
      <text:p text:style-name="P2"><text:span text:style-name="T18"><text:tab/>} // first the condition is 1 &gt;= 2 coz after the 1 the x value is incremented. so condition fails next else part so the x value is 3.</text:span></text:p>
      <text:p text:style-name="P2"><text:span text:style-name="T19"/></text:p>
      <text:p text:style-name="P2"><text:span text:style-name="T20">9)<text:tab/>main() </text:span></text:p>
      <text:p text:style-name="P2"><text:span text:style-name="T20"><text:tab/>{ </text:span></text:p>
      <text:p text:style-name="P2"><text:span text:style-name="T20"><text:tab/>int i=3,j=5; </text:span></text:p>
      <text:p text:style-name="P2"><text:span text:style-name="T20"><text:tab/>i++; </text:span></text:p>
      <text:p text:style-name="P2"><text:span text:style-name="T20"><text:tab/>if(i==--j) </text:span></text:p>
      <text:p text:style-name="P2"><text:span text:style-name="T20"><text:tab/>break; </text:span></text:p>
      <text:p text:style-name="P2"><text:span text:style-name="T20"><text:tab/>else </text:span></text:p>
      <text:p text:style-name="P2"><text:span text:style-name="T20"><text:tab/>printf("continue..\n"); </text:span></text:p>
      <text:p text:style-name="P2"><text:span text:style-name="T20"><text:tab/>printf("%d\n",j); </text:span></text:p>
      <text:p text:style-name="P2"><text:span text:style-name="T20"><text:tab/>} //Error</text:span></text:p>
      <text:p text:style-name="P2"><text:span text:style-name="T21"/></text:p>
      <text:p text:style-name="P2"><text:span text:style-name="T21"/></text:p>
      <text:p text:style-name="P2"><text:span text:style-name="T22">10)<text:tab/>main() </text:span></text:p>
      <text:p text:style-name="P2"><text:span text:style-name="T22"><text:tab/>{ </text:span></text:p>
      <text:p text:style-name="P2"><text:span text:style-name="T22"><text:tab/>int i=5; </text:span></text:p>
      <text:p text:style-name="P2"><text:span text:style-name="T22"><text:tab/>if(i=i++ -i) </text:span></text:p>
      <text:p text:style-name="P2"><text:span text:style-name="T22"><text:tab/>printf("%d",i); </text:span></text:p>
      <text:p text:style-name="P2"><text:span text:style-name="T22"><text:tab/>else </text:span></text:p>
      <text:p text:style-name="P2"><text:span text:style-name="T22"><text:tab/>printf("%d",i); </text:span></text:p>
      <text:p text:style-name="P2"><text:span text:style-name="T22"><text:tab/>}</text:span></text:p>
      <text:p text:style-name="P2"><text:span text:style-name="T23"/></text:p>
      <text:p text:style-name="P2"><text:span text:style-name="T24">11)<text:tab/>main() </text:span></text:p>
      <text:p text:style-name="P2"><text:span text:style-name="T24"><text:tab/>{ </text:span></text:p>
      <text:p text:style-name="P2"><text:span text:style-name="T24"><text:tab/>int a=2; </text:span></text:p>
      <text:p text:style-name="P2"><text:span text:style-name="T24"><text:tab/>if(a&gt;&gt;1) </text:span></text:p>
      <text:p text:style-name="P2"><text:span text:style-name="T24"><text:tab/>printf("%d",a); </text:span></text:p>
      <text:p text:style-name="P2"><text:span text:style-name="T24"><text:tab/>}</text:span></text:p>
      <text:p text:style-name="P2"><text:span text:style-name="T25"/></text:p>
      <text:p text:style-name="P2"><text:span text:style-name="T25"/></text:p>
      <text:p text:style-name="P2"><text:span text:style-name="T26">12)<text:tab/>main() </text:span></text:p>
      <text:p text:style-name="P2"><text:span text:style-name="T26"><text:tab/>{ </text:span></text:p>
      <text:p text:style-name="P2"><text:span text:style-name="T26"><text:tab/>float a=0.55,b=0.80; </text:span></text:p>
      <text:p text:style-name="P2"><text:span text:style-name="T26"><text:tab/>if((a&amp;&amp;b)&gt;0.08) </text:span></text:p>
      <text:p text:style-name="P2"><text:span text:style-name="T26"><text:tab/>printf("if"); </text:span></text:p>
      <text:p text:style-name="P2"><text:span text:style-name="T26"><text:tab/>else </text:span></text:p>
      <text:p text:style-name="P2"><text:span text:style-name="T26"><text:tab/>printf("else"); </text:span></text:p>
      <text:p text:style-name="P2"><text:span text:style-name="T26"><text:tab/>}</text:span></text:p>
      <text:p text:style-name="P2"><text:span text:style-name="T27"/></text:p>
      <text:p text:style-name="P2"><text:span text:style-name="T28">13)<text:tab/>main() </text:span></text:p>
      <text:p text:style-name="P2"><text:span text:style-name="T28"><text:tab/>{ </text:span></text:p>
      <text:p text:style-name="P2"><text:span text:style-name="T28"><text:tab/>int a=2; </text:span></text:p>
      <text:p text:style-name="P2"><text:span text:style-name="T28"><text:tab/>if(a==2) </text:span></text:p>
      <text:p text:style-name="P2"><text:span text:style-name="T28"><text:tab/>{ </text:span></text:p>
      <text:p text:style-name="P2"><text:span text:style-name="T28"><text:tab/>a=~a+2&lt;&lt;1; </text:span></text:p>
      <text:p text:style-name="P2"><text:span text:style-name="T28"><text:tab/>printf("%d\n",a); </text:span></text:p>
      <text:p text:style-name="P2"><text:span text:style-name="T28"><text:tab/>} </text:span></text:p>
      <text:p text:style-name="P2"><text:span text:style-name="T28"><text:tab/>}</text:span></text:p>
      <text:p text:style-name="P2"><text:span text:style-name="T29"/></text:p>
      <text:p text:style-name="P2"><text:span text:style-name="T30">14)<text:tab/>#include&lt;stdio.h&gt; </text:span></text:p>
      <text:p text:style-name="P2"><text:span text:style-name="T30"><text:tab/>main() </text:span></text:p>
      <text:p text:style-name="P2"><text:span text:style-name="T30"><text:tab/>{ </text:span></text:p>
      <text:p text:style-name="P2"><text:span text:style-name="T30"><text:tab/>int x=2,y=5; </text:span></text:p>
      <text:p text:style-name="P2"><text:span text:style-name="T30"><text:tab/>if(x&lt;5)return(x=x+y); </text:span></text:p>
      <text:p text:style-name="P2"><text:span text:style-name="T30"><text:tab/>else </text:span></text:p>
      <text:p text:style-name="P2"><text:span text:style-name="T30"><text:tab/>printf("first..\n"); </text:span></text:p>
      <text:p text:style-name="P2"><text:span text:style-name="T30"><text:tab/>printf("second..\n"); </text:span></text:p>
      <text:p text:style-name="P2"><text:span text:style-name="T30"><text:tab/>} // it will not return anything</text:span></text:p>
      <text:p text:style-name="P2"><text:span text:style-name="T31"/></text:p>
      <text:p text:style-name="P2"><text:span text:style-name="T31"/></text:p>
      <text:p text:style-name="P2"><text:span text:style-name="T31"/></text:p>
      <text:p text:style-name="P2"><text:span text:style-name="T31"/></text:p>
      <text:p text:style-name="P2"><text:span text:style-name="T32">15)<text:tab/>main() </text:span></text:p>
      <text:p text:style-name="P2"><text:span text:style-name="T32"><text:tab/>{ </text:span></text:p>
      <text:p text:style-name="P2"><text:span text:style-name="T32"><text:tab/>int i=4,z=12; </text:span></text:p>
      <text:p text:style-name="P2"><text:span text:style-name="T32"><text:tab/>if(i=5 || z&gt;50) </text:span></text:p>
      <text:p text:style-name="P2"><text:span text:style-name="T32"><text:tab/>printf("hello..\n"); </text:span></text:p>
      <text:p text:style-name="P2"><text:span text:style-name="T32"><text:tab/>else </text:span></text:p>
      <text:p text:style-name="P2"><text:span text:style-name="T32"><text:tab/>printf("hi..\n"); </text:span></text:p>
      <text:p text:style-name="P2"><text:span text:style-name="T32"><text:tab/>} //hello...</text:span></text:p>
      <text:p text:style-name="P2"><text:span text:style-name="T33"/></text:p>
      <text:p text:style-name="P2"><text:span text:style-name="T33"/></text:p>
      <text:p text:style-name="P2"><text:span text:style-name="T34">16)<text:tab/>main() </text:span></text:p>
      <text:p text:style-name="P2"><text:span text:style-name="T34"><text:tab/>{ </text:span></text:p>
      <text:p text:style-name="P2"><text:span text:style-name="T34"><text:tab/>float me=1.1; </text:span></text:p>
      <text:p text:style-name="P2"><text:span text:style-name="T34"><text:tab/>double you=1.1; </text:span></text:p>
      <text:p text:style-name="P2"><text:span text:style-name="T34"><text:tab/>if(me==you) </text:span></text:p>
      <text:p text:style-name="P2"><text:span text:style-name="T34"><text:tab/>printf("Happy new year"); </text:span></text:p>
      <text:p text:style-name="P2"><text:span text:style-name="T34"><text:tab/>else </text:span></text:p>
      <text:p text:style-name="P2"><text:span text:style-name="T34"><text:tab/>printf("Happy diwali"); </text:span></text:p>
      <text:p text:style-name="P2"><text:span text:style-name="T34"><text:tab/>} //Happy diwali</text:span></text:p>
      <text:p text:style-name="P2"><text:span text:style-name="T35"/></text:p>
      <text:p text:style-name="P2"><text:span text:style-name="T36">17)<text:tab/>main() </text:span></text:p>
      <text:p text:style-name="P2"><text:span text:style-name="T36"><text:tab/>{ </text:span></text:p>
      <text:p text:style-name="P2"><text:span text:style-name="T36"><text:tab/>int i=0,j=0; </text:span></text:p>
      <text:p text:style-name="P2"><text:span text:style-name="T36"><text:tab/>if(i&amp;&amp;j++) </text:span></text:p>
      <text:p text:style-name="P2"><text:span text:style-name="T36"><text:tab/>printf("%d %d",i++,j); </text:span></text:p>
      <text:p text:style-name="P2"><text:span text:style-name="T36"><text:tab/>printf("%d %d",i,j); </text:span></text:p>
      <text:p text:style-name="P2"><text:span text:style-name="T36"><text:tab/>}</text:span></text:p>
      <text:p text:style-name="P2"><text:span text:style-name="T37"/></text:p>
      <text:p text:style-name="P2"><text:span text:style-name="T38">18)<text:tab/>main() </text:span></text:p>
      <text:p text:style-name="P2"><text:span text:style-name="T38"><text:tab/>{ </text:span></text:p>
      <text:p text:style-name="P2"><text:span text:style-name="T38"><text:tab/>int a=0; </text:span></text:p>
      <text:p text:style-name="P2"><text:span text:style-name="T38"><text:tab/>int b=20; </text:span></text:p>
      <text:p text:style-name="P2"><text:span text:style-name="T38"><text:tab/>char x=1; </text:span></text:p>
      <text:p text:style-name="P2"><text:span text:style-name="T38"><text:tab/>char y=10; </text:span></text:p>
      <text:p text:style-name="P2"><text:span text:style-name="T38"><text:tab/>if(a,b,x,y) </text:span></text:p>
      <text:p text:style-name="P2"><text:span text:style-name="T38"><text:tab/>printf("hello"); </text:span></text:p>
      <text:p text:style-name="P2"><text:span text:style-name="T38"><text:tab/>}</text:span></text:p>
      <text:p text:style-name="P2"><text:span text:style-name="T39"/></text:p>
      <text:p text:style-name="P2"><text:span text:style-name="T40">19)<text:tab/>main() </text:span></text:p>
      <text:p text:style-name="P2"><text:span text:style-name="T40"><text:tab/>{ </text:span></text:p>
      <text:p text:style-name="P2"><text:span text:style-name="T40"><text:tab/>if(~0==(unsigned int)-1) </text:span></text:p>
      <text:p text:style-name="P2"><text:span text:style-name="T40"><text:tab/>printf("hi..\n"); </text:span></text:p>
      <text:p text:style-name="P2"><text:span text:style-name="T40"><text:tab/>}</text:span></text:p>
      <text:p text:style-name="P2"><text:span text:style-name="T41"/></text:p>
      <text:p text:style-name="P3"><text:span text:style-name="T41"/></text:p>
      <text:p text:style-name="P3"><text:span text:style-name="T41"/></text:p>
      <text:p text:style-name="P3"><text:span text:style-name="T41"/></text:p>
      <text:p text:style-name="P3"><text:span text:style-name="T41"/></text:p>
      <text:p text:style-name="P3"><text:span text:style-name="T41"/></text:p>
      <text:p text:style-name="P3"><text:span text:style-name="T42">20)<text:tab/>main() </text:span></text:p>
      <text:p text:style-name="P3"><text:span text:style-name="T42"><text:tab/>{ </text:span></text:p>
      <text:p text:style-name="P3"><text:span text:style-name="T42"><text:tab/>if(printf("hi..\n")) </text:span></text:p>
      <text:p text:style-name="P3"><text:span text:style-name="T42"><text:tab/>{ </text:span></text:p>
      <text:p text:style-name="P3"><text:span text:style-name="T42"><text:tab/>printf("hello..\n"); </text:span></text:p>
      <text:p text:style-name="P3"><text:span text:style-name="T42"><text:tab/>} </text:span></text:p>
      <text:p text:style-name="P3"><text:span text:style-name="T42"><text:tab/>}<text:tab/></text:span></text:p>
      <text:p text:style-name="P3"><text:span text:style-name="T43"/></text:p>
      <text:p text:style-name="P3"><text:span text:style-name="T44">21)<text:tab/>main() </text:span></text:p>
      <text:p text:style-name="P3"><text:span text:style-name="T44"><text:tab/>{ </text:span></text:p>
      <text:p text:style-name="P3"><text:span text:style-name="T44"><text:tab/>int a=2,res; </text:span></text:p>
      <text:p text:style-name="P3"><text:span text:style-name="T44"><text:tab/>if(res=a&lt;&lt;10) </text:span></text:p>
      <text:p text:style-name="P3"><text:span text:style-name="T44"><text:tab/>printf("res=%d\n",res); </text:span></text:p>
      <text:p text:style-name="P3"><text:span text:style-name="T44"><text:tab/>}</text:span></text:p>
      <text:p text:style-name="P3"><text:span text:style-name="T45"/></text:p>
      <text:p text:style-name="P3"><text:span text:style-name="T46">22)<text:tab/>main() </text:span></text:p>
      <text:p text:style-name="P3"><text:span text:style-name="T46"><text:tab/>{ </text:span></text:p>
      <text:p text:style-name="P3"><text:span text:style-name="T46"><text:tab/>if(~0&gt;&gt;1) </text:span></text:p>
      <text:p text:style-name="P3"><text:span text:style-name="T46"><text:tab/>printf("ok"); </text:span></text:p>
      <text:p text:style-name="P3"><text:span text:style-name="T46"><text:tab/>else </text:span></text:p>
      <text:p text:style-name="P3"><text:span text:style-name="T46"><text:tab/>printf("not ok"); </text:span></text:p>
      <text:p text:style-name="P3"><text:span text:style-name="T46"><text:tab/>}</text:span></text:p>
      <text:p text:style-name="P3"><text:span text:style-name="T47"/></text:p>
      <text:p text:style-name="P3"><text:span text:style-name="T47"/></text:p>
      <text:p text:style-name="P3"><text:span text:style-name="T48">23)<text:tab/>main() </text:span></text:p>
      <text:p text:style-name="P3"><text:span text:style-name="T48"><text:tab/>{ </text:span></text:p>
      <text:p text:style-name="P3"><text:span text:style-name="T48"><text:tab/>int y=0; </text:span></text:p>
      <text:p text:style-name="P3"><text:span text:style-name="T48"><text:tab/>if(!(y=1)) </text:span></text:p>
      <text:p text:style-name="P3"><text:span text:style-name="T48"><text:tab/>printf("hi"); </text:span></text:p>
      <text:p text:style-name="P3"><text:span text:style-name="T48"><text:tab/>else </text:span></text:p>
      <text:p text:style-name="P3"><text:span text:style-name="T48"><text:tab/>printf("hello"); </text:span></text:p>
      <text:p text:style-name="P3"><text:span text:style-name="T48"><text:tab/>}//hello</text:span></text:p>
      <text:p text:style-name="P3"><text:span text:style-name="T49"/></text:p>
      <text:p text:style-name="P3"><text:span text:style-name="T50">24)<text:tab/>main() </text:span></text:p>
      <text:p text:style-name="P3"><text:span text:style-name="T50"><text:tab/>{ </text:span></text:p>
      <text:p text:style-name="P3"><text:span text:style-name="T50"><text:tab/>int x=0; </text:span></text:p>
      <text:p text:style-name="P3"><text:span text:style-name="T50"><text:tab/>if(x=0 &amp;&amp; x==0)<text:s text:c="2"/>// AND operator works from left side first so the first condition fails, so the other side will not evaluated .</text:span></text:p>
      <text:p text:style-name="P3"><text:span text:style-name="T50"><text:tab/>printf("zero"); </text:span></text:p>
      <text:p text:style-name="P3"><text:span text:style-name="T50"><text:tab/>else </text:span></text:p>
      <text:p text:style-name="P3"><text:span text:style-name="T50"><text:tab/>printf("not zero"); </text:span></text:p>
      <text:p text:style-name="P3"><text:span text:style-name="T50"><text:tab/>} //not zero</text:span></text:p>
      <text:p text:style-name="P4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2">25)<text:tab/>main() </text:span></text:p>
      <text:p text:style-name="P5"><text:span text:style-name="T52"><text:tab/>{ </text:span></text:p>
      <text:p text:style-name="P5"><text:span text:style-name="T52"><text:tab/>int x=0,y=2; </text:span></text:p>
      <text:p text:style-name="P5"><text:span text:style-name="T52"><text:tab/>if(!x&amp;&amp;y) </text:span></text:p>
      <text:p text:style-name="P5"><text:span text:style-name="T52"><text:tab/>printf("true"); </text:span></text:p>
      <text:p text:style-name="P5"><text:span text:style-name="T52"><text:tab/>else </text:span></text:p>
      <text:p text:style-name="P5"><text:span text:style-name="T52"><text:tab/>printf("flase"); </text:span></text:p>
      <text:p text:style-name="P5"><text:span text:style-name="T52"><text:tab/>} //true</text:span></text:p>
      <text:p text:style-name="P5"><text:span text:style-name="T53"/></text:p>
      <text:p text:style-name="P5"><text:span text:style-name="T54">26)<text:tab/>main() </text:span></text:p>
      <text:p text:style-name="P5"><text:span text:style-name="T54"><text:tab/>{ </text:span></text:p>
      <text:p text:style-name="P5"><text:span text:style-name="T54"><text:tab/>int p=10,q=20,r; </text:span></text:p>
      <text:p text:style-name="P5"><text:span text:style-name="T54"><text:tab/>if(r=p=5||q&gt;20) </text:span></text:p>
      <text:p text:style-name="P5"><text:span text:style-name="T54"><text:tab/>printf("%d",r); </text:span></text:p>
      <text:p text:style-name="P5"><text:span text:style-name="T54"><text:tab/>else </text:span></text:p>
      <text:p text:style-name="P5"><text:span text:style-name="T54"><text:tab/>printf("no"); </text:span></text:p>
      <text:p text:style-name="P5"><text:span text:style-name="T54"><text:tab/>} // output will be 1.</text:span></text:p>
      <text:p text:style-name="P5"><text:span text:style-name="T55"/></text:p>
      <text:p text:style-name="P5"><text:span text:style-name="T56">27)<text:tab/>main() </text:span></text:p>
      <text:p text:style-name="P5"><text:span text:style-name="T56"><text:tab/>{ </text:span></text:p>
      <text:p text:style-name="P5"><text:span text:style-name="T56"><text:tab/>int x=5; </text:span></text:p>
      <text:p text:style-name="P5"><text:span text:style-name="T56"><text:tab/>if(x&lt;1) </text:span></text:p>
      <text:p text:style-name="P5"><text:span text:style-name="T56"><text:tab/>printf("hello"); </text:span></text:p>
      <text:p text:style-name="P5"><text:span text:style-name="T56"><text:tab/>if(x==5) </text:span></text:p>
      <text:p text:style-name="P5"><text:span text:style-name="T56"><text:tab/>printf("hi"); </text:span></text:p>
      <text:p text:style-name="P5"><text:span text:style-name="T56"><text:tab/>else </text:span></text:p>
      <text:p text:style-name="P5"><text:span text:style-name="T56"><text:tab/>printf("no"); </text:span></text:p>
      <text:p text:style-name="P5"><text:span text:style-name="T56"><text:tab/>}</text:span></text:p>
      <text:p text:style-name="P5"><text:span text:style-name="T57"/></text:p>
      <text:p text:style-name="P5"><text:span text:style-name="T58">28)<text:tab/>int x; </text:span></text:p>
      <text:p text:style-name="P5"><text:span text:style-name="T58"><text:tab/>main() </text:span></text:p>
      <text:p text:style-name="P5"><text:span text:style-name="T58"><text:tab/>{ </text:span></text:p>
      <text:p text:style-name="P5"><text:span text:style-name="T58"><text:tab/>if(x) </text:span></text:p>
      <text:p text:style-name="P5"><text:span text:style-name="T58"><text:tab/>printf("hi"); </text:span></text:p>
      <text:p text:style-name="P5"><text:span text:style-name="T58"><text:tab/>else </text:span></text:p>
      <text:p text:style-name="P5"><text:span text:style-name="T58"><text:tab/>printf("hello"); </text:span></text:p>
      <text:p text:style-name="P5"><text:span text:style-name="T58"><text:tab/>} //x is initialized as zero, so the condition fails and prints hello</text:span></text:p>
      <text:p text:style-name="P5"><text:span text:style-name="T59"/></text:p>
      <text:p text:style-name="P5"><text:span text:style-name="T60">29)<text:tab/>main() </text:span></text:p>
      <text:p text:style-name="P5"><text:span text:style-name="T60"><text:tab/>{ </text:span></text:p>
      <text:p text:style-name="P5"><text:span text:style-name="T60"><text:tab/>int x=0; </text:span></text:p>
      <text:p text:style-name="P5"><text:span text:style-name="T60"><text:tab/>if(x++) </text:span></text:p>
      <text:p text:style-name="P5"><text:span text:style-name="T60"><text:tab/>printf("true"); </text:span></text:p>
      <text:p text:style-name="P5"><text:span text:style-name="T60"><text:tab/>else if(x==1) </text:span></text:p>
      <text:p text:style-name="P5"><text:span text:style-name="T60"><text:tab/>printf("false"); </text:span></text:p>
      <text:p text:style-name="P5"><text:span text:style-name="T60"><text:tab/>}</text:span></text:p>
      <text:p text:style-name="P5"><text:span text:style-name="T61"/></text:p>
      <text:p text:style-name="P5"><text:span text:style-name="T61"/></text:p>
      <text:p text:style-name="P5"><text:span text:style-name="T61"/></text:p>
      <text:p text:style-name="P5"><text:span text:style-name="T62">30)<text:tab/>main() </text:span></text:p>
      <text:p text:style-name="P5"><text:span text:style-name="T62"><text:tab/>{ </text:span></text:p>
      <text:p text:style-name="P5"><text:span text:style-name="T62"><text:tab/>int x=0; </text:span></text:p>
      <text:p text:style-name="P5"><text:span text:style-name="T62"><text:tab/>if(x==1) </text:span></text:p>
      <text:p text:style-name="P5"><text:span text:style-name="T62"><text:tab/>if(x&gt;=0) </text:span></text:p>
      <text:p text:style-name="P5"><text:span text:style-name="T62"><text:tab/>printf("hi"); </text:span></text:p>
      <text:p text:style-name="P5"><text:span text:style-name="T62"><text:tab/>else </text:span></text:p>
      <text:p text:style-name="P5"><text:span text:style-name="T62"><text:tab/>printf("hello"); </text:span></text:p>
      <text:p text:style-name="P5"><text:span text:style-name="T62"><text:tab/>printf("india"); </text:span></text:p>
      <text:p text:style-name="P5"><text:span text:style-name="T62"><text:tab/>}</text:span></text:p>
      <text:p text:style-name="P5"><text:span text:style-name="T63"/></text:p>
      <text:p text:style-name="P5"><text:span text:style-name="T64">31)<text:tab/>main() </text:span></text:p>
      <text:p text:style-name="P5"><text:span text:style-name="T64"><text:tab/>{ </text:span></text:p>
      <text:p text:style-name="P5"><text:span text:style-name="T64"><text:tab/>int a=1; </text:span></text:p>
      <text:p text:style-name="P5"><text:span text:style-name="T64"><text:tab/>if(a--) </text:span></text:p>
      <text:p text:style-name="P5"><text:span text:style-name="T64"><text:tab/>printf("true"); </text:span></text:p>
      <text:p text:style-name="P5"><text:span text:style-name="T64"><text:tab/>else </text:span></text:p>
      <text:p text:style-name="P5"><text:span text:style-name="T64"><text:tab/>printf("false"); </text:span></text:p>
      <text:p text:style-name="P5"><text:span text:style-name="T64"><text:tab/>}</text:span></text:p>
      <text:p text:style-name="P5"><text:span text:style-name="T65"/></text:p>
      <text:p text:style-name="P5"><text:span text:style-name="T65"/></text:p>
      <text:p text:style-name="P6"><text:span text:style-name="T66">32)<text:tab/>main() </text:span></text:p>
      <text:p text:style-name="P6"><text:span text:style-name="T66"><text:tab/>{ </text:span></text:p>
      <text:p text:style-name="P6"><text:span text:style-name="T66"><text:tab/>int c=0; </text:span></text:p>
      <text:p text:style-name="P6"><text:span text:style-name="T66"><text:tab/>if(c) </text:span></text:p>
      <text:p text:style-name="P6"><text:span text:style-name="T66"><text:tab/><text:tab/>printf("%d",c=0); </text:span></text:p>
      <text:p text:style-name="P6"><text:span text:style-name="T66"><text:tab/>else </text:span></text:p>
      <text:p text:style-name="P6"><text:span text:style-name="T66"><text:tab/><text:tab/>printf("%d",c=1); </text:span></text:p>
      <text:p text:style-name="P6"><text:span text:style-name="T66"><text:tab/>}</text:span></text:p>
      <text:p text:style-name="P6"><text:span text:style-name="T67"/></text:p>
      <text:p text:style-name="P6"><text:span text:style-name="T68">33)<text:tab/>main() </text:span></text:p>
      <text:p text:style-name="P6"><text:span text:style-name="T68"><text:tab/>{ </text:span></text:p>
      <text:p text:style-name="P6"><text:span text:style-name="T68"><text:tab/>int a=10; </text:span></text:p>
      <text:p text:style-name="P6"><text:span text:style-name="T68"><text:tab/>if(a=0) </text:span></text:p>
      <text:p text:style-name="P6"><text:span text:style-name="T68"><text:tab/>{ </text:span></text:p>
      <text:p text:style-name="P6"><text:span text:style-name="T68"><text:tab/>printf("True"); </text:span></text:p>
      <text:p text:style-name="P6"><text:span text:style-name="T68"><text:tab/>} </text:span></text:p>
      <text:p text:style-name="P6"><text:span text:style-name="T68"><text:tab/>else </text:span></text:p>
      <text:p text:style-name="P6"><text:span text:style-name="T68"><text:tab/>{ </text:span></text:p>
      <text:p text:style-name="P6"><text:span text:style-name="T68"><text:tab/>printf("False"); </text:span></text:p>
      <text:p text:style-name="P6"><text:span text:style-name="T68"><text:tab/>} </text:span></text:p>
      <text:p text:style-name="P6"><text:span text:style-name="T68"><text:tab/>}</text:span></text:p>
      <text:p text:style-name="P6"><text:span text:style-name="T69"/></text:p>
      <text:p text:style-name="P6"><text:span text:style-name="T69"/></text:p>
      <text:p text:style-name="P6"><text:span text:style-name="T69"/></text:p>
      <text:p text:style-name="P6"><text:span text:style-name="T69"/></text:p>
      <text:p text:style-name="P6"><text:span text:style-name="T69"/></text:p>
      <text:p text:style-name="P6"><text:span text:style-name="T69"/></text:p>
      <text:p text:style-name="P6"><text:span text:style-name="T69"/></text:p>
      <text:p text:style-name="P6"><text:span text:style-name="T70">34)<text:tab/>main() </text:span></text:p>
      <text:p text:style-name="P6"><text:span text:style-name="T70"><text:tab/>{ </text:span></text:p>
      <text:p text:style-name="P6"><text:span text:style-name="T70"><text:tab/>float a=0.7; </text:span></text:p>
      <text:p text:style-name="P6"><text:span text:style-name="T70"><text:tab/>if(a&lt;0.7) </text:span></text:p>
      <text:p text:style-name="P6"><text:span text:style-name="T70"><text:tab/>printf("c"); </text:span></text:p>
      <text:p text:style-name="P6"><text:span text:style-name="T70"><text:tab/>else </text:span></text:p>
      <text:p text:style-name="P6"><text:span text:style-name="T70"><text:tab/>printf("c++"); </text:span></text:p>
      <text:p text:style-name="P6"><text:span text:style-name="T70"><text:tab/>}<text:tab/></text:span></text:p>
      <text:p text:style-name="P6"><text:span text:style-name="T71"/></text:p>
      <text:p text:style-name="P6"><text:span text:style-name="T72">35)<text:tab/>main() </text:span></text:p>
      <text:p text:style-name="P6"><text:span text:style-name="T72"><text:tab/>{ </text:span></text:p>
      <text:p text:style-name="P6"><text:span text:style-name="T72"><text:tab/>signed char c=-23; </text:span></text:p>
      <text:p text:style-name="P6"><text:span text:style-name="T72"><text:tab/>unsigned int i=23; </text:span></text:p>
      <text:p text:style-name="P6"><text:span text:style-name="T72"><text:tab/>if(i&gt;c) </text:span></text:p>
      <text:p text:style-name="P6"><text:span text:style-name="T72"><text:tab/>printf("ok google"); </text:span></text:p>
      <text:p text:style-name="P6"><text:span text:style-name="T72"><text:tab/>else </text:span></text:p>
      <text:p text:style-name="P6"><text:span text:style-name="T72"><text:tab/>printf("hello google"); </text:span></text:p>
      <text:p text:style-name="P6"><text:span text:style-name="T72"><text:tab/>}</text:span></text:p>
      <text:p text:style-name="P6"><text:span text:style-name="T73"/></text:p>
      <text:p text:style-name="P6"><text:span text:style-name="T74">36)<text:tab/>main() </text:span></text:p>
      <text:p text:style-name="P6"><text:span text:style-name="T74"><text:tab/>{ </text:span></text:p>
      <text:p text:style-name="P6"><text:span text:style-name="T74"><text:tab/>int a=10,b=10; </text:span></text:p>
      <text:p text:style-name="P6"><text:span text:style-name="T74"><text:tab/>if(a=5) </text:span></text:p>
      <text:p text:style-name="P6"><text:span text:style-name="T74"><text:tab/>b--; </text:span></text:p>
      <text:p text:style-name="P6"><text:span text:style-name="T74"><text:tab/>printf("%d %d",a,b--); </text:span></text:p>
      <text:p text:style-name="P6"><text:span text:style-name="T74"><text:tab/>}</text:span></text:p>
      <text:p text:style-name="P6"><text:span text:style-name="T75"/></text:p>
      <text:p text:style-name="P6"><text:span text:style-name="T76">37)<text:tab/>main() </text:span></text:p>
      <text:p text:style-name="P6"><text:span text:style-name="T76"><text:tab/>{ </text:span></text:p>
      <text:p text:style-name="P6"><text:span text:style-name="T76"><text:tab/>unsigned int x=500; </text:span></text:p>
      <text:p text:style-name="P6"><text:span text:style-name="T76"><text:tab/>int y=-5; </text:span></text:p>
      <text:p text:style-name="P6"><text:span text:style-name="T76"><text:tab/>if(x&gt;y) </text:span></text:p>
      <text:p text:style-name="P6"><text:span text:style-name="T76"><text:tab/><text:tab/>printf("hello..\n"); </text:span></text:p>
      <text:p text:style-name="P6"><text:span text:style-name="T76"><text:tab/>else </text:span></text:p>
      <text:p text:style-name="P6"><text:span text:style-name="T76"><text:tab/><text:tab/>printf("hi"); </text:span></text:p>
      <text:p text:style-name="P6"><text:span text:style-name="T76"><text:tab/>}</text:span></text:p>
      <text:p text:style-name="P6"><text:span text:style-name="T77"/></text:p>
      <text:p text:style-name="P6"><text:span text:style-name="T78">38)<text:tab/>main() </text:span></text:p>
      <text:p text:style-name="P6"><text:span text:style-name="T78"><text:tab/>{ </text:span></text:p>
      <text:p text:style-name="P6"><text:span text:style-name="T78"><text:tab/>if("\0") </text:span></text:p>
      <text:p text:style-name="P6"><text:span text:style-name="T78"><text:tab/><text:tab/>printf("Hello"); </text:span></text:p>
      <text:p text:style-name="P6"><text:span text:style-name="T78"><text:tab/>else </text:span></text:p>
      <text:p text:style-name="P6"><text:span text:style-name="T78"><text:tab/><text:tab/>printf("Hi"); </text:span></text:p>
      <text:p text:style-name="P6"><text:span text:style-name="T78"><text:tab/>}</text:span></text:p>
      <text:p text:style-name="P6"><text:span text:style-name="T79"/></text:p>
      <text:p text:style-name="P6"><text:span text:style-name="T79"/></text:p>
      <text:p text:style-name="P6"><text:span text:style-name="T79"/></text:p>
      <text:p text:style-name="P6"><text:span text:style-name="T79"/></text:p>
      <text:p text:style-name="P6"><text:span text:style-name="T79"/></text:p>
      <text:p text:style-name="P6"><text:span text:style-name="T80">39)<text:tab/>main() </text:span></text:p>
      <text:p text:style-name="P6"><text:span text:style-name="T80"><text:tab/>{ </text:span></text:p>
      <text:p text:style-name="P6"><text:span text:style-name="T80"><text:tab/>int x=0xa; </text:span></text:p>
      <text:p text:style-name="P6"><text:span text:style-name="T80"><text:tab/>int y=012; </text:span></text:p>
      <text:p text:style-name="P6"><text:span text:style-name="T80"><text:tab/>int z=10; </text:span></text:p>
      <text:p text:style-name="P6"><text:span text:style-name="T80"><text:tab/>if(x==y==z) </text:span></text:p>
      <text:p text:style-name="P6"><text:span text:style-name="T80"><text:tab/>printf("vector"); </text:span></text:p>
      <text:p text:style-name="P6"><text:span text:style-name="T80"><text:tab/>else </text:span></text:p>
      <text:p text:style-name="P6"><text:span text:style-name="T80"><text:tab/>printf("india"); </text:span></text:p>
      <text:p text:style-name="P6"><text:span text:style-name="T80"><text:tab/>}</text:span></text:p>
      <text:p text:style-name="P6"><text:span text:style-name="T81"/></text:p>
      <text:p text:style-name="P6"><text:span text:style-name="T81"/></text:p>
      <text:p text:style-name="P6"><text:span text:style-name="T82">40)<text:tab/>main() </text:span></text:p>
      <text:p text:style-name="P6"><text:span text:style-name="T82"><text:tab/>{ </text:span></text:p>
      <text:p text:style-name="P6"><text:span text:style-name="T82"><text:tab/>int x=1; <text:tab/></text:span></text:p>
      <text:p text:style-name="P6"><text:span text:style-name="T82"><text:tab/>if(x++&gt;=x) </text:span></text:p>
      <text:p text:style-name="P6"><text:span text:style-name="T82"><text:tab/>printf("%d",x); </text:span></text:p>
      <text:p text:style-name="P6"><text:span text:style-name="T82"><text:tab/>else </text:span></text:p>
      <text:p text:style-name="P6"><text:span text:style-name="T82"><text:tab/>printf("%d",++x); </text:span></text:p>
      <text:p text:style-name="P6"><text:span text:style-name="T82"><text:tab/>}</text:span></text:p>
      <text:p text:style-name="P6"><text:span text:style-name="T83"/></text:p>
      <text:p text:style-name="P6"><text:span text:style-name="T84">41)<text:tab/>main() </text:span></text:p>
      <text:p text:style-name="P6"><text:span text:style-name="T84"><text:tab/>{ </text:span></text:p>
      <text:p text:style-name="P6"><text:span text:style-name="T84"><text:tab/>int x=345,r,sum=0,i; </text:span></text:p>
      <text:p text:style-name="P6"><text:span text:style-name="T84"><text:tab/>if(x!=0) </text:span></text:p>
      <text:p text:style-name="P6"><text:span text:style-name="T84"><text:tab/>{ </text:span></text:p>
      <text:p text:style-name="P6"><text:span text:style-name="T84"><text:tab/><text:tab/>r=x%10; </text:span></text:p>
      <text:p text:style-name="P6"><text:span text:style-name="T84"><text:tab/><text:tab/>sum+=r; </text:span></text:p>
      <text:p text:style-name="P6"><text:span text:style-name="T84"><text:tab/><text:tab/>i=i/10; </text:span></text:p>
      <text:p text:style-name="P6"><text:span text:style-name="T84"><text:tab/>} </text:span></text:p>
      <text:p text:style-name="P6"><text:span text:style-name="T84"><text:tab/>printf("%d",sum); </text:span></text:p>
      <text:p text:style-name="P6"><text:span text:style-name="T84"><text:tab/>}</text:span></text:p>
      <text:p text:style-name="P6"><text:span text:style-name="T85"/></text:p>
      <text:p text:style-name="P6"><text:span text:style-name="T86">42)<text:tab/>main() </text:span></text:p>
      <text:p text:style-name="P6"><text:span text:style-name="T86"><text:tab/>{ </text:span></text:p>
      <text:p text:style-name="P6"><text:span text:style-name="T86"><text:tab/>unsigned val=0xffff; </text:span></text:p>
      <text:p text:style-name="P6"><text:span text:style-name="T86"><text:tab/>if(~val) </text:span></text:p>
      <text:p text:style-name="P6"><text:span text:style-name="T86"><text:tab/><text:tab/>printf("%d\n",val); </text:span></text:p>
      <text:p text:style-name="P6"><text:span text:style-name="T86"><text:tab/>printf("%d\n",~val); </text:span></text:p>
      <text:p text:style-name="P6"><text:span text:style-name="T86"><text:tab/>}</text:span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7"/></text:p>
      <text:p text:style-name="P6"><text:span text:style-name="T88">43)<text:tab/>main() </text:span></text:p>
      <text:p text:style-name="P6"><text:span text:style-name="T88"><text:tab/>{ </text:span></text:p>
      <text:p text:style-name="P6"><text:span text:style-name="T88"><text:tab/>int a=10; </text:span></text:p>
      <text:p text:style-name="P6"><text:span text:style-name="T88"><text:tab/>if(a==a--) </text:span></text:p>
      <text:p text:style-name="P6"><text:span text:style-name="T88"><text:tab/>printf("TRUE1"); </text:span></text:p>
      <text:p text:style-name="P6"><text:span text:style-name="T88"><text:tab/>a=10; </text:span></text:p>
      <text:p text:style-name="P6"><text:span text:style-name="T88"><text:tab/>if(a==--a) </text:span></text:p>
      <text:p text:style-name="P6"><text:span text:style-name="T88"><text:tab/>printf("TRUE2"); </text:span></text:p>
      <text:p text:style-name="P6"><text:span text:style-name="T88"><text:tab/>}</text:span></text:p>
      <text:p text:style-name="P6"><text:span text:style-name="T89"/></text:p>
      <text:p text:style-name="P6"><text:span text:style-name="T89"/></text:p>
      <text:p text:style-name="P6"><text:span text:style-name="T90">44)<text:tab/>main() </text:span></text:p>
      <text:p text:style-name="P6"><text:span text:style-name="T90"><text:tab/>{ </text:span></text:p>
      <text:p text:style-name="P6"><text:span text:style-name="T90"><text:tab/>int a=5,b=10,c=1; </text:span></text:p>
      <text:p text:style-name="P6"><text:span text:style-name="T90"><text:tab/>if(a&amp;&amp;b&gt;c) </text:span></text:p>
      <text:p text:style-name="P6"><text:span text:style-name="T90"><text:tab/>{ </text:span></text:p>
      <text:p text:style-name="P6"><text:span text:style-name="T90"><text:tab/><text:tab/>if(a==5) </text:span></text:p>
      <text:p text:style-name="P6"><text:span text:style-name="T90"><text:tab/><text:tab/><text:tab/>printf("Hi"); </text:span></text:p>
      <text:p text:style-name="P6"><text:span text:style-name="T90"><text:tab/><text:tab/>else </text:span></text:p>
      <text:p text:style-name="P6"><text:span text:style-name="T90"><text:tab/><text:tab/><text:tab/>printf("Hello"); </text:span></text:p>
      <text:p text:style-name="P6"><text:span text:style-name="T90"><text:tab/>} </text:span></text:p>
      <text:p text:style-name="P6"><text:span text:style-name="T90"><text:tab/>else </text:span></text:p>
      <text:p text:style-name="P6"><text:span text:style-name="T90"><text:tab/>{ </text:span></text:p>
      <text:p text:style-name="P6"><text:span text:style-name="T90"><text:tab/><text:tab/>printf("Welcome"); </text:span></text:p>
      <text:p text:style-name="P6"><text:span text:style-name="T90"><text:tab/>} </text:span></text:p>
      <text:p text:style-name="P6"><text:span text:style-name="T90"><text:tab/>}</text:span></text:p>
      <text:p text:style-name="P6"><text:span text:style-name="T91"/></text:p>
      <text:p text:style-name="P6"><text:span text:style-name="T92">45)<text:tab/>main() </text:span></text:p>
      <text:p text:style-name="P6"><text:span text:style-name="T92"><text:tab/>{ </text:span></text:p>
      <text:p text:style-name="P6"><text:span text:style-name="T92"><text:tab/>int a=5,b=10,c=1; </text:span></text:p>
      <text:p text:style-name="P6"><text:span text:style-name="T92"><text:tab/>if((a&amp;&amp;b)&gt;c) </text:span></text:p>
      <text:p text:style-name="P6"><text:span text:style-name="T92"><text:tab/>{ </text:span></text:p>
      <text:p text:style-name="P6"><text:span text:style-name="T92"><text:tab/><text:tab/>if(a==5) </text:span></text:p>
      <text:p text:style-name="P6"><text:span text:style-name="T92"><text:tab/><text:tab/><text:tab/>printf("Hi"); </text:span></text:p>
      <text:p text:style-name="P6"><text:span text:style-name="T92"><text:tab/><text:tab/>else </text:span></text:p>
      <text:p text:style-name="P6"><text:span text:style-name="T92"><text:tab/><text:tab/><text:tab/>printf("Hello"); </text:span></text:p>
      <text:p text:style-name="P6"><text:span text:style-name="T92"><text:tab/>} </text:span></text:p>
      <text:p text:style-name="P6"><text:span text:style-name="T92"><text:tab/>else </text:span></text:p>
      <text:p text:style-name="P6"><text:span text:style-name="T92"><text:tab/>{ </text:span></text:p>
      <text:p text:style-name="P6"><text:span text:style-name="T92"><text:tab/><text:tab/>printf("Welcome"); </text:span></text:p>
      <text:p text:style-name="P6"><text:span text:style-name="T92"><text:tab/>} </text:span></text:p>
      <text:p text:style-name="P6"><text:span text:style-name="T92"><text:tab/>}</text:span></text:p>
      <text:p text:style-name="P6"><text:span text:style-name="T93"/></text:p>
      <text:p text:style-name="P6"><text:span text:style-name="T93"/></text:p>
      <text:p text:style-name="P6"><text:span text:style-name="T93"/></text:p>
      <text:p text:style-name="P6"><text:span text:style-name="T93"/></text:p>
      <text:p text:style-name="P6"><text:span text:style-name="T93"/></text:p>
      <text:p text:style-name="P6"><text:span text:style-name="T93"/></text:p>
      <text:p text:style-name="P6"><text:span text:style-name="T93"/></text:p>
      <text:p text:style-name="P6"><text:span text:style-name="T94">46)<text:tab/>main() </text:span></text:p>
      <text:p text:style-name="P6"><text:span text:style-name="T94"><text:tab/>{ </text:span></text:p>
      <text:p text:style-name="P6"><text:span text:style-name="T94"><text:tab/>int a=-1,b=-1; </text:span></text:p>
      <text:p text:style-name="P6"><text:span text:style-name="T94"><text:tab/>if(++a==++b) </text:span></text:p>
      <text:p text:style-name="P6"><text:span text:style-name="T94"><text:tab/>{ </text:span></text:p>
      <text:p text:style-name="P6"><text:span text:style-name="T94"><text:tab/><text:tab/>a=100; </text:span></text:p>
      <text:p text:style-name="P6"><text:span text:style-name="T94"><text:tab/><text:tab/>if(a&gt;50) </text:span></text:p>
      <text:p text:style-name="P6"><text:span text:style-name="T94"><text:tab/><text:tab/><text:tab/>printf("M.s Dhoni"); </text:span></text:p>
      <text:p text:style-name="P6"><text:span text:style-name="T94"><text:tab/><text:tab/>else </text:span></text:p>
      <text:p text:style-name="P6"><text:span text:style-name="T94"><text:tab/><text:tab/><text:tab/>printf("Virat"); </text:span></text:p>
      <text:p text:style-name="P6"><text:span text:style-name="T94"><text:tab/>} </text:span></text:p>
      <text:p text:style-name="P6"><text:span text:style-name="T94"><text:tab/>else </text:span></text:p>
      <text:p text:style-name="P6"><text:span text:style-name="T94"><text:tab/><text:tab/>printf("Rohit"); </text:span></text:p>
      <text:p text:style-name="P6"><text:span text:style-name="T94"><text:tab/>}</text:span></text:p>
      <text:p text:style-name="P6"><text:span text:style-name="T95"/></text:p>
      <text:p text:style-name="P6"><text:span text:style-name="T96">47)<text:tab/>main() </text:span></text:p>
      <text:p text:style-name="P6"><text:span text:style-name="T96"><text:tab/>{ </text:span></text:p>
      <text:p text:style-name="P6"><text:span text:style-name="T96"><text:tab/>int a=5,b=10,c=20,res; </text:span></text:p>
      <text:p text:style-name="P6"><text:span text:style-name="T96"><text:tab/>if(res=c/b*a) </text:span></text:p>
      <text:p text:style-name="P6"><text:span text:style-name="T96"><text:tab/>{ </text:span></text:p>
      <text:p text:style-name="P6"><text:span text:style-name="T96"><text:tab/><text:tab/>if(res&gt;10) </text:span></text:p>
      <text:p text:style-name="P6"><text:span text:style-name="T96"><text:tab/><text:tab/><text:tab/>printf("M.s Dhoni"); </text:span></text:p>
      <text:p text:style-name="P6"><text:span text:style-name="T96"><text:tab/><text:tab/>else </text:span></text:p>
      <text:p text:style-name="P6"><text:span text:style-name="T96"><text:tab/><text:tab/><text:tab/>printf("Virat"); </text:span></text:p>
      <text:p text:style-name="P6"><text:span text:style-name="T96"><text:tab/>} </text:span></text:p>
      <text:p text:style-name="P6"><text:span text:style-name="T96"><text:tab/>else </text:span></text:p>
      <text:p text:style-name="P6"><text:span text:style-name="T96"><text:tab/>{ </text:span></text:p>
      <text:p text:style-name="P6"><text:span text:style-name="T96"><text:tab/><text:tab/>printf("Rohit"); </text:span></text:p>
      <text:p text:style-name="P6"><text:span text:style-name="T96"><text:tab/>} </text:span></text:p>
      <text:p text:style-name="P6"><text:span text:style-name="T96"><text:tab/>}</text:span></text:p>
      <text:p text:style-name="P6"><text:span text:style-name="T97"/></text:p>
      <text:p text:style-name="P6"><text:span text:style-name="T98">48)<text:tab/>main() </text:span></text:p>
      <text:p text:style-name="P6"><text:span text:style-name="T98"><text:tab/>{ </text:span></text:p>
      <text:p text:style-name="P6"><text:span text:style-name="T98"><text:tab/>int a=5,b=10,c=20,res; </text:span></text:p>
      <text:p text:style-name="P6"><text:span text:style-name="T98"><text:tab/>if(!c/b*a) </text:span></text:p>
      <text:p text:style-name="P6"><text:span text:style-name="T98"><text:tab/>{ </text:span></text:p>
      <text:p text:style-name="P6"><text:span text:style-name="T98"><text:tab/><text:tab/>if(res&gt;10) </text:span></text:p>
      <text:p text:style-name="P6"><text:span text:style-name="T98"><text:tab/><text:tab/><text:tab/>printf("M.s Dhoni"); </text:span></text:p>
      <text:p text:style-name="P6"><text:span text:style-name="T98"><text:tab/><text:tab/>else </text:span></text:p>
      <text:p text:style-name="P6"><text:span text:style-name="T98"><text:tab/><text:tab/><text:tab/>printf("Virat"); </text:span></text:p>
      <text:p text:style-name="P6"><text:span text:style-name="T98"><text:tab/>} </text:span></text:p>
      <text:p text:style-name="P6"><text:span text:style-name="T98"><text:tab/>else </text:span></text:p>
      <text:p text:style-name="P6"><text:span text:style-name="T98"><text:tab/>{ </text:span></text:p>
      <text:p text:style-name="P6"><text:span text:style-name="T98"><text:tab/><text:tab/>printf("Rohit"); </text:span></text:p>
      <text:p text:style-name="P6"><text:span text:style-name="T98"><text:tab/>} </text:span></text:p>
      <text:p text:style-name="P6"><text:span text:style-name="T98"><text:tab/>}</text:span></text:p>
      <text:p text:style-name="P6"><text:span text:style-name="T99"/></text:p>
      <text:p text:style-name="P6"><text:span text:style-name="T99"/></text:p>
      <text:p text:style-name="P6"><text:span text:style-name="T99"/></text:p>
      <text:p text:style-name="P6"><text:span text:style-name="T100">49)<text:tab/>main() </text:span></text:p>
      <text:p text:style-name="P6"><text:span text:style-name="T100"><text:tab/>{ </text:span></text:p>
      <text:p text:style-name="P6"><text:span text:style-name="T100"><text:tab/>int a=5,b=10,c=20,res; </text:span></text:p>
      <text:p text:style-name="P6"><text:span text:style-name="T100"><text:tab/>if(!!0) </text:span></text:p>
      <text:p text:style-name="P6"><text:span text:style-name="T100"><text:tab/>{ </text:span></text:p>
      <text:p text:style-name="P6"><text:span text:style-name="T100"><text:tab/><text:tab/>if(res&gt;10) </text:span></text:p>
      <text:p text:style-name="P6"><text:span text:style-name="T100"><text:tab/><text:tab/><text:tab/>printf("M.s Dhoni"); </text:span></text:p>
      <text:p text:style-name="P6"><text:span text:style-name="T100"><text:tab/><text:tab/>else </text:span></text:p>
      <text:p text:style-name="P6"><text:span text:style-name="T100"><text:tab/><text:tab/><text:tab/>printf("Virat"); </text:span></text:p>
      <text:p text:style-name="P6"><text:span text:style-name="T100"><text:tab/>} </text:span></text:p>
      <text:p text:style-name="P6"><text:span text:style-name="T100"><text:tab/>else </text:span></text:p>
      <text:p text:style-name="P6"><text:span text:style-name="T100"><text:tab/>{ </text:span></text:p>
      <text:p text:style-name="P6"><text:span text:style-name="T100"><text:tab/><text:tab/>printf("Rohit"); </text:span></text:p>
      <text:p text:style-name="P6"><text:span text:style-name="T100"><text:tab/>} </text:span></text:p>
      <text:p text:style-name="P6"><text:span text:style-name="T100"><text:tab/>}</text:span></text:p>
      <text:p text:style-name="P6"><text:span text:style-name="T101"/></text:p>
      <text:p text:style-name="P6"><text:span text:style-name="T101"/></text:p>
      <text:p text:style-name="P6"><text:span text:style-name="T102">50)<text:tab/>main() </text:span></text:p>
      <text:p text:style-name="P6"><text:span text:style-name="T102"><text:tab/>{<text:tab/> </text:span></text:p>
      <text:p text:style-name="P6"><text:span text:style-name="T102"><text:tab/>int a=5,b=10,c=20,res; </text:span></text:p>
      <text:p text:style-name="P6"><text:span text:style-name="T102"><text:tab/>if(sizeof(main)) </text:span></text:p>
      <text:p text:style-name="P6"><text:span text:style-name="T102"><text:tab/>{ </text:span></text:p>
      <text:p text:style-name="P6"><text:span text:style-name="T102"><text:tab/><text:tab/>if(1) </text:span></text:p>
      <text:p text:style-name="P6"><text:span text:style-name="T102"><text:tab/><text:tab/><text:tab/>printf("M.s Dhoni"); </text:span></text:p>
      <text:p text:style-name="P6"><text:span text:style-name="T102"><text:tab/><text:tab/>else </text:span></text:p>
      <text:p text:style-name="P6"><text:span text:style-name="T102"><text:tab/><text:tab/><text:tab/>printf("Virat"); </text:span></text:p>
      <text:p text:style-name="P6"><text:span text:style-name="T102"><text:tab/>} </text:span></text:p>
      <text:p text:style-name="P6"><text:span text:style-name="T102"><text:tab/>else </text:span></text:p>
      <text:p text:style-name="P6"><text:span text:style-name="T102"><text:tab/>{ </text:span></text:p>
      <text:p text:style-name="P6"><text:span text:style-name="T102"><text:tab/><text:tab/>printf("Rohit"); </text:span></text:p>
      <text:p text:style-name="P6"><text:span text:style-name="T102"><text:tab/>} </text:span></text:p>
      <text:p text:style-name="P6"><text:span text:style-name="T102"><text:tab/>}</text:span></text:p>
      <text:p text:style-name="P6"><text:span text:style-name="T103"/></text:p>
      <text:p text:style-name="P6"><text:span text:style-name="T104">51)<text:tab/>main() </text:span></text:p>
      <text:p text:style-name="P6"><text:span text:style-name="T104"><text:tab/>{ </text:span></text:p>
      <text:p text:style-name="P6"><text:span text:style-name="T104"><text:tab/>int a=5,b=10,c=20,res; </text:span></text:p>
      <text:p text:style-name="P6"><text:span text:style-name="T104"><text:tab/>if(sizeof(10)) </text:span></text:p>
      <text:p text:style-name="P6"><text:span text:style-name="T104"><text:tab/>{ </text:span></text:p>
      <text:p text:style-name="P6"><text:span text:style-name="T104"><text:tab/><text:tab/>if(!1) </text:span></text:p>
      <text:p text:style-name="P6"><text:span text:style-name="T104"><text:tab/><text:tab/><text:tab/>printf("M.s Dhoni"); </text:span></text:p>
      <text:p text:style-name="P6"><text:span text:style-name="T104"><text:tab/><text:tab/>else </text:span></text:p>
      <text:p text:style-name="P6"><text:span text:style-name="T104"><text:tab/><text:tab/><text:tab/>printf("Virat"); </text:span></text:p>
      <text:p text:style-name="P6"><text:span text:style-name="T104"><text:tab/>} </text:span></text:p>
      <text:p text:style-name="P6"><text:span text:style-name="T104"><text:tab/>else </text:span></text:p>
      <text:p text:style-name="P6"><text:span text:style-name="T104"><text:tab/>{ </text:span></text:p>
      <text:p text:style-name="P6"><text:span text:style-name="T104"><text:tab/><text:tab/>printf("Rohit"); </text:span></text:p>
      <text:p text:style-name="P6"><text:span text:style-name="T104"><text:tab/>} </text:span></text:p>
      <text:p text:style-name="P6"><text:span text:style-name="T104"><text:tab/>}</text:span></text:p>
      <text:p text:style-name="P6"><text:span text:style-name="T105"/></text:p>
      <text:p text:style-name="P6"><text:span text:style-name="T106">52)<text:tab/>main() </text:span></text:p>
      <text:p text:style-name="P6"><text:span text:style-name="T106"><text:tab/>{ </text:span></text:p>
      <text:p text:style-name="P6"><text:span text:style-name="T106"><text:tab/>int a=5,b=10,c=20,res; </text:span></text:p>
      <text:p text:style-name="P6"><text:span text:style-name="T106"><text:tab/>if(sizeof(10)) </text:span></text:p>
      <text:p text:style-name="P6"><text:span text:style-name="T106"><text:tab/>{ </text:span></text:p>
      <text:p text:style-name="P6"><text:span text:style-name="T106"><text:tab/><text:tab/>if(!!1) </text:span></text:p>
      <text:p text:style-name="P6"><text:span text:style-name="T106"><text:tab/><text:tab/><text:tab/>printf("M.s Dhoni"); </text:span></text:p>
      <text:p text:style-name="P6"><text:span text:style-name="T106"><text:tab/><text:tab/>else </text:span></text:p>
      <text:p text:style-name="P6"><text:span text:style-name="T106"><text:tab/><text:tab/><text:tab/>printf("Virat"); </text:span></text:p>
      <text:p text:style-name="P6"><text:span text:style-name="T106"><text:tab/>} </text:span></text:p>
      <text:p text:style-name="P6"><text:span text:style-name="T106"><text:tab/>else </text:span></text:p>
      <text:p text:style-name="P6"><text:span text:style-name="T106"><text:tab/>{ </text:span></text:p>
      <text:p text:style-name="P6"><text:span text:style-name="T106"><text:tab/><text:tab/>printf("Rohit"); </text:span></text:p>
      <text:p text:style-name="P6"><text:span text:style-name="T106"><text:tab/>} </text:span></text:p>
      <text:p text:style-name="P6"><text:span text:style-name="T106"><text:tab/>}</text:span></text:p>
      <text:p text:style-name="P6"><text:span text:style-name="T107"/></text:p>
      <text:p text:style-name="P6"><text:span text:style-name="T107"/></text:p>
      <text:p text:style-name="P6"><text:span text:style-name="T108">53)<text:tab/>main() </text:span></text:p>
      <text:p text:style-name="P6"><text:span text:style-name="T108"><text:tab/>{ </text:span></text:p>
      <text:p text:style-name="P6"><text:span text:style-name="T108"><text:tab/>int a=5,b=10,c=20,res=1; </text:span></text:p>
      <text:p text:style-name="P6"><text:span text:style-name="T108"><text:tab/>if(a&lt;b&lt;c&amp;&amp;--res) </text:span></text:p>
      <text:p text:style-name="P6"><text:span text:style-name="T108"><text:tab/>{ </text:span></text:p>
      <text:p text:style-name="P6"><text:span text:style-name="T108"><text:tab/><text:tab/>if(!res) </text:span></text:p>
      <text:p text:style-name="P6"><text:span text:style-name="T108"><text:tab/><text:tab/><text:tab/>printf("M.s Dhoni"); </text:span></text:p>
      <text:p text:style-name="P6"><text:span text:style-name="T108"><text:tab/><text:tab/>else </text:span></text:p>
      <text:p text:style-name="P6"><text:span text:style-name="T108"><text:tab/><text:tab/><text:tab/>printf("Virat"); </text:span></text:p>
      <text:p text:style-name="P6"><text:span text:style-name="T108"><text:tab/>} </text:span></text:p>
      <text:p text:style-name="P6"><text:span text:style-name="T108"><text:tab/>else </text:span></text:p>
      <text:p text:style-name="P6"><text:span text:style-name="T108"><text:tab/>{ </text:span></text:p>
      <text:p text:style-name="P6"><text:span text:style-name="T108"><text:tab/><text:tab/>printf("Rohit"); </text:span></text:p>
      <text:p text:style-name="P6"><text:span text:style-name="T108"><text:tab/>} </text:span></text:p>
      <text:p text:style-name="P6"><text:span text:style-name="T108"><text:tab/>}</text:span></text:p>
      <text:p text:style-name="P6"><text:span text:style-name="T109"/></text:p>
      <text:p text:style-name="P6"><text:span text:style-name="T110">54)<text:tab/>main() </text:span></text:p>
      <text:p text:style-name="P6"><text:span text:style-name="T110"><text:tab/>{ </text:span></text:p>
      <text:p text:style-name="P6"><text:span text:style-name="T110"><text:tab/>if(4&gt;5) </text:span></text:p>
      <text:p text:style-name="P6"><text:span text:style-name="T110"><text:tab/>{ </text:span></text:p>
      <text:p text:style-name="P6"><text:span text:style-name="T110"><text:tab/><text:tab/>if(0) </text:span></text:p>
      <text:p text:style-name="P6"><text:span text:style-name="T110"><text:tab/><text:tab/><text:tab/>printf("cricket"); </text:span></text:p>
      <text:p text:style-name="P6"><text:span text:style-name="T110"><text:tab/><text:tab/>else </text:span></text:p>
      <text:p text:style-name="P6"><text:span text:style-name="T110"><text:tab/><text:tab/><text:tab/>printf("football"); </text:span></text:p>
      <text:p text:style-name="P6"><text:span text:style-name="T110"><text:tab/>} </text:span></text:p>
      <text:p text:style-name="P6"><text:span text:style-name="T110"><text:tab/>else </text:span></text:p>
      <text:p text:style-name="P6"><text:span text:style-name="T110"><text:tab/>{ </text:span></text:p>
      <text:p text:style-name="P6"><text:span text:style-name="T110"><text:tab/><text:tab/>printf("kabadi"); </text:span></text:p>
      <text:p text:style-name="P6"><text:span text:style-name="T110"><text:tab/>} </text:span></text:p>
      <text:p text:style-name="P6"><text:span text:style-name="T110"><text:tab/>}</text:span></text:p>
      <text:p text:style-name="P6"><text:span text:style-name="T111"/></text:p>
      <text:p text:style-name="P6"><text:span text:style-name="T111"/></text:p>
      <text:p text:style-name="P6"><text:span text:style-name="T112">55)<text:tab/>main() </text:span></text:p>
      <text:p text:style-name="P6"><text:span text:style-name="T112"><text:tab/>{ </text:span></text:p>
      <text:p text:style-name="P6"><text:span text:style-name="T112"><text:tab/>int true=10; </text:span></text:p>
      <text:p text:style-name="P6"><text:span text:style-name="T112"><text:tab/>if(true) </text:span></text:p>
      <text:p text:style-name="P6"><text:span text:style-name="T112"><text:tab/>{ </text:span></text:p>
      <text:p text:style-name="P6"><text:span text:style-name="T112"><text:tab/><text:tab/>true=1; </text:span></text:p>
      <text:p text:style-name="P6"><text:span text:style-name="T112"><text:tab/><text:tab/>if(!true) </text:span></text:p>
      <text:p text:style-name="P6"><text:span text:style-name="T112"><text:tab/><text:tab/><text:tab/>printf("cricket"); </text:span></text:p>
      <text:p text:style-name="P6"><text:span text:style-name="T112"><text:tab/><text:tab/>else </text:span></text:p>
      <text:p text:style-name="P6"><text:span text:style-name="T112"><text:tab/><text:tab/><text:tab/>printf("football"); </text:span></text:p>
      <text:p text:style-name="P6"><text:span text:style-name="T112"><text:tab/>} </text:span></text:p>
      <text:p text:style-name="P6"><text:span text:style-name="T112"><text:tab/>else </text:span></text:p>
      <text:p text:style-name="P6"><text:span text:style-name="T112"><text:tab/>{ </text:span></text:p>
      <text:p text:style-name="P6"><text:span text:style-name="T112"><text:tab/><text:tab/>printf("kabadi"); </text:span></text:p>
      <text:p text:style-name="P6"><text:span text:style-name="T112"><text:tab/>} </text:span></text:p>
      <text:p text:style-name="P6"><text:span text:style-name="T112"><text:tab/>}</text:span></text:p>
      <text:p text:style-name="P6"><text:span text:style-name="T113"/></text:p>
      <text:p text:style-name="P6"><text:span text:style-name="T113"/></text:p>
      <text:p text:style-name="P6"><text:span text:style-name="T114">56)<text:tab/>main() </text:span></text:p>
      <text:p text:style-name="P6"><text:span text:style-name="T114"><text:tab/>{ </text:span></text:p>
      <text:p text:style-name="P6"><text:span text:style-name="T114"><text:tab/>int true=10; </text:span></text:p>
      <text:p text:style-name="P6"><text:span text:style-name="T114"><text:tab/>if(!true) </text:span></text:p>
      <text:p text:style-name="P6"><text:span text:style-name="T114"><text:tab/>{ </text:span></text:p>
      <text:p text:style-name="P6"><text:span text:style-name="T114"><text:tab/><text:tab/>true=10; </text:span></text:p>
      <text:p text:style-name="P6"><text:span text:style-name="T114"><text:tab/><text:tab/>if(1) </text:span></text:p>
      <text:p text:style-name="P6"><text:span text:style-name="T114"><text:tab/><text:tab/><text:tab/>printf("cricket"); </text:span></text:p>
      <text:p text:style-name="P6"><text:span text:style-name="T114"><text:tab/><text:tab/>else </text:span></text:p>
      <text:p text:style-name="P6"><text:span text:style-name="T114"><text:tab/><text:tab/><text:tab/>printf("football"); </text:span></text:p>
      <text:p text:style-name="P6"><text:span text:style-name="T114"><text:tab/>} </text:span></text:p>
      <text:p text:style-name="P6"><text:span text:style-name="T114"><text:tab/>else </text:span></text:p>
      <text:p text:style-name="P6"><text:span text:style-name="T114"><text:tab/>{ </text:span></text:p>
      <text:p text:style-name="P6"><text:span text:style-name="T114"><text:tab/><text:tab/>printf("kabadi"); </text:span></text:p>
      <text:p text:style-name="P6"><text:span text:style-name="T114"><text:tab/>} </text:span></text:p>
      <text:p text:style-name="P6"><text:span text:style-name="T114"><text:tab/>}</text:span></text:p>
      <text:p text:style-name="P6"><text:span text:style-name="T115"/></text:p>
      <text:p text:style-name="P6"><text:span text:style-name="T116">57)<text:tab/>main() </text:span></text:p>
      <text:p text:style-name="P6"><text:span text:style-name="T116"><text:tab/>{ </text:span></text:p>
      <text:p text:style-name="P6"><text:span text:style-name="T116"><text:tab/>int true=10; </text:span></text:p>
      <text:p text:style-name="P6"><text:span text:style-name="T116"><text:tab/>if(true&gt;=true) </text:span></text:p>
      <text:p text:style-name="P6"><text:span text:style-name="T116"><text:tab/>{ </text:span></text:p>
      <text:p text:style-name="P6"><text:span text:style-name="T116"><text:tab/><text:tab/>if(true==0); </text:span></text:p>
      <text:p text:style-name="P6"><text:span text:style-name="T116"><text:tab/><text:tab/>else </text:span></text:p>
      <text:p text:style-name="P6"><text:span text:style-name="T116"><text:tab/><text:tab/>printf("india"); </text:span></text:p>
      <text:p text:style-name="P6"><text:span text:style-name="T116"><text:tab/>} </text:span></text:p>
      <text:p text:style-name="P6"><text:span text:style-name="T116"><text:tab/>else </text:span></text:p>
      <text:p text:style-name="P6"><text:span text:style-name="T116"><text:tab/>{ </text:span></text:p>
      <text:p text:style-name="P6"><text:span text:style-name="T116"><text:tab/><text:tab/>printf("usa"); </text:span></text:p>
      <text:p text:style-name="P6"><text:span text:style-name="T116"><text:tab/>} </text:span></text:p>
      <text:p text:style-name="P6"><text:span text:style-name="T116"><text:tab/>}</text:span></text:p>
      <text:p text:style-name="P6"><text:span text:style-name="T117"/></text:p>
      <text:p text:style-name="P6"><text:span text:style-name="T118">58)<text:tab/>main() </text:span></text:p>
      <text:p text:style-name="P6"><text:span text:style-name="T118"><text:tab/>{ </text:span></text:p>
      <text:p text:style-name="P6"><text:span text:style-name="T118"><text:tab/>int true=10; </text:span></text:p>
      <text:p text:style-name="P6"><text:span text:style-name="T118"><text:tab/>if(true&gt;&gt;1) </text:span></text:p>
      <text:p text:style-name="P6"><text:span text:style-name="T118"><text:tab/>{ </text:span></text:p>
      <text:p text:style-name="P6"><text:span text:style-name="T118"><text:tab/><text:tab/>true=0; </text:span></text:p>
      <text:p text:style-name="P6"><text:span text:style-name="T118"><text:tab/><text:tab/>if(1) </text:span></text:p>
      <text:p text:style-name="P6"><text:span text:style-name="T118"><text:tab/><text:tab/><text:tab/>printf("cricket"); </text:span></text:p>
      <text:p text:style-name="P6"><text:span text:style-name="T118"><text:tab/><text:tab/>else </text:span></text:p>
      <text:p text:style-name="P6"><text:span text:style-name="T118"><text:tab/><text:tab/><text:tab/>printf("football"); </text:span></text:p>
      <text:p text:style-name="P6"><text:span text:style-name="T118"><text:tab/>} </text:span></text:p>
      <text:p text:style-name="P6"><text:span text:style-name="T118"><text:tab/>else </text:span></text:p>
      <text:p text:style-name="P6"><text:span text:style-name="T118"><text:tab/>{ </text:span></text:p>
      <text:p text:style-name="P6"><text:span text:style-name="T118"><text:tab/><text:tab/>printf("kabadi"); </text:span></text:p>
      <text:p text:style-name="P6"><text:span text:style-name="T118"><text:tab/>} </text:span></text:p>
      <text:p text:style-name="P6"><text:span text:style-name="T118"><text:tab/>}</text:span></text:p>
      <text:p text:style-name="P6"><text:span text:style-name="T119"/></text:p>
      <text:p text:style-name="P6"><text:span text:style-name="T120">59)<text:tab/>main() </text:span></text:p>
      <text:p text:style-name="P6"><text:span text:style-name="T120"><text:tab/>{ </text:span></text:p>
      <text:p text:style-name="P6"><text:span text:style-name="T120"><text:tab/>int false=10; </text:span></text:p>
      <text:p text:style-name="P6"><text:span text:style-name="T120"><text:tab/>if(1) </text:span></text:p>
      <text:p text:style-name="P6"><text:span text:style-name="T120"><text:tab/>{ </text:span></text:p>
      <text:p text:style-name="P6"><text:span text:style-name="T120"><text:tab/><text:tab/>false=0; </text:span></text:p>
      <text:p text:style-name="P6"><text:span text:style-name="T120"><text:tab/><text:tab/>else </text:span></text:p>
      <text:p text:style-name="P6"><text:span text:style-name="T120"><text:tab/><text:tab/><text:tab/>printf("football"); </text:span></text:p>
      <text:p text:style-name="P6"><text:span text:style-name="T120"><text:tab/>} </text:span></text:p>
      <text:p text:style-name="P6"><text:span text:style-name="T120"><text:tab/>else </text:span></text:p>
      <text:p text:style-name="P6"><text:span text:style-name="T120"><text:tab/>{ </text:span></text:p>
      <text:p text:style-name="P6"><text:span text:style-name="T120"><text:tab/><text:tab/>printf("kabadi"); </text:span></text:p>
      <text:p text:style-name="P6"><text:span text:style-name="T120"><text:tab/>} </text:span></text:p>
      <text:p text:style-name="P6"><text:span text:style-name="T120"><text:tab/>}</text:span></text:p>
      <text:p text:style-name="P6"><text:span text:style-name="T121"/></text:p>
      <text:p text:style-name="P6"><text:span text:style-name="T122">60)<text:tab/>main() </text:span></text:p>
      <text:p text:style-name="P6"><text:span text:style-name="T122"><text:tab/>{ </text:span></text:p>
      <text:p text:style-name="P6"><text:span text:style-name="T122"><text:tab/>int res=10; </text:span></text:p>
      <text:p text:style-name="P6"><text:span text:style-name="T122"><text:tab/>if(!sizeof(void)) </text:span></text:p>
      <text:p text:style-name="P6"><text:span text:style-name="T122"><text:tab/>{ </text:span></text:p>
      <text:p text:style-name="P6"><text:span text:style-name="T122"><text:tab/><text:tab/>res=100; </text:span></text:p>
      <text:p text:style-name="P6"><text:span text:style-name="T122"><text:tab/><text:tab/>if(1) </text:span></text:p>
      <text:p text:style-name="P6"><text:span text:style-name="T122"><text:tab/><text:tab/><text:tab/>printf("cricket"); </text:span></text:p>
      <text:p text:style-name="P6"><text:span text:style-name="T122"><text:tab/>} </text:span></text:p>
      <text:p text:style-name="P6"><text:span text:style-name="T122"><text:tab/>else </text:span></text:p>
      <text:p text:style-name="P6"><text:span text:style-name="T122"><text:tab/>{ </text:span></text:p>
      <text:p text:style-name="P6"><text:span text:style-name="T122"><text:tab/><text:tab/>printf("kabadi"); </text:span></text:p>
      <text:p text:style-name="P6"><text:span text:style-name="T122"><text:tab/>} </text:span></text:p>
      <text:p text:style-name="P6"><text:span text:style-name="T122"><text:tab/>}</text:span></text:p>
      <text:p text:style-name="P6"><text:span text:style-name="T123"/></text:p>
      <text:p text:style-name="P6"><text:span text:style-name="T123"/></text:p>
      <text:p text:style-name="P6"><text:span text:style-name="T124">61)<text:tab/>main() </text:span></text:p>
      <text:p text:style-name="P6"><text:span text:style-name="T124"><text:tab/>{ </text:span></text:p>
      <text:p text:style-name="P6"><text:span text:style-name="T124"><text:tab/>int res=100; </text:span></text:p>
      <text:p text:style-name="P6"><text:span text:style-name="T124"><text:tab/>if(res&gt;&gt;2) </text:span></text:p>
      <text:p text:style-name="P6"><text:span text:style-name="T124"><text:tab/>{ </text:span></text:p>
      <text:p text:style-name="P6"><text:span text:style-name="T124"><text:tab/><text:tab/> </text:span></text:p>
      <text:p text:style-name="P6"><text:span text:style-name="T124"><text:tab/><text:tab/>if(!res&lt;&lt;4) </text:span></text:p>
      <text:p text:style-name="P6"><text:span text:style-name="T124"><text:tab/><text:tab/><text:tab/>printf("cricket"); </text:span></text:p>
      <text:p text:style-name="P6"><text:span text:style-name="T124"><text:tab/><text:tab/>else </text:span></text:p>
      <text:p text:style-name="P6"><text:span text:style-name="T124"><text:tab/><text:tab/><text:tab/>printf("%d\n",res); </text:span></text:p>
      <text:p text:style-name="P6"><text:span text:style-name="T124"><text:tab/>} </text:span></text:p>
      <text:p text:style-name="P6"><text:span text:style-name="T124"><text:tab/>else </text:span></text:p>
      <text:p text:style-name="P6"><text:span text:style-name="T124"><text:tab/>{ </text:span></text:p>
      <text:p text:style-name="P6"><text:span text:style-name="T124"><text:tab/><text:tab/>printf("kabadi"); </text:span></text:p>
      <text:p text:style-name="P6"><text:span text:style-name="T124"><text:tab/>} </text:span></text:p>
      <text:p text:style-name="P6"><text:span text:style-name="T124"><text:tab/>}</text:span></text:p>
      <text:p text:style-name="P6"><text:span text:style-name="T125"/></text:p>
      <text:p text:style-name="P6"><text:span text:style-name="T125"/></text:p>
      <text:p text:style-name="P6"><text:span text:style-name="T125"/></text:p>
      <text:p text:style-name="P6"><text:span text:style-name="T126">62)<text:tab/>main() </text:span></text:p>
      <text:p text:style-name="P6"><text:span text:style-name="T126"><text:tab/>{ </text:span></text:p>
      <text:p text:style-name="P6"><text:span text:style-name="T126"><text:tab/>int res=10; </text:span></text:p>
      <text:p text:style-name="P6"><text:span text:style-name="T126"><text:tab/>if(res&gt;&gt;2) </text:span></text:p>
      <text:p text:style-name="P6"><text:span text:style-name="T126"><text:tab/>{ </text:span></text:p>
      <text:p text:style-name="P6"><text:span text:style-name="T126"><text:tab/><text:tab/> </text:span></text:p>
      <text:p text:style-name="P6"><text:span text:style-name="T126"><text:tab/><text:tab/>if(!res&lt;&lt;4) </text:span></text:p>
      <text:p text:style-name="P6"><text:span text:style-name="T126"><text:tab/><text:tab/><text:tab/>printf("%d",res); </text:span></text:p>
      <text:p text:style-name="P6"><text:span text:style-name="T126"><text:tab/><text:tab/>else </text:span></text:p>
      <text:p text:style-name="P6"><text:span text:style-name="T126"><text:tab/><text:tab/><text:tab/>printf("error"); </text:span></text:p>
      <text:p text:style-name="P6"><text:span text:style-name="T126"><text:tab/>} </text:span></text:p>
      <text:p text:style-name="P6"><text:span text:style-name="T126"><text:tab/>else </text:span></text:p>
      <text:p text:style-name="P6"><text:span text:style-name="T126"><text:tab/>{ </text:span></text:p>
      <text:p text:style-name="P6"><text:span text:style-name="T126"><text:tab/><text:tab/>printf("hi"); </text:span></text:p>
      <text:p text:style-name="P6"><text:span text:style-name="T126"><text:tab/>} </text:span></text:p>
      <text:p text:style-name="P6"><text:span text:style-name="T126"><text:tab/>}</text:span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7"/></text:p>
      <text:p text:style-name="P6"><text:span text:style-name="T128">63)<text:tab/>main() </text:span></text:p>
      <text:p text:style-name="P6"><text:span text:style-name="T128"><text:tab/>{ </text:span></text:p>
      <text:p text:style-name="P6"><text:span text:style-name="T128"><text:tab/>int res=10; </text:span></text:p>
      <text:p text:style-name="P6"><text:span text:style-name="T128"><text:tab/>if(res&gt;&gt;2&amp;&amp;res&lt;&lt;2) </text:span></text:p>
      <text:p text:style-name="P6"><text:span text:style-name="T128"><text:tab/>{ </text:span></text:p>
      <text:p text:style-name="P6"><text:span text:style-name="T128"><text:tab/><text:tab/>res=100; </text:span></text:p>
      <text:p text:style-name="P6"><text:span text:style-name="T128"><text:tab/><text:tab/>if(res&gt;100) </text:span></text:p>
      <text:p text:style-name="P6"><text:span text:style-name="T128"><text:tab/><text:tab/><text:tab/>printf("%d",res); </text:span></text:p>
      <text:p text:style-name="P6"><text:span text:style-name="T128"><text:tab/><text:tab/>else </text:span></text:p>
      <text:p text:style-name="P6"><text:span text:style-name="T128"><text:tab/><text:tab/><text:tab/>printf("error"); </text:span></text:p>
      <text:p text:style-name="P6"><text:span text:style-name="T128"><text:tab/>} </text:span></text:p>
      <text:p text:style-name="P6"><text:span text:style-name="T128"><text:tab/>else </text:span></text:p>
      <text:p text:style-name="P6"><text:span text:style-name="T128"><text:tab/>{ </text:span></text:p>
      <text:p text:style-name="P6"><text:span text:style-name="T128"><text:tab/><text:tab/>printf("hi"); </text:span></text:p>
      <text:p text:style-name="P6"><text:span text:style-name="T128"><text:tab/>} </text:span></text:p>
      <text:p text:style-name="P6"><text:span text:style-name="T128"><text:tab/>}</text:span></text:p>
      <text:p text:style-name="P6"><text:span text:style-name="T129"/></text:p>
      <text:p text:style-name="P6"><text:span text:style-name="T130">64)<text:tab/>main() </text:span></text:p>
      <text:p text:style-name="P6"><text:span text:style-name="T130"><text:tab/>{ </text:span></text:p>
      <text:p text:style-name="P6"><text:span text:style-name="T130"><text:tab/>int res=10; </text:span></text:p>
      <text:p text:style-name="P6"><text:span text:style-name="T130"><text:tab/>if(res&lt;2||res&gt;2) </text:span></text:p>
      <text:p text:style-name="P6"><text:span text:style-name="T130"><text:tab/>{ </text:span></text:p>
      <text:p text:style-name="P6"><text:span text:style-name="T130"><text:tab/><text:tab/> </text:span></text:p>
      <text:p text:style-name="P6"><text:span text:style-name="T130"><text:tab/><text:tab/>if(res==0) </text:span></text:p>
      <text:p text:style-name="P6"><text:span text:style-name="T130"><text:tab/><text:tab/><text:tab/>printf("%d",res); </text:span></text:p>
      <text:p text:style-name="P6"><text:span text:style-name="T130"><text:tab/><text:tab/>else </text:span></text:p>
      <text:p text:style-name="P6"><text:span text:style-name="T130"><text:tab/><text:tab/><text:tab/>printf("success"); </text:span></text:p>
      <text:p text:style-name="P6"><text:span text:style-name="T130"><text:tab/>} </text:span></text:p>
      <text:p text:style-name="P6"><text:span text:style-name="T130"><text:tab/>else </text:span></text:p>
      <text:p text:style-name="P6"><text:span text:style-name="T130"><text:tab/><text:tab/>printf("hi"); </text:span></text:p>
      <text:p text:style-name="P6"><text:span text:style-name="T130"><text:tab/>}</text:span></text:p>
      <text:p text:style-name="P6"><text:span text:style-name="T131"/></text:p>
      <text:p text:style-name="P6"><text:span text:style-name="T132">65)<text:tab/>main() </text:span></text:p>
      <text:p text:style-name="P6"><text:span text:style-name="T132"><text:tab/>{ </text:span></text:p>
      <text:p text:style-name="P6"><text:span text:style-name="T132"><text:tab/>int res=10; </text:span></text:p>
      <text:p text:style-name="P6"><text:span text:style-name="T132"><text:tab/>if(res&lt;res) </text:span></text:p>
      <text:p text:style-name="P6"><text:span text:style-name="T132"><text:tab/>{ </text:span></text:p>
      <text:p text:style-name="P6"><text:span text:style-name="T132"><text:tab/><text:tab/> </text:span></text:p>
      <text:p text:style-name="P6"><text:span text:style-name="T132"><text:tab/><text:tab/>if(res==res) </text:span></text:p>
      <text:p text:style-name="P6"><text:span text:style-name="T132"><text:tab/><text:tab/><text:tab/>printf("output"); </text:span></text:p>
      <text:p text:style-name="P6"><text:span text:style-name="T132"><text:tab/><text:tab/>else </text:span></text:p>
      <text:p text:style-name="P6"><text:span text:style-name="T132"><text:tab/><text:tab/><text:tab/>printf("success"); </text:span></text:p>
      <text:p text:style-name="P6"><text:span text:style-name="T132"><text:tab/>} </text:span></text:p>
      <text:p text:style-name="P6"><text:span text:style-name="T132"><text:tab/>else </text:span></text:p>
      <text:p text:style-name="P6"><text:span text:style-name="T132"><text:tab/>{ </text:span></text:p>
      <text:p text:style-name="P6"><text:span text:style-name="T132"><text:tab/><text:tab/>printf("vector"); </text:span></text:p>
      <text:p text:style-name="P6"><text:span text:style-name="T132"><text:tab/>} </text:span></text:p>
      <text:p text:style-name="P6"><text:span text:style-name="T132"><text:tab/>}</text:span></text:p>
      <text:p text:style-name="P6"><text:span text:style-name="T133"/></text:p>
      <text:p text:style-name="P6"><text:span text:style-name="T134">66)<text:tab/>main() </text:span></text:p>
      <text:p text:style-name="P6"><text:span text:style-name="T134"><text:tab/>{ </text:span></text:p>
      <text:p text:style-name="P6"><text:span text:style-name="T134"><text:tab/>int res=10; </text:span></text:p>
      <text:p text:style-name="P6"><text:span text:style-name="T134"><text:tab/>if(res&gt;=res++) </text:span></text:p>
      <text:p text:style-name="P6"><text:span text:style-name="T134"><text:tab/>{ </text:span></text:p>
      <text:p text:style-name="P6"><text:span text:style-name="T134"><text:tab/><text:tab/> </text:span></text:p>
      <text:p text:style-name="P6"><text:span text:style-name="T134"><text:tab/><text:tab/>if(res==0) </text:span></text:p>
      <text:p text:style-name="P6"><text:span text:style-name="T134"><text:tab/><text:tab/><text:tab/>printf("No output"); </text:span></text:p>
      <text:p text:style-name="P6"><text:span text:style-name="T134"><text:tab/><text:tab/>else </text:span></text:p>
      <text:p text:style-name="P6"><text:span text:style-name="T134"><text:tab/><text:tab/><text:tab/>printf("output"); </text:span></text:p>
      <text:p text:style-name="P6"><text:span text:style-name="T134"><text:tab/>} </text:span></text:p>
      <text:p text:style-name="P6"><text:span text:style-name="T134"><text:tab/>else </text:span></text:p>
      <text:p text:style-name="P6"><text:span text:style-name="T134"><text:tab/>{ </text:span></text:p>
      <text:p text:style-name="P6"><text:span text:style-name="T134"><text:tab/><text:tab/>printf("Hello"); </text:span></text:p>
      <text:p text:style-name="P6"><text:span text:style-name="T134"><text:tab/>} </text:span></text:p>
      <text:p text:style-name="P6"><text:span text:style-name="T134"><text:tab/>}</text:span></text:p>
      <text:p text:style-name="P6"><text:span text:style-name="T135"/></text:p>
      <text:p text:style-name="P6"><text:span text:style-name="T136">67)<text:tab/>main() </text:span></text:p>
      <text:p text:style-name="P6"><text:span text:style-name="T136"><text:tab/>{ </text:span></text:p>
      <text:p text:style-name="P6"><text:span text:style-name="T136"><text:tab/>int res=10; </text:span></text:p>
      <text:p text:style-name="P6"><text:span text:style-name="T136"><text:tab/>if(++res++) </text:span></text:p>
      <text:p text:style-name="P6"><text:span text:style-name="T136"><text:tab/>{ </text:span></text:p>
      <text:p text:style-name="P6"><text:span text:style-name="T136"><text:tab/><text:tab/> </text:span></text:p>
      <text:p text:style-name="P6"><text:span text:style-name="T136"><text:tab/><text:tab/>if(res==0) </text:span></text:p>
      <text:p text:style-name="P6"><text:span text:style-name="T136"><text:tab/><text:tab/><text:tab/>printf("output"); </text:span></text:p>
      <text:p text:style-name="P6"><text:span text:style-name="T136"><text:tab/><text:tab/>else </text:span></text:p>
      <text:p text:style-name="P6"><text:span text:style-name="T136"><text:tab/><text:tab/><text:tab/>printf("success"); </text:span></text:p>
      <text:p text:style-name="P6"><text:span text:style-name="T136"><text:tab/>} </text:span></text:p>
      <text:p text:style-name="P6"><text:span text:style-name="T136"><text:tab/>else </text:span></text:p>
      <text:p text:style-name="P6"><text:span text:style-name="T136"><text:tab/> </text:span></text:p>
      <text:p text:style-name="P6"><text:span text:style-name="T136"><text:tab/><text:tab/>printf("no output"); </text:span></text:p>
      <text:p text:style-name="P6"><text:span text:style-name="T136"><text:tab/>}</text:span></text:p>
      <text:p text:style-name="P6"><text:span text:style-name="T137"/></text:p>
      <text:p text:style-name="P6"><text:span text:style-name="T138">68)<text:tab/>main() </text:span></text:p>
      <text:p text:style-name="P6"><text:span text:style-name="T138"><text:tab/>{ </text:span></text:p>
      <text:p text:style-name="P6"><text:span text:style-name="T138"><text:tab/> </text:span></text:p>
      <text:p text:style-name="P6"><text:span text:style-name="T138"><text:tab/>if(-5) </text:span></text:p>
      <text:p text:style-name="P6"><text:span text:style-name="T138"><text:tab/>{ </text:span></text:p>
      <text:p text:style-name="P6"><text:span text:style-name="T138"><text:tab/><text:tab/>int x=+(-5); </text:span></text:p>
      <text:p text:style-name="P6"><text:span text:style-name="T138"><text:tab/><text:tab/>if(x==5) </text:span></text:p>
      <text:p text:style-name="P6"><text:span text:style-name="T138"><text:tab/><text:tab/><text:tab/>printf("completed"); </text:span></text:p>
      <text:p text:style-name="P6"><text:span text:style-name="T138"><text:tab/><text:tab/>else </text:span></text:p>
      <text:p text:style-name="P6"><text:span text:style-name="T138"><text:tab/><text:tab/><text:tab/>printf("not completed"); </text:span></text:p>
      <text:p text:style-name="P6"><text:span text:style-name="T138"><text:tab/>} </text:span></text:p>
      <text:p text:style-name="P6"><text:span text:style-name="T138"><text:tab/>else </text:span></text:p>
      <text:p text:style-name="P6"><text:span text:style-name="T138"><text:tab/>{ </text:span></text:p>
      <text:p text:style-name="P6"><text:span text:style-name="T138"><text:tab/><text:tab/>printf("welcome"); </text:span></text:p>
      <text:p text:style-name="P6"><text:span text:style-name="T138"><text:tab/>} </text:span></text:p>
      <text:p text:style-name="P6"><text:span text:style-name="T138"><text:tab/>}</text:span></text:p>
      <text:p text:style-name="P6"><text:span text:style-name="T138">69)<text:tab/>main() </text:span></text:p>
      <text:p text:style-name="P6"><text:span text:style-name="T138"><text:tab/>{ </text:span></text:p>
      <text:p text:style-name="P6"><text:span text:style-name="T138"><text:tab/>short int si=1; </text:span></text:p>
      <text:p text:style-name="P6"><text:span text:style-name="T138"><text:tab/>switch(++si - si++) </text:span></text:p>
      <text:p text:style-name="P6"><text:span text:style-name="T138"><text:tab/>{ </text:span></text:p>
      <text:p text:style-name="P6"><text:span text:style-name="T138"><text:tab/><text:tab/>case 1L:printf("First"); </text:span></text:p>
      <text:p text:style-name="P6"><text:span text:style-name="T138"><text:tab/><text:tab/><text:tab/>break; </text:span></text:p>
      <text:p text:style-name="P6"><text:span text:style-name="T138"><text:tab/><text:tab/>case 2L:printf("Second"); </text:span></text:p>
      <text:p text:style-name="P6"><text:span text:style-name="T138"><text:tab/><text:tab/><text:tab/>break; </text:span></text:p>
      <text:p text:style-name="P6"><text:span text:style-name="T138"><text:tab/><text:tab/>default:printf("Bye"); </text:span></text:p>
      <text:p text:style-name="P6"><text:span text:style-name="T138"><text:tab/><text:tab/><text:tab/>break; </text:span></text:p>
      <text:p text:style-name="P6"><text:span text:style-name="T138"><text:tab/>} </text:span></text:p>
      <text:p text:style-name="P6"><text:span text:style-name="T138"><text:tab/>}<text:line-break/></text:span></text:p>
      <text:p text:style-name="P6"><text:span text:style-name="T138">70)<text:tab/>main() </text:span></text:p>
      <text:p text:style-name="P6"><text:span text:style-name="T138"><text:tab/>{ </text:span></text:p>
      <text:p text:style-name="P6"><text:span text:style-name="T138"><text:tab/>char ch='\0'; </text:span></text:p>
      <text:p text:style-name="P6"><text:span text:style-name="T138"><text:tab/>switch(ch) </text:span></text:p>
      <text:p text:style-name="P6"><text:span text:style-name="T138"><text:tab/>{ </text:span></text:p>
      <text:p text:style-name="P6"><text:span text:style-name="T138"><text:tab/><text:tab/>case '\0':printf("Empty"); </text:span></text:p>
      <text:p text:style-name="P6"><text:span text:style-name="T138"><text:tab/><text:tab/><text:tab/>break; </text:span></text:p>
      <text:p text:style-name="P6"><text:span text:style-name="T138"><text:tab/><text:tab/>case ' ':printf("Empty Empty"); </text:span></text:p>
      <text:p text:style-name="P6"><text:span text:style-name="T138"><text:tab/><text:tab/><text:tab/>break; </text:span></text:p>
      <text:p text:style-name="P6"><text:span text:style-name="T138"><text:tab/><text:tab/>case '0':printf("Empty 0"); </text:span></text:p>
      <text:p text:style-name="P6"><text:span text:style-name="T138"><text:tab/><text:tab/>default:printf("Nothing"); </text:span></text:p>
      <text:p text:style-name="P6"><text:span text:style-name="T138"><text:tab/><text:tab/><text:tab/>break; </text:span></text:p>
      <text:p text:style-name="P6"><text:span text:style-name="T138"><text:tab/>} </text:span></text:p>
      <text:p text:style-name="P6"><text:span text:style-name="T138"><text:tab/>}</text:span></text:p>
      <text:p text:style-name="P6"><text:span text:style-name="T139"/></text:p>
      <text:p text:style-name="P6"><text:span text:style-name="T140">71)<text:tab/>main() </text:span></text:p>
      <text:p text:style-name="P6"><text:span text:style-name="T140"><text:tab/>{ </text:span></text:p>
      <text:p text:style-name="P6"><text:span text:style-name="T140"><text:tab/>switch(25) </text:span></text:p>
      <text:p text:style-name="P6"><text:span text:style-name="T140"><text:tab/>{ </text:span></text:p>
      <text:p text:style-name="P6"><text:span text:style-name="T140"><text:tab/><text:tab/>case 25L:printf("25L"); </text:span></text:p>
      <text:p text:style-name="P6"><text:span text:style-name="T140"><text:tab/><text:tab/><text:tab/>break; </text:span></text:p>
      <text:p text:style-name="P6"><text:span text:style-name="T140"><text:tab/><text:tab/>case 25.0:printf("25.0"); </text:span></text:p>
      <text:p text:style-name="P6"><text:span text:style-name="T140"><text:tab/><text:tab/><text:tab/>break; </text:span></text:p>
      <text:p text:style-name="P6"><text:span text:style-name="T140"><text:tab/><text:tab/>default:printf("Nothing"); </text:span></text:p>
      <text:p text:style-name="P6"><text:span text:style-name="T140"><text:tab/><text:tab/><text:tab/>break; </text:span></text:p>
      <text:p text:style-name="P6"><text:span text:style-name="T140"><text:tab/>} </text:span></text:p>
      <text:p text:style-name="P6"><text:span text:style-name="T140"><text:tab/>}</text:span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1"/></text:p>
      <text:p text:style-name="P6"><text:span text:style-name="T142">72)<text:tab/>main() </text:span></text:p>
      <text:p text:style-name="P6"><text:span text:style-name="T142"><text:tab/>{ </text:span></text:p>
      <text:p text:style-name="P6"><text:span text:style-name="T142"><text:tab/>int num=0; </text:span></text:p>
      <text:p text:style-name="P6"><text:span text:style-name="T142"><text:tab/>if(num++&amp;&amp;num--&amp;num++) </text:span></text:p>
      <text:p text:style-name="P6"><text:span text:style-name="T142"><text:tab/>switch(num) </text:span></text:p>
      <text:p text:style-name="P6"><text:span text:style-name="T142"><text:tab/>{ </text:span></text:p>
      <text:p text:style-name="P6"><text:span text:style-name="T142"><text:tab/><text:tab/>case 1:printf("one"); </text:span></text:p>
      <text:p text:style-name="P6"><text:span text:style-name="T142"><text:tab/><text:tab/><text:tab/>break; </text:span></text:p>
      <text:p text:style-name="P6"><text:span text:style-name="T142"><text:tab/><text:tab/>case 2:printf("two"); </text:span></text:p>
      <text:p text:style-name="P6"><text:span text:style-name="T142"><text:tab/><text:tab/><text:tab/>break; </text:span></text:p>
      <text:p text:style-name="P6"><text:span text:style-name="T142"><text:tab/><text:tab/>default:printf("default"); </text:span></text:p>
      <text:p text:style-name="P6"><text:span text:style-name="T142"><text:tab/><text:tab/><text:tab/>break; </text:span></text:p>
      <text:p text:style-name="P6"><text:span text:style-name="T142"><text:tab/>} </text:span></text:p>
      <text:p text:style-name="P6"><text:span text:style-name="T142"><text:tab/>printf("hi..\n"); </text:span></text:p>
      <text:p text:style-name="P6"><text:span text:style-name="T142"><text:tab/>}</text:span></text:p>
      <text:p text:style-name="P6"><text:span text:style-name="T143"/></text:p>
      <text:p text:style-name="P6"><text:span text:style-name="T144">73)<text:tab/>main() </text:span></text:p>
      <text:p text:style-name="P6"><text:span text:style-name="T144"><text:tab/>{ </text:span></text:p>
      <text:p text:style-name="P6"><text:span text:style-name="T144"><text:tab/>int num=5; </text:span></text:p>
      <text:p text:style-name="P6"><text:span text:style-name="T144"><text:tab/>switch(num++==5) </text:span></text:p>
      <text:p text:style-name="P6"><text:span text:style-name="T144"><text:tab/>{ </text:span></text:p>
      <text:p text:style-name="P6"><text:span text:style-name="T144"><text:tab/><text:tab/>case 1:printf("TRUE"); </text:span></text:p>
      <text:p text:style-name="P6"><text:span text:style-name="T144"><text:tab/><text:tab/><text:tab/>break; </text:span></text:p>
      <text:p text:style-name="P6"><text:span text:style-name="T144"><text:tab/><text:tab/>case 0:printf("FALSE"); </text:span></text:p>
      <text:p text:style-name="P6"><text:span text:style-name="T144"><text:tab/><text:tab/><text:tab/>break; </text:span></text:p>
      <text:p text:style-name="P6"><text:span text:style-name="T144"><text:tab/><text:tab/>default:printf("default"); </text:span></text:p>
      <text:p text:style-name="P6"><text:span text:style-name="T144"><text:tab/><text:tab/><text:tab/>break; </text:span></text:p>
      <text:p text:style-name="P6"><text:span text:style-name="T144"><text:tab/>} </text:span></text:p>
      <text:p text:style-name="P6"><text:span text:style-name="T144"><text:tab/>}</text:span></text:p>
      <text:p text:style-name="P6"><text:span text:style-name="T145"/></text:p>
      <text:p text:style-name="P6"><text:span text:style-name="T146">74)<text:tab/>main() </text:span></text:p>
      <text:p text:style-name="P6"><text:span text:style-name="T146"><text:tab/>{ </text:span></text:p>
      <text:p text:style-name="P6"><text:span text:style-name="T146"><text:tab/>switch(1) </text:span></text:p>
      <text:p text:style-name="P6"><text:span text:style-name="T146"><text:tab/>{ </text:span></text:p>
      <text:p text:style-name="P6"><text:span text:style-name="T146"><text:tab/><text:tab/>case 0:printf("case1"); </text:span></text:p>
      <text:p text:style-name="P6"><text:span text:style-name="T146"><text:tab/><text:tab/><text:tab/>break; </text:span></text:p>
      <text:p text:style-name="P6"><text:span text:style-name="T146"><text:tab/><text:tab/>case '0':printf("case2"); </text:span></text:p>
      <text:p text:style-name="P6"><text:span text:style-name="T146"><text:tab/><text:tab/><text:tab/>break; </text:span></text:p>
      <text:p text:style-name="P6"><text:span text:style-name="T146"><text:tab/><text:tab/>default:printf("case3"); </text:span></text:p>
      <text:p text:style-name="P6"><text:span text:style-name="T146"><text:tab/><text:tab/><text:tab/>break; </text:span></text:p>
      <text:p text:style-name="P6"><text:span text:style-name="T146"><text:tab/>} </text:span></text:p>
      <text:p text:style-name="P6"><text:span text:style-name="T146"><text:tab/>}</text:span></text:p>
      <text:p text:style-name="P6"><text:span text:style-name="T147"/></text:p>
      <text:p text:style-name="P6"><text:span text:style-name="T147"/></text:p>
      <text:p text:style-name="P6"><text:span text:style-name="T147"/></text:p>
      <text:p text:style-name="P6"><text:span text:style-name="T147"/></text:p>
      <text:p text:style-name="P6"><text:span text:style-name="T147"/></text:p>
      <text:p text:style-name="P6"><text:span text:style-name="T147"/></text:p>
      <text:p text:style-name="P6"><text:span text:style-name="T147"/></text:p>
      <text:p text:style-name="P6"><text:span text:style-name="T148">75)<text:tab/>main()<text:tab/> </text:span></text:p>
      <text:p text:style-name="P6"><text:span text:style-name="T148"><text:tab/>{ </text:span></text:p>
      <text:p text:style-name="P6"><text:span text:style-name="T148"><text:tab/>char ch=96.0; </text:span></text:p>
      <text:p text:style-name="P6"><text:span text:style-name="T148"><text:tab/>switch(ch) </text:span></text:p>
      <text:p text:style-name="P6"><text:span text:style-name="T148"><text:tab/>{ </text:span></text:p>
      <text:p text:style-name="P6"><text:span text:style-name="T148"><text:tab/><text:tab/>case 96:printf("case96"); </text:span></text:p>
      <text:p text:style-name="P6"><text:span text:style-name="T148"><text:tab/><text:tab/><text:tab/>break; </text:span></text:p>
      <text:p text:style-name="P6"><text:span text:style-name="T148"><text:tab/><text:tab/>default:printf("default"); </text:span></text:p>
      <text:p text:style-name="P6"><text:span text:style-name="T148"><text:tab/><text:tab/><text:tab/>break; </text:span></text:p>
      <text:p text:style-name="P6"><text:span text:style-name="T148"><text:tab/>} </text:span></text:p>
      <text:p text:style-name="P6"><text:span text:style-name="T148"><text:tab/>}</text:span></text:p>
      <text:p text:style-name="P6"><text:span text:style-name="T149"/></text:p>
      <text:p text:style-name="P6"><text:span text:style-name="T149"/></text:p>
      <text:p text:style-name="P6"><text:span text:style-name="T150">76)<text:tab/>main() </text:span></text:p>
      <text:p text:style-name="P6"><text:span text:style-name="T150"><text:tab/>{ </text:span></text:p>
      <text:p text:style-name="P6"><text:span text:style-name="T150"><text:tab/>int i=3,j=4; </text:span></text:p>
      <text:p text:style-name="P6"><text:span text:style-name="T150"><text:tab/>switch(i|j) </text:span></text:p>
      <text:p text:style-name="P6"><text:span text:style-name="T150"><text:tab/>{ </text:span></text:p>
      <text:p text:style-name="P6"><text:span text:style-name="T150"><text:tab/><text:tab/>case 1:printf("case1"); </text:span></text:p>
      <text:p text:style-name="P6"><text:span text:style-name="T150"><text:tab/><text:tab/><text:tab/>break; </text:span></text:p>
      <text:p text:style-name="P6"><text:span text:style-name="T150"><text:tab/><text:tab/>case 3:printf("case3"); </text:span></text:p>
      <text:p text:style-name="P6"><text:span text:style-name="T150"><text:tab/><text:tab/><text:tab/>break; </text:span></text:p>
      <text:p text:style-name="P6"><text:span text:style-name="T150"><text:tab/><text:tab/>case 5:printf("case5"); </text:span></text:p>
      <text:p text:style-name="P6"><text:span text:style-name="T150"><text:tab/><text:tab/><text:tab/>break; </text:span></text:p>
      <text:p text:style-name="P6"><text:span text:style-name="T150"><text:tab/><text:tab/>case 4:printf("case4"); </text:span></text:p>
      <text:p text:style-name="P6"><text:span text:style-name="T150"><text:tab/><text:tab/><text:tab/>break; </text:span></text:p>
      <text:p text:style-name="P6"><text:span text:style-name="T150"><text:tab/><text:tab/>case 7:printf("case7"); </text:span></text:p>
      <text:p text:style-name="P6"><text:span text:style-name="T150"><text:tab/><text:tab/><text:tab/>break; </text:span></text:p>
      <text:p text:style-name="P6"><text:span text:style-name="T150"><text:tab/>} </text:span></text:p>
      <text:p text:style-name="P6"><text:span text:style-name="T150"><text:tab/>}</text:span></text:p>
      <text:p text:style-name="P6"><text:span text:style-name="T151"/></text:p>
      <text:p text:style-name="P6"><text:span text:style-name="T152">77)<text:tab/>main() </text:span></text:p>
      <text:p text:style-name="P6"><text:span text:style-name="T152"><text:tab/>{ </text:span></text:p>
      <text:p text:style-name="P6"><text:span text:style-name="T152"><text:tab/>int n=4; </text:span></text:p>
      <text:p text:style-name="P6"><text:span text:style-name="T152"><text:tab/>switch(n) </text:span></text:p>
      <text:p text:style-name="P6"><text:span text:style-name="T152"><text:tab/>{ </text:span></text:p>
      <text:p text:style-name="P6"><text:span text:style-name="T152"><text:tab/><text:tab/>default:printf("Hai"); </text:span></text:p>
      <text:p text:style-name="P6"><text:span text:style-name="T152"><text:tab/><text:tab/>case 1:printf("case1"); </text:span></text:p>
      <text:p text:style-name="P6"><text:span text:style-name="T152"><text:tab/><text:tab/><text:tab/>break; </text:span></text:p>
      <text:p text:style-name="P6"><text:span text:style-name="T152"><text:tab/><text:tab/>case 2:printf("case2"); </text:span></text:p>
      <text:p text:style-name="P6"><text:span text:style-name="T152"><text:tab/><text:tab/><text:tab/>break; </text:span></text:p>
      <text:p text:style-name="P6"><text:span text:style-name="T152"><text:tab/><text:tab/>case 3:printf("case3"); </text:span></text:p>
      <text:p text:style-name="P6"><text:span text:style-name="T152"><text:tab/><text:tab/><text:tab/>break; </text:span></text:p>
      <text:p text:style-name="P6"><text:span text:style-name="T152"><text:tab/>} </text:span></text:p>
      <text:p text:style-name="P6"><text:span text:style-name="T152"><text:tab/>}</text:span></text:p>
      <text:p text:style-name="P6"><text:span text:style-name="T153"/></text:p>
      <text:p text:style-name="P6"><text:span text:style-name="T153"/></text:p>
      <text:p text:style-name="P6"><text:span text:style-name="T153"/></text:p>
      <text:p text:style-name="P6"><text:span text:style-name="T153"/></text:p>
      <text:p text:style-name="P6"><text:span text:style-name="T154">78)<text:tab/>main() </text:span></text:p>
      <text:p text:style-name="P6"><text:span text:style-name="T154"><text:tab/>{ </text:span></text:p>
      <text:p text:style-name="P6"><text:span text:style-name="T154"><text:tab/>switch(true) </text:span></text:p>
      <text:p text:style-name="P6"><text:span text:style-name="T154"><text:tab/>case true:printf("Hai");break; </text:span></text:p>
      <text:p text:style-name="P6"><text:span text:style-name="T154"><text:tab/>case false:printf("Hello");break; </text:span></text:p>
      <text:p text:style-name="P6"><text:span text:style-name="T154"><text:tab/>default:printf("case3");break; </text:span></text:p>
      <text:p text:style-name="P6"><text:span text:style-name="T154"><text:tab/>}</text:span></text:p>
      <text:p text:style-name="P6"><text:span text:style-name="T155"/></text:p>
      <text:p text:style-name="P6"><text:span text:style-name="T156">79)<text:tab/>main() </text:span></text:p>
      <text:p text:style-name="P6"><text:span text:style-name="T156"><text:tab/>{ </text:span></text:p>
      <text:p text:style-name="P6"><text:span text:style-name="T156"><text:tab/>int a=10; </text:span></text:p>
      <text:p text:style-name="P6"><text:span text:style-name="T156"><text:tab/>switch(a) </text:span></text:p>
      <text:p text:style-name="P6"><text:span text:style-name="T156"><text:tab/>{ </text:span></text:p>
      <text:p text:style-name="P6"><text:span text:style-name="T156"><text:tab/><text:tab/>case 10:printf("Ten");break; </text:span></text:p>
      <text:p text:style-name="P6"><text:span text:style-name="T156"><text:tab/><text:tab/>case 20:printf("Twenty");break; </text:span></text:p>
      <text:p text:style-name="P6"><text:span text:style-name="T156"><text:tab/><text:tab/>case 30:printf("Thirty");break; </text:span></text:p>
      <text:p text:style-name="P6"><text:span text:style-name="T156"><text:tab/><text:tab/>default:printf("nothing");break; </text:span></text:p>
      <text:p text:style-name="P6"><text:span text:style-name="T156"><text:tab/>} </text:span></text:p>
      <text:p text:style-name="P6"><text:span text:style-name="T156"><text:tab/>}</text:span></text:p>
      <text:p text:style-name="P6"><text:span text:style-name="T157"/></text:p>
      <text:p text:style-name="P6"><text:span text:style-name="T158">80)<text:tab/>main() </text:span></text:p>
      <text:p text:style-name="P6"><text:span text:style-name="T158"><text:tab/>{ </text:span></text:p>
      <text:p text:style-name="P6"><text:span text:style-name="T158"><text:tab/>int a=10; </text:span></text:p>
      <text:p text:style-name="P6"><text:span text:style-name="T158"><text:tab/>switch(a) </text:span></text:p>
      <text:p text:style-name="P6"><text:span text:style-name="T158"><text:tab/>{ </text:span></text:p>
      <text:p text:style-name="P6"><text:span text:style-name="T158"><text:tab/><text:tab/>case 10:printf("Ten"); </text:span></text:p>
      <text:p text:style-name="P6"><text:span text:style-name="T158"><text:tab/><text:tab/>case 20:printf("Twenty");break; </text:span></text:p>
      <text:p text:style-name="P6"><text:span text:style-name="T158"><text:tab/><text:tab/>case 30:printf("Thirty");break; </text:span></text:p>
      <text:p text:style-name="P6"><text:span text:style-name="T158"><text:tab/><text:tab/>default:printf("nothing");break; </text:span></text:p>
      <text:p text:style-name="P6"><text:span text:style-name="T158"><text:tab/>} </text:span></text:p>
      <text:p text:style-name="P6"><text:span text:style-name="T158"><text:tab/>}</text:span></text:p>
      <text:p text:style-name="P6"><text:span text:style-name="T159"/></text:p>
      <text:p text:style-name="P6"><text:span text:style-name="T160">81)<text:tab/>main()<text:tab/> </text:span></text:p>
      <text:p text:style-name="P6"><text:span text:style-name="T160"><text:tab/>{ </text:span></text:p>
      <text:p text:style-name="P6"><text:span text:style-name="T160"><text:tab/>int a=10; </text:span></text:p>
      <text:p text:style-name="P6"><text:span text:style-name="T160"><text:tab/>switch(a) </text:span></text:p>
      <text:p text:style-name="P6"><text:span text:style-name="T160"><text:tab/>{ </text:span></text:p>
      <text:p text:style-name="P6"><text:span text:style-name="T160"><text:tab/><text:tab/>case 10: </text:span></text:p>
      <text:p text:style-name="P6"><text:span text:style-name="T160"><text:tab/><text:tab/>case 20: </text:span></text:p>
      <text:p text:style-name="P6"><text:span text:style-name="T160"><text:tab/><text:tab/>case 30: </text:span></text:p>
      <text:p text:style-name="P6"><text:span text:style-name="T160"><text:tab/><text:tab/>default:printf("default"); </text:span></text:p>
      <text:p text:style-name="P6"><text:span text:style-name="T160"><text:tab/>} </text:span></text:p>
      <text:p text:style-name="P6"><text:span text:style-name="T160"><text:tab/>}</text:span></text:p>
      <text:p text:style-name="P6"><text:span text:style-name="T161"/></text:p>
      <text:p text:style-name="P6"><text:span text:style-name="T161"/></text:p>
      <text:p text:style-name="P6"><text:span text:style-name="T161"/></text:p>
      <text:p text:style-name="P6"><text:span text:style-name="T161"/></text:p>
      <text:p text:style-name="P6"><text:span text:style-name="T161"/></text:p>
      <text:p text:style-name="P6"><text:span text:style-name="T161"/></text:p>
      <text:p text:style-name="P6"><text:span text:style-name="T162">82)<text:tab/>main() </text:span></text:p>
      <text:p text:style-name="P6"><text:span text:style-name="T162"><text:tab/>{ </text:span></text:p>
      <text:p text:style-name="P6"><text:span text:style-name="T162"><text:tab/>int a='a'; </text:span></text:p>
      <text:p text:style-name="P6"><text:span text:style-name="T162"><text:tab/>switch(a) </text:span></text:p>
      <text:p text:style-name="P6"><text:span text:style-name="T162"><text:tab/>{ </text:span></text:p>
      <text:p text:style-name="P6"><text:span text:style-name="T162"><text:tab/><text:tab/>case 'a':printf("a"); </text:span></text:p>
      <text:p text:style-name="P6"><text:span text:style-name="T162"><text:tab/><text:tab/>case 'b':printf("b"); </text:span></text:p>
      <text:p text:style-name="P6"><text:span text:style-name="T162"><text:tab/><text:tab/>case 'c':printf("c"); </text:span></text:p>
      <text:p text:style-name="P6"><text:span text:style-name="T162"><text:tab/><text:tab/>default:printf("default"); </text:span></text:p>
      <text:p text:style-name="P6"><text:span text:style-name="T162"><text:tab/>} </text:span></text:p>
      <text:p text:style-name="P6"><text:span text:style-name="T162"><text:tab/>}</text:span></text:p>
      <text:p text:style-name="P6"><text:span text:style-name="T163"/></text:p>
      <text:p text:style-name="P6"><text:span text:style-name="T163"/></text:p>
      <text:p text:style-name="P6"><text:span text:style-name="T164">83)<text:tab/>main()<text:tab/> </text:span></text:p>
      <text:p text:style-name="P6"><text:span text:style-name="T164"><text:tab/>{ </text:span></text:p>
      <text:p text:style-name="P6"><text:span text:style-name="T164"><text:tab/>double a='a'; </text:span></text:p>
      <text:p text:style-name="P6"><text:span text:style-name="T164"><text:tab/>switch(1) </text:span></text:p>
      <text:p text:style-name="P6"><text:span text:style-name="T164"><text:tab/>{ </text:span></text:p>
      <text:p text:style-name="P6"><text:span text:style-name="T164"><text:tab/><text:tab/>case 'a':printf("a");break; </text:span></text:p>
      <text:p text:style-name="P6"><text:span text:style-name="T164"><text:tab/><text:tab/>case 'b':printf("b");break; </text:span></text:p>
      <text:p text:style-name="P6"><text:span text:style-name="T164"><text:tab/><text:tab/>case 'c':printf("c");break; </text:span></text:p>
      <text:p text:style-name="P6"><text:span text:style-name="T164"><text:tab/><text:tab/>default:printf("default"); </text:span></text:p>
      <text:p text:style-name="P6"><text:span text:style-name="T164"><text:tab/>} </text:span></text:p>
      <text:p text:style-name="P6"><text:span text:style-name="T164"><text:tab/>}</text:span></text:p>
      <text:p text:style-name="P6"><text:span text:style-name="T165"/></text:p>
      <text:p text:style-name="P6"><text:span text:style-name="T166">84)<text:tab/>main() </text:span></text:p>
      <text:p text:style-name="P6"><text:span text:style-name="T166"><text:tab/>{ </text:span></text:p>
      <text:p text:style-name="P6"><text:span text:style-name="T166"><text:tab/>switch(printf("Hi")) </text:span></text:p>
      <text:p text:style-name="P6"><text:span text:style-name="T166"><text:tab/>{ </text:span></text:p>
      <text:p text:style-name="P6"><text:span text:style-name="T166"><text:tab/><text:tab/>case 'a':printf("a");break; </text:span></text:p>
      <text:p text:style-name="P6"><text:span text:style-name="T166"><text:tab/><text:tab/>case 'b':printf("b");break; </text:span></text:p>
      <text:p text:style-name="P6"><text:span text:style-name="T166"><text:tab/><text:tab/>case 'c':printf("c");break; </text:span></text:p>
      <text:p text:style-name="P6"><text:span text:style-name="T166"><text:tab/><text:tab/>default:printf("default"); </text:span></text:p>
      <text:p text:style-name="P6"><text:span text:style-name="T166"><text:tab/>} </text:span></text:p>
      <text:p text:style-name="P6"><text:span text:style-name="T166"><text:tab/>}</text:span></text:p>
      <text:p text:style-name="P6"><text:span text:style-name="T167"/></text:p>
      <text:p text:style-name="P6"><text:span text:style-name="T168">85)<text:tab/>main() </text:span></text:p>
      <text:p text:style-name="P6"><text:span text:style-name="T168"><text:tab/>{ </text:span></text:p>
      <text:p text:style-name="P6"><text:span text:style-name="T168"><text:tab/>int a=3; </text:span></text:p>
      <text:p text:style-name="P6"><text:span text:style-name="T168"><text:tab/>switch(a) </text:span></text:p>
      <text:p text:style-name="P6"><text:span text:style-name="T168"><text:tab/>{ </text:span></text:p>
      <text:p text:style-name="P6"><text:span text:style-name="T168"><text:tab/><text:tab/>printf("default"); </text:span></text:p>
      <text:p text:style-name="P6"><text:span text:style-name="T168"><text:tab/>} </text:span></text:p>
      <text:p text:style-name="P6"><text:span text:style-name="T168"><text:tab/>printf("yes"); </text:span></text:p>
      <text:p text:style-name="P6"><text:span text:style-name="T168"><text:tab/>}</text:span></text:p>
      <text:p text:style-name="P6"><text:span text:style-name="T169"/></text:p>
      <text:p text:style-name="P6"><text:span text:style-name="T169"/></text:p>
      <text:p text:style-name="P6"><text:span text:style-name="T169"/></text:p>
      <text:p text:style-name="P6"><text:span text:style-name="T169"/></text:p>
      <text:p text:style-name="P6"><text:span text:style-name="T170">86)<text:tab/>main() </text:span></text:p>
      <text:p text:style-name="P6"><text:span text:style-name="T170"><text:tab/>{ </text:span></text:p>
      <text:p text:style-name="P6"><text:span text:style-name="T170"><text:tab/>int a=3; </text:span></text:p>
      <text:p text:style-name="P6"><text:span text:style-name="T170"><text:tab/>switch(default) </text:span></text:p>
      <text:p text:style-name="P6"><text:span text:style-name="T170"><text:tab/>{ </text:span></text:p>
      <text:p text:style-name="P6"><text:span text:style-name="T170"><text:tab/><text:tab/>case 2:printf("two");break; </text:span></text:p>
      <text:p text:style-name="P6"><text:span text:style-name="T170"><text:tab/><text:tab/>default:printf("default"); </text:span></text:p>
      <text:p text:style-name="P6"><text:span text:style-name="T170"><text:tab/>} </text:span></text:p>
      <text:p text:style-name="P6"><text:span text:style-name="T170"><text:tab/>}</text:span></text:p>
      <text:p text:style-name="P6"><text:span text:style-name="T171"/></text:p>
      <text:p text:style-name="P6"><text:span text:style-name="T172">87)<text:tab/>main() </text:span></text:p>
      <text:p text:style-name="P6"><text:span text:style-name="T172"><text:tab/>{ </text:span></text:p>
      <text:p text:style-name="P6"><text:span text:style-name="T172"><text:tab/>int a; </text:span></text:p>
      <text:p text:style-name="P6"><text:span text:style-name="T172"><text:tab/>switch(a) </text:span></text:p>
      <text:p text:style-name="P6"><text:span text:style-name="T172"><text:tab/>{ </text:span></text:p>
      <text:p text:style-name="P6"><text:span text:style-name="T172"><text:tab/><text:tab/>printf("default"); </text:span></text:p>
      <text:p text:style-name="P6"><text:span text:style-name="T172"><text:tab/>} </text:span></text:p>
      <text:p text:style-name="P6"><text:span text:style-name="T172"><text:tab/>printf("no"); </text:span></text:p>
      <text:p text:style-name="P6"><text:span text:style-name="T172"><text:tab/>}</text:span></text:p>
      <text:p text:style-name="P6"><text:span text:style-name="T173"/></text:p>
      <text:p text:style-name="P6"><text:span text:style-name="T174">88)<text:tab/>main() </text:span></text:p>
      <text:p text:style-name="P6"><text:span text:style-name="T174"><text:tab/>{ </text:span></text:p>
      <text:p text:style-name="P6"><text:span text:style-name="T174"><text:tab/>int k=64; </text:span></text:p>
      <text:p text:style-name="P6"><text:span text:style-name="T174"><text:tab/>switch(k) </text:span></text:p>
      <text:p text:style-name="P6"><text:span text:style-name="T174"><text:tab/>{ </text:span></text:p>
      <text:p text:style-name="P6"><text:span text:style-name="T174"><text:tab/><text:tab/>case k&lt;64:printf("a");break; </text:span></text:p>
      <text:p text:style-name="P6"><text:span text:style-name="T174"><text:tab/><text:tab/>case k&gt;64:printf("b");break; </text:span></text:p>
      <text:p text:style-name="P6"><text:span text:style-name="T174"><text:tab/><text:tab/>default:printf("default"); </text:span></text:p>
      <text:p text:style-name="P6"><text:span text:style-name="T174"><text:tab/>} </text:span></text:p>
      <text:p text:style-name="P6"><text:span text:style-name="T174"><text:tab/>}</text:span></text:p>
      <text:p text:style-name="P6"><text:span text:style-name="T175"/></text:p>
      <text:p text:style-name="P6"><text:span text:style-name="T176">89)<text:tab/>main() </text:span></text:p>
      <text:p text:style-name="P6"><text:span text:style-name="T176"><text:tab/>{ </text:span></text:p>
      <text:p text:style-name="P6"><text:span text:style-name="T176"><text:tab/>int k=8; </text:span></text:p>
      <text:p text:style-name="P6"><text:span text:style-name="T176"><text:tab/>switch(k) </text:span></text:p>
      <text:p text:style-name="P6"><text:span text:style-name="T176"><text:tab/>{ </text:span></text:p>
      <text:p text:style-name="P6"><text:span text:style-name="T176"><text:tab/><text:tab/>case 1==8:printf("a");break; </text:span></text:p>
      <text:p text:style-name="P6"><text:span text:style-name="T176"><text:tab/><text:tab/>case 1 &amp;&amp; 2:printf("b");break; </text:span></text:p>
      <text:p text:style-name="P6"><text:span text:style-name="T176"><text:tab/><text:tab/>default:printf("default"); </text:span></text:p>
      <text:p text:style-name="P6"><text:span text:style-name="T176"><text:tab/>} </text:span></text:p>
      <text:p text:style-name="P6"><text:span text:style-name="T176"><text:tab/>}</text:span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7"/></text:p>
      <text:p text:style-name="P6"><text:span text:style-name="T178">90)<text:tab/>main() </text:span></text:p>
      <text:p text:style-name="P6"><text:span text:style-name="T178"><text:tab/>{ </text:span></text:p>
      <text:p text:style-name="P6"><text:span text:style-name="T178"><text:tab/>int k=8; </text:span></text:p>
      <text:p text:style-name="P6"><text:span text:style-name="T178"><text:tab/>switch(24.5) </text:span></text:p>
      <text:p text:style-name="P6"><text:span text:style-name="T178"><text:tab/>{ </text:span></text:p>
      <text:p text:style-name="P6"><text:span text:style-name="T178"><text:tab/><text:tab/>case 24.5:printf("a");break; </text:span></text:p>
      <text:p text:style-name="P6"><text:span text:style-name="T178"><text:tab/><text:tab/>case 25.0:printf("b");break; </text:span></text:p>
      <text:p text:style-name="P6"><text:span text:style-name="T178"><text:tab/><text:tab/>default:printf("default"); </text:span></text:p>
      <text:p text:style-name="P6"><text:span text:style-name="T178"><text:tab/>} </text:span></text:p>
      <text:p text:style-name="P6"><text:span text:style-name="T178"><text:tab/>}</text:span></text:p>
      <text:p text:style-name="P6"><text:span text:style-name="T179"/></text:p>
      <text:p text:style-name="P6"><text:span text:style-name="T180">91)<text:tab/>main() </text:span></text:p>
      <text:p text:style-name="P6"><text:span text:style-name="T180"><text:tab/>{ </text:span></text:p>
      <text:p text:style-name="P6"><text:span text:style-name="T180"><text:tab/>int a=10; </text:span></text:p>
      <text:p text:style-name="P6"><text:span text:style-name="T180"><text:tab/>switch(a) </text:span></text:p>
      <text:p text:style-name="P6"><text:span text:style-name="T180"><text:tab/>{ </text:span></text:p>
      <text:p text:style-name="P6"><text:span text:style-name="T180"><text:tab/><text:tab/>case 5+5:printf("a");break; </text:span></text:p>
      <text:p text:style-name="P6"><text:span text:style-name="T180"><text:tab/><text:tab/>case 9+1:printf("default"); </text:span></text:p>
      <text:p text:style-name="P6"><text:span text:style-name="T180"><text:tab/>} </text:span></text:p>
      <text:p text:style-name="P6"><text:span text:style-name="T180"><text:tab/>}</text:span></text:p>
      <text:p text:style-name="P6"><text:span text:style-name="T181"/></text:p>
      <text:p text:style-name="P6"><text:span text:style-name="T182">92)<text:tab/>main()<text:tab/> </text:span></text:p>
      <text:p text:style-name="P6"><text:span text:style-name="T182"><text:tab/>{ </text:span></text:p>
      <text:p text:style-name="P6"><text:span text:style-name="T182"><text:tab/>short day=2; </text:span></text:p>
      <text:p text:style-name="P6"><text:span text:style-name="T182"><text:tab/>switch(day) </text:span></text:p>
      <text:p text:style-name="P6"><text:span text:style-name="T182"><text:tab/>{ </text:span></text:p>
      <text:p text:style-name="P6"><text:span text:style-name="T182"><text:tab/><text:tab/>case 2: || case 22:printf("a");break; </text:span></text:p>
      <text:p text:style-name="P6"><text:span text:style-name="T182"><text:tab/><text:tab/>default:printf("default"); </text:span></text:p>
      <text:p text:style-name="P6"><text:span text:style-name="T182"><text:tab/>} </text:span></text:p>
      <text:p text:style-name="P6"><text:span text:style-name="T182"><text:tab/>}</text:span></text:p>
      <text:p text:style-name="P6"><text:span text:style-name="T183"/></text:p>
      <text:p text:style-name="P6"><text:span text:style-name="T184">93)<text:tab/>main() </text:span></text:p>
      <text:p text:style-name="P6"><text:span text:style-name="T184"><text:tab/>{ </text:span></text:p>
      <text:p text:style-name="P6"><text:span text:style-name="T184"><text:tab/>int x; </text:span></text:p>
      <text:p text:style-name="P6"><text:span text:style-name="T184"><text:tab/>float y=7.0; </text:span></text:p>
      <text:p text:style-name="P6"><text:span text:style-name="T184"><text:tab/>switch(x=y+1) </text:span></text:p>
      <text:p text:style-name="P6"><text:span text:style-name="T184"><text:tab/>{ </text:span></text:p>
      <text:p text:style-name="P6"><text:span text:style-name="T184"><text:tab/><text:tab/>case 8:printf("eight");break; </text:span></text:p>
      <text:p text:style-name="P6"><text:span text:style-name="T184"><text:tab/><text:tab/>default:printf("default"); </text:span></text:p>
      <text:p text:style-name="P6"><text:span text:style-name="T184"><text:tab/>} </text:span></text:p>
      <text:p text:style-name="P6"><text:span text:style-name="T184"><text:tab/>}</text:span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5"/></text:p>
      <text:p text:style-name="P6"><text:span text:style-name="T186">94)<text:tab/>main() </text:span></text:p>
      <text:p text:style-name="P6"><text:span text:style-name="T186"><text:tab/>{ </text:span></text:p>
      <text:p text:style-name="P6"><text:span text:style-name="T186"><text:tab/>double ch=1; </text:span></text:p>
      <text:p text:style-name="P6"><text:span text:style-name="T186"><text:tab/>switch(ch) </text:span></text:p>
      <text:p text:style-name="P6"><text:span text:style-name="T186"><text:tab/>{ </text:span></text:p>
      <text:p text:style-name="P6"><text:span text:style-name="T186"><text:tab/>case 1: printf("1");break; </text:span></text:p>
      <text:p text:style-name="P6"><text:span text:style-name="T186"><text:tab/>case 2: printf("2");break; </text:span></text:p>
      <text:p text:style-name="P6"><text:span text:style-name="T186"><text:tab/>} </text:span></text:p>
      <text:p text:style-name="P6"><text:span text:style-name="T186"><text:tab/>}</text:span></text:p>
      <text:p text:style-name="P6"><text:span text:style-name="T187"/></text:p>
      <text:p text:style-name="P6"><text:span text:style-name="T188">95)<text:tab/>main() </text:span></text:p>
      <text:p text:style-name="P6"><text:span text:style-name="T188"><text:tab/>{ </text:span></text:p>
      <text:p text:style-name="P6"><text:span text:style-name="T188"><text:tab/>char ch='a'; </text:span></text:p>
      <text:p text:style-name="P6"><text:span text:style-name="T188"><text:tab/>switch(ch) </text:span></text:p>
      <text:p text:style-name="P6"><text:span text:style-name="T188"><text:tab/>{ </text:span></text:p>
      <text:p text:style-name="P6"><text:span text:style-name="T188"><text:tab/>case '1': printf("a");break; </text:span></text:p>
      <text:p text:style-name="P6"><text:span text:style-name="T188"><text:tab/>case 'a': printf("!a");break; </text:span></text:p>
      <text:p text:style-name="P6"><text:span text:style-name="T188"><text:tab/>} </text:span></text:p>
      <text:p text:style-name="P6"><text:span text:style-name="T188"><text:tab/>printf("a"); </text:span></text:p>
      <text:p text:style-name="P6"><text:span text:style-name="T188"><text:tab/>}</text:span></text:p>
      <text:p text:style-name="P6"><text:span text:style-name="T189"/></text:p>
      <text:p text:style-name="P6"><text:span text:style-name="T190">96)<text:tab/>main() </text:span></text:p>
      <text:p text:style-name="P6"><text:span text:style-name="T190"><text:tab/>{ </text:span></text:p>
      <text:p text:style-name="P6"><text:span text:style-name="T190"><text:tab/>char ch='a'; </text:span></text:p>
      <text:p text:style-name="P6"><text:span text:style-name="T190"><text:tab/>switch(!ch) </text:span></text:p>
      <text:p text:style-name="P6"><text:span text:style-name="T190"><text:tab/>{ </text:span></text:p>
      <text:p text:style-name="P6"><text:span text:style-name="T190"><text:tab/>case '1': printf("a");; </text:span></text:p>
      <text:p text:style-name="P6"><text:span text:style-name="T190"><text:tab/>case 'a': printf("!a"); </text:span></text:p>
      <text:p text:style-name="P6"><text:span text:style-name="T190"><text:tab/>} </text:span></text:p>
      <text:p text:style-name="P6"><text:span text:style-name="T190"><text:tab/>printf("!a"); </text:span></text:p>
      <text:p text:style-name="P6"><text:span text:style-name="T190"><text:tab/>}</text:span></text:p>
      <text:p text:style-name="P6"><text:span text:style-name="T190">97)<text:tab/>main() </text:span></text:p>
      <text:p text:style-name="P6"><text:span text:style-name="T190"><text:tab/>{ </text:span></text:p>
      <text:p text:style-name="P6"><text:span text:style-name="T190"><text:tab/>char ch='a'; </text:span></text:p>
      <text:p text:style-name="P6"><text:span text:style-name="T190"><text:tab/>switch(!!ch) </text:span></text:p>
      <text:p text:style-name="P6"><text:span text:style-name="T190"><text:tab/>{ </text:span></text:p>
      <text:p text:style-name="P6"><text:span text:style-name="T190"><text:tab/>case '1': printf("a");break; </text:span></text:p>
      <text:p text:style-name="P6"><text:span text:style-name="T190"><text:tab/>case '2': printf("!a");break; </text:span></text:p>
      <text:p text:style-name="P6"><text:span text:style-name="T190"><text:tab/>case 'a': break; </text:span></text:p>
      <text:p text:style-name="P6"><text:span text:style-name="T190"><text:tab/>} </text:span></text:p>
      <text:p text:style-name="P6"><text:span text:style-name="T190"><text:tab/>printf("break"); </text:span></text:p>
      <text:p text:style-name="P6"><text:span text:style-name="T190"><text:tab/>}</text:span></text:p>
      <text:p text:style-name="P6"><text:span text:style-name="T191"/></text:p>
      <text:p text:style-name="P6"><text:span text:style-name="T191"/></text:p>
      <text:p text:style-name="P6"><text:span text:style-name="T191"/></text:p>
      <text:p text:style-name="P6"><text:span text:style-name="T191"/></text:p>
      <text:p text:style-name="P6"><text:span text:style-name="T191"/></text:p>
      <text:p text:style-name="P6"><text:span text:style-name="T191"/></text:p>
      <text:p text:style-name="P6"><text:span text:style-name="T191"/></text:p>
      <text:p text:style-name="P6"><text:span text:style-name="T192">98)<text:tab/>main() </text:span></text:p>
      <text:p text:style-name="P6"><text:span text:style-name="T192"><text:tab/>{ </text:span></text:p>
      <text:p text:style-name="P6"><text:span text:style-name="T192"><text:tab/>char ch='a'; </text:span></text:p>
      <text:p text:style-name="P6"><text:span text:style-name="T192"><text:tab/>ch=!ch; </text:span></text:p>
      <text:p text:style-name="P6"><text:span text:style-name="T192"><text:tab/>switch(ch!=0) </text:span></text:p>
      <text:p text:style-name="P6"><text:span text:style-name="T192"><text:tab/>{ </text:span></text:p>
      <text:p text:style-name="P6"><text:span text:style-name="T192"><text:tab/>case '1': printf("a");break; </text:span></text:p>
      <text:p text:style-name="P6"><text:span text:style-name="T192"><text:tab/>case '2': printf("abc"); </text:span></text:p>
      <text:p text:style-name="P6"><text:span text:style-name="T192"><text:tab/>} </text:span></text:p>
      <text:p text:style-name="P6"><text:span text:style-name="T192"><text:tab/>printf("exit"); </text:span></text:p>
      <text:p text:style-name="P6"><text:span text:style-name="T192"><text:tab/>}</text:span></text:p>
      <text:p text:style-name="P6"><text:span text:style-name="T193"/></text:p>
      <text:p text:style-name="P6"><text:span text:style-name="T194">99)<text:tab/>main() </text:span></text:p>
      <text:p text:style-name="P6"><text:span text:style-name="T194"><text:tab/>{ </text:span></text:p>
      <text:p text:style-name="P6"><text:span text:style-name="T194"><text:tab/>int ch=1; </text:span></text:p>
      <text:p text:style-name="P6"><text:span text:style-name="T194"><text:tab/>switch(ch) </text:span></text:p>
      <text:p text:style-name="P6"><text:span text:style-name="T194"><text:tab/>{ </text:span></text:p>
      <text:p text:style-name="P6"><text:span text:style-name="T194"><text:tab/>case 1: printf("1"); </text:span></text:p>
      <text:p text:style-name="P6"><text:span text:style-name="T194"><text:tab/>default:printf("2"); </text:span></text:p>
      <text:p text:style-name="P6"><text:span text:style-name="T194"><text:tab/>} </text:span></text:p>
      <text:p text:style-name="P6"><text:span text:style-name="T194"><text:tab/>}</text:span></text:p>
      <text:p text:style-name="P6"><text:span text:style-name="T195"/></text:p>
      <text:p text:style-name="P6"><text:span text:style-name="T196">100)<text:tab/>main() </text:span></text:p>
      <text:p text:style-name="P6"><text:span text:style-name="T196"><text:tab/>{ </text:span></text:p>
      <text:p text:style-name="P6"><text:span text:style-name="T196"><text:tab/>int ch=1; </text:span></text:p>
      <text:p text:style-name="P6"><text:span text:style-name="T196"><text:tab/>switch(ch) </text:span></text:p>
      <text:p text:style-name="P6"><text:span text:style-name="T196"><text:tab/>{ </text:span></text:p>
      <text:p text:style-name="P6"><text:span text:style-name="T196"><text:tab/>case 1: printf("1")break; </text:span></text:p>
      <text:p text:style-name="P6"><text:span text:style-name="T196"><text:tab/><text:tab/>printf("hi"); </text:span></text:p>
      <text:p text:style-name="P6"><text:span text:style-name="T196"><text:tab/>default:printf("2"); </text:span></text:p>
      <text:p text:style-name="P6"><text:span text:style-name="T196"><text:tab/>} </text:span></text:p>
      <text:p text:style-name="P6"><text:span text:style-name="T196"><text:tab/>}</text:span></text:p>
      <text:p text:style-name="P6"><text:span text:style-name="T197"/></text:p>
      <text:p text:style-name="P6"><text:span text:style-name="T198">101)<text:tab/>main() </text:span></text:p>
      <text:p text:style-name="P6"><text:span text:style-name="T198"><text:tab/>{ </text:span></text:p>
      <text:p text:style-name="P6"><text:span text:style-name="T198"><text:tab/>int ch=1; </text:span></text:p>
      <text:p text:style-name="P6"><text:span text:style-name="T198"><text:tab/>switch(ch,ch+1) </text:span></text:p>
      <text:p text:style-name="P6"><text:span text:style-name="T198"><text:tab/>{ </text:span></text:p>
      <text:p text:style-name="P6"><text:span text:style-name="T198"><text:tab/>case 1: printf("1"); </text:span></text:p>
      <text:p text:style-name="P6"><text:span text:style-name="T198"><text:tab/><text:tab/>break; </text:span></text:p>
      <text:p text:style-name="P6"><text:span text:style-name="T198"><text:tab/>case 2:printf("2"); </text:span></text:p>
      <text:p text:style-name="P6"><text:span text:style-name="T198"><text:tab/><text:tab/>break; </text:span></text:p>
      <text:p text:style-name="P6"><text:span text:style-name="T198"><text:tab/>} </text:span></text:p>
      <text:p text:style-name="P6"><text:span text:style-name="T198"><text:tab/>}</text:span></text:p>
      <text:p text:style-name="P6"><text:span text:style-name="T199"/></text:p>
      <text:p text:style-name="P6"><text:span text:style-name="T199"/></text:p>
      <text:p text:style-name="P6"><text:span text:style-name="T199"/></text:p>
      <text:p text:style-name="P6"><text:span text:style-name="T199"/></text:p>
      <text:p text:style-name="P6"><text:span text:style-name="T199"/></text:p>
      <text:p text:style-name="P6"><text:span text:style-name="T200">102)<text:tab/>main() </text:span></text:p>
      <text:p text:style-name="P6"><text:span text:style-name="T200"><text:tab/>{ </text:span></text:p>
      <text:p text:style-name="P6"><text:span text:style-name="T200"><text:tab/>int i=1; </text:span></text:p>
      <text:p text:style-name="P6"><text:span text:style-name="T200"><text:tab/>switch(i=(1,2,0)) </text:span></text:p>
      <text:p text:style-name="P6"><text:span text:style-name="T200"><text:tab/>{ </text:span></text:p>
      <text:p text:style-name="P6"><text:span text:style-name="T200"><text:tab/>case 1: printf("1"); </text:span></text:p>
      <text:p text:style-name="P6"><text:span text:style-name="T200"><text:tab/><text:tab/>break; </text:span></text:p>
      <text:p text:style-name="P6"><text:span text:style-name="T200"><text:tab/>case 2:printf("2"); </text:span></text:p>
      <text:p text:style-name="P6"><text:span text:style-name="T200"><text:tab/><text:tab/>break; </text:span></text:p>
      <text:p text:style-name="P6"><text:span text:style-name="T200"><text:tab/>} </text:span></text:p>
      <text:p text:style-name="P6"><text:span text:style-name="T200"><text:tab/>printf("Default"); </text:span></text:p>
      <text:p text:style-name="P6"><text:span text:style-name="T200"><text:tab/>}</text:span></text:p>
      <text:p text:style-name="P6"><text:span text:style-name="T201"/></text:p>
      <text:p text:style-name="P6"><text:span text:style-name="T202">103)<text:tab/>main() </text:span></text:p>
      <text:p text:style-name="P6"><text:span text:style-name="T202"><text:tab/>{ </text:span></text:p>
      <text:p text:style-name="P6"><text:span text:style-name="T202"><text:tab/>int i=0; </text:span></text:p>
      <text:p text:style-name="P6"><text:span text:style-name="T202"><text:tab/>switch(i=(1,2,1)) </text:span></text:p>
      <text:p text:style-name="P6"><text:span text:style-name="T202"><text:tab/>{ </text:span></text:p>
      <text:p text:style-name="P6"><text:span text:style-name="T202"><text:tab/>case 0: printf("0"); </text:span></text:p>
      <text:p text:style-name="P6"><text:span text:style-name="T202"><text:tab/><text:tab/>break; </text:span></text:p>
      <text:p text:style-name="P6"><text:span text:style-name="T202"><text:tab/>case 1:<text:tab/>break; </text:span></text:p>
      <text:p text:style-name="P6"><text:span text:style-name="T202"><text:tab/>} </text:span></text:p>
      <text:p text:style-name="P6"><text:span text:style-name="T202"><text:tab/>i=+(--i); </text:span></text:p>
      <text:p text:style-name="P6"><text:span text:style-name="T202"><text:tab/>printf("i=%d",(i)++); </text:span></text:p>
      <text:p text:style-name="P6"><text:span text:style-name="T202"><text:tab/>}</text:span></text:p>
      <text:p text:style-name="P6"><text:span text:style-name="T203"/></text:p>
      <text:p text:style-name="P6"><text:span text:style-name="T204">104)<text:tab/>main() </text:span></text:p>
      <text:p text:style-name="P6"><text:span text:style-name="T204"><text:tab/>{ </text:span></text:p>
      <text:p text:style-name="P6"><text:span text:style-name="T204"><text:tab/>int i=65; </text:span></text:p>
      <text:p text:style-name="P6"><text:span text:style-name="T204"><text:tab/>char ch='B'; </text:span></text:p>
      <text:p text:style-name="P6"><text:span text:style-name="T204"><text:tab/>switch(ch,i) </text:span></text:p>
      <text:p text:style-name="P6"><text:span text:style-name="T204"><text:tab/>{ </text:span></text:p>
      <text:p text:style-name="P6"><text:span text:style-name="T204"><text:tab/>case 65:printf("Integer");break; </text:span></text:p>
      <text:p text:style-name="P6"><text:span text:style-name="T204"><text:tab/>case 'B':printf("Char");break; </text:span></text:p>
      <text:p text:style-name="P6"><text:span text:style-name="T204"><text:tab/>default:printf("Bye"); </text:span></text:p>
      <text:p text:style-name="P6"><text:span text:style-name="T204"><text:tab/>} </text:span></text:p>
      <text:p text:style-name="P6"><text:span text:style-name="T204"><text:tab/>}</text:span></text:p>
      <text:p text:style-name="P6"><text:span text:style-name="T204">105)<text:tab/>main() </text:span></text:p>
      <text:p text:style-name="P6"><text:span text:style-name="T204"><text:tab/>{ </text:span></text:p>
      <text:p text:style-name="P6"><text:span text:style-name="T204"><text:tab/>int i=65; </text:span></text:p>
      <text:p text:style-name="P6"><text:span text:style-name="T204"><text:tab/>char ch='B'; </text:span></text:p>
      <text:p text:style-name="P6"><text:span text:style-name="T204"><text:tab/>switch(i,ch) </text:span></text:p>
      <text:p text:style-name="P6"><text:span text:style-name="T204"><text:tab/>{ </text:span></text:p>
      <text:p text:style-name="P6"><text:span text:style-name="T204"><text:tab/>case 65:printf("Char"); </text:span></text:p>
      <text:p text:style-name="P6"><text:span text:style-name="T204"><text:tab/>case 'B':printf("Bye"); </text:span></text:p>
      <text:p text:style-name="P6"><text:span text:style-name="T204"><text:tab/>default:printf("Integer"); </text:span></text:p>
      <text:p text:style-name="P6"><text:span text:style-name="T204"><text:tab/>} </text:span></text:p>
      <text:p text:style-name="P6"><text:span text:style-name="T204"><text:tab/>printf("error"); </text:span></text:p>
      <text:p text:style-name="P6"><text:span text:style-name="T204"><text:tab/>}</text:span></text:p>
      <text:p text:style-name="P6"><text:span text:style-name="T205"/></text:p>
      <text:p text:style-name="P6"><text:span text:style-name="T206">106)<text:tab/>main() </text:span></text:p>
      <text:p text:style-name="P6"><text:span text:style-name="T206"><text:tab/>{ </text:span></text:p>
      <text:p text:style-name="P6"><text:span text:style-name="T206"><text:tab/>int i=1; </text:span></text:p>
      <text:p text:style-name="P6"><text:span text:style-name="T206"><text:tab/>i++; </text:span></text:p>
      <text:p text:style-name="P6"><text:span text:style-name="T206"><text:tab/>switch(--i) </text:span></text:p>
      <text:p text:style-name="P6"><text:span text:style-name="T206"><text:tab/>{ </text:span></text:p>
      <text:p text:style-name="P6"><text:span text:style-name="T206"><text:tab/>case 1:printf("Char");break; </text:span></text:p>
      <text:p text:style-name="P6"><text:span text:style-name="T206"><text:tab/>case 2:printf("Bye");break; </text:span></text:p>
      <text:p text:style-name="P6"><text:span text:style-name="T206"><text:tab/>default:printf("break");break; </text:span></text:p>
      <text:p text:style-name="P6"><text:span text:style-name="T206"><text:tab/>} </text:span></text:p>
      <text:p text:style-name="P6"><text:span text:style-name="T206"><text:tab/>}</text:span></text:p>
      <text:p text:style-name="P6"><text:span text:style-name="T207"/></text:p>
      <text:p text:style-name="P6"><text:span text:style-name="T208">107)<text:tab/>main() </text:span></text:p>
      <text:p text:style-name="P6"><text:span text:style-name="T208"><text:tab/>{ </text:span></text:p>
      <text:p text:style-name="P6"><text:span text:style-name="T208"><text:tab/>int i=1; </text:span></text:p>
      <text:p text:style-name="P6"><text:span text:style-name="T208"><text:tab/>i++; </text:span></text:p>
      <text:p text:style-name="P6"><text:span text:style-name="T208"><text:tab/>switch(1/3) </text:span></text:p>
      <text:p text:style-name="P6"><text:span text:style-name="T208"><text:tab/>{ </text:span></text:p>
      <text:p text:style-name="P6"><text:span text:style-name="T208"><text:tab/>case 1:printf("Char");break; </text:span></text:p>
      <text:p text:style-name="P6"><text:span text:style-name="T208"><text:tab/>case 3:printf("Bye");break; </text:span></text:p>
      <text:p text:style-name="P6"><text:span text:style-name="T208"><text:tab/>default:printf("default");break; </text:span></text:p>
      <text:p text:style-name="P6"><text:span text:style-name="T208"><text:tab/>} </text:span></text:p>
      <text:p text:style-name="P6"><text:span text:style-name="T208"><text:tab/>}</text:span></text:p>
      <text:p text:style-name="P6"><text:span text:style-name="T209"/></text:p>
      <text:p text:style-name="P6"><text:span text:style-name="T210">108)<text:tab/>main() </text:span></text:p>
      <text:p text:style-name="P6"><text:span text:style-name="T210"><text:tab/>{ </text:span></text:p>
      <text:p text:style-name="P6"><text:span text:style-name="T210"><text:tab/>int i=1; </text:span></text:p>
      <text:p text:style-name="P6"><text:span text:style-name="T210"><text:tab/>switch(i) </text:span></text:p>
      <text:p text:style-name="P6"><text:span text:style-name="T210"><text:tab/>{ </text:span></text:p>
      <text:p text:style-name="P6"><text:span text:style-name="T210"><text:tab/>case 'i':printf("hi");break; </text:span></text:p>
      <text:p text:style-name="P6"><text:span text:style-name="T210"><text:tab/>case 'i+1':printf("hi 1");break; </text:span></text:p>
      <text:p text:style-name="P6"><text:span text:style-name="T210"><text:tab/>default:printf("hi 2");break; </text:span></text:p>
      <text:p text:style-name="P6"><text:span text:style-name="T210"><text:tab/>} </text:span></text:p>
      <text:p text:style-name="P6"><text:span text:style-name="T210"><text:tab/>}</text:span></text:p>
      <text:p text:style-name="P6"><text:span text:style-name="T211"/></text:p>
      <text:p text:style-name="P6"><text:span text:style-name="T212">109)<text:tab/>main() </text:span></text:p>
      <text:p text:style-name="P6"><text:span text:style-name="T212"><text:tab/>{ </text:span></text:p>
      <text:p text:style-name="P6"><text:span text:style-name="T212"><text:tab/>int i=1; </text:span></text:p>
      <text:p text:style-name="P6"><text:span text:style-name="T212"><text:tab/>switch(i) </text:span></text:p>
      <text:p text:style-name="P6"><text:span text:style-name="T212"><text:tab/>{ </text:span></text:p>
      <text:p text:style-name="P6"><text:span text:style-name="T212"><text:tab/>case i:printf("hi");break; </text:span></text:p>
      <text:p text:style-name="P6"><text:span text:style-name="T212"><text:tab/>case i+1:printf("hi 1");break; </text:span></text:p>
      <text:p text:style-name="P6"><text:span text:style-name="T212"><text:tab/>default:break; </text:span></text:p>
      <text:p text:style-name="P6"><text:span text:style-name="T212"><text:tab/>} </text:span></text:p>
      <text:p text:style-name="P6"><text:span text:style-name="T212"><text:tab/>printf("i=%d",i); </text:span></text:p>
      <text:p text:style-name="P6"><text:span text:style-name="T212"><text:tab/>}</text:span></text:p>
      <text:p text:style-name="P6"><text:span text:style-name="T213"/></text:p>
      <text:p text:style-name="P6"><text:span text:style-name="T213"/></text:p>
      <text:p text:style-name="P6"><text:span text:style-name="T214">110)<text:tab/>main() </text:span></text:p>
      <text:p text:style-name="P6"><text:span text:style-name="T214"><text:tab/>{ </text:span></text:p>
      <text:p text:style-name="P6"><text:span text:style-name="T214"><text:tab/>int N=1.5; </text:span></text:p>
      <text:p text:style-name="P6"><text:span text:style-name="T214"><text:tab/>int i=6; </text:span></text:p>
      <text:p text:style-name="P6"><text:span text:style-name="T214"><text:tab/>switch(i) </text:span></text:p>
      <text:p text:style-name="P6"><text:span text:style-name="T214"><text:tab/>{ </text:span></text:p>
      <text:p text:style-name="P6"><text:span text:style-name="T214"><text:tab/>case N+5:printf("On");break; </text:span></text:p>
      <text:p text:style-name="P6"><text:span text:style-name="T214"><text:tab/>case N*4:printf("Off");break; </text:span></text:p>
      <text:p text:style-name="P6"><text:span text:style-name="T214"><text:tab/>default:printf("Save");break; </text:span></text:p>
      <text:p text:style-name="P6"><text:span text:style-name="T214"><text:tab/>} </text:span></text:p>
      <text:p text:style-name="P6"><text:span text:style-name="T214"><text:tab/>}</text:span></text:p>
      <text:p text:style-name="P6"><text:span text:style-name="T215"/></text:p>
      <text:p text:style-name="P6"><text:span text:style-name="T216">111)<text:tab/>main() </text:span></text:p>
      <text:p text:style-name="P6"><text:span text:style-name="T216"><text:tab/>{ </text:span></text:p>
      <text:p text:style-name="P6"><text:span text:style-name="T216"><text:tab/>int N=1.5; </text:span></text:p>
      <text:p text:style-name="P6"><text:span text:style-name="T216"><text:tab/>int i=6; </text:span></text:p>
      <text:p text:style-name="P6"><text:span text:style-name="T216"><text:tab/>switch(i) </text:span></text:p>
      <text:p text:style-name="P6"><text:span text:style-name="T216"><text:tab/>{ </text:span></text:p>
      <text:p text:style-name="P6"><text:span text:style-name="T216"><text:tab/>break; </text:span></text:p>
      <text:p text:style-name="P6"><text:span text:style-name="T216"><text:tab/>case 6:printf("On"); </text:span></text:p>
      <text:p text:style-name="P6"><text:span text:style-name="T216"><text:tab/>case 7:printf("Off");break; </text:span></text:p>
      <text:p text:style-name="P6"><text:span text:style-name="T216"><text:tab/>default:printf("Save");break; </text:span></text:p>
      <text:p text:style-name="P6"><text:span text:style-name="T216"><text:tab/>} </text:span></text:p>
      <text:p text:style-name="P6"><text:span text:style-name="T216"><text:tab/>}</text:span></text:p>
      <text:p text:style-name="P6"><text:span text:style-name="T217"/></text:p>
      <text:p text:style-name="P6"><text:span text:style-name="T218">112)<text:tab/>main() </text:span></text:p>
      <text:p text:style-name="P6"><text:span text:style-name="T218"><text:tab/>{ </text:span></text:p>
      <text:p text:style-name="P6"><text:span text:style-name="T218"><text:tab/>int N=1.5; </text:span></text:p>
      <text:p text:style-name="P6"><text:span text:style-name="T218"><text:tab/>int i=6; </text:span></text:p>
      <text:p text:style-name="P6"><text:span text:style-name="T218"><text:tab/>switch(i) </text:span></text:p>
      <text:p text:style-name="P6"><text:span text:style-name="T218"><text:tab/>{ </text:span></text:p>
      <text:p text:style-name="P6"><text:span text:style-name="T218"><text:tab/>break; </text:span></text:p>
      <text:p text:style-name="P6"><text:span text:style-name="T218"><text:tab/>case 6:break; </text:span></text:p>
      <text:p text:style-name="P6"><text:span text:style-name="T218"><text:tab/>case 7:printf("Off"); </text:span></text:p>
      <text:p text:style-name="P6"><text:span text:style-name="T218"><text:tab/>Default:printf("break"); </text:span></text:p>
      <text:p text:style-name="P6"><text:span text:style-name="T218"><text:tab/>} </text:span></text:p>
      <text:p text:style-name="P6"><text:span text:style-name="T218"><text:tab/>printf("default"); }</text:span></text:p>
      <text:p text:style-name="P6"><text:span text:style-name="T219"/></text:p>
      <text:p text:style-name="P6"><text:span text:style-name="T220">113)<text:tab/>main() </text:span></text:p>
      <text:p text:style-name="P6"><text:span text:style-name="T220"><text:tab/>{ </text:span></text:p>
      <text:p text:style-name="P6"><text:span text:style-name="T220"><text:tab/>int i=-1; </text:span></text:p>
      <text:p text:style-name="P6"><text:span text:style-name="T220"><text:tab/>switch(i&gt;&gt;5) </text:span></text:p>
      <text:p text:style-name="P6"><text:span text:style-name="T220"><text:tab/>{ </text:span></text:p>
      <text:p text:style-name="P6"><text:span text:style-name="T220"><text:tab/>case -1:printf("On");break; </text:span></text:p>
      <text:p text:style-name="P6"><text:span text:style-name="T220"><text:tab/>case -2:printf("Off");break; </text:span></text:p>
      <text:p text:style-name="P6"><text:span text:style-name="T220"><text:tab/>default:printf("Save");break; </text:span></text:p>
      <text:p text:style-name="P6"><text:span text:style-name="T220"><text:tab/>} </text:span></text:p>
      <text:p text:style-name="P6"><text:span text:style-name="T220"><text:tab/>}</text:span></text:p>
      <text:p text:style-name="P6"><text:span text:style-name="T221"/></text:p>
      <text:p text:style-name="P6"><text:span text:style-name="T222">114)<text:tab/>main() </text:span></text:p>
      <text:p text:style-name="P6"><text:span text:style-name="T222"><text:tab/>{ </text:span></text:p>
      <text:p text:style-name="P6"><text:span text:style-name="T222"><text:tab/>short int switch1=1; </text:span></text:p>
      <text:p text:style-name="P6"><text:span text:style-name="T222"><text:tab/>switch(switch1) </text:span></text:p>
      <text:p text:style-name="P6"><text:span text:style-name="T222"><text:tab/>{ </text:span></text:p>
      <text:p text:style-name="P6"><text:span text:style-name="T222"><text:tab/>case 1L:printf("switch1"); </text:span></text:p>
      <text:p text:style-name="P6"><text:span text:style-name="T222"><text:tab/>case 2L:printf("switch2"); </text:span></text:p>
      <text:p text:style-name="P6"><text:span text:style-name="T222"><text:tab/>default:printf("switch3");break; </text:span></text:p>
      <text:p text:style-name="P6"><text:span text:style-name="T222"><text:tab/>} </text:span></text:p>
      <text:p text:style-name="P6"><text:span text:style-name="T222"><text:tab/>}</text:span></text:p>
      <text:p text:style-name="P6"><text:span text:style-name="T223"/></text:p>
      <text:p text:style-name="P6"><text:span text:style-name="T224">115)<text:tab/>main() </text:span></text:p>
      <text:p text:style-name="P6"><text:span text:style-name="T224"><text:tab/>{ </text:span></text:p>
      <text:p text:style-name="P6"><text:span text:style-name="T224"><text:tab/>char ch='\0'; </text:span></text:p>
      <text:p text:style-name="P6"><text:span text:style-name="T224"><text:tab/>switch(ch) </text:span></text:p>
      <text:p text:style-name="P6"><text:span text:style-name="T224"><text:tab/>{ </text:span></text:p>
      <text:p text:style-name="P6"><text:span text:style-name="T224"><text:tab/>case '\0':break; </text:span></text:p>
      <text:p text:style-name="P6"><text:span text:style-name="T224"><text:tab/>case ' ':printf("NULL NULL");break; </text:span></text:p>
      <text:p text:style-name="P6"><text:span text:style-name="T224"><text:tab/>case '0':printf("Nothing");break; </text:span></text:p>
      <text:p text:style-name="P6"><text:span text:style-name="T224"><text:tab/>defult:printf("Empty"); </text:span></text:p>
      <text:p text:style-name="P6"><text:span text:style-name="T224"><text:tab/>} </text:span></text:p>
      <text:p text:style-name="P6"><text:span text:style-name="T224"><text:tab/>printf("ch=%d",ch); </text:span></text:p>
      <text:p text:style-name="P6"><text:span text:style-name="T224"><text:tab/>}</text:span></text:p>
      <text:p text:style-name="P6"><text:span text:style-name="T225"/></text:p>
      <text:p text:style-name="P6"><text:span text:style-name="T226">116)<text:tab/>main() </text:span></text:p>
      <text:p text:style-name="P6"><text:span text:style-name="T226"><text:tab/>{ </text:span></text:p>
      <text:p text:style-name="P6"><text:span text:style-name="T226"><text:tab/>char ch='\0'; </text:span></text:p>
      <text:p text:style-name="P6"><text:span text:style-name="T226"><text:tab/>switch(ch) </text:span></text:p>
      <text:p text:style-name="P6"><text:span text:style-name="T226"><text:tab/>{ </text:span></text:p>
      <text:p text:style-name="P6"><text:span text:style-name="T226"><text:tab/>case '\0':printf("ch=%d",++ch);break; </text:span></text:p>
      <text:p text:style-name="P6"><text:span text:style-name="T226"><text:tab/>case ' ':printf("NULL NULL");break; </text:span></text:p>
      <text:p text:style-name="P6"><text:span text:style-name="T226"><text:tab/>case '0':printf("Nothing");break; </text:span></text:p>
      <text:p text:style-name="P6"><text:span text:style-name="T226"><text:tab/>defult:printf("Empty"); </text:span></text:p>
      <text:p text:style-name="P6"><text:span text:style-name="T226"><text:tab/>} </text:span></text:p>
      <text:p text:style-name="P6"><text:span text:style-name="T226"><text:tab/>}</text:span></text:p>
      <text:p text:style-name="P6"><text:span text:style-name="T227"/></text:p>
      <text:p text:style-name="P6"><text:span text:style-name="T227"/></text:p>
      <text:p text:style-name="P6"><text:span text:style-name="T228">117)<text:tab/>main() </text:span></text:p>
      <text:p text:style-name="P6"><text:span text:style-name="T228"><text:tab/>{ </text:span></text:p>
      <text:p text:style-name="P6"><text:span text:style-name="T228"><text:tab/>char ch='\0'; </text:span></text:p>
      <text:p text:style-name="P6"><text:span text:style-name="T228"><text:tab/>switch(ch++) </text:span></text:p>
      <text:p text:style-name="P6"><text:span text:style-name="T228"><text:tab/>{ </text:span></text:p>
      <text:p text:style-name="P6"><text:span text:style-name="T228"><text:tab/>case 0&amp;&amp;1:printf("0&amp;&amp;1"); </text:span></text:p>
      <text:p text:style-name="P6"><text:span text:style-name="T228"><text:tab/>case '0':printf("0||1"); </text:span></text:p>
      <text:p text:style-name="P6"><text:span text:style-name="T228"><text:tab/>case '1':printf("0==0");break; </text:span></text:p>
      <text:p text:style-name="P6"><text:span text:style-name="T228"><text:tab/>defult:printf("Empty"); </text:span></text:p>
      <text:p text:style-name="P6"><text:span text:style-name="T228"><text:tab/>} </text:span></text:p>
      <text:p text:style-name="P6"><text:span text:style-name="T228"><text:tab/>}</text:span></text:p>
      <text:p text:style-name="P6"><text:span text:style-name="T229"/></text:p>
      <text:p text:style-name="P6"><text:span text:style-name="T230">118)<text:tab/>main() </text:span></text:p>
      <text:p text:style-name="P6"><text:span text:style-name="T230"><text:tab/>{ </text:span></text:p>
      <text:p text:style-name="P6"><text:span text:style-name="T230"><text:tab/>int num=0; </text:span></text:p>
      <text:p text:style-name="P6"><text:span text:style-name="T230"><text:tab/>if(num++,num--,++num) </text:span></text:p>
      <text:p text:style-name="P6"><text:span text:style-name="T230"><text:tab/>switch(num) </text:span></text:p>
      <text:p text:style-name="P6"><text:span text:style-name="T230"><text:tab/>{ </text:span></text:p>
      <text:p text:style-name="P6"><text:span text:style-name="T230"><text:tab/>case 1:printf("case1");break; </text:span></text:p>
      <text:p text:style-name="P6"><text:span text:style-name="T230"><text:tab/>case 2:printf("case2");break; </text:span></text:p>
      <text:p text:style-name="P6"><text:span text:style-name="T230"><text:tab/>defult:printf("Empty");break; </text:span></text:p>
      <text:p text:style-name="P6"><text:span text:style-name="T230"><text:tab/>} </text:span></text:p>
      <text:p text:style-name="P6"><text:span text:style-name="T230"><text:tab/>}</text:span></text:p>
      <text:p text:style-name="P6"><text:span text:style-name="T231"/></text:p>
      <text:p text:style-name="P6"><text:span text:style-name="T232">119)<text:tab/>main() </text:span></text:p>
      <text:p text:style-name="P6"><text:span text:style-name="T232"><text:tab/>{ </text:span></text:p>
      <text:p text:style-name="P6"><text:span text:style-name="T232"><text:tab/>char j=1; </text:span></text:p>
      <text:p text:style-name="P6"><text:span text:style-name="T232"><text:tab/>while(j&lt;5) </text:span></text:p>
      <text:p text:style-name="P6"><text:span text:style-name="T232"><text:tab/>{ </text:span></text:p>
      <text:p text:style-name="P6"><text:span text:style-name="T232"><text:tab/>printf("%d ",j); </text:span></text:p>
      <text:p text:style-name="P6"><text:span text:style-name="T232"><text:tab/>j=j+1; </text:span></text:p>
      <text:p text:style-name="P6"><text:span text:style-name="T232"><text:tab/>} </text:span></text:p>
      <text:p text:style-name="P6"><text:span text:style-name="T232"><text:tab/>}</text:span></text:p>
      <text:p text:style-name="P6"><text:span text:style-name="T233"/></text:p>
      <text:p text:style-name="P6"><text:span text:style-name="T234">120)<text:tab/>main() </text:span></text:p>
      <text:p text:style-name="P6"><text:span text:style-name="T234"><text:tab/>{ </text:span></text:p>
      <text:p text:style-name="P6"><text:span text:style-name="T234"><text:tab/>unsigned int i=65535; </text:span></text:p>
      <text:p text:style-name="P6"><text:span text:style-name="T234"><text:tab/>while(i++!=0); </text:span></text:p>
      <text:p text:style-name="P6"><text:span text:style-name="T234"><text:tab/>printf("%d",i); </text:span></text:p>
      <text:p text:style-name="P6"><text:span text:style-name="T234"><text:tab/>} </text:span></text:p>
      <text:p text:style-name="P6"><text:span text:style-name="T235"/></text:p>
      <text:p text:style-name="P6"><text:span text:style-name="T236">121)<text:tab/>main() </text:span></text:p>
      <text:p text:style-name="P6"><text:span text:style-name="T236"><text:tab/>{ </text:span></text:p>
      <text:p text:style-name="P6"><text:span text:style-name="T236"><text:tab/>int i=0; </text:span></text:p>
      <text:p text:style-name="P6"><text:span text:style-name="T236"><text:tab/>while(+(+i--)!=0) </text:span></text:p>
      <text:p text:style-name="P6"><text:span text:style-name="T236"><text:tab/>i-=i++; </text:span></text:p>
      <text:p text:style-name="P6"><text:span text:style-name="T236"><text:tab/>printf("%d",i); </text:span></text:p>
      <text:p text:style-name="P6"><text:span text:style-name="T236"><text:tab/>}</text:span></text:p>
      <text:p text:style-name="P6"><text:span text:style-name="T237"/></text:p>
      <text:p text:style-name="P6"><text:span text:style-name="T238">122)<text:tab/>main() </text:span></text:p>
      <text:p text:style-name="P6"><text:span text:style-name="T238"><text:tab/>{ </text:span></text:p>
      <text:p text:style-name="P6"><text:span text:style-name="T238"><text:tab/>int i; </text:span></text:p>
      <text:p text:style-name="P6"><text:span text:style-name="T238"><text:tab/>while(i&lt;=0) </text:span></text:p>
      <text:p text:style-name="P6"><text:span text:style-name="T238"><text:tab/>(i&gt;2)?i++:i--; </text:span></text:p>
      <text:p text:style-name="P6"><text:span text:style-name="T238"><text:tab/>printf("%d",i); </text:span></text:p>
      <text:p text:style-name="P6"><text:span text:style-name="T238"><text:tab/>}</text:span></text:p>
      <text:p text:style-name="P6"><text:span text:style-name="T239"/></text:p>
      <text:p text:style-name="P6"><text:span text:style-name="T239"/></text:p>
      <text:p text:style-name="P6"><text:span text:style-name="T239"/></text:p>
      <text:p text:style-name="P6"><text:span text:style-name="T239"/></text:p>
      <text:p text:style-name="P6"><text:span text:style-name="T240"><text:s/></text:span></text:p>
      <text:p text:style-name="P6"><text:span text:style-name="T240">123)<text:tab/>main() </text:span></text:p>
      <text:p text:style-name="P6"><text:span text:style-name="T240"><text:tab/>{ </text:span></text:p>
      <text:p text:style-name="P6"><text:span text:style-name="T240"><text:tab/>int i=2,j=2; </text:span></text:p>
      <text:p text:style-name="P6"><text:span text:style-name="T240"><text:tab/>while(i+1?--i:j++) </text:span></text:p>
      <text:p text:style-name="P6"><text:span text:style-name="T240"><text:tab/><text:tab/>printf("%d",i); </text:span></text:p>
      <text:p text:style-name="P6"><text:span text:style-name="T240"><text:tab/>}</text:span></text:p>
      <text:p text:style-name="P6"><text:span text:style-name="T241"/></text:p>
      <text:p text:style-name="P6"><text:span text:style-name="T242">124)<text:tab/>main() </text:span></text:p>
      <text:p text:style-name="P6"><text:span text:style-name="T242"><text:tab/>{ </text:span></text:p>
      <text:p text:style-name="P6"><text:span text:style-name="T242"><text:tab/>int i,j; </text:span></text:p>
      <text:p text:style-name="P6"><text:span text:style-name="T242"><text:tab/>i=j=2,3; </text:span></text:p>
      <text:p text:style-name="P6"><text:span text:style-name="T242"><text:tab/>while(--i&amp;&amp;j++) </text:span></text:p>
      <text:p text:style-name="P6"><text:span text:style-name="T242"><text:tab/><text:tab/>printf("%d %d",i,j); </text:span></text:p>
      <text:p text:style-name="P6"><text:span text:style-name="T242"><text:tab/>}</text:span></text:p>
      <text:p text:style-name="P6"><text:span text:style-name="T243"/></text:p>
      <text:p text:style-name="P6"><text:span text:style-name="T244">125)<text:tab/>main() </text:span></text:p>
      <text:p text:style-name="P6"><text:span text:style-name="T244"><text:tab/>{ </text:span></text:p>
      <text:p text:style-name="P6"><text:span text:style-name="T244"><text:tab/>char c=125; </text:span></text:p>
      <text:p text:style-name="P6"><text:span text:style-name="T244"><text:tab/>do </text:span></text:p>
      <text:p text:style-name="P6"><text:span text:style-name="T244"><text:tab/><text:tab/>printf("%d ",c); </text:span></text:p>
      <text:p text:style-name="P6"><text:span text:style-name="T244"><text:tab/>while(c++); </text:span></text:p>
      <text:p text:style-name="P6"><text:span text:style-name="T244"><text:tab/> }</text:span></text:p>
      <text:p text:style-name="P6"><text:span text:style-name="T245"/></text:p>
      <text:p text:style-name="P6"><text:span text:style-name="T246">126)<text:tab/>main() </text:span></text:p>
      <text:p text:style-name="P6"><text:span text:style-name="T246"><text:tab/>{ </text:span></text:p>
      <text:p text:style-name="P6"><text:span text:style-name="T246"><text:tab/>int a=0; </text:span></text:p>
      <text:p text:style-name="P6"><text:span text:style-name="T246"><text:tab/>while(a++&lt;5-++a)<text:tab/> </text:span></text:p>
      <text:p text:style-name="P6"><text:span text:style-name="T246"><text:tab/>printf("%d",a); </text:span></text:p>
      <text:p text:style-name="P6"><text:span text:style-name="T246"><text:tab/>}</text:span></text:p>
      <text:p text:style-name="P6"><text:span text:style-name="T247"/></text:p>
      <text:p text:style-name="P6"><text:span text:style-name="T248">127)<text:tab/>main() </text:span></text:p>
      <text:p text:style-name="P6"><text:span text:style-name="T248"><text:tab/>{ </text:span></text:p>
      <text:p text:style-name="P6"><text:span text:style-name="T248"><text:tab/>int a=0; </text:span></text:p>
      <text:p text:style-name="P6"><text:span text:style-name="T248"><text:tab/>while(a++&lt;5)<text:tab/> </text:span></text:p>
      <text:p text:style-name="P6"><text:span text:style-name="T248"><text:tab/>printf("%d",a); </text:span></text:p>
      <text:p text:style-name="P6"><text:span text:style-name="T248"><text:tab/>}</text:span></text:p>
      <text:p text:style-name="P6"><text:span text:style-name="T249"/></text:p>
      <text:p text:style-name="P6"><text:span text:style-name="T250">128)<text:tab/>main() </text:span></text:p>
      <text:p text:style-name="P6"><text:span text:style-name="T250"><text:tab/>{ </text:span></text:p>
      <text:p text:style-name="P6"><text:span text:style-name="T250"><text:tab/>int a=0; </text:span></text:p>
      <text:p text:style-name="P6"><text:span text:style-name="T250"><text:tab/>while(-++a)<text:tab/> </text:span></text:p>
      <text:p text:style-name="P6"><text:span text:style-name="T250"><text:tab/>printf("%d",a);<text:s text:c="2"/></text:span></text:p>
      <text:p text:style-name="P6"><text:span text:style-name="T250"><text:tab/>}</text:span></text:p>
      <text:p text:style-name="P6"><text:span text:style-name="T251"/></text:p>
      <text:p text:style-name="P6"><text:span text:style-name="T251"/></text:p>
      <text:p text:style-name="P6"><text:span text:style-name="T251"/></text:p>
      <text:p text:style-name="P6"><text:span text:style-name="T251"/></text:p>
      <text:p text:style-name="P6"><text:span text:style-name="T251"/></text:p>
      <text:p text:style-name="P6"><text:span text:style-name="T251"/></text:p>
      <text:p text:style-name="P6"><text:span text:style-name="T252">129)<text:tab/>main() </text:span></text:p>
      <text:p text:style-name="P6"><text:span text:style-name="T252"><text:tab/>{ </text:span></text:p>
      <text:p text:style-name="P6"><text:span text:style-name="T252"><text:tab/>int a=0; </text:span></text:p>
      <text:p text:style-name="P6"><text:span text:style-name="T252"><text:tab/>while(a&lt;5&amp;&amp;a&gt;5)<text:tab/> </text:span></text:p>
      <text:p text:style-name="P6"><text:span text:style-name="T252"><text:tab/>printf("%d",a); </text:span></text:p>
      <text:p text:style-name="P6"><text:span text:style-name="T252"><text:tab/>printf("hello"); <text:tab/> </text:span></text:p>
      <text:p text:style-name="P6"><text:span text:style-name="T252"><text:tab/>}</text:span></text:p>
      <text:p text:style-name="P6"><text:span text:style-name="T253"/></text:p>
      <text:p text:style-name="P6"><text:span text:style-name="T254">130)<text:tab/>main() </text:span></text:p>
      <text:p text:style-name="P6"><text:span text:style-name="T254"><text:tab/>{ </text:span></text:p>
      <text:p text:style-name="P6"><text:span text:style-name="T254"><text:tab/>int a=0; </text:span></text:p>
      <text:p text:style-name="P6"><text:span text:style-name="T254"><text:tab/>while(a&lt;&lt;5&amp;&amp;a&gt;&gt;5)<text:tab/> </text:span></text:p>
      <text:p text:style-name="P6"><text:span text:style-name="T254"><text:tab/>printf("%d",a); </text:span></text:p>
      <text:p text:style-name="P6"><text:span text:style-name="T254"><text:tab/>printf("hi"); </text:span></text:p>
      <text:p text:style-name="P6"><text:span text:style-name="T254"><text:tab/>}</text:span></text:p>
      <text:p text:style-name="P6"><text:span text:style-name="T255"/></text:p>
      <text:p text:style-name="P6"><text:span text:style-name="T256">131)<text:tab/>main() </text:span></text:p>
      <text:p text:style-name="P6"><text:span text:style-name="T256"><text:tab/>{ </text:span></text:p>
      <text:p text:style-name="P6"><text:span text:style-name="T256"><text:tab/>int a=0; </text:span></text:p>
      <text:p text:style-name="P6"><text:span text:style-name="T256"><text:tab/>while(!a)<text:tab/> </text:span></text:p>
      <text:p text:style-name="P6"><text:span text:style-name="T256"><text:tab/>printf("%d",a); </text:span></text:p>
      <text:p text:style-name="P6"><text:span text:style-name="T256"><text:tab/>printf("hello");<text:s text:c="2"/></text:span></text:p>
      <text:p text:style-name="P6"><text:span text:style-name="T256"><text:tab/>}</text:span></text:p>
      <text:p text:style-name="P6"><text:span text:style-name="T257"/></text:p>
      <text:p text:style-name="P6"><text:span text:style-name="T258">132)<text:tab/>main() </text:span></text:p>
      <text:p text:style-name="P6"><text:span text:style-name="T258"><text:tab/>{ </text:span></text:p>
      <text:p text:style-name="P6"><text:span text:style-name="T258"><text:tab/>int a; </text:span></text:p>
      <text:p text:style-name="P6"><text:span text:style-name="T258"><text:tab/>while(!!a)<text:tab/> </text:span></text:p>
      <text:p text:style-name="P6"><text:span text:style-name="T258"><text:tab/>printf("%d",a); </text:span></text:p>
      <text:p text:style-name="P6"><text:span text:style-name="T258"><text:tab/>printf("hello"); </text:span></text:p>
      <text:p text:style-name="P6"><text:span text:style-name="T258"><text:tab/> </text:span></text:p>
      <text:p text:style-name="P6"><text:span text:style-name="T258"><text:tab/>}</text:span></text:p>
      <text:p text:style-name="P6"><text:span text:style-name="T259"/></text:p>
      <text:p text:style-name="P6"><text:span text:style-name="T260">133)<text:tab/>main() </text:span></text:p>
      <text:p text:style-name="P6"><text:span text:style-name="T260"><text:tab/>{ </text:span></text:p>
      <text:p text:style-name="P6"><text:span text:style-name="T260"><text:tab/>int a=10; </text:span></text:p>
      <text:p text:style-name="P6"><text:span text:style-name="T260"><text:tab/>while(!(!a++)&gt;=10)<text:tab/> </text:span></text:p>
      <text:p text:style-name="P6"><text:span text:style-name="T260"><text:tab/>printf("%d",a); </text:span></text:p>
      <text:p text:style-name="P6"><text:span text:style-name="T260"><text:tab/>printf("hello");<text:s text:c="2"/></text:span></text:p>
      <text:p text:style-name="P6"><text:span text:style-name="T260"><text:tab/>}</text:span></text:p>
      <text:p text:style-name="P6"><text:span text:style-name="T261"/></text:p>
      <text:p text:style-name="P6"><text:span text:style-name="T262">134)<text:tab/>main() </text:span></text:p>
      <text:p text:style-name="P6"><text:span text:style-name="T262"><text:tab/>{ </text:span></text:p>
      <text:p text:style-name="P6"><text:span text:style-name="T262"><text:tab/>int a=0; </text:span></text:p>
      <text:p text:style-name="P6"><text:span text:style-name="T262"><text:tab/>while(a++&lt;5)<text:tab/> </text:span></text:p>
      <text:p text:style-name="P6"><text:span text:style-name="T262"><text:tab/>printf("%d",a); </text:span></text:p>
      <text:p text:style-name="P6"><text:span text:style-name="T262"><text:tab/>printf("hello");<text:s text:c="2"/></text:span></text:p>
      <text:p text:style-name="P6"><text:span text:style-name="T262"><text:tab/>}</text:span></text:p>
      <text:p text:style-name="P6"><text:span text:style-name="T263"/></text:p>
      <text:p text:style-name="P6"><text:span text:style-name="T264">135)<text:tab/>main() </text:span></text:p>
      <text:p text:style-name="P6"><text:span text:style-name="T264"><text:tab/>{ </text:span></text:p>
      <text:p text:style-name="P6"><text:span text:style-name="T264"><text:tab/>int a=0; </text:span></text:p>
      <text:p text:style-name="P6"><text:span text:style-name="T264"><text:tab/>while(a++)<text:tab/> </text:span></text:p>
      <text:p text:style-name="P6"><text:span text:style-name="T264"><text:tab/>printf("%d",a); </text:span></text:p>
      <text:p text:style-name="P6"><text:span text:style-name="T264"><text:tab/>printf("hello"); </text:span></text:p>
      <text:p text:style-name="P6"><text:span text:style-name="T264"><text:tab/>}</text:span></text:p>
      <text:p text:style-name="P6"><text:span text:style-name="T265"/></text:p>
      <text:p text:style-name="P6"><text:span text:style-name="T266">136)<text:tab/>main() </text:span></text:p>
      <text:p text:style-name="P6"><text:span text:style-name="T266"><text:tab/>{ </text:span></text:p>
      <text:p text:style-name="P6"><text:span text:style-name="T266"><text:tab/>int a=0; </text:span></text:p>
      <text:p text:style-name="P6"><text:span text:style-name="T266"><text:tab/>while(!!!!(a)++)<text:tab/> </text:span></text:p>
      <text:p text:style-name="P6"><text:span text:style-name="T266"><text:tab/>printf("%d",a); </text:span></text:p>
      <text:p text:style-name="P6"><text:span text:style-name="T266"><text:tab/>printf("hello"); </text:span></text:p>
      <text:p text:style-name="P6"><text:span text:style-name="T266"><text:tab/> </text:span></text:p>
      <text:p text:style-name="P6"><text:span text:style-name="T266"><text:tab/>}</text:span></text:p>
      <text:p text:style-name="P6"><text:span text:style-name="T267"/></text:p>
      <text:p text:style-name="P6"><text:span text:style-name="T268">137)<text:tab/>main() </text:span></text:p>
      <text:p text:style-name="P6"><text:span text:style-name="T268"><text:tab/>{ </text:span></text:p>
      <text:p text:style-name="P6"><text:span text:style-name="T268"><text:tab/>int a=0; </text:span></text:p>
      <text:p text:style-name="P6"><text:span text:style-name="T268"><text:tab/>while(a)<text:tab/> </text:span></text:p>
      <text:p text:style-name="P6"><text:span text:style-name="T268"><text:tab/>printf("%d",a); </text:span></text:p>
      <text:p text:style-name="P6"><text:span text:style-name="T268"><text:tab/>printf("%d",a++);<text:s text:c="2"/></text:span></text:p>
      <text:p text:style-name="P6"><text:span text:style-name="T268"><text:tab/>}</text:span></text:p>
      <text:p text:style-name="P6"><text:span text:style-name="T269"/></text:p>
      <text:p text:style-name="P6"><text:span text:style-name="T270">138)<text:tab/>main() </text:span></text:p>
      <text:p text:style-name="P6"><text:span text:style-name="T270"><text:tab/>{ </text:span></text:p>
      <text:p text:style-name="P6"><text:span text:style-name="T270"><text:tab/>int a=0; </text:span></text:p>
      <text:p text:style-name="P6"><text:span text:style-name="T270"><text:tab/>while(a)<text:tab/> </text:span></text:p>
      <text:p text:style-name="P6"><text:span text:style-name="T270"><text:tab/>printf("%d",a); </text:span></text:p>
      <text:p text:style-name="P6"><text:span text:style-name="T270"><text:tab/>printf("%d",++a++); <text:tab/> </text:span></text:p>
      <text:p text:style-name="P6"><text:span text:style-name="T270"><text:tab/>}</text:span></text:p>
      <text:p text:style-name="P6"><text:span text:style-name="T271"/></text:p>
      <text:p text:style-name="P6"><text:span text:style-name="T272">139)<text:tab/>main() </text:span></text:p>
      <text:p text:style-name="P6"><text:span text:style-name="T272"><text:tab/>{ </text:span></text:p>
      <text:p text:style-name="P6"><text:span text:style-name="T272"><text:tab/>int a=0; </text:span></text:p>
      <text:p text:style-name="P6"><text:span text:style-name="T272"><text:tab/>while(a)<text:tab/> </text:span></text:p>
      <text:p text:style-name="P6"><text:span text:style-name="T272"><text:tab/>printf("%d",a); </text:span></text:p>
      <text:p text:style-name="P6"><text:span text:style-name="T272"><text:tab/>printf("%d",!a++);<text:s text:c="2"/></text:span></text:p>
      <text:p text:style-name="P6"><text:span text:style-name="T272"><text:tab/>}</text:span></text:p>
      <text:p text:style-name="P6"><text:span text:style-name="T273"/></text:p>
      <text:p text:style-name="P6"><text:span text:style-name="T274">140)<text:tab/>main() </text:span></text:p>
      <text:p text:style-name="P6"><text:span text:style-name="T274"><text:tab/>{ </text:span></text:p>
      <text:p text:style-name="P6"><text:span text:style-name="T274"><text:tab/>int a=0; </text:span></text:p>
      <text:p text:style-name="P6"><text:span text:style-name="T274"><text:tab/>while(!!a)<text:tab/> </text:span></text:p>
      <text:p text:style-name="P6"><text:span text:style-name="T274"><text:tab/>printf("%d",a); </text:span></text:p>
      <text:p text:style-name="P6"><text:span text:style-name="T274"><text:tab/>printf("%d",!++a);<text:s text:c="2"/></text:span></text:p>
      <text:p text:style-name="P6"><text:span text:style-name="T274"><text:tab/>}</text:span></text:p>
      <text:p text:style-name="P6"><text:span text:style-name="T275"/></text:p>
      <text:p text:style-name="P6"><text:span text:style-name="T276">141)<text:tab/>main() </text:span></text:p>
      <text:p text:style-name="P6"><text:span text:style-name="T276"><text:tab/>{ </text:span></text:p>
      <text:p text:style-name="P6"><text:span text:style-name="T276"><text:tab/>int a; </text:span></text:p>
      <text:p text:style-name="P6"><text:span text:style-name="T276"><text:tab/>while(!a)<text:tab/> </text:span></text:p>
      <text:p text:style-name="P6"><text:span text:style-name="T276"><text:tab/>printf("%d",!a); </text:span></text:p>
      <text:p text:style-name="P6"><text:span text:style-name="T276"><text:tab/>printf("%d",!!a);<text:s text:c="2"/></text:span></text:p>
      <text:p text:style-name="P6"><text:span text:style-name="T276"><text:tab/>}</text:span></text:p>
      <text:p text:style-name="P6"><text:span text:style-name="T277"/></text:p>
      <text:p text:style-name="P6"><text:span text:style-name="T278">142)<text:tab/>main() </text:span></text:p>
      <text:p text:style-name="P6"><text:span text:style-name="T278"><text:tab/>{ </text:span></text:p>
      <text:p text:style-name="P6"><text:span text:style-name="T278"><text:tab/>int a; </text:span></text:p>
      <text:p text:style-name="P6"><text:span text:style-name="T278"><text:tab/>do </text:span></text:p>
      <text:p text:style-name="P6"><text:span text:style-name="T278"><text:tab/>{ </text:span></text:p>
      <text:p text:style-name="P6"><text:span text:style-name="T278"><text:tab/>!a;<text:tab/> </text:span></text:p>
      <text:p text:style-name="P6"><text:span text:style-name="T278"><text:tab/>printf("%d",!a); </text:span></text:p>
      <text:p text:style-name="P6"><text:span text:style-name="T278"><text:tab/>printf("%d",!!a); </text:span></text:p>
      <text:p text:style-name="P6"><text:span text:style-name="T278"><text:tab/>}while(a&lt;=5);<text:s text:c="2"/></text:span></text:p>
      <text:p text:style-name="P6"><text:span text:style-name="T278"><text:tab/>}</text:span></text:p>
      <text:p text:style-name="P6"><text:span text:style-name="T279"/></text:p>
      <text:p text:style-name="P6"><text:span text:style-name="T280">143)<text:tab/>main() </text:span></text:p>
      <text:p text:style-name="P6"><text:span text:style-name="T280"><text:tab/>{ </text:span></text:p>
      <text:p text:style-name="P6"><text:span text:style-name="T280"><text:tab/>int a=0; </text:span></text:p>
      <text:p text:style-name="P6"><text:span text:style-name="T280"><text:tab/>do </text:span></text:p>
      <text:p text:style-name="P6"><text:span text:style-name="T280"><text:tab/>{ </text:span></text:p>
      <text:p text:style-name="P6"><text:span text:style-name="T280"><text:tab/>a++;<text:tab/> </text:span></text:p>
      <text:p text:style-name="P6"><text:span text:style-name="T280"><text:tab/>printf("%d",a); </text:span></text:p>
      <text:p text:style-name="P6"><text:span text:style-name="T280"><text:tab/>}while(a&lt;=5); </text:span></text:p>
      <text:p text:style-name="P6"><text:span text:style-name="T280"><text:tab/>}</text:span></text:p>
      <text:p text:style-name="P6"><text:span text:style-name="T281"/></text:p>
      <text:p text:style-name="P6"><text:span text:style-name="T282">144)<text:tab/>main() </text:span></text:p>
      <text:p text:style-name="P6"><text:span text:style-name="T282"><text:tab/>{ </text:span></text:p>
      <text:p text:style-name="P6"><text:span text:style-name="T282"><text:tab/>int a=0; </text:span></text:p>
      <text:p text:style-name="P6"><text:span text:style-name="T282"><text:tab/>do </text:span></text:p>
      <text:p text:style-name="P6"><text:span text:style-name="T282"><text:tab/>{ </text:span></text:p>
      <text:p text:style-name="P6"><text:span text:style-name="T282"><text:tab/>++a;<text:tab/> </text:span></text:p>
      <text:p text:style-name="P6"><text:span text:style-name="T282"><text:tab/>printf("%d",a++); </text:span></text:p>
      <text:p text:style-name="P6"><text:span text:style-name="T282"><text:tab/>}while(a&lt;=5);<text:s text:c="2"/></text:span></text:p>
      <text:p text:style-name="P6"><text:span text:style-name="T282"><text:tab/>}</text:span></text:p>
      <text:p text:style-name="P6"><text:span text:style-name="T283"/></text:p>
      <text:p text:style-name="P6"><text:span text:style-name="T284">145)<text:tab/>main() </text:span></text:p>
      <text:p text:style-name="P6"><text:span text:style-name="T284"><text:tab/>{ </text:span></text:p>
      <text:p text:style-name="P6"><text:span text:style-name="T284"><text:tab/>int a=0; </text:span></text:p>
      <text:p text:style-name="P6"><text:span text:style-name="T284"><text:tab/>do </text:span></text:p>
      <text:p text:style-name="P6"><text:span text:style-name="T284"><text:tab/>{ </text:span></text:p>
      <text:p text:style-name="P6"><text:span text:style-name="T284"><text:tab/>++a;<text:tab/> </text:span></text:p>
      <text:p text:style-name="P6"><text:span text:style-name="T284"><text:tab/>printf("%d",a++); </text:span></text:p>
      <text:p text:style-name="P6"><text:span text:style-name="T284"><text:tab/>}while(!a&lt;=5);<text:s text:c="2"/></text:span></text:p>
      <text:p text:style-name="P6"><text:span text:style-name="T284"><text:tab/>}</text:span></text:p>
      <text:p text:style-name="P6"><text:span text:style-name="T285"/></text:p>
      <text:p text:style-name="P6"><text:span text:style-name="T285"/></text:p>
      <text:p text:style-name="P6"><text:span text:style-name="T286">146)<text:tab/>main() </text:span></text:p>
      <text:p text:style-name="P6"><text:span text:style-name="T286"><text:tab/>{ </text:span></text:p>
      <text:p text:style-name="P6"><text:span text:style-name="T286"><text:tab/>int a=0; </text:span></text:p>
      <text:p text:style-name="P6"><text:span text:style-name="T286"><text:tab/>do </text:span></text:p>
      <text:p text:style-name="P6"><text:span text:style-name="T286"><text:tab/>{ </text:span></text:p>
      <text:p text:style-name="P6"><text:span text:style-name="T286"><text:tab/>++a;<text:tab/> </text:span></text:p>
      <text:p text:style-name="P6"><text:span text:style-name="T286"><text:tab/>printf("%d",a++); </text:span></text:p>
      <text:p text:style-name="P6"><text:span text:style-name="T286"><text:tab/>}while(a&lt;=!5); </text:span></text:p>
      <text:p text:style-name="P6"><text:span text:style-name="T286"><text:tab/> </text:span></text:p>
      <text:p text:style-name="P6"><text:span text:style-name="T286"><text:tab/>}</text:span></text:p>
      <text:p text:style-name="P6"><text:span text:style-name="T287"/></text:p>
      <text:p text:style-name="P6"><text:span text:style-name="T288">147)<text:tab/>main() </text:span></text:p>
      <text:p text:style-name="P6"><text:span text:style-name="T288"><text:tab/>{ </text:span></text:p>
      <text:p text:style-name="P6"><text:span text:style-name="T288"><text:tab/>int a; </text:span></text:p>
      <text:p text:style-name="P6"><text:span text:style-name="T288"><text:tab/>do </text:span></text:p>
      <text:p text:style-name="P6"><text:span text:style-name="T288"><text:tab/>{ </text:span></text:p>
      <text:p text:style-name="P6"><text:span text:style-name="T288"><text:tab/>++a;<text:tab/> </text:span></text:p>
      <text:p text:style-name="P6"><text:span text:style-name="T288"><text:tab/>printf("%d",++a++); </text:span></text:p>
      <text:p text:style-name="P6"><text:span text:style-name="T288"><text:tab/>}while(a); </text:span></text:p>
      <text:p text:style-name="P6"><text:span text:style-name="T288"><text:tab/> </text:span></text:p>
      <text:p text:style-name="P6"><text:span text:style-name="T288"><text:tab/>}</text:span></text:p>
      <text:p text:style-name="P6"><text:span text:style-name="T289"/></text:p>
      <text:p text:style-name="P6"><text:span text:style-name="T290">148)<text:tab/>main() </text:span></text:p>
      <text:p text:style-name="P6"><text:span text:style-name="T290"><text:tab/>{ </text:span></text:p>
      <text:p text:style-name="P6"><text:span text:style-name="T290"><text:tab/>int a=10,c; </text:span></text:p>
      <text:p text:style-name="P6"><text:span text:style-name="T290"><text:tab/>do </text:span></text:p>
      <text:p text:style-name="P6"><text:span text:style-name="T290"><text:tab/>{ </text:span></text:p>
      <text:p text:style-name="P6"><text:span text:style-name="T290"><text:tab/>++a;<text:tab/><text:s text:c="2"/></text:span></text:p>
      <text:p text:style-name="P6"><text:span text:style-name="T290"><text:tab/>}while(c=a*a); </text:span></text:p>
      <text:p text:style-name="P6"><text:span text:style-name="T290"><text:tab/>printf("%d",c); </text:span></text:p>
      <text:p text:style-name="P6"><text:span text:style-name="T290"><text:tab/> </text:span></text:p>
      <text:p text:style-name="P6"><text:span text:style-name="T290"><text:tab/>}</text:span></text:p>
      <text:p text:style-name="P6"><text:span text:style-name="T291"/></text:p>
      <text:p text:style-name="P6"><text:span text:style-name="T292">149)<text:tab/>main() </text:span></text:p>
      <text:p text:style-name="P6"><text:span text:style-name="T292"><text:tab/>{ </text:span></text:p>
      <text:p text:style-name="P6"><text:span text:style-name="T292"><text:tab/>int a=10,c; </text:span></text:p>
      <text:p text:style-name="P6"><text:span text:style-name="T292"><text:tab/>do </text:span></text:p>
      <text:p text:style-name="P6"><text:span text:style-name="T292"><text:tab/>{ </text:span></text:p>
      <text:p text:style-name="P6"><text:span text:style-name="T292"><text:tab/>!!a;<text:tab/> </text:span></text:p>
      <text:p text:style-name="P6"><text:span text:style-name="T292"><text:tab/>}while(c=a*a/a++); </text:span></text:p>
      <text:p text:style-name="P6"><text:span text:style-name="T292"><text:tab/>printf("%d %d",c,a);<text:s text:c="2"/></text:span></text:p>
      <text:p text:style-name="P6"><text:span text:style-name="T292"><text:tab/>}</text:span></text:p>
      <text:p text:style-name="P6"><text:span text:style-name="T293"/></text:p>
      <text:p text:style-name="P6"><text:span text:style-name="T293"/></text:p>
      <text:p text:style-name="P6"><text:span text:style-name="T293"/></text:p>
      <text:p text:style-name="P6"><text:span text:style-name="T293"/></text:p>
      <text:p text:style-name="P6"><text:span text:style-name="T293"/></text:p>
      <text:p text:style-name="P6"><text:span text:style-name="T293"/></text:p>
      <text:p text:style-name="P6"><text:span text:style-name="T294">150)<text:tab/>main() </text:span></text:p>
      <text:p text:style-name="P6"><text:span text:style-name="T294"><text:tab/>{ </text:span></text:p>
      <text:p text:style-name="P6"><text:span text:style-name="T294"><text:tab/>int a=10,c=a*a; </text:span></text:p>
      <text:p text:style-name="P6"><text:span text:style-name="T294"><text:tab/>do </text:span></text:p>
      <text:p text:style-name="P6"><text:span text:style-name="T294"><text:tab/>{ </text:span></text:p>
      <text:p text:style-name="P6"><text:span text:style-name="T294"><text:tab/>++a;<text:tab/> </text:span></text:p>
      <text:p text:style-name="P6"><text:span text:style-name="T294"><text:tab/>}while(a&lt;!0); </text:span></text:p>
      <text:p text:style-name="P6"><text:span text:style-name="T294"><text:tab/>printf("%d",a+c); </text:span></text:p>
      <text:p text:style-name="P6"><text:span text:style-name="T294"><text:tab/>}</text:span></text:p>
      <text:p text:style-name="P6"><text:span text:style-name="T295"/></text:p>
      <text:p text:style-name="P6"><text:span text:style-name="T296">151)<text:tab/>main() </text:span></text:p>
      <text:p text:style-name="P6"><text:span text:style-name="T296"><text:tab/>{ </text:span></text:p>
      <text:p text:style-name="P6"><text:span text:style-name="T296"><text:tab/>int a; </text:span></text:p>
      <text:p text:style-name="P6"><text:span text:style-name="T296"><text:tab/>do </text:span></text:p>
      <text:p text:style-name="P6"><text:span text:style-name="T296"><text:tab/>{ </text:span></text:p>
      <text:p text:style-name="P6"><text:span text:style-name="T296"><text:tab/>++a;<text:tab/> </text:span></text:p>
      <text:p text:style-name="P6"><text:span text:style-name="T296"><text:tab/>printf("%d",a++); </text:span></text:p>
      <text:p text:style-name="P6"><text:span text:style-name="T296"><text:tab/>}while(++a++);<text:s text:c="2"/></text:span></text:p>
      <text:p text:style-name="P6"><text:span text:style-name="T296"><text:tab/>}</text:span></text:p>
      <text:p text:style-name="P6"><text:span text:style-name="T297"/></text:p>
      <text:p text:style-name="P6"><text:span text:style-name="T298">152)<text:tab/>main() </text:span></text:p>
      <text:p text:style-name="P6"><text:span text:style-name="T298"><text:tab/>{ </text:span></text:p>
      <text:p text:style-name="P6"><text:span text:style-name="T298"><text:tab/>int a=10; </text:span></text:p>
      <text:p text:style-name="P6"><text:span text:style-name="T298"><text:tab/>do </text:span></text:p>
      <text:p text:style-name="P6"><text:span text:style-name="T298"><text:tab/>{ </text:span></text:p>
      <text:p text:style-name="P6"><text:span text:style-name="T298"><text:tab/>++a;<text:tab/> </text:span></text:p>
      <text:p text:style-name="P6"><text:span text:style-name="T298"><text:tab/>}while(a==0); </text:span></text:p>
      <text:p text:style-name="P6"><text:span text:style-name="T298"><text:tab/>printf("%d",a); </text:span></text:p>
      <text:p text:style-name="P6"><text:span text:style-name="T298"><text:tab/>}</text:span></text:p>
      <text:p text:style-name="P6"><text:span text:style-name="T299"/></text:p>
      <text:p text:style-name="P6"><text:span text:style-name="T300">153)<text:tab/>main() </text:span></text:p>
      <text:p text:style-name="P6"><text:span text:style-name="T300"><text:tab/>{ </text:span></text:p>
      <text:p text:style-name="P6"><text:span text:style-name="T300"><text:tab/>int a=10,c=1; </text:span></text:p>
      <text:p text:style-name="P6"><text:span text:style-name="T300"><text:tab/>do </text:span></text:p>
      <text:p text:style-name="P6"><text:span text:style-name="T300"><text:tab/>{ </text:span></text:p>
      <text:p text:style-name="P6"><text:span text:style-name="T300"><text:tab/>c=a&gt;=0;<text:tab/> </text:span></text:p>
      <text:p text:style-name="P6"><text:span text:style-name="T300"><text:tab/>}while(a==0 &amp;&amp; c==a); </text:span></text:p>
      <text:p text:style-name="P6"><text:span text:style-name="T300"><text:tab/>printf("%d %d",a,c); </text:span></text:p>
      <text:p text:style-name="P6"><text:span text:style-name="T300"><text:tab/>}</text:span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1"/></text:p>
      <text:p text:style-name="P6"><text:span text:style-name="T302">154)<text:tab/>main() </text:span></text:p>
      <text:p text:style-name="P6"><text:span text:style-name="T302"><text:tab/>{ </text:span></text:p>
      <text:p text:style-name="P6"><text:span text:style-name="T302"><text:tab/>int a=1,c=10; </text:span></text:p>
      <text:p text:style-name="P6"><text:span text:style-name="T302"><text:tab/>do </text:span></text:p>
      <text:p text:style-name="P6"><text:span text:style-name="T302"><text:tab/>{ </text:span></text:p>
      <text:p text:style-name="P6"><text:span text:style-name="T302"><text:tab/>c=a&gt;=0;<text:tab/> </text:span></text:p>
      <text:p text:style-name="P6"><text:span text:style-name="T302"><text:tab/>}while(!(a==0 || c==a)); </text:span></text:p>
      <text:p text:style-name="P6"><text:span text:style-name="T302"><text:tab/>printf("%d %d",a,c); </text:span></text:p>
      <text:p text:style-name="P6"><text:span text:style-name="T302"><text:tab/>}</text:span></text:p>
      <text:p text:style-name="P6"><text:span text:style-name="T303"/></text:p>
      <text:p text:style-name="P6"><text:span text:style-name="T304">155)<text:tab/>main() </text:span></text:p>
      <text:p text:style-name="P6"><text:span text:style-name="T304"><text:tab/>{ </text:span></text:p>
      <text:p text:style-name="P6"><text:span text:style-name="T304"><text:tab/>int a=0,c=0; </text:span></text:p>
      <text:p text:style-name="P6"><text:span text:style-name="T304"><text:tab/>do </text:span></text:p>
      <text:p text:style-name="P6"><text:span text:style-name="T304"><text:tab/>{ </text:span></text:p>
      <text:p text:style-name="P6"><text:span text:style-name="T304"><text:tab/>if(c==a);<text:tab/> </text:span></text:p>
      <text:p text:style-name="P6"><text:span text:style-name="T304"><text:tab/>}while(!(a==0 &amp;&amp; c==a)); </text:span></text:p>
      <text:p text:style-name="P6"><text:span text:style-name="T304"><text:tab/>printf("%d %d",a,c); </text:span></text:p>
      <text:p text:style-name="P6"><text:span text:style-name="T304"><text:tab/>}</text:span></text:p>
      <text:p text:style-name="P6"><text:span text:style-name="T305"/></text:p>
      <text:p text:style-name="P6"><text:span text:style-name="T306">156)<text:tab/>main() </text:span></text:p>
      <text:p text:style-name="P6"><text:span text:style-name="T306"><text:tab/>{ </text:span></text:p>
      <text:p text:style-name="P6"><text:span text:style-name="T306"><text:tab/>int a,c; </text:span></text:p>
      <text:p text:style-name="P6"><text:span text:style-name="T306"><text:tab/>do </text:span></text:p>
      <text:p text:style-name="P6"><text:span text:style-name="T306"><text:tab/>{ </text:span></text:p>
      <text:p text:style-name="P6"><text:span text:style-name="T306"><text:tab/>}while(1); </text:span></text:p>
      <text:p text:style-name="P6"><text:span text:style-name="T306"><text:tab/>printf("%d %d",a,c); </text:span></text:p>
      <text:p text:style-name="P6"><text:span text:style-name="T306"><text:tab/>}</text:span></text:p>
      <text:p text:style-name="P6"><text:span text:style-name="T307"/></text:p>
      <text:p text:style-name="P6"><text:span text:style-name="T308">157)<text:tab/>main() </text:span></text:p>
      <text:p text:style-name="P6"><text:span text:style-name="T308"><text:tab/>{ </text:span></text:p>
      <text:p text:style-name="P6"><text:span text:style-name="T308"><text:tab/>int a=0,c=1; </text:span></text:p>
      <text:p text:style-name="P6"><text:span text:style-name="T308"><text:tab/>do </text:span></text:p>
      <text:p text:style-name="P6"><text:span text:style-name="T308"><text:tab/>{ </text:span></text:p>
      <text:p text:style-name="P6"><text:span text:style-name="T308"><text:tab/>printf("%d",!(a)++); </text:span></text:p>
      <text:p text:style-name="P6"><text:span text:style-name="T308"><text:tab/>}while(a&amp;&amp;c&gt;10); </text:span></text:p>
      <text:p text:style-name="P6"><text:span text:style-name="T308"><text:tab/>}</text:span></text:p>
      <text:p text:style-name="P6"><text:span text:style-name="T308"><text:tab/>}</text:span></text:p>
      <text:p text:style-name="P6"><text:span text:style-name="T308"><text:tab/>printf("%d",count);<text:tab/> </text:span></text:p>
      <text:p text:style-name="P6"><text:span text:style-name="T308"><text:tab/>}</text:span></text:p>
      <text:p text:style-name="P6"><text:span text:style-name="T309"/></text:p>
      <text:p text:style-name="P7"><text:span text:style-name="T309"/></text:p>
      <text:p text:style-name="P8"><text:span text:style-name="T309"/></text:p>
      <text:p text:style-name="P8"><text:span text:style-name="T309"/></text:p>
      <text:p text:style-name="P8"><text:span text:style-name="T309"/></text:p>
      <text:p text:style-name="P8"><text:span text:style-name="T309"/></text:p>
      <text:p text:style-name="P8"><text:span text:style-name="T309"/></text:p>
      <text:p text:style-name="P8"><text:span text:style-name="T309"/></text:p>
      <text:p text:style-name="P8"><text:span text:style-name="T309"/></text:p>
      <text:p text:style-name="P8"><text:span text:style-name="T310">158)<text:tab/>main() </text:span></text:p>
      <text:p text:style-name="P8"><text:span text:style-name="T310"><text:tab/>{ </text:span></text:p>
      <text:p text:style-name="P8"><text:span text:style-name="T310"><text:tab/>int i,j,k,count=0; </text:span></text:p>
      <text:p text:style-name="P8"><text:span text:style-name="T310"><text:tab/>for(i=0;i&lt;5;i++) </text:span></text:p>
      <text:p text:style-name="P8"><text:span text:style-name="T310"><text:tab/>{ </text:span></text:p>
      <text:p text:style-name="P8"><text:span text:style-name="T310"><text:tab/><text:tab/>for(j=0;j&lt;5;j++) </text:span></text:p>
      <text:p text:style-name="P8"><text:span text:style-name="T310"><text:tab/><text:tab/>{ </text:span></text:p>
      <text:p text:style-name="P8"><text:span text:style-name="T310"><text:tab/><text:tab/><text:tab/>count++; </text:span></text:p>
      <text:p text:style-name="P8"><text:span text:style-name="T310"><text:tab/><text:tab/>} </text:span></text:p>
      <text:p text:style-name="P8"><text:span text:style-name="T310"><text:tab/>} </text:span></text:p>
      <text:p text:style-name="P8"><text:span text:style-name="T310"><text:tab/>printf("%d",count); </text:span></text:p>
      <text:p text:style-name="P8"><text:span text:style-name="T310"><text:tab/>}</text:span></text:p>
      <text:p text:style-name="P8"><text:span text:style-name="T311"/></text:p>
      <text:p text:style-name="P8"><text:span text:style-name="T312">159)<text:tab/>main() </text:span></text:p>
      <text:p text:style-name="P8"><text:span text:style-name="T312"><text:tab/>{ </text:span></text:p>
      <text:p text:style-name="P8"><text:span text:style-name="T312"><text:tab/>int i,j,k,count=0; </text:span></text:p>
      <text:p text:style-name="P8"><text:span text:style-name="T312"><text:tab/>for(i=0;i&lt;1;i++) </text:span></text:p>
      <text:p text:style-name="P8"><text:span text:style-name="T312"><text:tab/>{ </text:span></text:p>
      <text:p text:style-name="P8"><text:span text:style-name="T312"><text:tab/><text:tab/>for(j=0;j&lt;=0;j++) </text:span></text:p>
      <text:p text:style-name="P8"><text:span text:style-name="T312"><text:tab/><text:tab/>{ </text:span></text:p>
      <text:p text:style-name="P8"><text:span text:style-name="T312"><text:tab/><text:tab/><text:tab/>count++; </text:span></text:p>
      <text:p text:style-name="P8"><text:span text:style-name="T312"><text:tab/><text:tab/>} </text:span></text:p>
      <text:p text:style-name="P8"><text:span text:style-name="T312"><text:tab/>} </text:span></text:p>
      <text:p text:style-name="P8"><text:span text:style-name="T312"><text:tab/>printf("%d",count); </text:span></text:p>
      <text:p text:style-name="P8"><text:span text:style-name="T312"><text:tab/>}</text:span></text:p>
      <text:p text:style-name="P8"><text:span text:style-name="T313"/></text:p>
      <text:p text:style-name="P8"><text:span text:style-name="T314">160)<text:tab/>main() </text:span></text:p>
      <text:p text:style-name="P8"><text:span text:style-name="T314"><text:tab/>{ </text:span></text:p>
      <text:p text:style-name="P8"><text:span text:style-name="T314"><text:tab/>int i,j,k,count=10; </text:span></text:p>
      <text:p text:style-name="P8"><text:span text:style-name="T314"><text:tab/>for(i=0;i&lt;=01;i++) </text:span></text:p>
      <text:p text:style-name="P8"><text:span text:style-name="T314"><text:tab/>{ </text:span></text:p>
      <text:p text:style-name="P8"><text:span text:style-name="T314"><text:tab/><text:tab/>for(j=0;j&lt;=10;j++) </text:span></text:p>
      <text:p text:style-name="P8"><text:span text:style-name="T314"><text:tab/><text:tab/>{ </text:span></text:p>
      <text:p text:style-name="P8"><text:span text:style-name="T314"><text:tab/><text:tab/><text:tab/>count++; </text:span></text:p>
      <text:p text:style-name="P8"><text:span text:style-name="T314"><text:tab/><text:tab/>} </text:span></text:p>
      <text:p text:style-name="P8"><text:span text:style-name="T314"><text:tab/>} </text:span></text:p>
      <text:p text:style-name="P8"><text:span text:style-name="T314"><text:tab/>printf("%d",count); </text:span></text:p>
      <text:p text:style-name="P8"><text:span text:style-name="T314"><text:tab/>}</text:span></text:p>
      <text:p text:style-name="P8"><text:span text:style-name="T315"/></text:p>
      <text:p text:style-name="P8"><text:span text:style-name="T316">161)<text:tab/>main() </text:span></text:p>
      <text:p text:style-name="P8"><text:span text:style-name="T316"><text:tab/>{ </text:span></text:p>
      <text:p text:style-name="P8"><text:span text:style-name="T316"><text:tab/>int i,j,k,count=10; </text:span></text:p>
      <text:p text:style-name="P8"><text:span text:style-name="T316"><text:tab/>for(i=0,j=0;i&gt;5;--i) </text:span></text:p>
      <text:p text:style-name="P8"><text:span text:style-name="T316"><text:tab/>{ </text:span></text:p>
      <text:p text:style-name="P8"><text:span text:style-name="T316"><text:tab/>printf("%d %d",i,j); </text:span></text:p>
      <text:p text:style-name="P8"><text:span text:style-name="T316"><text:tab/>} </text:span></text:p>
      <text:p text:style-name="P8"><text:span text:style-name="T316"><text:tab/>printf("%d %d",i!,!j); </text:span></text:p>
      <text:p text:style-name="P8"><text:span text:style-name="T316"><text:tab/>}</text:span></text:p>
      <text:p text:style-name="P8"><text:span text:style-name="T317"/></text:p>
      <text:p text:style-name="P8"><text:span text:style-name="T318">162)<text:tab/>main() </text:span></text:p>
      <text:p text:style-name="P8"><text:span text:style-name="T318"><text:tab/>{ </text:span></text:p>
      <text:p text:style-name="P8"><text:span text:style-name="T318"><text:tab/>int i,j,k,count=10; </text:span></text:p>
      <text:p text:style-name="P8"><text:span text:style-name="T318"><text:tab/>for(i=0,j=0;i&gt;5;--i) </text:span></text:p>
      <text:p text:style-name="P8"><text:span text:style-name="T318"><text:tab/>{ </text:span></text:p>
      <text:p text:style-name="P8"><text:span text:style-name="T318"><text:tab/>printf("%d %d",i,j); </text:span></text:p>
      <text:p text:style-name="P8"><text:span text:style-name="T318"><text:tab/>} </text:span></text:p>
      <text:p text:style-name="P8"><text:span text:style-name="T318"><text:tab/>printf("%d %d",!!0,!!1); </text:span></text:p>
      <text:p text:style-name="P8"><text:span text:style-name="T318"><text:tab/>}</text:span></text:p>
      <text:p text:style-name="P8"><text:span text:style-name="T319"/></text:p>
      <text:p text:style-name="P8"><text:span text:style-name="T320">163)<text:tab/>main() </text:span></text:p>
      <text:p text:style-name="P8"><text:span text:style-name="T320"><text:tab/>{ </text:span></text:p>
      <text:p text:style-name="P8"><text:span text:style-name="T320"><text:tab/>int i,j,count; </text:span></text:p>
      <text:p text:style-name="P8"><text:span text:style-name="T320"><text:tab/>for(i=0;i&lt;5;i++) </text:span></text:p>
      <text:p text:style-name="P8"><text:span text:style-name="T320"><text:tab/>{ </text:span></text:p>
      <text:p text:style-name="P8"><text:span text:style-name="T320"><text:tab/><text:tab/>for(int j=0;j&lt;5;j++); </text:span></text:p>
      <text:p text:style-name="P8"><text:span text:style-name="T320"><text:tab/><text:tab/>{ </text:span></text:p>
      <text:p text:style-name="P8"><text:span text:style-name="T320"><text:tab/><text:tab/><text:tab/>!count++; </text:span></text:p>
      <text:p text:style-name="P8"><text:span text:style-name="T320"><text:tab/><text:tab/>} </text:span></text:p>
      <text:p text:style-name="P8"><text:span text:style-name="T320"><text:tab/>} </text:span></text:p>
      <text:p text:style-name="P8"><text:span text:style-name="T320"><text:tab/>printf("%d",count); </text:span></text:p>
      <text:p text:style-name="P8"><text:span text:style-name="T320"><text:tab/>}</text:span></text:p>
      <text:p text:style-name="P8"><text:span text:style-name="T321"/></text:p>
      <text:p text:style-name="P8"><text:span text:style-name="T322">164)<text:tab/>main() </text:span></text:p>
      <text:p text:style-name="P8"><text:span text:style-name="T322"><text:tab/>{ </text:span></text:p>
      <text:p text:style-name="P8"><text:span text:style-name="T322"><text:tab/>int i,j,count=0; </text:span></text:p>
      <text:p text:style-name="P8"><text:span text:style-name="T322"><text:tab/>for(i=0;i&lt;5;i++) </text:span></text:p>
      <text:p text:style-name="P8"><text:span text:style-name="T322"><text:tab/>{ </text:span></text:p>
      <text:p text:style-name="P8"><text:span text:style-name="T322"><text:tab/><text:tab/>for(j=5;j&lt;=5;j++); </text:span></text:p>
      <text:p text:style-name="P8"><text:span text:style-name="T322"><text:tab/><text:tab/>{ </text:span></text:p>
      <text:p text:style-name="P8"><text:span text:style-name="T322"><text:tab/><text:tab/><text:tab/>!count++; </text:span></text:p>
      <text:p text:style-name="P8"><text:span text:style-name="T322"><text:tab/><text:tab/>} </text:span></text:p>
      <text:p text:style-name="P8"><text:span text:style-name="T322"><text:tab/>} </text:span></text:p>
      <text:p text:style-name="P8"><text:span text:style-name="T322"><text:tab/>printf("%d %d",(count+i)&amp;&amp;j,(count+i)&amp;j); </text:span></text:p>
      <text:p text:style-name="P8"><text:span text:style-name="T322"><text:tab/>}</text:span></text:p>
      <text:p text:style-name="P8"><text:span text:style-name="T323"/></text:p>
      <text:p text:style-name="P8"><text:span text:style-name="T324">165)<text:tab/>main() </text:span></text:p>
      <text:p text:style-name="P8"><text:span text:style-name="T324"><text:tab/>{ </text:span></text:p>
      <text:p text:style-name="P8"><text:span text:style-name="T324"><text:tab/>int i=10,j=10,count; </text:span></text:p>
      <text:p text:style-name="P8"><text:span text:style-name="T324"><text:tab/>for(i=0;i&gt;5;i+=2); </text:span></text:p>
      <text:p text:style-name="P8"><text:span text:style-name="T324"><text:tab/>{ </text:span></text:p>
      <text:p text:style-name="P8"><text:span text:style-name="T324"><text:tab/><text:tab/>for(j=10;j&lt;=5;j--); </text:span></text:p>
      <text:p text:style-name="P8"><text:span text:style-name="T324"><text:tab/><text:tab/>{ </text:span></text:p>
      <text:p text:style-name="P8"><text:span text:style-name="T324"><text:tab/><text:tab/><text:tab/>!count++; </text:span></text:p>
      <text:p text:style-name="P8"><text:span text:style-name="T324"><text:tab/><text:tab/>} </text:span></text:p>
      <text:p text:style-name="P8"><text:span text:style-name="T324"><text:tab/>} </text:span></text:p>
      <text:p text:style-name="P8"><text:span text:style-name="T324"><text:tab/>printf("%d %d",!(count)+i&amp;&amp;j,!!count+(i&amp;j)); </text:span></text:p>
      <text:p text:style-name="P8"><text:span text:style-name="T324"><text:tab/>}</text:span></text:p>
      <text:p text:style-name="P8"><text:span text:style-name="T325"/></text:p>
      <text:p text:style-name="P8"><text:span text:style-name="T326">166)<text:tab/>main() </text:span></text:p>
      <text:p text:style-name="P8"><text:span text:style-name="T326"><text:tab/>{ </text:span></text:p>
      <text:p text:style-name="P8"><text:span text:style-name="T326"><text:tab/>for(;;); </text:span></text:p>
      <text:p text:style-name="P8"><text:span text:style-name="T326"><text:tab/>for(;;); </text:span></text:p>
      <text:p text:style-name="P8"><text:span text:style-name="T326"><text:tab/>printf("Hi"); </text:span></text:p>
      <text:p text:style-name="P8"><text:span text:style-name="T326"><text:tab/> </text:span></text:p>
      <text:p text:style-name="P8"><text:span text:style-name="T326"><text:tab/>}</text:span></text:p>
      <text:p text:style-name="P8"><text:span text:style-name="T327"/></text:p>
      <text:p text:style-name="P8"><text:span text:style-name="T328">167)<text:tab/>main() </text:span></text:p>
      <text:p text:style-name="P8"><text:span text:style-name="T328"><text:tab/>{ </text:span></text:p>
      <text:p text:style-name="P8"><text:span text:style-name="T328"><text:tab/>for(int i;i++;i&lt;5); </text:span></text:p>
      <text:p text:style-name="P8"><text:span text:style-name="T328"><text:tab/>for(int j;j++;j&lt;5); </text:span></text:p>
      <text:p text:style-name="P8"><text:span text:style-name="T328"><text:tab/>printf("%d %d",i,j); </text:span></text:p>
      <text:p text:style-name="P8"><text:span text:style-name="T328"><text:tab/> </text:span></text:p>
      <text:p text:style-name="P8"><text:span text:style-name="T328"><text:tab/>}</text:span></text:p>
      <text:p text:style-name="P8"><text:span text:style-name="T329"/></text:p>
      <text:p text:style-name="P8"><text:span text:style-name="T330">168)<text:tab/>main() </text:span></text:p>
      <text:p text:style-name="P8"><text:span text:style-name="T330"><text:tab/>{ </text:span></text:p>
      <text:p text:style-name="P8"><text:span text:style-name="T330"><text:tab/>for(;;) </text:span></text:p>
      <text:p text:style-name="P8"><text:span text:style-name="T330"><text:tab/><text:tab/>for(;;) </text:span></text:p>
      <text:p text:style-name="P8"><text:span text:style-name="T330"><text:tab/>printf("%d"+1); </text:span></text:p>
      <text:p text:style-name="P8"><text:span text:style-name="T330"><text:tab/>}</text:span></text:p>
      <text:p text:style-name="P8"><text:span text:style-name="T331"/></text:p>
      <text:p text:style-name="P8"><text:span text:style-name="T332">169)<text:tab/>main() </text:span></text:p>
      <text:p text:style-name="P8"><text:span text:style-name="T332"><text:tab/>{ </text:span></text:p>
      <text:p text:style-name="P8"><text:span text:style-name="T332"><text:tab/>int a=5; </text:span></text:p>
      <text:p text:style-name="P8"><text:span text:style-name="T332"><text:tab/><text:tab/>while(a=123) </text:span></text:p>
      <text:p text:style-name="P8"><text:span text:style-name="T332"><text:tab/><text:tab/>{ </text:span></text:p>
      <text:p text:style-name="P8"><text:span text:style-name="T332"><text:tab/><text:tab/><text:tab/>printf("hi"); </text:span></text:p>
      <text:p text:style-name="P8"><text:span text:style-name="T332"><text:tab/><text:tab/><text:tab/>break; </text:span></text:p>
      <text:p text:style-name="P8"><text:span text:style-name="T332"><text:tab/><text:tab/>} </text:span></text:p>
      <text:p text:style-name="P8"><text:span text:style-name="T332"><text:tab/>printf("hello"); </text:span></text:p>
      <text:p text:style-name="P8"><text:span text:style-name="T332"><text:tab/>}</text:span></text:p>
      <text:p text:style-name="P8"><text:span text:style-name="T333"/></text:p>
      <text:p text:style-name="P8"><text:span text:style-name="T334">170)<text:tab/>main() </text:span></text:p>
      <text:p text:style-name="P8"><text:span text:style-name="T334"><text:tab/>{ </text:span></text:p>
      <text:p text:style-name="P8"><text:span text:style-name="T334"><text:tab/>int a=5; </text:span></text:p>
      <text:p text:style-name="P8"><text:span text:style-name="T334"><text:tab/>printf("%d",a++); </text:span></text:p>
      <text:p text:style-name="P8"><text:span text:style-name="T334"><text:tab/><text:tab/>while(a&gt;=3) </text:span></text:p>
      <text:p text:style-name="P8"><text:span text:style-name="T334"><text:tab/><text:tab/>{ </text:span></text:p>
      <text:p text:style-name="P8"><text:span text:style-name="T334"><text:tab/><text:tab/><text:tab/>return; </text:span></text:p>
      <text:p text:style-name="P8"><text:span text:style-name="T334"><text:tab/><text:tab/><text:tab/>printf("hi"); </text:span></text:p>
      <text:p text:style-name="P8"><text:span text:style-name="T334"><text:tab/><text:tab/><text:tab/>break; </text:span></text:p>
      <text:p text:style-name="P8"><text:span text:style-name="T334"><text:tab/><text:tab/>} </text:span></text:p>
      <text:p text:style-name="P8"><text:span text:style-name="T334"><text:tab/>printf("hello"); </text:span></text:p>
      <text:p text:style-name="P8"><text:span text:style-name="T334"><text:tab/>}</text:span></text:p>
      <text:p text:style-name="P8"><text:span text:style-name="T335"/></text:p>
      <text:p text:style-name="P8"><text:span text:style-name="T335"/></text:p>
      <text:p text:style-name="P8"><text:span text:style-name="T335"/></text:p>
      <text:p text:style-name="P8"><text:span text:style-name="T336">171)<text:tab/>main() </text:span></text:p>
      <text:p text:style-name="P8"><text:span text:style-name="T336"><text:tab/>{ </text:span></text:p>
      <text:p text:style-name="P8"><text:span text:style-name="T336"><text:tab/>int a; </text:span></text:p>
      <text:p text:style-name="P8"><text:span text:style-name="T336"><text:tab/><text:tab/>while(a&gt;=3) </text:span></text:p>
      <text:p text:style-name="P8"><text:span text:style-name="T336"><text:tab/><text:tab/>{ </text:span></text:p>
      <text:p text:style-name="P8"><text:span text:style-name="T336"><text:tab/><text:tab/>; </text:span></text:p>
      <text:p text:style-name="P8"><text:span text:style-name="T336"><text:tab/><text:tab/>} </text:span></text:p>
      <text:p text:style-name="P8"><text:span text:style-name="T336"><text:tab/>printf("hello"); </text:span></text:p>
      <text:p text:style-name="P8"><text:span text:style-name="T336"><text:tab/>break; </text:span></text:p>
      <text:p text:style-name="P8"><text:span text:style-name="T336"><text:tab/>}</text:span></text:p>
      <text:p text:style-name="P8"><text:span text:style-name="T337"/></text:p>
      <text:p text:style-name="P8"><text:span text:style-name="T338">172)<text:tab/>main() </text:span></text:p>
      <text:p text:style-name="P8"><text:span text:style-name="T338"><text:tab/>{ </text:span></text:p>
      <text:p text:style-name="P8"><text:span text:style-name="T338"><text:tab/>int a=25; </text:span></text:p>
      <text:p text:style-name="P8"><text:span text:style-name="T338"><text:tab/><text:tab/>while(a&lt;=27) </text:span></text:p>
      <text:p text:style-name="P8"><text:span text:style-name="T338"><text:tab/><text:tab/>{ </text:span></text:p>
      <text:p text:style-name="P8"><text:span text:style-name="T338"><text:tab/><text:tab/>printf("%d,",a); </text:span></text:p>
      <text:p text:style-name="P8"><text:span text:style-name="T338"><text:tab/><text:tab/>a++; </text:span></text:p>
      <text:p text:style-name="P8"><text:span text:style-name="T338"><text:tab/><text:tab/>} </text:span></text:p>
      <text:p text:style-name="P8"><text:span text:style-name="T338"><text:tab/>}</text:span></text:p>
      <text:p text:style-name="P8"><text:span text:style-name="T339"/></text:p>
      <text:p text:style-name="P8"><text:span text:style-name="T340">173)<text:tab/>main() </text:span></text:p>
      <text:p text:style-name="P8"><text:span text:style-name="T340"><text:tab/>{ </text:span></text:p>
      <text:p text:style-name="P8"><text:span text:style-name="T340"><text:tab/>int a=32; </text:span></text:p>
      <text:p text:style-name="P8"><text:span text:style-name="T340"><text:tab/>do </text:span></text:p>
      <text:p text:style-name="P8"><text:span text:style-name="T340"><text:tab/>{ </text:span></text:p>
      <text:p text:style-name="P8"><text:span text:style-name="T340"><text:tab/><text:tab/>printf("%d,",a); </text:span></text:p>
      <text:p text:style-name="P8"><text:span text:style-name="T340"><text:tab/><text:tab/>a++; </text:span></text:p>
      <text:p text:style-name="P8"><text:span text:style-name="T340"><text:tab/>}while(a&lt;=30); </text:span></text:p>
      <text:p text:style-name="P8"><text:span text:style-name="T340"><text:tab/>}</text:span></text:p>
      <text:p text:style-name="P8"><text:span text:style-name="T341"/></text:p>
      <text:p text:style-name="P8"><text:span text:style-name="T342">174)<text:tab/>main() </text:span></text:p>
      <text:p text:style-name="P8"><text:span text:style-name="T342"><text:tab/>{ </text:span></text:p>
      <text:p text:style-name="P8"><text:span text:style-name="T342"><text:tab/>int a=32; </text:span></text:p>
      <text:p text:style-name="P8"><text:span text:style-name="T342"><text:tab/>do </text:span></text:p>
      <text:p text:style-name="P8"><text:span text:style-name="T342"><text:tab/>{ </text:span></text:p>
      <text:p text:style-name="P8"><text:span text:style-name="T342"><text:tab/><text:tab/>printf("%d,",a); </text:span></text:p>
      <text:p text:style-name="P8"><text:span text:style-name="T342"><text:tab/><text:tab/>a++; </text:span></text:p>
      <text:p text:style-name="P8"><text:span text:style-name="T342"><text:tab/><text:tab/>if(a&gt;35) </text:span></text:p>
      <text:p text:style-name="P8"><text:span text:style-name="T342"><text:tab/><text:tab/>break; </text:span></text:p>
      <text:p text:style-name="P8"><text:span text:style-name="T342"><text:tab/>}while(1); </text:span></text:p>
      <text:p text:style-name="P8"><text:span text:style-name="T342"><text:tab/>}</text:span></text:p>
      <text:p text:style-name="P8"><text:span text:style-name="T343"/></text:p>
      <text:p text:style-name="P8"><text:span text:style-name="T343"/></text:p>
      <text:p text:style-name="P8"><text:span text:style-name="T343"/></text:p>
      <text:p text:style-name="P8"><text:span text:style-name="T343"/></text:p>
      <text:p text:style-name="P8"><text:span text:style-name="T343"/></text:p>
      <text:p text:style-name="P8"><text:span text:style-name="T343"/></text:p>
      <text:p text:style-name="P8"><text:span text:style-name="T343"/></text:p>
      <text:p text:style-name="P8"><text:span text:style-name="T344">175)<text:tab/>main() </text:span></text:p>
      <text:p text:style-name="P8"><text:span text:style-name="T344"><text:tab/>{ </text:span></text:p>
      <text:p text:style-name="P8"><text:span text:style-name="T344"><text:tab/>int a=32; </text:span></text:p>
      <text:p text:style-name="P8"><text:span text:style-name="T344"><text:tab/>do </text:span></text:p>
      <text:p text:style-name="P8"><text:span text:style-name="T344"><text:tab/>{ </text:span></text:p>
      <text:p text:style-name="P8"><text:span text:style-name="T344"><text:tab/><text:tab/>printf("%d,",a); </text:span></text:p>
      <text:p text:style-name="P8"><text:span text:style-name="T344"><text:tab/><text:tab/>a++; </text:span></text:p>
      <text:p text:style-name="P8"><text:span text:style-name="T344"><text:tab/><text:tab/>if(!!a) </text:span></text:p>
      <text:p text:style-name="P8"><text:span text:style-name="T344"><text:tab/><text:tab/>break; </text:span></text:p>
      <text:p text:style-name="P8"><text:span text:style-name="T344"><text:tab/>}while(1); </text:span></text:p>
      <text:p text:style-name="P8"><text:span text:style-name="T344"><text:tab/>}</text:span></text:p>
      <text:p text:style-name="P8"><text:span text:style-name="T345"/></text:p>
      <text:p text:style-name="P8"><text:span text:style-name="T346">176)<text:tab/>main() </text:span></text:p>
      <text:p text:style-name="P8"><text:span text:style-name="T346"><text:tab/>{ </text:span></text:p>
      <text:p text:style-name="P8"><text:span text:style-name="T346"><text:tab/>int a=32; </text:span></text:p>
      <text:p text:style-name="P8"><text:span text:style-name="T346"><text:tab/>do </text:span></text:p>
      <text:p text:style-name="P8"><text:span text:style-name="T346"><text:tab/>{ </text:span></text:p>
      <text:p text:style-name="P8"><text:span text:style-name="T346"><text:tab/><text:tab/>a=++a; </text:span></text:p>
      <text:p text:style-name="P8"><text:span text:style-name="T346"><text:tab/><text:tab/>a=!a; </text:span></text:p>
      <text:p text:style-name="P8"><text:span text:style-name="T346"><text:tab/><text:tab/>printf("%d,",a); </text:span></text:p>
      <text:p text:style-name="P8"><text:span text:style-name="T346"><text:tab/><text:tab/>if(a&lt;35&amp;&amp;a&gt;35) </text:span></text:p>
      <text:p text:style-name="P8"><text:span text:style-name="T346"><text:tab/><text:tab/>break; </text:span></text:p>
      <text:p text:style-name="P8"><text:span text:style-name="T346"><text:tab/>}while(!1); </text:span></text:p>
      <text:p text:style-name="P8"><text:span text:style-name="T346"><text:tab/>}</text:span></text:p>
      <text:p text:style-name="P8"><text:span text:style-name="T347"/></text:p>
      <text:p text:style-name="P8"><text:span text:style-name="T348">177)<text:tab/>main() </text:span></text:p>
      <text:p text:style-name="P8"><text:span text:style-name="T348"><text:tab/>{ </text:span></text:p>
      <text:p text:style-name="P8"><text:span text:style-name="T348"><text:tab/>int a=!0; </text:span></text:p>
      <text:p text:style-name="P8"><text:span text:style-name="T348"><text:tab/>do </text:span></text:p>
      <text:p text:style-name="P8"><text:span text:style-name="T348"><text:tab/>{ </text:span></text:p>
      <text:p text:style-name="P8"><text:span text:style-name="T348"><text:tab/><text:tab/>a=++!a; </text:span></text:p>
      <text:p text:style-name="P8"><text:span text:style-name="T348"><text:tab/><text:tab/>a=!!a; </text:span></text:p>
      <text:p text:style-name="P8"><text:span text:style-name="T348"><text:tab/><text:tab/>printf("%d",!!a); </text:span></text:p>
      <text:p text:style-name="P8"><text:span text:style-name="T348"><text:tab/><text:tab/>if(1) </text:span></text:p>
      <text:p text:style-name="P8"><text:span text:style-name="T348"><text:tab/><text:tab/>break; </text:span></text:p>
      <text:p text:style-name="P8"><text:span text:style-name="T348"><text:tab/>}while(!1); </text:span></text:p>
      <text:p text:style-name="P8"><text:span text:style-name="T348"><text:tab/>}</text:span></text:p>
      <text:p text:style-name="P8"><text:span text:style-name="T349"/></text:p>
      <text:p text:style-name="P8"><text:span text:style-name="T350">178)<text:tab/>main() </text:span></text:p>
      <text:p text:style-name="P8"><text:span text:style-name="T350"><text:tab/>{ </text:span></text:p>
      <text:p text:style-name="P8"><text:span text:style-name="T350"><text:tab/>int k,j; </text:span></text:p>
      <text:p text:style-name="P8"><text:span text:style-name="T350"><text:tab/>for(k=1,j=10;k&lt;=5;k++) </text:span></text:p>
      <text:p text:style-name="P8"><text:span text:style-name="T350"><text:tab/>{ </text:span></text:p>
      <text:p text:style-name="P8"><text:span text:style-name="T350"><text:tab/>printf("%d ",(k+j)); </text:span></text:p>
      <text:p text:style-name="P8"><text:span text:style-name="T350"><text:tab/>} </text:span></text:p>
      <text:p text:style-name="P8"><text:span text:style-name="T350"><text:tab/>}</text:span></text:p>
      <text:p text:style-name="P8"><text:span text:style-name="T351"/></text:p>
      <text:p text:style-name="P8"><text:span text:style-name="T351"/></text:p>
      <text:p text:style-name="P8"><text:span text:style-name="T351"/></text:p>
      <text:p text:style-name="P8"><text:span text:style-name="T352">179)<text:tab/>main()<text:tab/> </text:span></text:p>
      <text:p text:style-name="P8"><text:span text:style-name="T352"><text:tab/>{ </text:span></text:p>
      <text:p text:style-name="P8"><text:span text:style-name="T352"><text:tab/>int k,j; </text:span></text:p>
      <text:p text:style-name="P8"><text:span text:style-name="T352"><text:tab/>for(k=1,j=10;k&lt;=5;k++); </text:span></text:p>
      <text:p text:style-name="P8"><text:span text:style-name="T352"><text:tab/>{ </text:span></text:p>
      <text:p text:style-name="P8"><text:span text:style-name="T352"><text:tab/>;;; </text:span></text:p>
      <text:p text:style-name="P8"><text:span text:style-name="T352"><text:tab/>} </text:span></text:p>
      <text:p text:style-name="P8"><text:span text:style-name="T352"><text:tab/>printf("%d %d\n",k++,++j); </text:span></text:p>
      <text:p text:style-name="P8"><text:span text:style-name="T352"><text:tab/>}</text:span></text:p>
      <text:p text:style-name="P8"><text:span text:style-name="T353"/></text:p>
      <text:p text:style-name="P8"><text:span text:style-name="T354">180)<text:tab/>main() </text:span></text:p>
      <text:p text:style-name="P8"><text:span text:style-name="T354"><text:tab/>{ </text:span></text:p>
      <text:p text:style-name="P8"><text:span text:style-name="T354"><text:tab/>int k,j,i; </text:span></text:p>
      <text:p text:style-name="P8"><text:span text:style-name="T354"><text:tab/>for(k=1,j=10;k&lt;=5;k++); </text:span></text:p>
      <text:p text:style-name="P8"><text:span text:style-name="T354"><text:tab/>{ </text:span></text:p>
      <text:p text:style-name="P8"><text:span text:style-name="T354"><text:tab/>;;; </text:span></text:p>
      <text:p text:style-name="P8"><text:span text:style-name="T354"><text:tab/>if(i==j); </text:span></text:p>
      <text:p text:style-name="P8"><text:span text:style-name="T354"><text:tab/>break; </text:span></text:p>
      <text:p text:style-name="P8"><text:span text:style-name="T354"><text:tab/>} </text:span></text:p>
      <text:p text:style-name="P8"><text:span text:style-name="T354"><text:tab/>printf("%d %d\n",!k++,!(++j)); </text:span></text:p>
      <text:p text:style-name="P8"><text:span text:style-name="T354"><text:tab/>}</text:span></text:p>
      <text:p text:style-name="P8"><text:span text:style-name="T354">'</text:span></text:p>
      <text:p text:style-name="P8"><text:span text:style-name="T354">181)<text:tab/>main() </text:span></text:p>
      <text:p text:style-name="P8"><text:span text:style-name="T354"><text:tab/>{ </text:span></text:p>
      <text:p text:style-name="P8"><text:span text:style-name="T354"><text:tab/>int k,j,i; </text:span></text:p>
      <text:p text:style-name="P8"><text:span text:style-name="T354"><text:tab/>for(k=1,j=10;k&lt;=5;k++) </text:span></text:p>
      <text:p text:style-name="P8"><text:span text:style-name="T354"><text:tab/>{ </text:span></text:p>
      <text:p text:style-name="P8"><text:span text:style-name="T354"><text:tab/>i=i++; </text:span></text:p>
      <text:p text:style-name="P8"><text:span text:style-name="T354"><text:tab/>j=j++; </text:span></text:p>
      <text:p text:style-name="P8"><text:span text:style-name="T354"><text:tab/>if(i==j) </text:span></text:p>
      <text:p text:style-name="P8"><text:span text:style-name="T354"><text:tab/>break; </text:span></text:p>
      <text:p text:style-name="P8"><text:span text:style-name="T354"><text:tab/>} </text:span></text:p>
      <text:p text:style-name="P8"><text:span text:style-name="T354"><text:tab/>printf("%d %d\n",!k++,!(++j)); </text:span></text:p>
      <text:p text:style-name="P8"><text:span text:style-name="T354"><text:tab/>}</text:span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5"/></text:p>
      <text:p text:style-name="P8"><text:span text:style-name="T356">182)<text:tab/>main() </text:span></text:p>
      <text:p text:style-name="P8"><text:span text:style-name="T356"><text:tab/>{ </text:span></text:p>
      <text:p text:style-name="P8"><text:span text:style-name="T356"><text:tab/>int k,j,i=0; </text:span></text:p>
      <text:p text:style-name="P8"><text:span text:style-name="T356"><text:tab/>printf("hello..\n"); </text:span></text:p>
      <text:p text:style-name="P8"><text:span text:style-name="T356"><text:tab/>for(k=1,j=10;j=k=i;k++) </text:span></text:p>
      <text:p text:style-name="P8"><text:span text:style-name="T356"><text:tab/>{ </text:span></text:p>
      <text:p text:style-name="P8"><text:span text:style-name="T356"><text:tab/>i=i++; </text:span></text:p>
      <text:p text:style-name="P8"><text:span text:style-name="T356"><text:tab/>j=j++; </text:span></text:p>
      <text:p text:style-name="P8"><text:span text:style-name="T356"><text:tab/>printf("%d %d %d",i&amp;&amp;j&amp;&amp;k,i+j+k,i|j|k); </text:span></text:p>
      <text:p text:style-name="P8"><text:span text:style-name="T356"><text:tab/>if(i==j) </text:span></text:p>
      <text:p text:style-name="P8"><text:span text:style-name="T356"><text:tab/>break; </text:span></text:p>
      <text:p text:style-name="P8"><text:span text:style-name="T356"><text:tab/>} </text:span></text:p>
      <text:p text:style-name="P8"><text:span text:style-name="T356"><text:tab/>return; </text:span></text:p>
      <text:p text:style-name="P8"><text:span text:style-name="T356"><text:tab/>printf("hi"); </text:span></text:p>
      <text:p text:style-name="P8"><text:span text:style-name="T356"><text:tab/>}</text:span></text:p>
      <text:p text:style-name="P8"><text:span text:style-name="T357"/></text:p>
      <text:p text:style-name="P8"><text:span text:style-name="T358">183)<text:tab/>main() </text:span></text:p>
      <text:p text:style-name="P8"><text:span text:style-name="T358"><text:tab/>{ </text:span></text:p>
      <text:p text:style-name="P8"><text:span text:style-name="T358"><text:tab/>int k; </text:span></text:p>
      <text:p text:style-name="P8"><text:span text:style-name="T358"><text:tab/>for(k=1,k&lt;=5;k++); </text:span></text:p>
      <text:p text:style-name="P8"><text:span text:style-name="T358"><text:tab/>{ </text:span></text:p>
      <text:p text:style-name="P8"><text:span text:style-name="T358"><text:tab/>printf("%d",k); </text:span></text:p>
      <text:p text:style-name="P8"><text:span text:style-name="T358"><text:tab/>} </text:span></text:p>
      <text:p text:style-name="P8"><text:span text:style-name="T358"><text:tab/>printf("hi"); </text:span></text:p>
      <text:p text:style-name="P8"><text:span text:style-name="T358"><text:tab/> }</text:span></text:p>
      <text:p text:style-name="P8"><text:span text:style-name="T359"/></text:p>
      <text:p text:style-name="P8"><text:span text:style-name="T360">184)<text:tab/>main() </text:span></text:p>
      <text:p text:style-name="P8"><text:span text:style-name="T360"><text:tab/>{ </text:span></text:p>
      <text:p text:style-name="P8"><text:span text:style-name="T360"><text:tab/>int k; </text:span></text:p>
      <text:p text:style-name="P8"><text:span text:style-name="T360"><text:tab/>for(k=1;k=5;k++) </text:span></text:p>
      <text:p text:style-name="P8"><text:span text:style-name="T360"><text:tab/>{ </text:span></text:p>
      <text:p text:style-name="P8"><text:span text:style-name="T360"><text:tab/>printf("%d",k); </text:span></text:p>
      <text:p text:style-name="P8"><text:span text:style-name="T360"><text:tab/>return; </text:span></text:p>
      <text:p text:style-name="P8"><text:span text:style-name="T360"><text:tab/>} </text:span></text:p>
      <text:p text:style-name="P8"><text:span text:style-name="T360"><text:tab/>printf("hi");<text:s text:c="2"/></text:span></text:p>
      <text:p text:style-name="P8"><text:span text:style-name="T360"><text:tab/>}</text:span></text:p>
      <text:p text:style-name="P8"><text:span text:style-name="T361"/></text:p>
      <text:p text:style-name="P8"><text:span text:style-name="T362">185)<text:tab/>main() </text:span></text:p>
      <text:p text:style-name="P8"><text:span text:style-name="T362"><text:tab/>{ </text:span></text:p>
      <text:p text:style-name="P8"><text:span text:style-name="T362"><text:tab/>int k; </text:span></text:p>
      <text:p text:style-name="P8"><text:span text:style-name="T362"><text:tab/>for(k=1;k=5;k++) </text:span></text:p>
      <text:p text:style-name="P8"><text:span text:style-name="T362"><text:tab/>{ </text:span></text:p>
      <text:p text:style-name="P8"><text:span text:style-name="T362"><text:tab/>printf("%d",k); </text:span></text:p>
      <text:p text:style-name="P8"><text:span text:style-name="T362"><text:tab/>return; </text:span></text:p>
      <text:p text:style-name="P8"><text:span text:style-name="T362"><text:tab/>} </text:span></text:p>
      <text:p text:style-name="P8"><text:span text:style-name="T362"><text:tab/>printf("hi"); </text:span></text:p>
      <text:p text:style-name="P8"><text:span text:style-name="T362"><text:tab/>}</text:span></text:p>
      <text:p text:style-name="P8"><text:span text:style-name="T363"/></text:p>
      <text:p text:style-name="P8"><text:span text:style-name="T363"/></text:p>
      <text:p text:style-name="P8"><text:span text:style-name="T364">186)<text:tab/>main() </text:span></text:p>
      <text:p text:style-name="P8"><text:span text:style-name="T364"><text:tab/>{ </text:span></text:p>
      <text:p text:style-name="P8"><text:span text:style-name="T364"><text:tab/>int k; </text:span></text:p>
      <text:p text:style-name="P8"><text:span text:style-name="T364"><text:tab/>for(k=1;k&lt;=5;k++) </text:span></text:p>
      <text:p text:style-name="P8"><text:span text:style-name="T364"><text:tab/>{ </text:span></text:p>
      <text:p text:style-name="P8"><text:span text:style-name="T364"><text:tab/>; </text:span></text:p>
      <text:p text:style-name="P8"><text:span text:style-name="T364"><text:tab/>} </text:span></text:p>
      <text:p text:style-name="P8"><text:span text:style-name="T364"><text:tab/>printf("hi");<text:s text:c="2"/></text:span></text:p>
      <text:p text:style-name="P8"><text:span text:style-name="T364"><text:tab/>}</text:span></text:p>
      <text:p text:style-name="P8"><text:span text:style-name="T365"/></text:p>
      <text:p text:style-name="P8"><text:span text:style-name="T366">187)<text:tab/>main() </text:span></text:p>
      <text:p text:style-name="P8"><text:span text:style-name="T366"><text:tab/>{ </text:span></text:p>
      <text:p text:style-name="P8"><text:span text:style-name="T366"><text:tab/>int k=5; </text:span></text:p>
      <text:p text:style-name="P8"><text:span text:style-name="T366"><text:tab/>for(k=5;k=555;return) </text:span></text:p>
      <text:p text:style-name="P8"><text:span text:style-name="T366"><text:tab/>{ </text:span></text:p>
      <text:p text:style-name="P8"><text:span text:style-name="T366"><text:tab/>; </text:span></text:p>
      <text:p text:style-name="P8"><text:span text:style-name="T366"><text:tab/>} </text:span></text:p>
      <text:p text:style-name="P8"><text:span text:style-name="T366"><text:tab/>printf("hi"); </text:span></text:p>
      <text:p text:style-name="P8"><text:span text:style-name="T366"><text:tab/>}</text:span></text:p>
      <text:p text:style-name="P8"><text:span text:style-name="T367"/></text:p>
      <text:p text:style-name="P8"><text:span text:style-name="T368">188)<text:tab/>main()<text:tab/> </text:span></text:p>
      <text:p text:style-name="P8"><text:span text:style-name="T368"><text:tab/>{ </text:span></text:p>
      <text:p text:style-name="P8"><text:span text:style-name="T368"><text:tab/>int k=5; </text:span></text:p>
      <text:p text:style-name="P8"><text:span text:style-name="T368"><text:tab/>for(k=5;k&gt;=555;k+-=+2) </text:span></text:p>
      <text:p text:style-name="P8"><text:span text:style-name="T368"><text:tab/>{ </text:span></text:p>
      <text:p text:style-name="P8"><text:span text:style-name="T368"><text:tab/>; </text:span></text:p>
      <text:p text:style-name="P8"><text:span text:style-name="T368"><text:tab/>} </text:span></text:p>
      <text:p text:style-name="P8"><text:span text:style-name="T368"><text:tab/>printf("k=%d",k); </text:span></text:p>
      <text:p text:style-name="P8"><text:span text:style-name="T368"><text:tab/>}</text:span></text:p>
      <text:p text:style-name="P8"><text:span text:style-name="T369"/></text:p>
      <text:p text:style-name="P8"><text:span text:style-name="T370">189)<text:tab/>main() </text:span></text:p>
      <text:p text:style-name="P8"><text:span text:style-name="T370"><text:tab/>{ </text:span></text:p>
      <text:p text:style-name="P8"><text:span text:style-name="T370"><text:tab/>int k=5; </text:span></text:p>
      <text:p text:style-name="P8"><text:span text:style-name="T370"><text:tab/>for(k=5;k&gt;=555;k=!2) </text:span></text:p>
      <text:p text:style-name="P8"><text:span text:style-name="T370"><text:tab/>{ </text:span></text:p>
      <text:p text:style-name="P8"><text:span text:style-name="T370"><text:tab/>; </text:span></text:p>
      <text:p text:style-name="P8"><text:span text:style-name="T370"><text:tab/>} </text:span></text:p>
      <text:p text:style-name="P8"><text:span text:style-name="T370"><text:tab/>printf("k=%d",k); </text:span></text:p>
      <text:p text:style-name="P8"><text:span text:style-name="T370"><text:tab/> }</text:span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1"/></text:p>
      <text:p text:style-name="P8"><text:span text:style-name="T372">190)<text:tab/>main() </text:span></text:p>
      <text:p text:style-name="P8"><text:span text:style-name="T372"><text:tab/>{ </text:span></text:p>
      <text:p text:style-name="P8"><text:span text:style-name="T372"><text:tab/>int k=5; </text:span></text:p>
      <text:p text:style-name="P8"><text:span text:style-name="T372"><text:tab/>for(!k=5;k&gt;=555;k=!2) </text:span></text:p>
      <text:p text:style-name="P8"><text:span text:style-name="T372"><text:tab/>{ </text:span></text:p>
      <text:p text:style-name="P8"><text:span text:style-name="T372"><text:tab/>; </text:span></text:p>
      <text:p text:style-name="P8"><text:span text:style-name="T372"><text:tab/>} </text:span></text:p>
      <text:p text:style-name="P8"><text:span text:style-name="T372"><text:tab/>printf("k=%d",k); </text:span></text:p>
      <text:p text:style-name="P8"><text:span text:style-name="T372"><text:tab/>}</text:span></text:p>
      <text:p text:style-name="P8"><text:span text:style-name="T373"/></text:p>
      <text:p text:style-name="P8"><text:span text:style-name="T374">191)<text:tab/>main() </text:span></text:p>
      <text:p text:style-name="P8"><text:span text:style-name="T374"><text:tab/>{ </text:span></text:p>
      <text:p text:style-name="P8"><text:span text:style-name="T374"><text:tab/>int k=5; </text:span></text:p>
      <text:p text:style-name="P8"><text:span text:style-name="T374"><text:tab/>for(k=5;k&gt;=555;k+=2) </text:span></text:p>
      <text:p text:style-name="P8"><text:span text:style-name="T374"><text:tab/>{ </text:span></text:p>
      <text:p text:style-name="P8"><text:span text:style-name="T374"><text:tab/>; </text:span></text:p>
      <text:p text:style-name="P8"><text:span text:style-name="T374"><text:tab/>} </text:span></text:p>
      <text:p text:style-name="P8"><text:span text:style-name="T374"><text:tab/>k=0;<text:tab/> </text:span></text:p>
      <text:p text:style-name="P8"><text:span text:style-name="T374"><text:tab/>k=k++; </text:span></text:p>
      <text:p text:style-name="P8"><text:span text:style-name="T374"><text:tab/>printf("k=%d",!k*!k); </text:span></text:p>
      <text:p text:style-name="P8"><text:span text:style-name="T374"><text:tab/>}</text:span></text:p>
      <text:p text:style-name="P8"><text:span text:style-name="T375"/></text:p>
      <text:p text:style-name="P8"><text:span text:style-name="T376">192)<text:tab/>main() </text:span></text:p>
      <text:p text:style-name="P8"><text:span text:style-name="T376"><text:tab/>{ </text:span></text:p>
      <text:p text:style-name="P8"><text:span text:style-name="T376"><text:tab/>int k; </text:span></text:p>
      <text:p text:style-name="P8"><text:span text:style-name="T376"><text:tab/>for(;;) </text:span></text:p>
      <text:p text:style-name="P8"><text:span text:style-name="T376"><text:tab/>{ </text:span></text:p>
      <text:p text:style-name="P8"><text:span text:style-name="T376"><text:tab/>printf("hi"); </text:span></text:p>
      <text:p text:style-name="P8"><text:span text:style-name="T376"><text:tab/>break; </text:span></text:p>
      <text:p text:style-name="P8"><text:span text:style-name="T376"><text:tab/>}<text:tab/> </text:span></text:p>
      <text:p text:style-name="P8"><text:span text:style-name="T376"><text:tab/>}</text:span></text:p>
      <text:p text:style-name="P8"><text:span text:style-name="T377"/></text:p>
      <text:p text:style-name="P8"><text:span text:style-name="T378">193)<text:tab/>main() </text:span></text:p>
      <text:p text:style-name="P8"><text:span text:style-name="T378"><text:tab/>{ </text:span></text:p>
      <text:p text:style-name="P8"><text:span text:style-name="T378"><text:tab/>int k; </text:span></text:p>
      <text:p text:style-name="P8"><text:span text:style-name="T378"><text:tab/>for(printf("india");printf("usa");printf("aus")) </text:span></text:p>
      <text:p text:style-name="P8"><text:span text:style-name="T378"><text:tab/>{ </text:span></text:p>
      <text:p text:style-name="P8"><text:span text:style-name="T378"><text:tab/>break; </text:span></text:p>
      <text:p text:style-name="P8"><text:span text:style-name="T378"><text:tab/>}<text:tab/><text:s text:c="2"/></text:span></text:p>
      <text:p text:style-name="P8"><text:span text:style-name="T378"><text:tab/>}</text:span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79"/></text:p>
      <text:p text:style-name="P8"><text:span text:style-name="T380">194)<text:tab/>main() </text:span></text:p>
      <text:p text:style-name="P8"><text:span text:style-name="T380"><text:tab/>{ </text:span></text:p>
      <text:p text:style-name="P8"><text:span text:style-name="T380"><text:tab/>int a=14; </text:span></text:p>
      <text:p text:style-name="P8"><text:span text:style-name="T380"><text:tab/>while(a&lt;20) </text:span></text:p>
      <text:p text:style-name="P8"><text:span text:style-name="T380"><text:tab/>{ </text:span></text:p>
      <text:p text:style-name="P8"><text:span text:style-name="T380"><text:tab/>++a; </text:span></text:p>
      <text:p text:style-name="P8"><text:span text:style-name="T380"><text:tab/>if(a&gt;=16 &amp;&amp; a&lt;=18) </text:span></text:p>
      <text:p text:style-name="P8"><text:span text:style-name="T380"><text:tab/>continue; </text:span></text:p>
      <text:p text:style-name="P8"><text:span text:style-name="T380"><text:tab/>printf("%d",a&gt;&gt;2); </text:span></text:p>
      <text:p text:style-name="P8"><text:span text:style-name="T380"><text:tab/>}<text:tab/> </text:span></text:p>
      <text:p text:style-name="P8"><text:span text:style-name="T380"><text:tab/>}</text:span></text:p>
      <text:p text:style-name="P8"><text:span text:style-name="T381"/></text:p>
      <text:p text:style-name="P8"><text:span text:style-name="T382">195)<text:tab/>main() </text:span></text:p>
      <text:p text:style-name="P8"><text:span text:style-name="T382"><text:tab/>{ </text:span></text:p>
      <text:p text:style-name="P8"><text:span text:style-name="T382"><text:tab/>int i=0; </text:span></text:p>
      <text:p text:style-name="P8"><text:span text:style-name="T382"><text:tab/>for(;i++;printf("%d",i)); </text:span></text:p>
      <text:p text:style-name="P8"><text:span text:style-name="T382"><text:tab/>printf("%d",i); </text:span></text:p>
      <text:p text:style-name="P8"><text:span text:style-name="T382"><text:tab/>}</text:span></text:p>
      <text:p text:style-name="P8"><text:span text:style-name="T383"/></text:p>
      <text:p text:style-name="P8"><text:span text:style-name="T384">196)<text:tab/>main() </text:span></text:p>
      <text:p text:style-name="P8"><text:span text:style-name="T384"><text:tab/>{ </text:span></text:p>
      <text:p text:style-name="P8"><text:span text:style-name="T384"><text:tab/>int a=0,b=0; </text:span></text:p>
      <text:p text:style-name="P8"><text:span text:style-name="T384"><text:tab/>while(++a&lt;4) </text:span></text:p>
      <text:p text:style-name="P8"><text:span text:style-name="T384"><text:tab/>printf("%d",a); </text:span></text:p>
      <text:p text:style-name="P8"><text:span text:style-name="T384"><text:tab/>while(b++&lt;4) </text:span></text:p>
      <text:p text:style-name="P8"><text:span text:style-name="T384"><text:tab/>printf("%d",b); </text:span></text:p>
      <text:p text:style-name="P8"><text:span text:style-name="T384"><text:tab/>}</text:span></text:p>
      <text:p text:style-name="P8"><text:span text:style-name="T385"/></text:p>
      <text:p text:style-name="P8"><text:span text:style-name="T386">197)<text:tab/>main() </text:span></text:p>
      <text:p text:style-name="P8"><text:span text:style-name="T386"><text:tab/>{ </text:span></text:p>
      <text:p text:style-name="P8"><text:span text:style-name="T386"><text:tab/>unsigned char i=255; </text:span></text:p>
      <text:p text:style-name="P8"><text:span text:style-name="T386"><text:tab/>while(i++!=0); </text:span></text:p>
      <text:p text:style-name="P8"><text:span text:style-name="T386"><text:tab/>printf("%d",i); </text:span></text:p>
      <text:p text:style-name="P8"><text:span text:style-name="T386"><text:tab/>}</text:span></text:p>
      <text:p text:style-name="P8"><text:span text:style-name="T387"/></text:p>
      <text:p text:style-name="P8"><text:span text:style-name="T388">198)<text:tab/>main() </text:span></text:p>
      <text:p text:style-name="P8"><text:span text:style-name="T388"><text:tab/>{ </text:span></text:p>
      <text:p text:style-name="P8"><text:span text:style-name="T388"><text:tab/>unsigned char i=0; </text:span></text:p>
      <text:p text:style-name="P8"><text:span text:style-name="T388"><text:tab/>for(;i&gt;=0;i++) </text:span></text:p>
      <text:p text:style-name="P8"><text:span text:style-name="T388"><text:tab/>printf("%d",i); </text:span></text:p>
      <text:p text:style-name="P8"><text:span text:style-name="T388"><text:tab/>}</text:span></text:p>
      <text:p text:style-name="P8"><text:span text:style-name="T389"/></text:p>
      <text:p text:style-name="P8"><text:span text:style-name="T390">199)<text:tab/>main() </text:span></text:p>
      <text:p text:style-name="P8"><text:span text:style-name="T390"><text:tab/>{ </text:span></text:p>
      <text:p text:style-name="P8"><text:span text:style-name="T390"><text:tab/>while() </text:span></text:p>
      <text:p text:style-name="P8"><text:span text:style-name="T390"><text:tab/>printf("hi"); </text:span></text:p>
      <text:p text:style-name="P8"><text:span text:style-name="T390"><text:tab/>printf("hello"); </text:span></text:p>
      <text:p text:style-name="P8"><text:span text:style-name="T390"><text:tab/>}</text:span></text:p>
      <text:p text:style-name="P8"><text:span text:style-name="T391"/></text:p>
      <text:p text:style-name="P8"><text:span text:style-name="T392">200)<text:tab/>main() </text:span></text:p>
      <text:p text:style-name="P8"><text:span text:style-name="T392"><text:tab/>{ </text:span></text:p>
      <text:p text:style-name="P8"><text:span text:style-name="T392"><text:tab/>do </text:span></text:p>
      <text:p text:style-name="P8"><text:span text:style-name="T392"><text:tab/>{ </text:span></text:p>
      <text:p text:style-name="P8"><text:span text:style-name="T392"><text:tab/>printf("hi"); </text:span></text:p>
      <text:p text:style-name="P8"><text:span text:style-name="T392"><text:tab/>while(0); </text:span></text:p>
      <text:p text:style-name="P8"><text:span text:style-name="T392"><text:tab/>printf("hello"); </text:span></text:p>
      <text:p text:style-name="P8"><text:span text:style-name="T392"><text:tab/>} </text:span></text:p>
      <text:p text:style-name="P8"><text:span text:style-name="T392"><text:tab/>}</text:span></text:p>
      <text:p text:style-name="P8"><text:span text:style-name="T393"/></text:p>
      <text:p text:style-name="P8"><text:span text:style-name="T394">201)<text:tab/>main() </text:span></text:p>
      <text:p text:style-name="P8"><text:span text:style-name="T394"><text:tab/>{ </text:span></text:p>
      <text:p text:style-name="P8"><text:span text:style-name="T394"><text:tab/>int i=0; </text:span></text:p>
      <text:p text:style-name="P8"><text:span text:style-name="T394"><text:tab/>do </text:span></text:p>
      <text:p text:style-name="P8"><text:span text:style-name="T394"><text:tab/>{ </text:span></text:p>
      <text:p text:style-name="P8"><text:span text:style-name="T394"><text:tab/>i++; </text:span></text:p>
      <text:p text:style-name="P8"><text:span text:style-name="T394"><text:tab/>printf("hi"); </text:span></text:p>
      <text:p text:style-name="P8"><text:span text:style-name="T394"><text:tab/>}while(i&lt;3); </text:span></text:p>
      <text:p text:style-name="P8"><text:span text:style-name="T394"><text:tab/>}</text:span></text:p>
      <text:p text:style-name="P8"><text:span text:style-name="T395"/></text:p>
      <text:p text:style-name="P8"><text:span text:style-name="T396">202)<text:tab/>main() </text:span></text:p>
      <text:p text:style-name="P8"><text:span text:style-name="T396"><text:tab/>{ </text:span></text:p>
      <text:p text:style-name="P8"><text:span text:style-name="T396"><text:tab/>int i=0; </text:span></text:p>
      <text:p text:style-name="P8"><text:span text:style-name="T396"><text:tab/>do </text:span></text:p>
      <text:p text:style-name="P8"><text:span text:style-name="T396"><text:tab/>{ </text:span></text:p>
      <text:p text:style-name="P8"><text:span text:style-name="T396"><text:tab/>i++; </text:span></text:p>
      <text:p text:style-name="P8"><text:span text:style-name="T396"><text:tab/>printf("hi"); </text:span></text:p>
      <text:p text:style-name="P8"><text:span text:style-name="T396"><text:tab/>}while(i=3); </text:span></text:p>
      <text:p text:style-name="P8"><text:span text:style-name="T396"><text:tab/>}</text:span></text:p>
      <text:p text:style-name="P8"><text:span text:style-name="T397"/></text:p>
      <text:p text:style-name="P8"><text:span text:style-name="T398">203)<text:tab/>main() </text:span></text:p>
      <text:p text:style-name="P8"><text:span text:style-name="T398"><text:tab/>{ </text:span></text:p>
      <text:p text:style-name="P8"><text:span text:style-name="T398"><text:tab/>int i=0; </text:span></text:p>
      <text:p text:style-name="P8"><text:span text:style-name="T398"><text:tab/>do </text:span></text:p>
      <text:p text:style-name="P8"><text:span text:style-name="T398"><text:tab/>{ </text:span></text:p>
      <text:p text:style-name="P8"><text:span text:style-name="T398"><text:tab/>i++; </text:span></text:p>
      <text:p text:style-name="P8"><text:span text:style-name="T398"><text:tab/>printf("hi"); </text:span></text:p>
      <text:p text:style-name="P8"><text:span text:style-name="T398"><text:tab/>}while(!i); </text:span></text:p>
      <text:p text:style-name="P8"><text:span text:style-name="T398"><text:tab/>}</text:span></text:p>
      <text:p text:style-name="P8"><text:span text:style-name="T399"/></text:p>
      <text:p text:style-name="P8"><text:span text:style-name="T400">204)<text:tab/>main() </text:span></text:p>
      <text:p text:style-name="P8"><text:span text:style-name="T400"><text:tab/>{ </text:span></text:p>
      <text:p text:style-name="P8"><text:span text:style-name="T400"><text:tab/>int i=2; </text:span></text:p>
      <text:p text:style-name="P8"><text:span text:style-name="T400"><text:tab/>do </text:span></text:p>
      <text:p text:style-name="P8"><text:span text:style-name="T400"><text:tab/>{ </text:span></text:p>
      <text:p text:style-name="P8"><text:span text:style-name="T400"><text:tab/>i=i++; </text:span></text:p>
      <text:p text:style-name="P8"><text:span text:style-name="T400"><text:tab/>printf("hi"); </text:span></text:p>
      <text:p text:style-name="P8"><text:span text:style-name="T400"><text:tab/>}while(i&lt;2);; </text:span></text:p>
      <text:p text:style-name="P8"><text:span text:style-name="T400"><text:tab/>}</text:span></text:p>
      <text:p text:style-name="P8"><text:span text:style-name="T401"/></text:p>
      <text:p text:style-name="P8"><text:span text:style-name="T402">205)<text:tab/>main() </text:span></text:p>
      <text:p text:style-name="P8"><text:span text:style-name="T402"><text:tab/>{ </text:span></text:p>
      <text:p text:style-name="P8"><text:span text:style-name="T402"><text:tab/>int i=0; </text:span></text:p>
      <text:p text:style-name="P8"><text:span text:style-name="T402"><text:tab/>while(++i)<text:s text:c="2"/></text:span></text:p>
      <text:p text:style-name="P8"><text:span text:style-name="T402"><text:tab/>printf("hi"); </text:span></text:p>
      <text:p text:style-name="P8"><text:span text:style-name="T402"><text:tab/>}</text:span></text:p>
      <text:p text:style-name="P8"><text:span text:style-name="T403"/></text:p>
      <text:p text:style-name="P8"><text:span text:style-name="T404">206)<text:tab/>main() </text:span></text:p>
      <text:p text:style-name="P8"><text:span text:style-name="T404"><text:tab/>{ </text:span></text:p>
      <text:p text:style-name="P8"><text:span text:style-name="T404"><text:tab/>int i=0; </text:span></text:p>
      <text:p text:style-name="P8"><text:span text:style-name="T404"><text:tab/>do </text:span></text:p>
      <text:p text:style-name="P8"><text:span text:style-name="T404"><text:tab/>{ </text:span></text:p>
      <text:p text:style-name="P8"><text:span text:style-name="T404"><text:tab/>i++; </text:span></text:p>
      <text:p text:style-name="P8"><text:span text:style-name="T404"><text:tab/>printf("hi"); </text:span></text:p>
      <text:p text:style-name="P8"><text:span text:style-name="T404"><text:tab/>}while(i!=0); </text:span></text:p>
      <text:p text:style-name="P8"><text:span text:style-name="T404"><text:tab/>}</text:span></text:p>
      <text:p text:style-name="P8"><text:span text:style-name="T405"/></text:p>
      <text:p text:style-name="P8"><text:span text:style-name="T406">207)main() </text:span></text:p>
      <text:p text:style-name="P8"><text:span text:style-name="T406"><text:tab/>{ </text:span></text:p>
      <text:p text:style-name="P8"><text:span text:style-name="T406"><text:tab/>int i=0; </text:span></text:p>
      <text:p text:style-name="P8"><text:span text:style-name="T406"><text:tab/>do </text:span></text:p>
      <text:p text:style-name="P8"><text:span text:style-name="T406"><text:tab/>{ </text:span></text:p>
      <text:p text:style-name="P8"><text:span text:style-name="T406"><text:tab/>i++; </text:span></text:p>
      <text:p text:style-name="P8"><text:span text:style-name="T406"><text:tab/>printf("hi"); </text:span></text:p>
      <text:p text:style-name="P8"><text:span text:style-name="T406"><text:tab/>break; </text:span></text:p>
      <text:p text:style-name="P8"><text:span text:style-name="T406"><text:tab/>}while(i!=0); </text:span></text:p>
      <text:p text:style-name="P8"><text:span text:style-name="T406"><text:tab/>}</text:span></text:p>
      <text:p text:style-name="P8"><text:span text:style-name="T407"/></text:p>
      <text:p text:style-name="P8"><text:span text:style-name="T408">208)<text:tab/>main() </text:span></text:p>
      <text:p text:style-name="P8"><text:span text:style-name="T408"><text:tab/>{ </text:span></text:p>
      <text:p text:style-name="P8"><text:span text:style-name="T408"><text:tab/>int i=0; </text:span></text:p>
      <text:p text:style-name="P8"><text:span text:style-name="T408"><text:tab/>while(i&lt;10) </text:span></text:p>
      <text:p text:style-name="P8"><text:span text:style-name="T408"><text:tab/>{ </text:span></text:p>
      <text:p text:style-name="P8"><text:span text:style-name="T408"><text:tab/>i++; </text:span></text:p>
      <text:p text:style-name="P8"><text:span text:style-name="T408"><text:tab/>while(i&lt;8) </text:span></text:p>
      <text:p text:style-name="P8"><text:span text:style-name="T408"><text:tab/>{ </text:span></text:p>
      <text:p text:style-name="P8"><text:span text:style-name="T408"><text:tab/>i++; </text:span></text:p>
      <text:p text:style-name="P8"><text:span text:style-name="T408"><text:tab/>printf("hi"); </text:span></text:p>
      <text:p text:style-name="P8"><text:span text:style-name="T408"><text:tab/>} </text:span></text:p>
      <text:p text:style-name="P8"><text:span text:style-name="T408"><text:tab/>} </text:span></text:p>
      <text:p text:style-name="P8"><text:span text:style-name="T408"><text:tab/>}</text:span></text:p>
      <text:p text:style-name="P8"><text:span text:style-name="T409"/></text:p>
      <text:p text:style-name="P8"><text:span text:style-name="T409"/></text:p>
      <text:p text:style-name="P8"><text:span text:style-name="T409"/></text:p>
      <text:p text:style-name="P8"><text:span text:style-name="T409"/></text:p>
      <text:p text:style-name="P8"><text:span text:style-name="T409"/></text:p>
      <text:p text:style-name="P8"><text:span text:style-name="T409"/></text:p>
      <text:p text:style-name="P8"><text:span text:style-name="T409"/></text:p>
      <text:p text:style-name="P8"><text:span text:style-name="T410">209)<text:tab/>main() </text:span></text:p>
      <text:p text:style-name="P8"><text:span text:style-name="T410"><text:tab/>{ </text:span></text:p>
      <text:p text:style-name="P8"><text:span text:style-name="T410"><text:tab/>int i=0; </text:span></text:p>
      <text:p text:style-name="P8"><text:span text:style-name="T410"><text:tab/>while(i=10) </text:span></text:p>
      <text:p text:style-name="P8"><text:span text:style-name="T410"><text:tab/>printf("True"); </text:span></text:p>
      <text:p text:style-name="P8"><text:span text:style-name="T410"><text:tab/>printf("False"); </text:span></text:p>
      <text:p text:style-name="P8"><text:span text:style-name="T410"><text:tab/>}</text:span></text:p>
      <text:p text:style-name="P8"><text:span text:style-name="T411"/></text:p>
      <text:p text:style-name="P8"><text:span text:style-name="T412">210)<text:tab/>main() </text:span></text:p>
      <text:p text:style-name="P8"><text:span text:style-name="T412"><text:tab/>{ </text:span></text:p>
      <text:p text:style-name="P8"><text:span text:style-name="T412"><text:tab/>int i=0; </text:span></text:p>
      <text:p text:style-name="P8"><text:span text:style-name="T412"><text:tab/>while(!i&gt;10); </text:span></text:p>
      <text:p text:style-name="P8"><text:span text:style-name="T412"><text:tab/>printf("True"); </text:span></text:p>
      <text:p text:style-name="P8"><text:span text:style-name="T412"><text:tab/>printf("False"); </text:span></text:p>
      <text:p text:style-name="P8"><text:span text:style-name="T412"><text:tab/>}</text:span></text:p>
      <text:p text:style-name="P8"><text:span text:style-name="T413"/></text:p>
      <text:p text:style-name="P8"><text:span text:style-name="T414">211)<text:tab/>main() </text:span></text:p>
      <text:p text:style-name="P8"><text:span text:style-name="T414"><text:tab/>{ </text:span></text:p>
      <text:p text:style-name="P8"><text:span text:style-name="T414"><text:tab/>int i=0; </text:span></text:p>
      <text:p text:style-name="P8"><text:span text:style-name="T414"><text:tab/>printf("hi"); </text:span></text:p>
      <text:p text:style-name="P8"><text:span text:style-name="T414"><text:tab/>while(!!0) </text:span></text:p>
      <text:p text:style-name="P8"><text:span text:style-name="T414"><text:tab/>printf("True"); </text:span></text:p>
      <text:p text:style-name="P8"><text:span text:style-name="T414"><text:tab/>return; </text:span></text:p>
      <text:p text:style-name="P8"><text:span text:style-name="T414"><text:tab/>printf("False"); </text:span></text:p>
      <text:p text:style-name="P8"><text:span text:style-name="T414"><text:tab/>}</text:span></text:p>
      <text:p text:style-name="P8"><text:span text:style-name="T415"/></text:p>
      <text:p text:style-name="P8"><text:span text:style-name="T416">212)<text:tab/>main() </text:span></text:p>
      <text:p text:style-name="P8"><text:span text:style-name="T416"><text:tab/>{ </text:span></text:p>
      <text:p text:style-name="P8"><text:span text:style-name="T416"><text:tab/>int a=0,i=0,b; </text:span></text:p>
      <text:p text:style-name="P8"><text:span text:style-name="T416"><text:tab/>for(i=0;i&lt;5;i++) </text:span></text:p>
      <text:p text:style-name="P8"><text:span text:style-name="T416"><text:tab/>{ </text:span></text:p>
      <text:p text:style-name="P8"><text:span text:style-name="T416"><text:tab/>a++; </text:span></text:p>
      <text:p text:style-name="P8"><text:span text:style-name="T416"><text:tab/>continue; </text:span></text:p>
      <text:p text:style-name="P8"><text:span text:style-name="T416"><text:tab/>} </text:span></text:p>
      <text:p text:style-name="P8"><text:span text:style-name="T416"><text:tab/>printf("False"); </text:span></text:p>
      <text:p text:style-name="P8"><text:span text:style-name="T416"><text:tab/>}</text:span></text:p>
      <text:p text:style-name="P8"><text:span text:style-name="T417"/></text:p>
      <text:p text:style-name="P8"><text:span text:style-name="T418">213)<text:tab/>main() </text:span></text:p>
      <text:p text:style-name="P8"><text:span text:style-name="T418"><text:tab/>{ </text:span></text:p>
      <text:p text:style-name="P8"><text:span text:style-name="T418"><text:tab/>int a=0,i=0,b; </text:span></text:p>
      <text:p text:style-name="P8"><text:span text:style-name="T418"><text:tab/>for(i=0;i&lt;5;i++); </text:span></text:p>
      <text:p text:style-name="P8"><text:span text:style-name="T418"><text:tab/>{ </text:span></text:p>
      <text:p text:style-name="P8"><text:span text:style-name="T418"><text:tab/>a++; </text:span></text:p>
      <text:p text:style-name="P8"><text:span text:style-name="T418"><text:tab/>continue; </text:span></text:p>
      <text:p text:style-name="P8"><text:span text:style-name="T418"><text:tab/>} </text:span></text:p>
      <text:p text:style-name="P8"><text:span text:style-name="T418"><text:tab/>printf("False"); </text:span></text:p>
      <text:p text:style-name="P8"><text:span text:style-name="T418"><text:tab/>}</text:span></text:p>
      <text:p text:style-name="P8"><text:span text:style-name="T419"/></text:p>
      <text:p text:style-name="P8"><text:span text:style-name="T419"/></text:p>
      <text:p text:style-name="P8"><text:span text:style-name="T420">214)<text:tab/>main() </text:span></text:p>
      <text:p text:style-name="P8"><text:span text:style-name="T420"><text:tab/>{ </text:span></text:p>
      <text:p text:style-name="P8"><text:span text:style-name="T420"><text:tab/>int a=0,i=0,b; </text:span></text:p>
      <text:p text:style-name="P8"><text:span text:style-name="T420"><text:tab/>for(i=0;i&lt;5;i--) </text:span></text:p>
      <text:p text:style-name="P8"><text:span text:style-name="T420"><text:tab/>{ </text:span></text:p>
      <text:p text:style-name="P8"><text:span text:style-name="T420"><text:tab/>a++; </text:span></text:p>
      <text:p text:style-name="P8"><text:span text:style-name="T420"><text:tab/>continue; </text:span></text:p>
      <text:p text:style-name="P8"><text:span text:style-name="T420"><text:tab/>} </text:span></text:p>
      <text:p text:style-name="P8"><text:span text:style-name="T420"><text:tab/>printf("False"); </text:span></text:p>
      <text:p text:style-name="P8"><text:span text:style-name="T420"><text:tab/>}</text:span></text:p>
      <text:p text:style-name="P8"><text:span text:style-name="T421"/></text:p>
      <text:p text:style-name="P8"><text:span text:style-name="T422">215)<text:tab/>main() </text:span></text:p>
      <text:p text:style-name="P8"><text:span text:style-name="T422"><text:tab/>{ </text:span></text:p>
      <text:p text:style-name="P8"><text:span text:style-name="T422"><text:tab/>int i=0,j=0; </text:span></text:p>
      <text:p text:style-name="P8"><text:span text:style-name="T422"><text:tab/>for(i=0;i&lt;5;i--) </text:span></text:p>
      <text:p text:style-name="P8"><text:span text:style-name="T422"><text:tab/>{ </text:span></text:p>
      <text:p text:style-name="P8"><text:span text:style-name="T422"><text:tab/>for(j=0;j&lt;4;j++) </text:span></text:p>
      <text:p text:style-name="P8"><text:span text:style-name="T422"><text:tab/>{ </text:span></text:p>
      <text:p text:style-name="P8"><text:span text:style-name="T422"><text:tab/>if(i&gt;1) </text:span></text:p>
      <text:p text:style-name="P8"><text:span text:style-name="T422"><text:tab/>continue; </text:span></text:p>
      <text:p text:style-name="P8"><text:span text:style-name="T422"><text:tab/>printf("hi"); </text:span></text:p>
      <text:p text:style-name="P8"><text:span text:style-name="T422"><text:tab/>} </text:span></text:p>
      <text:p text:style-name="P8"><text:span text:style-name="T422"><text:tab/>} </text:span></text:p>
      <text:p text:style-name="P8"><text:span text:style-name="T422"><text:tab/>}</text:span></text:p>
      <text:p text:style-name="P8"><text:span text:style-name="T423"/></text:p>
      <text:p text:style-name="P8"><text:span text:style-name="T424">216)<text:tab/>main() </text:span></text:p>
      <text:p text:style-name="P8"><text:span text:style-name="T424"><text:tab/>{ </text:span></text:p>
      <text:p text:style-name="P8"><text:span text:style-name="T424"><text:tab/>int i=0,j=0; </text:span></text:p>
      <text:p text:style-name="P8"><text:span text:style-name="T424"><text:tab/>for(i=0;i&lt;2;i++) </text:span></text:p>
      <text:p text:style-name="P8"><text:span text:style-name="T424"><text:tab/>{ </text:span></text:p>
      <text:p text:style-name="P8"><text:span text:style-name="T424"><text:tab/>for(j=0;j&lt;1;j++) </text:span></text:p>
      <text:p text:style-name="P8"><text:span text:style-name="T424"><text:tab/>{ </text:span></text:p>
      <text:p text:style-name="P8"><text:span text:style-name="T424"><text:tab/>if(i&gt;1) </text:span></text:p>
      <text:p text:style-name="P8"><text:span text:style-name="T424"><text:tab/>continue; </text:span></text:p>
      <text:p text:style-name="P8"><text:span text:style-name="T424"><text:tab/>printf("hi"); </text:span></text:p>
      <text:p text:style-name="P8"><text:span text:style-name="T424"><text:tab/>} </text:span></text:p>
      <text:p text:style-name="P8"><text:span text:style-name="T424"><text:tab/>} </text:span></text:p>
      <text:p text:style-name="P8"><text:span text:style-name="T424"><text:tab/>}</text:span></text:p>
      <text:p text:style-name="P8"><text:span text:style-name="T425"/></text:p>
      <text:p text:style-name="P8"><text:span text:style-name="T426">217)<text:tab/>main() </text:span></text:p>
      <text:p text:style-name="P8"><text:span text:style-name="T426"><text:tab/>{ </text:span></text:p>
      <text:p text:style-name="P8"><text:span text:style-name="T426"><text:tab/>int i=0; </text:span></text:p>
      <text:p text:style-name="P8"><text:span text:style-name="T426"><text:tab/>while(1) </text:span></text:p>
      <text:p text:style-name="P8"><text:span text:style-name="T426"><text:tab/>{ </text:span></text:p>
      <text:p text:style-name="P8"><text:span text:style-name="T426"><text:tab/>if(i==0) </text:span></text:p>
      <text:p text:style-name="P8"><text:span text:style-name="T426"><text:tab/>printf("hi"); </text:span></text:p>
      <text:p text:style-name="P8"><text:span text:style-name="T426"><text:tab/>continue; </text:span></text:p>
      <text:p text:style-name="P8"><text:span text:style-name="T426"><text:tab/>} </text:span></text:p>
      <text:p text:style-name="P8"><text:span text:style-name="T426"><text:tab/>}</text:span></text:p>
      <text:p text:style-name="P8"><text:span text:style-name="T427"/></text:p>
      <text:p text:style-name="P8"><text:span text:style-name="T428">218)<text:tab/>main() </text:span></text:p>
      <text:p text:style-name="P8"><text:span text:style-name="T428"><text:tab/>{ </text:span></text:p>
      <text:p text:style-name="P8"><text:span text:style-name="T428"><text:tab/>int i=0; </text:span></text:p>
      <text:p text:style-name="P8"><text:span text:style-name="T428"><text:tab/>while(1); </text:span></text:p>
      <text:p text:style-name="P8"><text:span text:style-name="T428"><text:tab/>{ </text:span></text:p>
      <text:p text:style-name="P8"><text:span text:style-name="T428"><text:tab/>if(i==0) </text:span></text:p>
      <text:p text:style-name="P8"><text:span text:style-name="T428"><text:tab/>printf("hi"); </text:span></text:p>
      <text:p text:style-name="P8"><text:span text:style-name="T428"><text:tab/>continue; </text:span></text:p>
      <text:p text:style-name="P8"><text:span text:style-name="T428"><text:tab/>} </text:span></text:p>
      <text:p text:style-name="P8"><text:span text:style-name="T428"><text:tab/>}</text:span></text:p>
      <text:p text:style-name="P8"><text:span text:style-name="T429"/></text:p>
      <text:p text:style-name="P8"><text:span text:style-name="T430">219)<text:tab/>main() </text:span></text:p>
      <text:p text:style-name="P8"><text:span text:style-name="T430"><text:tab/>{ </text:span></text:p>
      <text:p text:style-name="P8"><text:span text:style-name="T430"><text:tab/>int i=0; </text:span></text:p>
      <text:p text:style-name="P8"><text:span text:style-name="T430"><text:tab/>while(1) </text:span></text:p>
      <text:p text:style-name="P8"><text:span text:style-name="T430"><text:tab/>{ </text:span></text:p>
      <text:p text:style-name="P8"><text:span text:style-name="T430"><text:tab/>if(i==0); </text:span></text:p>
      <text:p text:style-name="P8"><text:span text:style-name="T430"><text:tab/>printf("hi"); </text:span></text:p>
      <text:p text:style-name="P8"><text:span text:style-name="T430"><text:tab/>break; </text:span></text:p>
      <text:p text:style-name="P8"><text:span text:style-name="T430"><text:tab/>} </text:span></text:p>
      <text:p text:style-name="P8"><text:span text:style-name="T430"><text:tab/>}</text:span></text:p>
      <text:p text:style-name="P8"><text:span text:style-name="T431"/></text:p>
      <text:p text:style-name="P8"><text:span text:style-name="T432">220)<text:tab/>main() </text:span></text:p>
      <text:p text:style-name="P8"><text:span text:style-name="T432"><text:tab/>{ </text:span></text:p>
      <text:p text:style-name="P8"><text:span text:style-name="T432"><text:tab/>int i=0; </text:span></text:p>
      <text:p text:style-name="P8"><text:span text:style-name="T432"><text:tab/>while(1) </text:span></text:p>
      <text:p text:style-name="P8"><text:span text:style-name="T432"><text:tab/>{ </text:span></text:p>
      <text:p text:style-name="P8"><text:span text:style-name="T432"><text:tab/>if(i==0) </text:span></text:p>
      <text:p text:style-name="P8"><text:span text:style-name="T432"><text:tab/>continue; </text:span></text:p>
      <text:p text:style-name="P8"><text:span text:style-name="T432"><text:tab/>printf("hi"); </text:span></text:p>
      <text:p text:style-name="P8"><text:span text:style-name="T432"><text:tab/>break; </text:span></text:p>
      <text:p text:style-name="P8"><text:span text:style-name="T432"><text:tab/>} </text:span></text:p>
      <text:p text:style-name="P8"><text:span text:style-name="T432"><text:tab/>}</text:span></text:p>
      <text:p text:style-name="P8"><text:span text:style-name="T433"/></text:p>
      <text:p text:style-name="P8"><text:span text:style-name="T434">221)<text:tab/>main() </text:span></text:p>
      <text:p text:style-name="P8"><text:span text:style-name="T434"><text:tab/>{ </text:span></text:p>
      <text:p text:style-name="P8"><text:span text:style-name="T434"><text:tab/>int i=0; </text:span></text:p>
      <text:p text:style-name="P8"><text:span text:style-name="T434"><text:tab/>do </text:span></text:p>
      <text:p text:style-name="P8"><text:span text:style-name="T434"><text:tab/>{ </text:span></text:p>
      <text:p text:style-name="P8"><text:span text:style-name="T434"><text:tab/>i++; </text:span></text:p>
      <text:p text:style-name="P8"><text:span text:style-name="T434"><text:tab/>if(i==2) </text:span></text:p>
      <text:p text:style-name="P8"><text:span text:style-name="T434"><text:tab/>continue; </text:span></text:p>
      <text:p text:style-name="P8"><text:span text:style-name="T434"><text:tab/>printf("hi"); </text:span></text:p>
      <text:p text:style-name="P8"><text:span text:style-name="T434"><text:tab/>}while(i&lt;2); </text:span></text:p>
      <text:p text:style-name="P8"><text:span text:style-name="T434"><text:tab/>printf("i=%d",i); </text:span></text:p>
      <text:p text:style-name="P8"><text:span text:style-name="T434"><text:tab/>}</text:span></text:p>
      <text:p text:style-name="P8"><text:span text:style-name="T435"/></text:p>
      <text:p text:style-name="P8"><text:span text:style-name="T435"/></text:p>
      <text:p text:style-name="P8"><text:span text:style-name="T436">222)<text:tab/>main() </text:span></text:p>
      <text:p text:style-name="P8"><text:span text:style-name="T436"><text:tab/>{ </text:span></text:p>
      <text:p text:style-name="P8"><text:span text:style-name="T436"><text:tab/>int i=0; </text:span></text:p>
      <text:p text:style-name="P8"><text:span text:style-name="T436"><text:tab/>do </text:span></text:p>
      <text:p text:style-name="P8"><text:span text:style-name="T436"><text:tab/>{ </text:span></text:p>
      <text:p text:style-name="P8"><text:span text:style-name="T436"><text:tab/>i++; </text:span></text:p>
      <text:p text:style-name="P8"><text:span text:style-name="T436"><text:tab/>if(i==2) </text:span></text:p>
      <text:p text:style-name="P8"><text:span text:style-name="T436"><text:tab/>continue; </text:span></text:p>
      <text:p text:style-name="P8"><text:span text:style-name="T436"><text:tab/>printf("hi"); </text:span></text:p>
      <text:p text:style-name="P8"><text:span text:style-name="T436"><text:tab/>}while(!i&lt;2); </text:span></text:p>
      <text:p text:style-name="P8"><text:span text:style-name="T436"><text:tab/>printf("i=%d",i); </text:span></text:p>
      <text:p text:style-name="P8"><text:span text:style-name="T436"><text:tab/>}</text:span></text:p>
      <text:p text:style-name="P8"><text:span text:style-name="T437"/></text:p>
      <text:p text:style-name="P8"><text:span text:style-name="T438">223)<text:tab/>main() </text:span></text:p>
      <text:p text:style-name="P8"><text:span text:style-name="T438"><text:tab/>{ </text:span></text:p>
      <text:p text:style-name="P8"><text:span text:style-name="T438"><text:tab/>int i; </text:span></text:p>
      <text:p text:style-name="P8"><text:span text:style-name="T438"><text:tab/>do </text:span></text:p>
      <text:p text:style-name="P8"><text:span text:style-name="T438"><text:tab/>{ </text:span></text:p>
      <text:p text:style-name="P8"><text:span text:style-name="T438"><text:tab/>i++; </text:span></text:p>
      <text:p text:style-name="P8"><text:span text:style-name="T438"><text:tab/>if(i==2) </text:span></text:p>
      <text:p text:style-name="P8"><text:span text:style-name="T438"><text:tab/>break; </text:span></text:p>
      <text:p text:style-name="P8"><text:span text:style-name="T438"><text:tab/>printf("hi"); </text:span></text:p>
      <text:p text:style-name="P8"><text:span text:style-name="T438"><text:tab/>return; </text:span></text:p>
      <text:p text:style-name="P8"><text:span text:style-name="T438"><text:tab/>}while(!!1); </text:span></text:p>
      <text:p text:style-name="P8"><text:span text:style-name="T438"><text:tab/>printf("i=%d",i); </text:span></text:p>
      <text:p text:style-name="P8"><text:span text:style-name="T438"><text:tab/>}</text:span></text:p>
      <text:p text:style-name="P8"><text:span text:style-name="T439"/></text:p>
      <text:p text:style-name="P8"><text:span text:style-name="T440">224)<text:tab/>main() </text:span></text:p>
      <text:p text:style-name="P8"><text:span text:style-name="T440"><text:tab/>{ </text:span></text:p>
      <text:p text:style-name="P8"><text:span text:style-name="T440"><text:tab/>int i=0,j=0; </text:span></text:p>
      <text:p text:style-name="P8"><text:span text:style-name="T440"><text:tab/>for(i;i&lt;2;i++) </text:span></text:p>
      <text:p text:style-name="P8"><text:span text:style-name="T440"><text:tab/>{ </text:span></text:p>
      <text:p text:style-name="P8"><text:span text:style-name="T440"><text:tab/>for(j=0;j&lt;2;j++) </text:span></text:p>
      <text:p text:style-name="P8"><text:span text:style-name="T440"><text:tab/>{ </text:span></text:p>
      <text:p text:style-name="P8"><text:span text:style-name="T440"><text:tab/>printf("hi..\n"); </text:span></text:p>
      <text:p text:style-name="P8"><text:span text:style-name="T440"><text:tab/>break; </text:span></text:p>
      <text:p text:style-name="P8"><text:span text:style-name="T440"><text:tab/>} </text:span></text:p>
      <text:p text:style-name="P8"><text:span text:style-name="T440"><text:tab/>printf("hello..\n"); </text:span></text:p>
      <text:p text:style-name="P8"><text:span text:style-name="T440"><text:tab/>} </text:span></text:p>
      <text:p text:style-name="P8"><text:span text:style-name="T440"><text:tab/>}</text:span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1"/></text:p>
      <text:p text:style-name="P8"><text:span text:style-name="T442">225)<text:tab/>main() </text:span></text:p>
      <text:p text:style-name="P8"><text:span text:style-name="T442"><text:tab/>{ </text:span></text:p>
      <text:p text:style-name="P8"><text:span text:style-name="T442"><text:tab/>int i=0; </text:span></text:p>
      <text:p text:style-name="P8"><text:span text:style-name="T442"><text:tab/>while(i&lt;2) </text:span></text:p>
      <text:p text:style-name="P8"><text:span text:style-name="T442"><text:tab/>{ </text:span></text:p>
      <text:p text:style-name="P8"><text:span text:style-name="T442"><text:tab/>if(i==1) </text:span></text:p>
      <text:p text:style-name="P8"><text:span text:style-name="T442"><text:tab/>break; </text:span></text:p>
      <text:p text:style-name="P8"><text:span text:style-name="T442"><text:tab/>i++; </text:span></text:p>
      <text:p text:style-name="P8"><text:span text:style-name="T442"><text:tab/>if(i==1) </text:span></text:p>
      <text:p text:style-name="P8"><text:span text:style-name="T442"><text:tab/>continue; </text:span></text:p>
      <text:p text:style-name="P8"><text:span text:style-name="T442"><text:tab/>printf("hi..\n"); </text:span></text:p>
      <text:p text:style-name="P8"><text:span text:style-name="T442"><text:tab/>} </text:span></text:p>
      <text:p text:style-name="P8"><text:span text:style-name="T442"><text:tab/>printf("hello..\n"); </text:span></text:p>
      <text:p text:style-name="P8"><text:span text:style-name="T442"><text:tab/>}</text:span></text:p>
      <text:p text:style-name="P8"><text:span text:style-name="T443"/></text:p>
      <text:p text:style-name="P8"><text:span text:style-name="T444">226)<text:tab/>main() </text:span></text:p>
      <text:p text:style-name="P8"><text:span text:style-name="T444"><text:tab/>{ </text:span></text:p>
      <text:p text:style-name="P8"><text:span text:style-name="T444"><text:tab/>int i=0; </text:span></text:p>
      <text:p text:style-name="P8"><text:span text:style-name="T444"><text:tab/>while(i!=2) </text:span></text:p>
      <text:p text:style-name="P8"><text:span text:style-name="T444"><text:tab/>{ </text:span></text:p>
      <text:p text:style-name="P8"><text:span text:style-name="T444"><text:tab/>printf("exit"); </text:span></text:p>
      <text:p text:style-name="P8"><text:span text:style-name="T444"><text:tab/>if(i==1); </text:span></text:p>
      <text:p text:style-name="P8"><text:span text:style-name="T444"><text:tab/>break; </text:span></text:p>
      <text:p text:style-name="P8"><text:span text:style-name="T444"><text:tab/>i++; </text:span></text:p>
      <text:p text:style-name="P8"><text:span text:style-name="T444"><text:tab/>if(i==1); </text:span></text:p>
      <text:p text:style-name="P8"><text:span text:style-name="T444"><text:tab/>continue; </text:span></text:p>
      <text:p text:style-name="P8"><text:span text:style-name="T444"><text:tab/>printf("hi..\n"); </text:span></text:p>
      <text:p text:style-name="P8"><text:span text:style-name="T444"><text:tab/>} </text:span></text:p>
      <text:p text:style-name="P8"><text:span text:style-name="T444"><text:tab/>printf("hello..\n"); </text:span></text:p>
      <text:p text:style-name="P8"><text:span text:style-name="T444"><text:tab/>}</text:span></text:p>
      <text:p text:style-name="P8"><text:span text:style-name="T445"/></text:p>
      <text:p text:style-name="P8"><text:span text:style-name="T446">227)<text:tab/>main() </text:span></text:p>
      <text:p text:style-name="P8"><text:span text:style-name="T446"><text:tab/>{ </text:span></text:p>
      <text:p text:style-name="P8"><text:span text:style-name="T446"><text:tab/>int i=0; </text:span></text:p>
      <text:p text:style-name="P8"><text:span text:style-name="T446"><text:tab/>while(i==2); </text:span></text:p>
      <text:p text:style-name="P8"><text:span text:style-name="T446"><text:tab/>{ </text:span></text:p>
      <text:p text:style-name="P8"><text:span text:style-name="T446"><text:tab/>printf("exit"); </text:span></text:p>
      <text:p text:style-name="P8"><text:span text:style-name="T446"><text:tab/>if(i==1); </text:span></text:p>
      <text:p text:style-name="P8"><text:span text:style-name="T446"><text:tab/>break; </text:span></text:p>
      <text:p text:style-name="P8"><text:span text:style-name="T446"><text:tab/>i++; </text:span></text:p>
      <text:p text:style-name="P8"><text:span text:style-name="T446"><text:tab/>if(i==1); </text:span></text:p>
      <text:p text:style-name="P8"><text:span text:style-name="T446"><text:tab/>continue; </text:span></text:p>
      <text:p text:style-name="P8"><text:span text:style-name="T446"><text:tab/>printf("hi..\n"); </text:span></text:p>
      <text:p text:style-name="P8"><text:span text:style-name="T446"><text:tab/>} </text:span></text:p>
      <text:p text:style-name="P8"><text:span text:style-name="T446"><text:tab/>printf("hello..\n"); </text:span></text:p>
      <text:p text:style-name="P8"><text:span text:style-name="T446"><text:tab/>} </text:span></text:p>
      <text:p text:style-name="P8"><text:span text:style-name="T447"/></text:p>
      <text:p text:style-name="P8"><text:span text:style-name="T447"/></text:p>
      <text:p text:style-name="P8"><text:span text:style-name="T447"/></text:p>
      <text:p text:style-name="P8"><text:span text:style-name="T448">228)<text:tab/>main() </text:span></text:p>
      <text:p text:style-name="P8"><text:span text:style-name="T448"><text:tab/>{ </text:span></text:p>
      <text:p text:style-name="P8"><text:span text:style-name="T448"><text:tab/>int i=0; </text:span></text:p>
      <text:p text:style-name="P8"><text:span text:style-name="T448"><text:tab/>char c='a'; </text:span></text:p>
      <text:p text:style-name="P8"><text:span text:style-name="T448"><text:tab/>while(i&lt;2) </text:span></text:p>
      <text:p text:style-name="P8"><text:span text:style-name="T448"><text:tab/>{ </text:span></text:p>
      <text:p text:style-name="P8"><text:span text:style-name="T448"><text:tab/>i++; </text:span></text:p>
      <text:p text:style-name="P8"><text:span text:style-name="T448"><text:tab/>switch(c) </text:span></text:p>
      <text:p text:style-name="P8"><text:span text:style-name="T448"><text:tab/>{ </text:span></text:p>
      <text:p text:style-name="P8"><text:span text:style-name="T448"><text:tab/>case 'a':printf("%c ",c);break;break; </text:span></text:p>
      <text:p text:style-name="P8"><text:span text:style-name="T448"><text:tab/>} </text:span></text:p>
      <text:p text:style-name="P8"><text:span text:style-name="T448"><text:tab/>} </text:span></text:p>
      <text:p text:style-name="P8"><text:span text:style-name="T448"><text:tab/>printf("exit"); </text:span></text:p>
      <text:p text:style-name="P8"><text:span text:style-name="T448"><text:tab/>} </text:span></text:p>
      <text:p text:style-name="P8"><text:span text:style-name="T449"/></text:p>
      <text:p text:style-name="P8"><text:span text:style-name="T450">229)<text:tab/>main() </text:span></text:p>
      <text:p text:style-name="P8"><text:span text:style-name="T450"><text:tab/>{ </text:span></text:p>
      <text:p text:style-name="P8"><text:span text:style-name="T450"><text:tab/>int i=0; </text:span></text:p>
      <text:p text:style-name="P8"><text:span text:style-name="T450"><text:tab/>char c='a'; </text:span></text:p>
      <text:p text:style-name="P8"><text:span text:style-name="T450"><text:tab/>while(i&lt;2); </text:span></text:p>
      <text:p text:style-name="P8"><text:span text:style-name="T450"><text:tab/>{ </text:span></text:p>
      <text:p text:style-name="P8"><text:span text:style-name="T450"><text:tab/>i++; </text:span></text:p>
      <text:p text:style-name="P8"><text:span text:style-name="T450"><text:tab/>switch(c) </text:span></text:p>
      <text:p text:style-name="P8"><text:span text:style-name="T450"><text:tab/>{ </text:span></text:p>
      <text:p text:style-name="P8"><text:span text:style-name="T450"><text:tab/>case 'a':printf("%c ",c);break;break; </text:span></text:p>
      <text:p text:style-name="P8"><text:span text:style-name="T450"><text:tab/>} </text:span></text:p>
      <text:p text:style-name="P8"><text:span text:style-name="T450"><text:tab/>} </text:span></text:p>
      <text:p text:style-name="P8"><text:span text:style-name="T450"><text:tab/>printf("exit"); </text:span></text:p>
      <text:p text:style-name="P8"><text:span text:style-name="T450"><text:tab/>} </text:span></text:p>
      <text:p text:style-name="P8"><text:span text:style-name="T451"/></text:p>
      <text:p text:style-name="P8"><text:span text:style-name="T452">230)<text:tab/>main() </text:span></text:p>
      <text:p text:style-name="P8"><text:span text:style-name="T452"><text:tab/>{ </text:span></text:p>
      <text:p text:style-name="P8"><text:span text:style-name="T452"><text:tab/>int i=0; </text:span></text:p>
      <text:p text:style-name="P8"><text:span text:style-name="T452"><text:tab/>char c='a'; </text:span></text:p>
      <text:p text:style-name="P8"><text:span text:style-name="T452"><text:tab/>while(i&gt;2) </text:span></text:p>
      <text:p text:style-name="P8"><text:span text:style-name="T452"><text:tab/>{ </text:span></text:p>
      <text:p text:style-name="P8"><text:span text:style-name="T452"><text:tab/>i++; </text:span></text:p>
      <text:p text:style-name="P8"><text:span text:style-name="T452"><text:tab/>switch(c) </text:span></text:p>
      <text:p text:style-name="P8"><text:span text:style-name="T452"><text:tab/>{ </text:span></text:p>
      <text:p text:style-name="P8"><text:span text:style-name="T452"><text:tab/>case 'a':printf("%c ",c);break;break; </text:span></text:p>
      <text:p text:style-name="P8"><text:span text:style-name="T452"><text:tab/>} </text:span></text:p>
      <text:p text:style-name="P8"><text:span text:style-name="T452"><text:tab/>} </text:span></text:p>
      <text:p text:style-name="P8"><text:span text:style-name="T452"><text:tab/>printf("exit"); </text:span></text:p>
      <text:p text:style-name="P8"><text:span text:style-name="T452"><text:tab/>} </text:span></text:p>
      <text:p text:style-name="P8"><text:span text:style-name="T453"/></text:p>
      <text:p text:style-name="P8"><text:span text:style-name="T453"/></text:p>
      <text:p text:style-name="P8"><text:span text:style-name="T453"/></text:p>
      <text:p text:style-name="P8"><text:span text:style-name="T453"/></text:p>
      <text:p text:style-name="P8"><text:span text:style-name="T453"/></text:p>
      <text:p text:style-name="P8"><text:span text:style-name="T454">231)<text:tab/>main() </text:span></text:p>
      <text:p text:style-name="P8"><text:span text:style-name="T454"><text:tab/>{ </text:span></text:p>
      <text:p text:style-name="P8"><text:span text:style-name="T454"><text:tab/>printf("hi"); </text:span></text:p>
      <text:p text:style-name="P8"><text:span text:style-name="T454"><text:tab/>continue; </text:span></text:p>
      <text:p text:style-name="P8"><text:span text:style-name="T454"><text:tab/>printf("hello"); </text:span></text:p>
      <text:p text:style-name="P8"><text:span text:style-name="T454"><text:tab/>}</text:span></text:p>
      <text:p text:style-name="P8"><text:span text:style-name="T455"/></text:p>
      <text:p text:style-name="P8"><text:span text:style-name="T456">232)<text:tab/>main() </text:span></text:p>
      <text:p text:style-name="P8"><text:span text:style-name="T456"><text:tab/>{ </text:span></text:p>
      <text:p text:style-name="P8"><text:span text:style-name="T456"><text:tab/>short int i; </text:span></text:p>
      <text:p text:style-name="P8"><text:span text:style-name="T456"><text:tab/>for(i=1;i&gt;=0;i++) </text:span></text:p>
      <text:p text:style-name="P8"><text:span text:style-name="T456"><text:tab/>printf("%d",i); </text:span></text:p>
      <text:p text:style-name="P8"><text:span text:style-name="T456"><text:tab/>}</text:span></text:p>
      <text:p text:style-name="P8"><text:span text:style-name="T457"/></text:p>
      <text:p text:style-name="P8"><text:span text:style-name="T458">233)<text:tab/>main() </text:span></text:p>
      <text:p text:style-name="P8"><text:span text:style-name="T458"><text:tab/>{ </text:span></text:p>
      <text:p text:style-name="P8"><text:span text:style-name="T458"><text:tab/>int k=0; </text:span></text:p>
      <text:p text:style-name="P8"><text:span text:style-name="T458"><text:tab/>for(k) </text:span></text:p>
      <text:p text:style-name="P8"><text:span text:style-name="T458"><text:tab/>printf("hello"); </text:span></text:p>
      <text:p text:style-name="P8"><text:span text:style-name="T458"><text:tab/>}</text:span></text:p>
      <text:p text:style-name="P8"><text:span text:style-name="T459"/></text:p>
      <text:p text:style-name="P8"><text:span text:style-name="T460">234)<text:tab/>main() </text:span></text:p>
      <text:p text:style-name="P8"><text:span text:style-name="T460"><text:tab/>{ </text:span></text:p>
      <text:p text:style-name="P8"><text:span text:style-name="T460"><text:tab/>double k=0; </text:span></text:p>
      <text:p text:style-name="P8"><text:span text:style-name="T460"><text:tab/>for(k=0.0;k&lt;3.0;k++) </text:span></text:p>
      <text:p text:style-name="P8"><text:span text:style-name="T460"><text:tab/>printf("hello"); </text:span></text:p>
      <text:p text:style-name="P8"><text:span text:style-name="T460"><text:tab/>}</text:span></text:p>
      <text:p text:style-name="P8"><text:span text:style-name="T461"/></text:p>
      <text:p text:style-name="P8"><text:span text:style-name="T462">235)<text:tab/>main() </text:span></text:p>
      <text:p text:style-name="P8"><text:span text:style-name="T462"><text:tab/>{ </text:span></text:p>
      <text:p text:style-name="P8"><text:span text:style-name="T462"><text:tab/>double k=0; </text:span></text:p>
      <text:p text:style-name="P8"><text:span text:style-name="T462"><text:tab/>for(k=0.0;k&lt;1.0;k++) </text:span></text:p>
      <text:p text:style-name="P8"><text:span text:style-name="T462"><text:tab/>printf("%lf",k); </text:span></text:p>
      <text:p text:style-name="P8"><text:span text:style-name="T462"><text:tab/>}</text:span></text:p>
      <text:p text:style-name="P8"><text:span text:style-name="T463"/></text:p>
      <text:p text:style-name="P8"><text:span text:style-name="T464">236)<text:tab/>main() </text:span></text:p>
      <text:p text:style-name="P8"><text:span text:style-name="T464"><text:tab/>{ </text:span></text:p>
      <text:p text:style-name="P8"><text:span text:style-name="T464"><text:tab/>int k; </text:span></text:p>
      <text:p text:style-name="P8"><text:span text:style-name="T464"><text:tab/>for(k=-3;k&lt;-5;k++) </text:span></text:p>
      <text:p text:style-name="P8"><text:span text:style-name="T464"><text:tab/>printf("hi"); </text:span></text:p>
      <text:p text:style-name="P8"><text:span text:style-name="T464"><text:tab/>printf("hello"); </text:span></text:p>
      <text:p text:style-name="P8"><text:span text:style-name="T464"><text:tab/>}</text:span></text:p>
      <text:p text:style-name="P8"><text:span text:style-name="T465"/></text:p>
      <text:p text:style-name="P8"><text:span text:style-name="T465"/></text:p>
      <text:p text:style-name="P8"><text:span text:style-name="T465"/></text:p>
      <text:p text:style-name="P8"><text:span text:style-name="T465"/></text:p>
      <text:p text:style-name="P8"><text:span text:style-name="T465"/></text:p>
      <text:p text:style-name="P8"><text:span text:style-name="T465"/></text:p>
      <text:p text:style-name="P8"><text:span text:style-name="T465"/></text:p>
      <text:p text:style-name="P8"><text:span text:style-name="T466">237)<text:tab/>main() </text:span></text:p>
      <text:p text:style-name="P8"><text:span text:style-name="T466"><text:tab/>{ </text:span></text:p>
      <text:p text:style-name="P8"><text:span text:style-name="T466"><text:tab/>int k; </text:span></text:p>
      <text:p text:style-name="P8"><text:span text:style-name="T466"><text:tab/>for(k=-3;k&lt;-5;k++); </text:span></text:p>
      <text:p text:style-name="P8"><text:span text:style-name="T466"><text:tab/>printf("hi"); </text:span></text:p>
      <text:p text:style-name="P8"><text:span text:style-name="T466"><text:tab/>printf("hello"); </text:span></text:p>
      <text:p text:style-name="P8"><text:span text:style-name="T466"><text:tab/>}</text:span></text:p>
      <text:p text:style-name="P8"><text:span text:style-name="T467"/></text:p>
      <text:p text:style-name="P8"><text:span text:style-name="T468">238)<text:tab/>main() </text:span></text:p>
      <text:p text:style-name="P8"><text:span text:style-name="T468"><text:tab/>{ </text:span></text:p>
      <text:p text:style-name="P8"><text:span text:style-name="T468"><text:tab/>int k=0; </text:span></text:p>
      <text:p text:style-name="P8"><text:span text:style-name="T468"><text:tab/>for(;;;); </text:span></text:p>
      <text:p text:style-name="P8"><text:span text:style-name="T468"><text:tab/>printf("hi"); </text:span></text:p>
      <text:p text:style-name="P8"><text:span text:style-name="T468"><text:tab/>printf("hello"); </text:span></text:p>
      <text:p text:style-name="P8"><text:span text:style-name="T468"><text:tab/>}</text:span></text:p>
      <text:p text:style-name="P8"><text:span text:style-name="T469"/></text:p>
      <text:p text:style-name="P8"><text:span text:style-name="T470">239)<text:tab/>main() </text:span></text:p>
      <text:p text:style-name="P8"><text:span text:style-name="T470"><text:tab/>{ </text:span></text:p>
      <text:p text:style-name="P8"><text:span text:style-name="T470"><text:tab/>int k=0; </text:span></text:p>
      <text:p text:style-name="P8"><text:span text:style-name="T470"><text:tab/>for(k++;k==1;k=2); </text:span></text:p>
      <text:p text:style-name="P8"><text:span text:style-name="T470"><text:tab/>printf("hi"); </text:span></text:p>
      <text:p text:style-name="P8"><text:span text:style-name="T470"><text:tab/>printf("hello"); </text:span></text:p>
      <text:p text:style-name="P8"><text:span text:style-name="T470"><text:tab/>}</text:span></text:p>
      <text:p text:style-name="P8"><text:span text:style-name="T471"/></text:p>
      <text:p text:style-name="P8"><text:span text:style-name="T472">240)<text:tab/>main() </text:span></text:p>
      <text:p text:style-name="P8"><text:span text:style-name="T472"><text:tab/>{ </text:span></text:p>
      <text:p text:style-name="P8"><text:span text:style-name="T472"><text:tab/>int k=0; </text:span></text:p>
      <text:p text:style-name="P8"><text:span text:style-name="T472"><text:tab/>printf("nothing..\n"); </text:span></text:p>
      <text:p text:style-name="P8"><text:span text:style-name="T472"><text:tab/>for(k++;k==1;k=2) </text:span></text:p>
      <text:p text:style-name="P8"><text:span text:style-name="T472"><text:tab/>return; </text:span></text:p>
      <text:p text:style-name="P8"><text:span text:style-name="T472"><text:tab/>printf("hi"); </text:span></text:p>
      <text:p text:style-name="P8"><text:span text:style-name="T472"><text:tab/>printf("hello"); </text:span></text:p>
      <text:p text:style-name="P8"><text:span text:style-name="T472"><text:tab/>}</text:span></text:p>
      <text:p text:style-name="P8"><text:span text:style-name="T473"/></text:p>
      <text:p text:style-name="P8"><text:span text:style-name="T474">241)<text:tab/>main() </text:span></text:p>
      <text:p text:style-name="P8"><text:span text:style-name="T474"><text:tab/>{ </text:span></text:p>
      <text:p text:style-name="P8"><text:span text:style-name="T474"><text:tab/>int k=0; </text:span></text:p>
      <text:p text:style-name="P8"><text:span text:style-name="T474"><text:tab/>printf("nothing..\n"); </text:span></text:p>
      <text:p text:style-name="P8"><text:span text:style-name="T474"><text:tab/>for(k++;!k==1;k=2) </text:span></text:p>
      <text:p text:style-name="P8"><text:span text:style-name="T474"><text:tab/>return; </text:span></text:p>
      <text:p text:style-name="P8"><text:span text:style-name="T474"><text:tab/>printf("hi"); </text:span></text:p>
      <text:p text:style-name="P8"><text:span text:style-name="T474"><text:tab/>printf("hello"); </text:span></text:p>
      <text:p text:style-name="P8"><text:span text:style-name="T474"><text:tab/>}</text:span></text:p>
      <text:p text:style-name="P8"><text:span text:style-name="T475"/></text:p>
      <text:p text:style-name="P8"><text:span text:style-name="T475"/></text:p>
      <text:p text:style-name="P8"><text:span text:style-name="T475"/></text:p>
      <text:p text:style-name="P8"><text:span text:style-name="T475"/></text:p>
      <text:p text:style-name="P8"><text:span text:style-name="T475"/></text:p>
      <text:p text:style-name="P8"><text:span text:style-name="T475"/></text:p>
      <text:p text:style-name="P8"><text:span text:style-name="T476">242)<text:tab/>main() </text:span></text:p>
      <text:p text:style-name="P8"><text:span text:style-name="T476"><text:tab/>{ </text:span></text:p>
      <text:p text:style-name="P8"><text:span text:style-name="T476"><text:tab/>printf("%d",k); </text:span></text:p>
      <text:p text:style-name="P8"><text:span text:style-name="T476"><text:tab/>int k=0; </text:span></text:p>
      <text:p text:style-name="P8"><text:span text:style-name="T476"><text:tab/>return; </text:span></text:p>
      <text:p text:style-name="P8"><text:span text:style-name="T476"><text:tab/>printf("nothing..\n"); </text:span></text:p>
      <text:p text:style-name="P8"><text:span text:style-name="T476"><text:tab/>for(k++;!k==1;k=2) </text:span></text:p>
      <text:p text:style-name="P8"><text:span text:style-name="T476"><text:tab/>return; </text:span></text:p>
      <text:p text:style-name="P8"><text:span text:style-name="T476"><text:tab/>printf("hi"); </text:span></text:p>
      <text:p text:style-name="P8"><text:span text:style-name="T476"><text:tab/>return; </text:span></text:p>
      <text:p text:style-name="P8"><text:span text:style-name="T476"><text:tab/>printf("hello"); </text:span></text:p>
      <text:p text:style-name="P8"><text:span text:style-name="T476"><text:tab/>}</text:span></text:p>
      <text:p text:style-name="P8"><text:span text:style-name="T477"/></text:p>
      <text:p text:style-name="P8"><text:span text:style-name="T478">243)<text:tab/>main() </text:span></text:p>
      <text:p text:style-name="P8"><text:span text:style-name="T478"><text:tab/>{ </text:span></text:p>
      <text:p text:style-name="P8"><text:span text:style-name="T478"><text:tab/>int k=0; </text:span></text:p>
      <text:p text:style-name="P8"><text:span text:style-name="T478"><text:tab/>printf("%d",k++); </text:span></text:p>
      <text:p text:style-name="P8"><text:span text:style-name="T478"><text:tab/>return; </text:span></text:p>
      <text:p text:style-name="P8"><text:span text:style-name="T478"><text:tab/>printf("nothing..\n"); </text:span></text:p>
      <text:p text:style-name="P8"><text:span text:style-name="T478"><text:tab/>for(;) </text:span></text:p>
      <text:p text:style-name="P8"><text:span text:style-name="T478"><text:tab/>return; </text:span></text:p>
      <text:p text:style-name="P8"><text:span text:style-name="T478"><text:tab/>printf("hi"); </text:span></text:p>
      <text:p text:style-name="P8"><text:span text:style-name="T478"><text:tab/>return; </text:span></text:p>
      <text:p text:style-name="P8"><text:span text:style-name="T478"><text:tab/>printf("hello"); </text:span></text:p>
      <text:p text:style-name="P8"><text:span text:style-name="T478"><text:tab/>}</text:span></text:p>
      <text:p text:style-name="P8"><text:span text:style-name="T479"/></text:p>
      <text:p text:style-name="P8"><text:span text:style-name="T480">244)<text:tab/>main() </text:span></text:p>
      <text:p text:style-name="P8"><text:span text:style-name="T480"><text:tab/>{ </text:span></text:p>
      <text:p text:style-name="P8"><text:span text:style-name="T480"><text:tab/>int k=0; </text:span></text:p>
      <text:p text:style-name="P8"><text:span text:style-name="T480"><text:tab/>for(;;) </text:span></text:p>
      <text:p text:style-name="P8"><text:span text:style-name="T480"><text:tab/>printf("%d",k++); </text:span></text:p>
      <text:p text:style-name="P8"><text:span text:style-name="T480"><text:tab/>return; </text:span></text:p>
      <text:p text:style-name="P8"><text:span text:style-name="T480"><text:tab/>printf("nothing..\n"); </text:span></text:p>
      <text:p text:style-name="P8"><text:span text:style-name="T480"><text:tab/>for(;;) </text:span></text:p>
      <text:p text:style-name="P8"><text:span text:style-name="T480"><text:tab/>return; </text:span></text:p>
      <text:p text:style-name="P8"><text:span text:style-name="T480"><text:tab/>printf("hi"); </text:span></text:p>
      <text:p text:style-name="P8"><text:span text:style-name="T480"><text:tab/>return; </text:span></text:p>
      <text:p text:style-name="P8"><text:span text:style-name="T480"><text:tab/>printf("hello"); </text:span></text:p>
      <text:p text:style-name="P8"><text:span text:style-name="T480"><text:tab/>}</text:span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1"/></text:p>
      <text:p text:style-name="P8"><text:span text:style-name="T482">245)<text:tab/>main() </text:span></text:p>
      <text:p text:style-name="P8"><text:span text:style-name="T482"><text:tab/>{ </text:span></text:p>
      <text:p text:style-name="P8"><text:span text:style-name="T482"><text:tab/>int k=0; </text:span></text:p>
      <text:p text:style-name="P8"><text:span text:style-name="T482"><text:tab/>for(;k=0;) </text:span></text:p>
      <text:p text:style-name="P8"><text:span text:style-name="T482"><text:tab/>printf("%d",++k++); </text:span></text:p>
      <text:p text:style-name="P8"><text:span text:style-name="T482"><text:tab/>return; </text:span></text:p>
      <text:p text:style-name="P8"><text:span text:style-name="T482"><text:tab/>printf("nothing..\n"); </text:span></text:p>
      <text:p text:style-name="P8"><text:span text:style-name="T482"><text:tab/>for(;k!=0;) </text:span></text:p>
      <text:p text:style-name="P8"><text:span text:style-name="T482"><text:tab/>return; </text:span></text:p>
      <text:p text:style-name="P8"><text:span text:style-name="T482"><text:tab/>printf("hi"); </text:span></text:p>
      <text:p text:style-name="P8"><text:span text:style-name="T482"><text:tab/>return; </text:span></text:p>
      <text:p text:style-name="P8"><text:span text:style-name="T482"><text:tab/>printf("hello"); </text:span></text:p>
      <text:p text:style-name="P8"><text:span text:style-name="T482"><text:tab/>}</text:span></text:p>
      <text:p text:style-name="P8"><text:span text:style-name="T483"/></text:p>
      <text:p text:style-name="P8"><text:span text:style-name="T484">246)<text:tab/>main() </text:span></text:p>
      <text:p text:style-name="P8"><text:span text:style-name="T484"><text:tab/>{ </text:span></text:p>
      <text:p text:style-name="P8"><text:span text:style-name="T484"><text:tab/>printf("empty"); </text:span></text:p>
      <text:p text:style-name="P8"><text:span text:style-name="T484"><text:tab/>int k=0; </text:span></text:p>
      <text:p text:style-name="P8"><text:span text:style-name="T484"><text:tab/>for(;k=0;) </text:span></text:p>
      <text:p text:style-name="P8"><text:span text:style-name="T484"><text:tab/>printf("%d",k); </text:span></text:p>
      <text:p text:style-name="P8"><text:span text:style-name="T484"><text:tab/>return; </text:span></text:p>
      <text:p text:style-name="P8"><text:span text:style-name="T484"><text:tab/>printf("nothing..\n"); </text:span></text:p>
      <text:p text:style-name="P8"><text:span text:style-name="T484"><text:tab/>for(;k=0;) </text:span></text:p>
      <text:p text:style-name="P8"><text:span text:style-name="T484"><text:tab/>return; </text:span></text:p>
      <text:p text:style-name="P8"><text:span text:style-name="T484"><text:tab/>printf("hi"); </text:span></text:p>
      <text:p text:style-name="P8"><text:span text:style-name="T484"><text:tab/>return; </text:span></text:p>
      <text:p text:style-name="P8"><text:span text:style-name="T484"><text:tab/>printf("hello"); </text:span></text:p>
      <text:p text:style-name="P8"><text:span text:style-name="T484"><text:tab/>}</text:span></text:p>
      <text:p text:style-name="P8"><text:span text:style-name="T485"/></text:p>
      <text:p text:style-name="P8"><text:span text:style-name="T486">247)<text:tab/>main() </text:span></text:p>
      <text:p text:style-name="P8"><text:span text:style-name="T486"><text:tab/>{ </text:span></text:p>
      <text:p text:style-name="P8"><text:span text:style-name="T486"><text:tab/>printf("empty"); </text:span></text:p>
      <text:p text:style-name="P8"><text:span text:style-name="T486"><text:tab/>int k=0; </text:span></text:p>
      <text:p text:style-name="P8"><text:span text:style-name="T486"><text:tab/>for(int k;k=0;) </text:span></text:p>
      <text:p text:style-name="P8"><text:span text:style-name="T486"><text:tab/>printf("%d",k); </text:span></text:p>
      <text:p text:style-name="P8"><text:span text:style-name="T486"><text:tab/>return; </text:span></text:p>
      <text:p text:style-name="P8"><text:span text:style-name="T486"><text:tab/>printf("nothing..\n"); </text:span></text:p>
      <text:p text:style-name="P8"><text:span text:style-name="T486"><text:tab/>for(;k=0;) </text:span></text:p>
      <text:p text:style-name="P8"><text:span text:style-name="T486"><text:tab/>return; </text:span></text:p>
      <text:p text:style-name="P8"><text:span text:style-name="T486"><text:tab/>printf("hi"); </text:span></text:p>
      <text:p text:style-name="P8"><text:span text:style-name="T486"><text:tab/>return; </text:span></text:p>
      <text:p text:style-name="P8"><text:span text:style-name="T486"><text:tab/>printf("hello"); </text:span></text:p>
      <text:p text:style-name="P8"><text:span text:style-name="T486"><text:tab/>}</text:span></text:p>
      <text:p text:style-name="P8"><text:span text:style-name="T487"/></text:p>
      <text:p text:style-name="P8"><text:span text:style-name="T487"/></text:p>
      <text:p text:style-name="P8"><text:span text:style-name="T487"/></text:p>
      <text:p text:style-name="P8"><text:span text:style-name="T487"/></text:p>
      <text:p text:style-name="P8"><text:span text:style-name="T487"/></text:p>
      <text:p text:style-name="P8"><text:span text:style-name="T487"/></text:p>
      <text:p text:style-name="P8"><text:span text:style-name="T488">248)<text:tab/>main() </text:span></text:p>
      <text:p text:style-name="P8"><text:span text:style-name="T488"><text:tab/>{ </text:span></text:p>
      <text:p text:style-name="P8"><text:span text:style-name="T488"><text:tab/>for(int i=0;i&lt;1;i++) </text:span></text:p>
      <text:p text:style-name="P8"><text:span text:style-name="T488"><text:tab/><text:tab/>printf("exit"); </text:span></text:p>
      <text:p text:style-name="P8"><text:span text:style-name="T488"><text:tab/>}</text:span></text:p>
      <text:p text:style-name="P8"><text:span text:style-name="T489"/></text:p>
      <text:p text:style-name="P8"><text:span text:style-name="T490">249)<text:tab/>main() </text:span></text:p>
      <text:p text:style-name="P8"><text:span text:style-name="T490"><text:tab/>{ </text:span></text:p>
      <text:p text:style-name="P8"><text:span text:style-name="T490"><text:tab/>int i=1024; </text:span></text:p>
      <text:p text:style-name="P8"><text:span text:style-name="T490"><text:tab/>for(;i;i&gt;&gt;=1) </text:span></text:p>
      <text:p text:style-name="P8"><text:span text:style-name="T490"><text:tab/><text:tab/>printf("exit\n"); </text:span></text:p>
      <text:p text:style-name="P8"><text:span text:style-name="T490"><text:tab/>}</text:span></text:p>
      <text:p text:style-name="P8"><text:span text:style-name="T491"/></text:p>
      <text:p text:style-name="P8"><text:span text:style-name="T492">250)<text:tab/>main() </text:span></text:p>
      <text:p text:style-name="P8"><text:span text:style-name="T492"><text:tab/>{ </text:span></text:p>
      <text:p text:style-name="P8"><text:span text:style-name="T492"><text:tab/>int n; </text:span></text:p>
      <text:p text:style-name="P8"><text:span text:style-name="T492"><text:tab/>for(n=9;n!=0;n--) </text:span></text:p>
      <text:p text:style-name="P8"><text:span text:style-name="T492"><text:tab/><text:tab/>printf("n=%d\n",n--); </text:span></text:p>
      <text:p text:style-name="P8"><text:span text:style-name="T492"><text:tab/>}</text:span></text:p>
      <text:p text:style-name="P8"><text:span text:style-name="T493"/></text:p>
      <text:p text:style-name="P8"><text:span text:style-name="T494">251)<text:tab/>main() </text:span></text:p>
      <text:p text:style-name="P8"><text:span text:style-name="T494"><text:tab/>{ </text:span></text:p>
      <text:p text:style-name="P8"><text:span text:style-name="T494"><text:tab/>int c=5,no=10; </text:span></text:p>
      <text:p text:style-name="P8"><text:span text:style-name="T494"><text:tab/>do </text:span></text:p>
      <text:p text:style-name="P8"><text:span text:style-name="T494"><text:tab/>{ </text:span></text:p>
      <text:p text:style-name="P8"><text:span text:style-name="T494"><text:tab/>no/=c; </text:span></text:p>
      <text:p text:style-name="P8"><text:span text:style-name="T494"><text:tab/>}while(c--); </text:span></text:p>
      <text:p text:style-name="P8"><text:span text:style-name="T494"><text:tab/>printf("%d\n",no); </text:span></text:p>
      <text:p text:style-name="P8"><text:span text:style-name="T494"><text:tab/>}</text:span></text:p>
      <text:p text:style-name="P8"><text:span text:style-name="T495"/></text:p>
      <text:p text:style-name="P8"><text:span text:style-name="T496">252)<text:tab/>main() </text:span></text:p>
      <text:p text:style-name="P8"><text:span text:style-name="T496"><text:tab/>{ </text:span></text:p>
      <text:p text:style-name="P8"><text:span text:style-name="T496"><text:tab/>int i=0; </text:span></text:p>
      <text:p text:style-name="P8"><text:span text:style-name="T496"><text:tab/>for(i=0;i&lt;20;i++) </text:span></text:p>
      <text:p text:style-name="P8"><text:span text:style-name="T496"><text:tab/>{ </text:span></text:p>
      <text:p text:style-name="P8"><text:span text:style-name="T496"><text:tab/>switch(i) </text:span></text:p>
      <text:p text:style-name="P8"><text:span text:style-name="T496"><text:tab/>{ </text:span></text:p>
      <text:p text:style-name="P8"><text:span text:style-name="T496"><text:tab/>case 0:i+=5; </text:span></text:p>
      <text:p text:style-name="P8"><text:span text:style-name="T496"><text:tab/>case 1:i+=2; </text:span></text:p>
      <text:p text:style-name="P8"><text:span text:style-name="T496"><text:tab/>case 5:i+=5; </text:span></text:p>
      <text:p text:style-name="P8"><text:span text:style-name="T496"><text:tab/>default:i+=4;break; </text:span></text:p>
      <text:p text:style-name="P8"><text:span text:style-name="T496"><text:tab/>} </text:span></text:p>
      <text:p text:style-name="P8"><text:span text:style-name="T496"><text:tab/>printf("%d",i); </text:span></text:p>
      <text:p text:style-name="P8"><text:span text:style-name="T496"><text:tab/>} </text:span></text:p>
      <text:p text:style-name="P8"><text:span text:style-name="T496"><text:tab/>}</text:span></text:p>
      <text:p text:style-name="P8"><text:span text:style-name="T497"/></text:p>
      <text:p text:style-name="P8"><text:span text:style-name="T497"/></text:p>
      <text:p text:style-name="P8"><text:span text:style-name="T497"/></text:p>
      <text:p text:style-name="P8"><text:span text:style-name="T497"/></text:p>
      <text:p text:style-name="P8"><text:span text:style-name="T498">253)<text:tab/>main() </text:span></text:p>
      <text:p text:style-name="P8"><text:span text:style-name="T498"><text:tab/>{ </text:span></text:p>
      <text:p text:style-name="P8"><text:span text:style-name="T498"><text:tab/>int i=0; </text:span></text:p>
      <text:p text:style-name="P8"><text:span text:style-name="T498"><text:tab/>for(printf("first");i&lt;2) </text:span></text:p>
      <text:p text:style-name="P8"><text:span text:style-name="T498"><text:tab/>{ </text:span></text:p>
      <text:p text:style-name="P8"><text:span text:style-name="T498"><text:tab/>printf("exit"); </text:span></text:p>
      <text:p text:style-name="P8"><text:span text:style-name="T498"><text:tab/>} </text:span></text:p>
      <text:p text:style-name="P8"><text:span text:style-name="T498"><text:tab/>}</text:span></text:p>
      <text:p text:style-name="P8"><text:span text:style-name="T499"/></text:p>
      <text:p text:style-name="P8"><text:span text:style-name="T500">254)<text:tab/>main() </text:span></text:p>
      <text:p text:style-name="P8"><text:span text:style-name="T500"><text:tab/>{ </text:span></text:p>
      <text:p text:style-name="P8"><text:span text:style-name="T500"><text:tab/>int i=0; </text:span></text:p>
      <text:p text:style-name="P8"><text:span text:style-name="T500"><text:tab/>for(i=1;i!=10;i+=2) </text:span></text:p>
      <text:p text:style-name="P8"><text:span text:style-name="T500"><text:tab/>{ </text:span></text:p>
      <text:p text:style-name="P8"><text:span text:style-name="T500"><text:tab/>printf("exit"); </text:span></text:p>
      <text:p text:style-name="P8"><text:span text:style-name="T500"><text:tab/>} </text:span></text:p>
      <text:p text:style-name="P8"><text:span text:style-name="T500"><text:tab/>}</text:span></text:p>
      <text:p text:style-name="P8"><text:span text:style-name="T501"/></text:p>
      <text:p text:style-name="P8"><text:span text:style-name="T502">255)<text:tab/>main() </text:span></text:p>
      <text:p text:style-name="P8"><text:span text:style-name="T502"><text:tab/>{ </text:span></text:p>
      <text:p text:style-name="P8"><text:span text:style-name="T502"><text:tab/>int i=-5; </text:span></text:p>
      <text:p text:style-name="P8"><text:span text:style-name="T502"><text:tab/>while(i&lt;=5) </text:span></text:p>
      <text:p text:style-name="P8"><text:span text:style-name="T502"><text:tab/>{ </text:span></text:p>
      <text:p text:style-name="P8"><text:span text:style-name="T502"><text:tab/>if(i&gt;=0) </text:span></text:p>
      <text:p text:style-name="P8"><text:span text:style-name="T502"><text:tab/>break; </text:span></text:p>
      <text:p text:style-name="P8"><text:span text:style-name="T502"><text:tab/>else </text:span></text:p>
      <text:p text:style-name="P8"><text:span text:style-name="T502"><text:tab/>{ </text:span></text:p>
      <text:p text:style-name="P8"><text:span text:style-name="T502"><text:tab/>i++; </text:span></text:p>
      <text:p text:style-name="P8"><text:span text:style-name="T502"><text:tab/>continue; </text:span></text:p>
      <text:p text:style-name="P8"><text:span text:style-name="T502"><text:tab/>} </text:span></text:p>
      <text:p text:style-name="P8"><text:span text:style-name="T502"><text:tab/>printf("hello"); </text:span></text:p>
      <text:p text:style-name="P8"><text:span text:style-name="T502"><text:tab/>} </text:span></text:p>
      <text:p text:style-name="P8"><text:span text:style-name="T502"><text:tab/>printf("nothing"); </text:span></text:p>
      <text:p text:style-name="P8"><text:span text:style-name="T502"><text:tab/>}</text:span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3"/></text:p>
      <text:p text:style-name="P8"><text:span text:style-name="T504">256)<text:tab/>main() </text:span></text:p>
      <text:p text:style-name="P8"><text:span text:style-name="T504"><text:tab/>{ </text:span></text:p>
      <text:p text:style-name="P8"><text:span text:style-name="T504"><text:tab/>int i=-5; </text:span></text:p>
      <text:p text:style-name="P8"><text:span text:style-name="T504"><text:tab/>while(i&lt;=5); </text:span></text:p>
      <text:p text:style-name="P8"><text:span text:style-name="T504"><text:tab/>{ </text:span></text:p>
      <text:p text:style-name="P8"><text:span text:style-name="T504"><text:tab/>if(i&gt;=0) </text:span></text:p>
      <text:p text:style-name="P8"><text:span text:style-name="T504"><text:tab/>break; </text:span></text:p>
      <text:p text:style-name="P8"><text:span text:style-name="T504"><text:tab/>else </text:span></text:p>
      <text:p text:style-name="P8"><text:span text:style-name="T504"><text:tab/>{ </text:span></text:p>
      <text:p text:style-name="P8"><text:span text:style-name="T504"><text:tab/>i++; </text:span></text:p>
      <text:p text:style-name="P8"><text:span text:style-name="T504"><text:tab/>continue; </text:span></text:p>
      <text:p text:style-name="P8"><text:span text:style-name="T504"><text:tab/>} </text:span></text:p>
      <text:p text:style-name="P8"><text:span text:style-name="T504"><text:tab/>printf("hello"); </text:span></text:p>
      <text:p text:style-name="P8"><text:span text:style-name="T504"><text:tab/>} </text:span></text:p>
      <text:p text:style-name="P8"><text:span text:style-name="T504"><text:tab/>printf("nothing"); </text:span></text:p>
      <text:p text:style-name="P8"><text:span text:style-name="T504"><text:tab/>}</text:span></text:p>
      <text:p text:style-name="P8"><text:span text:style-name="T505"/></text:p>
      <text:p text:style-name="P8"><text:span text:style-name="T506">257)<text:tab/>main() </text:span></text:p>
      <text:p text:style-name="P8"><text:span text:style-name="T506"><text:tab/>{ </text:span></text:p>
      <text:p text:style-name="P8"><text:span text:style-name="T506"><text:tab/>int i=-5; </text:span></text:p>
      <text:p text:style-name="P8"><text:span text:style-name="T506"><text:tab/>while(1) </text:span></text:p>
      <text:p text:style-name="P8"><text:span text:style-name="T506"><text:tab/>{ </text:span></text:p>
      <text:p text:style-name="P8"><text:span text:style-name="T506"><text:tab/>if(i&gt;=0) </text:span></text:p>
      <text:p text:style-name="P8"><text:span text:style-name="T506"><text:tab/>break; </text:span></text:p>
      <text:p text:style-name="P8"><text:span text:style-name="T506"><text:tab/>else </text:span></text:p>
      <text:p text:style-name="P8"><text:span text:style-name="T506"><text:tab/>{ </text:span></text:p>
      <text:p text:style-name="P8"><text:span text:style-name="T506"><text:tab/>i++; </text:span></text:p>
      <text:p text:style-name="P8"><text:span text:style-name="T506"><text:tab/>continue; </text:span></text:p>
      <text:p text:style-name="P8"><text:span text:style-name="T506"><text:tab/>} </text:span></text:p>
      <text:p text:style-name="P8"><text:span text:style-name="T506"><text:tab/>printf("hello"); </text:span></text:p>
      <text:p text:style-name="P8"><text:span text:style-name="T506"><text:tab/>} printf("nothing"); </text:span></text:p>
      <text:p text:style-name="P8"><text:span text:style-name="T506"><text:tab/>}</text:span></text:p>
      <text:p text:style-name="P8"><text:span text:style-name="T507"/></text:p>
      <text:p text:style-name="P8"><text:span text:style-name="T508">258)<text:tab/>main() </text:span></text:p>
      <text:p text:style-name="P8"><text:span text:style-name="T508"><text:tab/>{ </text:span></text:p>
      <text:p text:style-name="P8"><text:span text:style-name="T508"><text:tab/><text:tab/>int i=5; </text:span></text:p>
      <text:p text:style-name="P8"><text:span text:style-name="T508"><text:tab/><text:tab/>while(i&lt;=5) </text:span></text:p>
      <text:p text:style-name="P8"><text:span text:style-name="T508"><text:tab/><text:tab/>{ </text:span></text:p>
      <text:p text:style-name="P8"><text:span text:style-name="T508"><text:tab/><text:tab/><text:tab/>if(i&gt;=0) </text:span></text:p>
      <text:p text:style-name="P8"><text:span text:style-name="T508"><text:tab/><text:tab/><text:tab/><text:tab/>break; </text:span></text:p>
      <text:p text:style-name="P8"><text:span text:style-name="T508"><text:tab/><text:tab/><text:tab/>else </text:span></text:p>
      <text:p text:style-name="P8"><text:span text:style-name="T508"><text:tab/><text:tab/><text:tab/>{ </text:span></text:p>
      <text:p text:style-name="P8"><text:span text:style-name="T508"><text:tab/><text:tab/><text:tab/><text:tab/>i++; </text:span></text:p>
      <text:p text:style-name="P8"><text:span text:style-name="T508"><text:tab/><text:tab/><text:tab/><text:tab/>continue; </text:span></text:p>
      <text:p text:style-name="P8"><text:span text:style-name="T508"><text:tab/><text:tab/><text:tab/>} </text:span></text:p>
      <text:p text:style-name="P8"><text:span text:style-name="T508"><text:tab/><text:tab/><text:tab/>printf("hi"); </text:span></text:p>
      <text:p text:style-name="P8"><text:span text:style-name="T508"><text:tab/><text:tab/>} </text:span></text:p>
      <text:p text:style-name="P8"><text:span text:style-name="T508"><text:tab/><text:tab/>printf("hello"); </text:span></text:p>
      <text:p text:style-name="P8"><text:span text:style-name="T508"><text:tab/>}</text:span></text:p>
      <text:p text:style-name="P8"><text:span text:style-name="T509"/></text:p>
      <text:p text:style-name="P8"><text:span text:style-name="T510">259)<text:tab/>main() </text:span></text:p>
      <text:p text:style-name="P8"><text:span text:style-name="T510"><text:tab/>{ </text:span></text:p>
      <text:p text:style-name="P8"><text:span text:style-name="T510"><text:tab/><text:tab/>int i=3; </text:span></text:p>
      <text:p text:style-name="P8"><text:span text:style-name="T510"><text:tab/><text:tab/>while(i--) </text:span></text:p>
      <text:p text:style-name="P8"><text:span text:style-name="T510"><text:tab/><text:tab/>{ </text:span></text:p>
      <text:p text:style-name="P8"><text:span text:style-name="T510"><text:tab/><text:tab/><text:tab/>int i=100; </text:span></text:p>
      <text:p text:style-name="P8"><text:span text:style-name="T510"><text:tab/><text:tab/><text:tab/>i--; </text:span></text:p>
      <text:p text:style-name="P8"><text:span text:style-name="T510"><text:tab/><text:tab/><text:tab/>printf("%d",i); </text:span></text:p>
      <text:p text:style-name="P8"><text:span text:style-name="T510"><text:tab/><text:tab/>} </text:span></text:p>
      <text:p text:style-name="P8"><text:span text:style-name="T510"><text:tab/> </text:span></text:p>
      <text:p text:style-name="P8"><text:span text:style-name="T510"><text:tab/>}</text:span></text:p>
      <text:p text:style-name="P8"><text:span text:style-name="T511"/></text:p>
      <text:p text:style-name="P8"><text:span text:style-name="T512">260)<text:tab/>main() </text:span></text:p>
      <text:p text:style-name="P8"><text:span text:style-name="T512"><text:tab/>{ </text:span></text:p>
      <text:p text:style-name="P8"><text:span text:style-name="T512"><text:tab/><text:tab/>int i=1,j; </text:span></text:p>
      <text:p text:style-name="P8"><text:span text:style-name="T512"><text:tab/><text:tab/>for(;;) </text:span></text:p>
      <text:p text:style-name="P8"><text:span text:style-name="T512"><text:tab/><text:tab/>{ </text:span></text:p>
      <text:p text:style-name="P8"><text:span text:style-name="T512"><text:tab/><text:tab/><text:tab/>if(i) </text:span></text:p>
      <text:p text:style-name="P8"><text:span text:style-name="T512"><text:tab/><text:tab/><text:tab/>j=--i; </text:span></text:p>
      <text:p text:style-name="P8"><text:span text:style-name="T512"><text:tab/><text:tab/><text:tab/>if(j&lt;10) </text:span></text:p>
      <text:p text:style-name="P8"><text:span text:style-name="T512"><text:tab/><text:tab/><text:tab/>printf("hi"); </text:span></text:p>
      <text:p text:style-name="P8"><text:span text:style-name="T512"><text:tab/><text:tab/><text:tab/>else </text:span></text:p>
      <text:p text:style-name="P8"><text:span text:style-name="T512"><text:tab/><text:tab/><text:tab/>break; </text:span></text:p>
      <text:p text:style-name="P8"><text:span text:style-name="T512"><text:tab/><text:tab/>} </text:span></text:p>
      <text:p text:style-name="P8"><text:span text:style-name="T512"><text:tab/> </text:span></text:p>
      <text:p text:style-name="P8"><text:span text:style-name="T512"><text:tab/>}</text:span></text:p>
      <text:p text:style-name="P8"><text:span text:style-name="T513"/></text:p>
      <text:p text:style-name="P8"><text:span text:style-name="T514">261)<text:tab/>main() </text:span></text:p>
      <text:p text:style-name="P8"><text:span text:style-name="T514"><text:tab/>{ </text:span></text:p>
      <text:p text:style-name="P8"><text:span text:style-name="T514"><text:tab/><text:tab/>int j=0; </text:span></text:p>
      <text:p text:style-name="P8"><text:span text:style-name="T514"><text:tab/><text:tab/>for(;j&lt;10;) </text:span></text:p>
      <text:p text:style-name="P8"><text:span text:style-name="T514"><text:tab/><text:tab/>{ </text:span></text:p>
      <text:p text:style-name="P8"><text:span text:style-name="T514"><text:tab/><text:tab/><text:tab/>if(j&lt;10) </text:span></text:p>
      <text:p text:style-name="P8"><text:span text:style-name="T514"><text:tab/><text:tab/><text:tab/>printf("hello"); </text:span></text:p>
      <text:p text:style-name="P8"><text:span text:style-name="T514"><text:tab/><text:tab/><text:tab/>else </text:span></text:p>
      <text:p text:style-name="P8"><text:span text:style-name="T514"><text:tab/><text:tab/><text:tab/>continue; </text:span></text:p>
      <text:p text:style-name="P8"><text:span text:style-name="T514"><text:tab/><text:tab/><text:tab/>printf("hi"); </text:span></text:p>
      <text:p text:style-name="P8"><text:span text:style-name="T514"><text:tab/><text:tab/>} </text:span></text:p>
      <text:p text:style-name="P8"><text:span text:style-name="T514"><text:tab/> </text:span></text:p>
      <text:p text:style-name="P8"><text:span text:style-name="T514"><text:tab/>}</text:span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5"/></text:p>
      <text:p text:style-name="P8"><text:span text:style-name="T516">262)<text:tab/>main() </text:span></text:p>
      <text:p text:style-name="P8"><text:span text:style-name="T516"><text:tab/>{ </text:span></text:p>
      <text:p text:style-name="P8"><text:span text:style-name="T516"><text:tab/><text:tab/>int i; </text:span></text:p>
      <text:p text:style-name="P8"><text:span text:style-name="T516"><text:tab/><text:tab/>goto loop; </text:span></text:p>
      <text:p text:style-name="P8"><text:span text:style-name="T516"><text:tab/><text:tab/>for(i=0;i&lt;10;i++) </text:span></text:p>
      <text:p text:style-name="P8"><text:span text:style-name="T516"><text:tab/><text:tab/>{ </text:span></text:p>
      <text:p text:style-name="P8"><text:span text:style-name="T516"><text:tab/><text:tab/><text:tab/>printf("hello"); </text:span></text:p>
      <text:p text:style-name="P8"><text:span text:style-name="T516"><text:tab/><text:tab/><text:tab/>loop: </text:span></text:p>
      <text:p text:style-name="P8"><text:span text:style-name="T516"><text:tab/><text:tab/><text:tab/>break; </text:span></text:p>
      <text:p text:style-name="P8"><text:span text:style-name="T516"><text:tab/><text:tab/>} </text:span></text:p>
      <text:p text:style-name="P8"><text:span text:style-name="T516"><text:tab/><text:tab/>printf("hi"); </text:span></text:p>
      <text:p text:style-name="P8"><text:span text:style-name="T516"><text:tab/> </text:span></text:p>
      <text:p text:style-name="P8"><text:span text:style-name="T516"><text:tab/>}</text:span></text:p>
      <text:p text:style-name="P8"><text:span text:style-name="T517"/></text:p>
      <text:p text:style-name="P8"><text:span text:style-name="T518">263)<text:tab/>main() </text:span></text:p>
      <text:p text:style-name="P8"><text:span text:style-name="T518"><text:tab/>{ </text:span></text:p>
      <text:p text:style-name="P8"><text:span text:style-name="T518"><text:tab/><text:tab/>unsigned int i=65535; </text:span></text:p>
      <text:p text:style-name="P8"><text:span text:style-name="T518"><text:tab/><text:tab/>while(i++!=0); </text:span></text:p>
      <text:p text:style-name="P8"><text:span text:style-name="T518"><text:tab/><text:tab/>{ </text:span></text:p>
      <text:p text:style-name="P8"><text:span text:style-name="T518"><text:tab/><text:tab/><text:tab/>printf("%d",i); </text:span></text:p>
      <text:p text:style-name="P8"><text:span text:style-name="T518"><text:tab/><text:tab/>}<text:s text:c="2"/></text:span></text:p>
      <text:p text:style-name="P8"><text:span text:style-name="T518"><text:tab/>}</text:span></text:p>
      <text:p text:style-name="P8"><text:span text:style-name="T519"/></text:p>
      <text:p text:style-name="P8"><text:span text:style-name="T520">264)<text:tab/>main() </text:span></text:p>
      <text:p text:style-name="P8"><text:span text:style-name="T520"><text:tab/>{ </text:span></text:p>
      <text:p text:style-name="P8"><text:span text:style-name="T520"><text:tab/><text:tab/>int i; </text:span></text:p>
      <text:p text:style-name="P8"><text:span text:style-name="T520"><text:tab/><text:tab/>for(i=0;i&lt;5;i++) </text:span></text:p>
      <text:p text:style-name="P8"><text:span text:style-name="T520"><text:tab/><text:tab/>{ </text:span></text:p>
      <text:p text:style-name="P8"><text:span text:style-name="T520"><text:tab/><text:tab/><text:tab/>int i=10; </text:span></text:p>
      <text:p text:style-name="P8"><text:span text:style-name="T520"><text:tab/><text:tab/><text:tab/>printf("%d",i); </text:span></text:p>
      <text:p text:style-name="P8"><text:span text:style-name="T520"><text:tab/><text:tab/>} </text:span></text:p>
      <text:p text:style-name="P8"><text:span text:style-name="T520"><text:tab/> </text:span></text:p>
      <text:p text:style-name="P8"><text:span text:style-name="T520"><text:tab/>}</text:span></text:p>
      <text:p text:style-name="P8"><text:span text:style-name="T521"/></text:p>
      <text:p text:style-name="P8"><text:span text:style-name="T522">265)<text:tab/>main() </text:span></text:p>
      <text:p text:style-name="P8"><text:span text:style-name="T522"><text:tab/>{ </text:span></text:p>
      <text:p text:style-name="P8"><text:span text:style-name="T522"><text:tab/><text:tab/>float i=2.0; </text:span></text:p>
      <text:p text:style-name="P8"><text:span text:style-name="T522"><text:tab/><text:tab/>float j=1.0; </text:span></text:p>
      <text:p text:style-name="P8"><text:span text:style-name="T522"><text:tab/><text:tab/>float sum=0.0; </text:span></text:p>
      <text:p text:style-name="P8"><text:span text:style-name="T522"><text:tab/><text:tab/>printf("%f",i+j); </text:span></text:p>
      <text:p text:style-name="P8"><text:span text:style-name="T522"><text:tab/><text:tab/>while(i/j&gt;0.001) </text:span></text:p>
      <text:p text:style-name="P8"><text:span text:style-name="T522"><text:tab/><text:tab/>{ </text:span></text:p>
      <text:p text:style-name="P8"><text:span text:style-name="T522"><text:tab/><text:tab/><text:tab/>break; </text:span></text:p>
      <text:p text:style-name="P8"><text:span text:style-name="T522"><text:tab/><text:tab/><text:tab/>j+=j; </text:span></text:p>
      <text:p text:style-name="P8"><text:span text:style-name="T522"><text:tab/><text:tab/><text:tab/>sum=sum+(i/j); </text:span></text:p>
      <text:p text:style-name="P8"><text:span text:style-name="T522"><text:tab/><text:tab/><text:tab/>printf("%f",sum); </text:span></text:p>
      <text:p text:style-name="P8"><text:span text:style-name="T522"><text:tab/><text:tab/>} </text:span></text:p>
      <text:p text:style-name="P8"><text:span text:style-name="T522"><text:tab/> </text:span></text:p>
      <text:p text:style-name="P8"><text:span text:style-name="T522"><text:tab/>}</text:span></text:p>
      <text:p text:style-name="P8"><text:span text:style-name="T523"/></text:p>
      <text:p text:style-name="P8"><text:span text:style-name="T524">266)<text:tab/>main() </text:span></text:p>
      <text:p text:style-name="P8"><text:span text:style-name="T524"><text:tab/>{ </text:span></text:p>
      <text:p text:style-name="P8"><text:span text:style-name="T524"><text:tab/><text:tab/>int index; </text:span></text:p>
      <text:p text:style-name="P8"><text:span text:style-name="T524"><text:tab/><text:tab/>for(index=1;index&lt;=5;index++) </text:span></text:p>
      <text:p text:style-name="P8"><text:span text:style-name="T524"><text:tab/><text:tab/>{ </text:span></text:p>
      <text:p text:style-name="P8"><text:span text:style-name="T524"><text:tab/><text:tab/><text:tab/>printf("%d",index); </text:span></text:p>
      <text:p text:style-name="P8"><text:span text:style-name="T524"><text:tab/><text:tab/><text:tab/>if(index==3) </text:span></text:p>
      <text:p text:style-name="P8"><text:span text:style-name="T524"><text:tab/><text:tab/><text:tab/>continue; </text:span></text:p>
      <text:p text:style-name="P8"><text:span text:style-name="T524"><text:tab/><text:tab/>} </text:span></text:p>
      <text:p text:style-name="P8"><text:span text:style-name="T524"><text:tab/> </text:span></text:p>
      <text:p text:style-name="P8"><text:span text:style-name="T524"><text:tab/>}</text:span></text:p>
      <text:p text:style-name="P8"><text:span text:style-name="T525"/></text:p>
      <text:p text:style-name="P8"><text:span text:style-name="T526">267)<text:tab/>main() </text:span></text:p>
      <text:p text:style-name="P8"><text:span text:style-name="T526"><text:tab/>{ </text:span></text:p>
      <text:p text:style-name="P8"><text:span text:style-name="T526"><text:tab/><text:tab/>int i,j,x=10; </text:span></text:p>
      <text:p text:style-name="P8"><text:span text:style-name="T526"><text:tab/><text:tab/>i=1,j=1; </text:span></text:p>
      <text:p text:style-name="P8"><text:span text:style-name="T526"><text:tab/><text:tab/>while(i&lt;10) </text:span></text:p>
      <text:p text:style-name="P8"><text:span text:style-name="T526"><text:tab/><text:tab/>{ </text:span></text:p>
      <text:p text:style-name="P8"><text:span text:style-name="T526"><text:tab/><text:tab/><text:tab/>j=j*i; </text:span></text:p>
      <text:p text:style-name="P8"><text:span text:style-name="T526"><text:tab/><text:tab/><text:tab/>i=i+1; </text:span></text:p>
      <text:p text:style-name="P8"><text:span text:style-name="T526"><text:tab/><text:tab/><text:tab/>if(i==x) </text:span></text:p>
      <text:p text:style-name="P8"><text:span text:style-name="T526"><text:tab/><text:tab/><text:tab/>break; </text:span></text:p>
      <text:p text:style-name="P8"><text:span text:style-name="T526"><text:tab/><text:tab/>} </text:span></text:p>
      <text:p text:style-name="P8"><text:span text:style-name="T526"><text:tab/><text:tab/>printf("%d",i++); </text:span></text:p>
      <text:p text:style-name="P8"><text:span text:style-name="T526"><text:tab/> </text:span></text:p>
      <text:p text:style-name="P8"><text:span text:style-name="T526"><text:tab/>}</text:span></text:p>
      <text:p text:style-name="P8"><text:span text:style-name="T527"/></text:p>
      <text:p text:style-name="P8"><text:span text:style-name="T528">268)<text:tab/>main() </text:span></text:p>
      <text:p text:style-name="P8"><text:span text:style-name="T528"><text:tab/>{ </text:span></text:p>
      <text:p text:style-name="P8"><text:span text:style-name="T528"><text:tab/><text:tab/>int num=0; </text:span></text:p>
      <text:p text:style-name="P8"><text:span text:style-name="T528"><text:tab/><text:tab/>do </text:span></text:p>
      <text:p text:style-name="P8"><text:span text:style-name="T528"><text:tab/><text:tab/>{ </text:span></text:p>
      <text:p text:style-name="P8"><text:span text:style-name="T528"><text:tab/><text:tab/><text:tab/>--num; </text:span></text:p>
      <text:p text:style-name="P8"><text:span text:style-name="T528"><text:tab/><text:tab/><text:tab/>printf("%d",num); </text:span></text:p>
      <text:p text:style-name="P8"><text:span text:style-name="T528"><text:tab/><text:tab/><text:tab/>num++; </text:span></text:p>
      <text:p text:style-name="P8"><text:span text:style-name="T528"><text:tab/><text:tab/>}while(num&gt;=0); </text:span></text:p>
      <text:p text:style-name="P8"><text:span text:style-name="T528"><text:tab/>}</text:span></text:p>
      <text:p text:style-name="P8"><text:span text:style-name="T529"/></text:p>
      <text:p text:style-name="P8"><text:span text:style-name="T530">269)<text:tab/>main() </text:span></text:p>
      <text:p text:style-name="P8"><text:span text:style-name="T530"><text:tab/>{ </text:span></text:p>
      <text:p text:style-name="P8"><text:span text:style-name="T530"><text:tab/><text:tab/>int num; </text:span></text:p>
      <text:p text:style-name="P8"><text:span text:style-name="T530"><text:tab/><text:tab/>for(num=0;num&lt;9;num++) </text:span></text:p>
      <text:p text:style-name="P8"><text:span text:style-name="T530"><text:tab/><text:tab/>{ </text:span></text:p>
      <text:p text:style-name="P8"><text:span text:style-name="T530"><text:tab/><text:tab/><text:tab/>num=2*num; </text:span></text:p>
      <text:p text:style-name="P8"><text:span text:style-name="T530"><text:tab/><text:tab/><text:tab/>num--; </text:span></text:p>
      <text:p text:style-name="P8"><text:span text:style-name="T530"><text:tab/><text:tab/>} </text:span></text:p>
      <text:p text:style-name="P8"><text:span text:style-name="T530"><text:tab/>}</text:span></text:p>
      <text:p text:style-name="P8"><text:span text:style-name="T531"/></text:p>
      <text:p text:style-name="P8"><text:span text:style-name="T532">270)<text:tab/>main() </text:span></text:p>
      <text:p text:style-name="P8"><text:span text:style-name="T532"><text:tab/>{ </text:span></text:p>
      <text:p text:style-name="P8"><text:span text:style-name="T532"><text:tab/><text:tab/>int sum,index; </text:span></text:p>
      <text:p text:style-name="P8"><text:span text:style-name="T532"><text:tab/><text:tab/>while(index&gt;=0) </text:span></text:p>
      <text:p text:style-name="P8"><text:span text:style-name="T532"><text:tab/><text:tab/>{ </text:span></text:p>
      <text:p text:style-name="P8"><text:span text:style-name="T532"><text:tab/><text:tab/><text:tab/>sum=sum/index; </text:span></text:p>
      <text:p text:style-name="P8"><text:span text:style-name="T532"><text:tab/><text:tab/><text:tab/>-index; </text:span></text:p>
      <text:p text:style-name="P8"><text:span text:style-name="T532"><text:tab/><text:tab/>} </text:span></text:p>
      <text:p text:style-name="P8"><text:span text:style-name="T532"><text:tab/>}</text:span></text:p>
      <text:p text:style-name="P8"><text:span text:style-name="T533"/></text:p>
      <text:p text:style-name="P8"><text:span text:style-name="T534">271)<text:tab/>main() </text:span></text:p>
      <text:p text:style-name="P8"><text:span text:style-name="T534"><text:tab/>{ </text:span></text:p>
      <text:p text:style-name="P8"><text:span text:style-name="T534"><text:tab/><text:tab/>char ch='b',c=0; </text:span></text:p>
      <text:p text:style-name="P8"><text:span text:style-name="T534"><text:tab/><text:tab/>while(ch&gt;='a'&amp;&amp;ch&lt;='z') </text:span></text:p>
      <text:p text:style-name="P8"><text:span text:style-name="T534"><text:tab/><text:tab/>{ </text:span></text:p>
      <text:p text:style-name="P8"><text:span text:style-name="T534"><text:tab/><text:tab/>ch++; </text:span></text:p>
      <text:p text:style-name="P8"><text:span text:style-name="T534"><text:tab/><text:tab/>c++; </text:span></text:p>
      <text:p text:style-name="P8"><text:span text:style-name="T534"><text:tab/><text:tab/>} </text:span></text:p>
      <text:p text:style-name="P8"><text:span text:style-name="T534"><text:tab/><text:tab/>printf("%d",c); </text:span></text:p>
      <text:p text:style-name="P8"><text:span text:style-name="T534"><text:tab/>}</text:span></text:p>
      <text:p text:style-name="P8"><text:span text:style-name="T535"/></text:p>
      <text:p text:style-name="P8"><text:span text:style-name="T536">272)<text:tab/>main() </text:span></text:p>
      <text:p text:style-name="P8"><text:span text:style-name="T536"><text:tab/>{ </text:span></text:p>
      <text:p text:style-name="P8"><text:span text:style-name="T536"><text:tab/><text:tab/>while() </text:span></text:p>
      <text:p text:style-name="P8"><text:span text:style-name="T536"><text:tab/><text:tab/>{ </text:span></text:p>
      <text:p text:style-name="P8"><text:span text:style-name="T536"><text:tab/><text:tab/>printf("hi"); </text:span></text:p>
      <text:p text:style-name="P8"><text:span text:style-name="T536"><text:tab/><text:tab/>printf("hello"); </text:span></text:p>
      <text:p text:style-name="P8"><text:span text:style-name="T536"><text:tab/><text:tab/>}</text:span></text:p>
      <text:p text:style-name="P8"><text:span text:style-name="T536"><text:s/><text:tab/>}</text:span></text:p>
      <text:p text:style-name="P8"><text:span text:style-name="T537"/></text:p>
      <text:p text:style-name="P8"><text:span text:style-name="T538">273)<text:tab/>main() </text:span></text:p>
      <text:p text:style-name="P8"><text:span text:style-name="T538"><text:tab/>{ </text:span></text:p>
      <text:p text:style-name="P8"><text:span text:style-name="T538"><text:tab/><text:tab/>int i=0; </text:span></text:p>
      <text:p text:style-name="P8"><text:span text:style-name="T538"><text:tab/><text:tab/>do </text:span></text:p>
      <text:p text:style-name="P8"><text:span text:style-name="T538"><text:tab/><text:tab/>{ </text:span></text:p>
      <text:p text:style-name="P8"><text:span text:style-name="T538"><text:tab/><text:tab/>i++; </text:span></text:p>
      <text:p text:style-name="P8"><text:span text:style-name="T538"><text:tab/><text:tab/>printf("hi"); </text:span></text:p>
      <text:p text:style-name="P8"><text:span text:style-name="T538"><text:tab/><text:tab/>}while(i&lt;3); </text:span></text:p>
      <text:p text:style-name="P8"><text:span text:style-name="T538"><text:tab/>}</text:span></text:p>
      <text:p text:style-name="P8"><text:span text:style-name="T539"/></text:p>
      <text:p text:style-name="P8"><text:span text:style-name="T540">274)<text:tab/>main() </text:span></text:p>
      <text:p text:style-name="P8"><text:span text:style-name="T540"><text:tab/>{ </text:span></text:p>
      <text:p text:style-name="P8"><text:span text:style-name="T540"><text:tab/><text:tab/>int i=0; </text:span></text:p>
      <text:p text:style-name="P8"><text:span text:style-name="T540"><text:tab/><text:tab/>while(i&lt;3) </text:span></text:p>
      <text:p text:style-name="P8"><text:span text:style-name="T540"><text:tab/><text:tab/>{ </text:span></text:p>
      <text:p text:style-name="P8"><text:span text:style-name="T540"><text:tab/><text:tab/>i++; </text:span></text:p>
      <text:p text:style-name="P8"><text:span text:style-name="T540"><text:tab/><text:tab/>printf("hi"); </text:span></text:p>
      <text:p text:style-name="P8"><text:span text:style-name="T540"><text:tab/><text:tab/>} </text:span></text:p>
      <text:p text:style-name="P8"><text:span text:style-name="T540"><text:tab/>}</text:span></text:p>
      <text:p text:style-name="P8"><text:span text:style-name="T541"/></text:p>
      <text:p text:style-name="P8"><text:span text:style-name="T542">275)<text:tab/>main() </text:span></text:p>
      <text:p text:style-name="P8"><text:span text:style-name="T542"><text:tab/>{ </text:span></text:p>
      <text:p text:style-name="P8"><text:span text:style-name="T542"><text:tab/><text:tab/>int i=2; </text:span></text:p>
      <text:p text:style-name="P8"><text:span text:style-name="T542"><text:tab/><text:tab/>do </text:span></text:p>
      <text:p text:style-name="P8"><text:span text:style-name="T542"><text:tab/><text:tab/>{ </text:span></text:p>
      <text:p text:style-name="P8"><text:span text:style-name="T542"><text:tab/><text:tab/>printf("hi"); </text:span></text:p>
      <text:p text:style-name="P8"><text:span text:style-name="T542"><text:tab/><text:tab/>}while(i&lt;2); </text:span></text:p>
      <text:p text:style-name="P8"><text:span text:style-name="T542"><text:tab/>}</text:span></text:p>
      <text:p text:style-name="P8"><text:span text:style-name="T543"/></text:p>
      <text:p text:style-name="P8"><text:span text:style-name="T544">276)<text:tab/>main() </text:span></text:p>
      <text:p text:style-name="P8"><text:span text:style-name="T544"><text:tab/>{ </text:span></text:p>
      <text:p text:style-name="P8"><text:span text:style-name="T544"><text:tab/><text:tab/>int i=0; </text:span></text:p>
      <text:p text:style-name="P8"><text:span text:style-name="T544"><text:tab/><text:tab/>while(++i) </text:span></text:p>
      <text:p text:style-name="P8"><text:span text:style-name="T544"><text:tab/><text:tab/>{ </text:span></text:p>
      <text:p text:style-name="P8"><text:span text:style-name="T544"><text:tab/><text:tab/>printf("hi"); </text:span></text:p>
      <text:p text:style-name="P8"><text:span text:style-name="T544"><text:tab/><text:tab/>} </text:span></text:p>
      <text:p text:style-name="P8"><text:span text:style-name="T544"><text:tab/>}</text:span></text:p>
      <text:p text:style-name="P8"><text:span text:style-name="T545"/></text:p>
      <text:p text:style-name="P8"><text:span text:style-name="T546">277)<text:tab/>main() </text:span></text:p>
      <text:p text:style-name="P8"><text:span text:style-name="T546"><text:tab/>{ </text:span></text:p>
      <text:p text:style-name="P8"><text:span text:style-name="T546"><text:tab/><text:tab/>int i=0; </text:span></text:p>
      <text:p text:style-name="P8"><text:span text:style-name="T546"><text:tab/><text:tab/>do </text:span></text:p>
      <text:p text:style-name="P8"><text:span text:style-name="T546"><text:tab/><text:tab/>{ </text:span></text:p>
      <text:p text:style-name="P8"><text:span text:style-name="T546"><text:tab/><text:tab/>printf("hi"); </text:span></text:p>
      <text:p text:style-name="P8"><text:span text:style-name="T546"><text:tab/><text:tab/>}while(i!=0); </text:span></text:p>
      <text:p text:style-name="P8"><text:span text:style-name="T546"><text:tab/>}</text:span></text:p>
      <text:p text:style-name="P8"><text:span text:style-name="T547"/></text:p>
      <text:p text:style-name="P8"><text:span text:style-name="T547"/></text:p>
      <text:p text:style-name="P8"><text:span text:style-name="T547"/></text:p>
      <text:p text:style-name="P8"><text:span text:style-name="T548">278)<text:tab/>main() </text:span></text:p>
      <text:p text:style-name="P8"><text:span text:style-name="T548"><text:tab/>{ </text:span></text:p>
      <text:p text:style-name="P8"><text:span text:style-name="T548"><text:tab/><text:tab/>int i=0; </text:span></text:p>
      <text:p text:style-name="P8"><text:span text:style-name="T548"><text:tab/><text:tab/>while(i&lt;10) </text:span></text:p>
      <text:p text:style-name="P8"><text:span text:style-name="T548"><text:tab/><text:tab/>{ </text:span></text:p>
      <text:p text:style-name="P8"><text:span text:style-name="T548"><text:tab/><text:tab/>i++; </text:span></text:p>
      <text:p text:style-name="P8"><text:span text:style-name="T548"><text:tab/><text:tab/>printf("hi\n"); </text:span></text:p>
      <text:p text:style-name="P8"><text:span text:style-name="T548"><text:tab/><text:tab/>}while(i&lt;8) </text:span></text:p>
      <text:p text:style-name="P8"><text:span text:style-name="T548"><text:tab/><text:tab/>i++; </text:span></text:p>
      <text:p text:style-name="P8"><text:span text:style-name="T548"><text:tab/><text:tab/>printf("hello\n"); </text:span></text:p>
      <text:p text:style-name="P8"><text:span text:style-name="T548"><text:tab/>}</text:span></text:p>
      <text:p text:style-name="P8"><text:span text:style-name="T549"/></text:p>
      <text:p text:style-name="P8"><text:span text:style-name="T550">279)<text:tab/>main() </text:span></text:p>
      <text:p text:style-name="P8"><text:span text:style-name="T550"><text:tab/>{ </text:span></text:p>
      <text:p text:style-name="P8"><text:span text:style-name="T550"><text:tab/><text:tab/>int i=0,n; </text:span></text:p>
      <text:p text:style-name="P8"><text:span text:style-name="T550"><text:tab/><text:tab/>while(i&lt;n) </text:span></text:p>
      <text:p text:style-name="P8"><text:span text:style-name="T550"><text:tab/><text:tab/>i++; </text:span></text:p>
      <text:p text:style-name="P8"><text:span text:style-name="T550"><text:tab/><text:tab/>printf("n=%d",n); </text:span></text:p>
      <text:p text:style-name="P8"><text:span text:style-name="T550"><text:tab/>}</text:span></text:p>
      <text:p text:style-name="P8"><text:span text:style-name="T551"/></text:p>
      <text:p text:style-name="P8"><text:span text:style-name="T552">280)<text:tab/>main() </text:span></text:p>
      <text:p text:style-name="P8"><text:span text:style-name="T552"><text:tab/>{ </text:span></text:p>
      <text:p text:style-name="P8"><text:span text:style-name="T552"><text:tab/><text:tab/>int i=0,n=10; </text:span></text:p>
      <text:p text:style-name="P8"><text:span text:style-name="T552"><text:tab/><text:tab/>do </text:span></text:p>
      <text:p text:style-name="P8"><text:span text:style-name="T552"><text:tab/><text:tab/>{ </text:span></text:p>
      <text:p text:style-name="P8"><text:span text:style-name="T552"><text:tab/><text:tab/>i++; </text:span></text:p>
      <text:p text:style-name="P8"><text:span text:style-name="T552"><text:tab/><text:tab/>}while(i&lt;=n); </text:span></text:p>
      <text:p text:style-name="P8"><text:span text:style-name="T552"><text:tab/><text:tab/>printf("n=%d",n); </text:span></text:p>
      <text:p text:style-name="P8"><text:span text:style-name="T552"><text:tab/>}</text:span></text:p>
      <text:p text:style-name="P8"><text:span text:style-name="T553"/></text:p>
      <text:p text:style-name="P8"><text:span text:style-name="T554">281)<text:tab/>main() </text:span></text:p>
      <text:p text:style-name="P8"><text:span text:style-name="T554"><text:tab/>{ </text:span></text:p>
      <text:p text:style-name="P8"><text:span text:style-name="T554"><text:tab/><text:tab/>int i=0,n; </text:span></text:p>
      <text:p text:style-name="P8"><text:span text:style-name="T554"><text:tab/><text:tab/>while(i=0) </text:span></text:p>
      <text:p text:style-name="P8"><text:span text:style-name="T554"><text:tab/><text:tab/>printf("True"); </text:span></text:p>
      <text:p text:style-name="P8"><text:span text:style-name="T554"><text:tab/><text:tab/>printf("False"); </text:span></text:p>
      <text:p text:style-name="P8"><text:span text:style-name="T554"><text:tab/>}</text:span></text:p>
      <text:p text:style-name="P8"><text:span text:style-name="T555"/></text:p>
      <text:p text:style-name="P8"><text:span text:style-name="T556">282)<text:tab/>main() </text:span></text:p>
      <text:p text:style-name="P8"><text:span text:style-name="T556"><text:tab/>{ </text:span></text:p>
      <text:p text:style-name="P8"><text:span text:style-name="T556"><text:tab/><text:tab/>int i=0,j=0; </text:span></text:p>
      <text:p text:style-name="P8"><text:span text:style-name="T556"><text:tab/><text:tab/>while(i&lt;5,j&lt;10) </text:span></text:p>
      <text:p text:style-name="P8"><text:span text:style-name="T556"><text:tab/><text:tab/>i++,j++; </text:span></text:p>
      <text:p text:style-name="P8"><text:span text:style-name="T556"><text:tab/><text:tab/>printf("%d %d",i,j); </text:span></text:p>
      <text:p text:style-name="P8"><text:span text:style-name="T556"><text:tab/>}</text:span></text:p>
      <text:p text:style-name="P8"><text:span text:style-name="T557"/></text:p>
      <text:p text:style-name="P8"><text:span text:style-name="T558">283)<text:tab/>main() </text:span></text:p>
      <text:p text:style-name="P8"><text:span text:style-name="T558"><text:tab/>{ </text:span></text:p>
      <text:p text:style-name="P8"><text:span text:style-name="T558"><text:tab/>unsigned char i=0; </text:span></text:p>
      <text:p text:style-name="P8"><text:span text:style-name="T558"><text:tab/>for(;i&lt;=0;i++); </text:span></text:p>
      <text:p text:style-name="P8"><text:span text:style-name="T558"><text:tab/>printf("%d\n",i); </text:span></text:p>
      <text:p text:style-name="P8"><text:span text:style-name="T558"><text:tab/>}</text:span></text:p>
      <text:p text:style-name="P8"><text:span text:style-name="T559"/></text:p>
      <text:p text:style-name="P8"><text:span text:style-name="T560">284)<text:tab/>main() </text:span></text:p>
      <text:p text:style-name="P8"><text:span text:style-name="T560"><text:tab/>{ </text:span></text:p>
      <text:p text:style-name="P8"><text:span text:style-name="T560"><text:tab/>int i; </text:span></text:p>
      <text:p text:style-name="P8"><text:span text:style-name="T560"><text:tab/>for(i=0;i&gt;9;i+=3) </text:span></text:p>
      <text:p text:style-name="P8"><text:span text:style-name="T560"><text:tab/>printf("for"); </text:span></text:p>
      <text:p text:style-name="P8"><text:span text:style-name="T560"><text:tab/>printf("hi"); </text:span></text:p>
      <text:p text:style-name="P8"><text:span text:style-name="T560"><text:tab/>}</text:span></text:p>
      <text:p text:style-name="P8"><text:span text:style-name="T561"/></text:p>
      <text:p text:style-name="P8"><text:span text:style-name="T562">285)<text:tab/>main() </text:span></text:p>
      <text:p text:style-name="P8"><text:span text:style-name="T562"><text:tab/>{ </text:span></text:p>
      <text:p text:style-name="P8"><text:span text:style-name="T562"><text:tab/>int i=1,j=1; </text:span></text:p>
      <text:p text:style-name="P8"><text:span text:style-name="T562"><text:tab/>for(--i &amp;&amp; j++;i&lt;10;i+=2) </text:span></text:p>
      <text:p text:style-name="P8"><text:span text:style-name="T562"><text:tab/>printf("Loop"); </text:span></text:p>
      <text:p text:style-name="P8"><text:span text:style-name="T562"><text:tab/>}</text:span></text:p>
      <text:p text:style-name="P8"><text:span text:style-name="T563"/></text:p>
      <text:p text:style-name="P8"><text:span text:style-name="T564">286)<text:tab/>main() </text:span></text:p>
      <text:p text:style-name="P8"><text:span text:style-name="T564"><text:tab/>{ </text:span></text:p>
      <text:p text:style-name="P8"><text:span text:style-name="T564"><text:tab/>for(5;5;2) </text:span></text:p>
      <text:p text:style-name="P8"><text:span text:style-name="T564"><text:tab/>printf("hi"); </text:span></text:p>
      <text:p text:style-name="P8"><text:span text:style-name="T564"><text:tab/>}</text:span></text:p>
      <text:p text:style-name="P8"><text:span text:style-name="T565"/></text:p>
      <text:p text:style-name="P8"><text:span text:style-name="T566">287)<text:tab/>main() </text:span></text:p>
      <text:p text:style-name="P8"><text:span text:style-name="T566"><text:tab/>{ </text:span></text:p>
      <text:p text:style-name="P8"><text:span text:style-name="T566"><text:tab/>for(;;) </text:span></text:p>
      <text:p text:style-name="P8"><text:span text:style-name="T566"><text:tab/>printf("%d",10); </text:span></text:p>
      <text:p text:style-name="P8"><text:span text:style-name="T566"><text:tab/>}</text:span></text:p>
      <text:p text:style-name="P8"><text:span text:style-name="T567"/></text:p>
      <text:p text:style-name="P8"><text:span text:style-name="T568">288)<text:tab/>main() </text:span></text:p>
      <text:p text:style-name="P8"><text:span text:style-name="T568"><text:tab/>{ </text:span></text:p>
      <text:p text:style-name="P8"><text:span text:style-name="T568"><text:tab/>int fun={"c for loop"}; </text:span></text:p>
      <text:p text:style-name="P8"><text:span text:style-name="T568"><text:tab/>int x=5; </text:span></text:p>
      <text:p text:style-name="P8"><text:span text:style-name="T568"><text:tab/>for(x=0;x&lt;=fun;x++) </text:span></text:p>
      <text:p text:style-name="P8"><text:span text:style-name="T568"><text:tab/>{ </text:span></text:p>
      <text:p text:style-name="P8"><text:span text:style-name="T568"><text:tab/>printf("%x",x); </text:span></text:p>
      <text:p text:style-name="P8"><text:span text:style-name="T568"><text:tab/>} </text:span></text:p>
      <text:p text:style-name="P8"><text:span text:style-name="T568"><text:tab/>}</text:span></text:p>
      <text:p text:style-name="P8"><text:span text:style-name="T569"/></text:p>
      <text:p text:style-name="P8"><text:span text:style-name="T570">289)<text:tab/>main() </text:span></text:p>
      <text:p text:style-name="P8"><text:span text:style-name="T570"><text:tab/>{ </text:span></text:p>
      <text:p text:style-name="P8"><text:span text:style-name="T570"><text:tab/>int i; </text:span></text:p>
      <text:p text:style-name="P8"><text:span text:style-name="T570"><text:tab/>for(i=0;i&lt;=3;i++); </text:span></text:p>
      <text:p text:style-name="P8"><text:span text:style-name="T570"><text:tab/>{ </text:span></text:p>
      <text:p text:style-name="P8"><text:span text:style-name="T570"><text:tab/>printf("%d",i); </text:span></text:p>
      <text:p text:style-name="P8"><text:span text:style-name="T570"><text:tab/>} </text:span></text:p>
      <text:p text:style-name="P8"><text:span text:style-name="T570"><text:tab/>}</text:span></text:p>
      <text:p text:style-name="P8"><text:span text:style-name="T571"/></text:p>
      <text:p text:style-name="P8"><text:span text:style-name="T572">290)<text:tab/>main() </text:span></text:p>
      <text:p text:style-name="P8"><text:span text:style-name="T572"><text:tab/>{ </text:span></text:p>
      <text:p text:style-name="P8"><text:span text:style-name="T572"><text:tab/>char i=0; </text:span></text:p>
      <text:p text:style-name="P8"><text:span text:style-name="T572"><text:tab/>for(;i++;printf("%d",i)); </text:span></text:p>
      <text:p text:style-name="P8"><text:span text:style-name="T572"><text:tab/>{ </text:span></text:p>
      <text:p text:style-name="P8"><text:span text:style-name="T572"><text:tab/>printf("%d",i); </text:span></text:p>
      <text:p text:style-name="P8"><text:span text:style-name="T572"><text:tab/>} </text:span></text:p>
      <text:p text:style-name="P8"><text:span text:style-name="T572"><text:tab/>}</text:span></text:p>
      <text:p text:style-name="P8"><text:span text:style-name="T573"/></text:p>
      <text:p text:style-name="P8"><text:span text:style-name="T574">291)<text:tab/>main() </text:span></text:p>
      <text:p text:style-name="P8"><text:span text:style-name="T574"><text:tab/>{ </text:span></text:p>
      <text:p text:style-name="P8"><text:span text:style-name="T574"><text:tab/>char i=0; </text:span></text:p>
      <text:p text:style-name="P8"><text:span text:style-name="T574"><text:tab/>for(i=0;i==0;i++); </text:span></text:p>
      <text:p text:style-name="P8"><text:span text:style-name="T574"><text:tab/>{ </text:span></text:p>
      <text:p text:style-name="P8"><text:span text:style-name="T574"><text:tab/>printf("%d",i); </text:span></text:p>
      <text:p text:style-name="P8"><text:span text:style-name="T574"><text:tab/>} </text:span></text:p>
      <text:p text:style-name="P8"><text:span text:style-name="T574"><text:tab/>}</text:span></text:p>
      <text:p text:style-name="P8"><text:span text:style-name="T575"/></text:p>
      <text:p text:style-name="P8"><text:span text:style-name="T576">292)<text:tab/>main() </text:span></text:p>
      <text:p text:style-name="P8"><text:span text:style-name="T576"><text:tab/>{ </text:span></text:p>
      <text:p text:style-name="P8"><text:span text:style-name="T576"><text:tab/>int i; </text:span></text:p>
      <text:p text:style-name="P8"><text:span text:style-name="T576"><text:tab/>for(i=0;i&lt;(i++,5);i++); </text:span></text:p>
      <text:p text:style-name="P8"><text:span text:style-name="T576"><text:tab/>{ </text:span></text:p>
      <text:p text:style-name="P8"><text:span text:style-name="T576"><text:tab/>printf("%d",i); </text:span></text:p>
      <text:p text:style-name="P8"><text:span text:style-name="T576"><text:tab/>} </text:span></text:p>
      <text:p text:style-name="P8"><text:span text:style-name="T576"><text:tab/>}</text:span></text:p>
      <text:p text:style-name="P8"><text:span text:style-name="T577"/></text:p>
      <text:p text:style-name="P8"><text:span text:style-name="T578">293)<text:tab/>main() </text:span></text:p>
      <text:p text:style-name="P8"><text:span text:style-name="T578"><text:tab/>{ </text:span></text:p>
      <text:p text:style-name="P8"><text:span text:style-name="T578"><text:tab/>int i; </text:span></text:p>
      <text:p text:style-name="P8"><text:span text:style-name="T578"><text:tab/>for(i=0;i&lt;0,5;i++); </text:span></text:p>
      <text:p text:style-name="P8"><text:span text:style-name="T578"><text:tab/>{ </text:span></text:p>
      <text:p text:style-name="P8"><text:span text:style-name="T578"><text:tab/>printf("%d",i); </text:span></text:p>
      <text:p text:style-name="P8"><text:span text:style-name="T578"><text:tab/>} </text:span></text:p>
      <text:p text:style-name="P8"><text:span text:style-name="T578"><text:tab/>}</text:span></text:p>
      <text:p text:style-name="P8"><text:span text:style-name="T579"/></text:p>
      <text:p text:style-name="P8"><text:span text:style-name="T580">294)<text:tab/>main() </text:span></text:p>
      <text:p text:style-name="P8"><text:span text:style-name="T580"><text:tab/>{ </text:span></text:p>
      <text:p text:style-name="P8"><text:span text:style-name="T580"><text:tab/>int i,j; </text:span></text:p>
      <text:p text:style-name="P8"><text:span text:style-name="T580"><text:tab/>for(i=0,j=5;i&lt;j;i++,j--) </text:span></text:p>
      <text:p text:style-name="P8"><text:span text:style-name="T580"><text:tab/>{ </text:span></text:p>
      <text:p text:style-name="P8"><text:span text:style-name="T580"><text:tab/>printf("%d %d",i,j); </text:span></text:p>
      <text:p text:style-name="P8"><text:span text:style-name="T580"><text:tab/>} </text:span></text:p>
      <text:p text:style-name="P8"><text:span text:style-name="T580"><text:tab/>}</text:span></text:p>
      <text:p text:style-name="P8"><text:span text:style-name="T581"/></text:p>
      <text:p text:style-name="P8"><text:span text:style-name="T582">295)<text:tab/>main() </text:span></text:p>
      <text:p text:style-name="P8"><text:span text:style-name="T582"><text:tab/>{ </text:span></text:p>
      <text:p text:style-name="P8"><text:span text:style-name="T582"><text:tab/>int x=-1; </text:span></text:p>
      <text:p text:style-name="P8"><text:span text:style-name="T582"><text:tab/>while(x++==1) </text:span></text:p>
      <text:p text:style-name="P8"><text:span text:style-name="T582"><text:tab/>{ </text:span></text:p>
      <text:p text:style-name="P8"><text:span text:style-name="T582"><text:tab/>printf("loop"); </text:span></text:p>
      <text:p text:style-name="P8"><text:span text:style-name="T582"><text:tab/>} </text:span></text:p>
      <text:p text:style-name="P8"><text:span text:style-name="T582"><text:tab/>printf("hi"); </text:span></text:p>
      <text:p text:style-name="P8"><text:span text:style-name="T582"><text:tab/>}</text:span></text:p>
      <text:p text:style-name="P8"><text:span text:style-name="T583"/></text:p>
      <text:p text:style-name="P8"><text:span text:style-name="T584">296)<text:tab/>main() </text:span></text:p>
      <text:p text:style-name="P8"><text:span text:style-name="T584"><text:tab/>{ </text:span></text:p>
      <text:p text:style-name="P8"><text:span text:style-name="T584"><text:tab/>int i=5; </text:span></text:p>
      <text:p text:style-name="P8"><text:span text:style-name="T584"><text:tab/>while(--i&gt;0) </text:span></text:p>
      <text:p text:style-name="P8"><text:span text:style-name="T584"><text:tab/>{ </text:span></text:p>
      <text:p text:style-name="P8"><text:span text:style-name="T584"><text:tab/>printf("loop"); </text:span></text:p>
      <text:p text:style-name="P8"><text:span text:style-name="T584"><text:tab/>} </text:span></text:p>
      <text:p text:style-name="P8"><text:span text:style-name="T584"><text:tab/>}</text:span></text:p>
      <text:p text:style-name="P8"><text:span text:style-name="T585"/></text:p>
      <text:p text:style-name="P8"><text:span text:style-name="T585"/></text:p>
      <text:p text:style-name="P8"><text:span text:style-name="T585"/></text:p>
      <text:p text:style-name="P8"><text:span text:style-name="T585"/></text:p>
      <text:p text:style-name="P8"><text:span text:style-name="T586">297)<text:tab/>main() </text:span></text:p>
      <text:p text:style-name="P8"><text:span text:style-name="T586"><text:tab/>{ </text:span></text:p>
      <text:p text:style-name="P8"><text:span text:style-name="T586"><text:tab/>int i=5; </text:span></text:p>
      <text:p text:style-name="P8"><text:span text:style-name="T586"><text:tab/>while(printf("%d",5)&lt;4) </text:span></text:p>
      <text:p text:style-name="P8"><text:span text:style-name="T586"><text:tab/>{ </text:span></text:p>
      <text:p text:style-name="P8"><text:span text:style-name="T586"><text:tab/>printf("loop"); </text:span></text:p>
      <text:p text:style-name="P8"><text:span text:style-name="T586"><text:tab/>} </text:span></text:p>
      <text:p text:style-name="P8"><text:span text:style-name="T586"><text:tab/>}</text:span></text:p>
      <text:p text:style-name="P8"><text:span text:style-name="T587"/></text:p>
      <text:p text:style-name="P8"><text:span text:style-name="T588">298)<text:tab/>main() </text:span></text:p>
      <text:p text:style-name="P8"><text:span text:style-name="T588"><text:tab/>{ </text:span></text:p>
      <text:p text:style-name="P8"><text:span text:style-name="T588"><text:tab/>int i=0; </text:span></text:p>
      <text:p text:style-name="P8"><text:span text:style-name="T588"><text:tab/>while(i&lt;4,5) </text:span></text:p>
      <text:p text:style-name="P8"><text:span text:style-name="T588"><text:tab/>{ </text:span></text:p>
      <text:p text:style-name="P8"><text:span text:style-name="T588"><text:tab/>printf("loop"); </text:span></text:p>
      <text:p text:style-name="P8"><text:span text:style-name="T588"><text:tab/>i++; </text:span></text:p>
      <text:p text:style-name="P8"><text:span text:style-name="T588"><text:tab/>} </text:span></text:p>
      <text:p text:style-name="P8"><text:span text:style-name="T588"><text:tab/>}</text:span></text:p>
      <text:p text:style-name="P8"><text:span text:style-name="T589"/></text:p>
      <text:p text:style-name="P8"><text:span text:style-name="T590">299)<text:tab/>main() </text:span></text:p>
      <text:p text:style-name="P8"><text:span text:style-name="T590"><text:tab/>{ </text:span></text:p>
      <text:p text:style-name="P8"><text:span text:style-name="T590"><text:tab/>int i; </text:span></text:p>
      <text:p text:style-name="P8"><text:span text:style-name="T590"><text:tab/>while(0,i&lt;4) </text:span></text:p>
      <text:p text:style-name="P8"><text:span text:style-name="T590"><text:tab/>{ </text:span></text:p>
      <text:p text:style-name="P8"><text:span text:style-name="T590"><text:tab/>printf("loop"); </text:span></text:p>
      <text:p text:style-name="P8"><text:span text:style-name="T590"><text:tab/>i++; </text:span></text:p>
      <text:p text:style-name="P8"><text:span text:style-name="T590"><text:tab/>} </text:span></text:p>
      <text:p text:style-name="P8"><text:span text:style-name="T590"><text:tab/>}</text:span></text:p>
      <text:p text:style-name="P8"><text:span text:style-name="T591"/></text:p>
      <text:p text:style-name="P8"><text:span text:style-name="T592">300)<text:tab/>main() </text:span></text:p>
      <text:p text:style-name="P8"><text:span text:style-name="T592"><text:tab/>{ </text:span></text:p>
      <text:p text:style-name="P8"><text:span text:style-name="T592"><text:tab/>int i=0; </text:span></text:p>
      <text:p text:style-name="P8"><text:span text:style-name="T592"><text:tab/>while(i&lt;3,i=0,i&lt;5) </text:span></text:p>
      <text:p text:style-name="P8"><text:span text:style-name="T592"><text:tab/>{ </text:span></text:p>
      <text:p text:style-name="P8"><text:span text:style-name="T592"><text:tab/>printf("loop"); </text:span></text:p>
      <text:p text:style-name="P8"><text:span text:style-name="T592"><text:tab/>i++; </text:span></text:p>
      <text:p text:style-name="P8"><text:span text:style-name="T592"><text:tab/>} </text:span></text:p>
      <text:p text:style-name="P8"><text:span text:style-name="T592"><text:tab/>}</text:span></text:p>
      <text:p text:style-name="P8"><text:span text:style-name="T593"/></text:p>
      <text:p text:style-name="P8"><text:span text:style-name="T594">301)<text:tab/>main() </text:span></text:p>
      <text:p text:style-name="P8"><text:span text:style-name="T594"><text:tab/>{ </text:span></text:p>
      <text:p text:style-name="P8"><text:span text:style-name="T594"><text:tab/>int i==4,j==7; </text:span></text:p>
      <text:p text:style-name="P8"><text:span text:style-name="T594"><text:tab/>while(++i&lt;--j) </text:span></text:p>
      <text:p text:style-name="P8"><text:span text:style-name="T594"><text:tab/>{ </text:span></text:p>
      <text:p text:style-name="P8"><text:span text:style-name="T594"><text:tab/>printf("loop"); </text:span></text:p>
      <text:p text:style-name="P8"><text:span text:style-name="T594"><text:tab/>i++; </text:span></text:p>
      <text:p text:style-name="P8"><text:span text:style-name="T594"><text:tab/>} </text:span></text:p>
      <text:p text:style-name="P8"><text:span text:style-name="T594"><text:tab/>}</text:span></text:p>
      <text:p text:style-name="P8"><text:span text:style-name="T595"/></text:p>
      <text:p text:style-name="P8"><text:span text:style-name="T595"/></text:p>
      <text:p text:style-name="P8"><text:span text:style-name="T596">302)<text:tab/>main() </text:span></text:p>
      <text:p text:style-name="P8"><text:span text:style-name="T596"><text:tab/>{ </text:span></text:p>
      <text:p text:style-name="P8"><text:span text:style-name="T596"><text:tab/>int i=0; </text:span></text:p>
      <text:p text:style-name="P8"><text:span text:style-name="T596"><text:tab/>while(i++) </text:span></text:p>
      <text:p text:style-name="P8"><text:span text:style-name="T596"><text:tab/>{ </text:span></text:p>
      <text:p text:style-name="P8"><text:span text:style-name="T596"><text:tab/>printf("loop"); </text:span></text:p>
      <text:p text:style-name="P8"><text:span text:style-name="T596"><text:tab/>if(i==3) </text:span></text:p>
      <text:p text:style-name="P8"><text:span text:style-name="T596"><text:tab/>break; </text:span></text:p>
      <text:p text:style-name="P8"><text:span text:style-name="T596"><text:tab/>} </text:span></text:p>
      <text:p text:style-name="P8"><text:span text:style-name="T596"><text:tab/>printf("nothing"); </text:span></text:p>
      <text:p text:style-name="P8"><text:span text:style-name="T596"><text:tab/>}</text:span></text:p>
      <text:p text:style-name="P8"><text:span text:style-name="T597"/></text:p>
      <text:p text:style-name="P8"><text:span text:style-name="T597"/></text:p>
      <text:p text:style-name="P8"><text:span text:style-name="T598">303)<text:tab/>main() </text:span></text:p>
      <text:p text:style-name="P8"><text:span text:style-name="T598"><text:tab/>{ </text:span></text:p>
      <text:p text:style-name="P8"><text:span text:style-name="T598"><text:tab/>int NULL=0; </text:span></text:p>
      <text:p text:style-name="P8"><text:span text:style-name="T598"><text:tab/>while(NULL==0) </text:span></text:p>
      <text:p text:style-name="P8"><text:span text:style-name="T598"><text:tab/>{ </text:span></text:p>
      <text:p text:style-name="P8"><text:span text:style-name="T598"><text:tab/>printf("loop"); </text:span></text:p>
      <text:p text:style-name="P8"><text:span text:style-name="T598"><text:tab/>break; </text:span></text:p>
      <text:p text:style-name="P8"><text:span text:style-name="T598"><text:tab/>} </text:span></text:p>
      <text:p text:style-name="P8"><text:span text:style-name="T598"><text:tab/>printf("nothing"); </text:span></text:p>
      <text:p text:style-name="P8"><text:span text:style-name="T598"><text:tab/>}</text:span></text:p>
      <text:p text:style-name="P8"><text:span text:style-name="T599"/></text:p>
      <text:p text:style-name="P8"><text:span text:style-name="T600">304)<text:tab/>main() </text:span></text:p>
      <text:p text:style-name="P8"><text:span text:style-name="T600"><text:tab/>{ </text:span></text:p>
      <text:p text:style-name="P8"><text:span text:style-name="T600"><text:tab/>int i=4; </text:span></text:p>
      <text:p text:style-name="P8"><text:span text:style-name="T600"><text:tab/>while(i==4--) </text:span></text:p>
      <text:p text:style-name="P8"><text:span text:style-name="T600"><text:tab/>{ </text:span></text:p>
      <text:p text:style-name="P8"><text:span text:style-name="T600"><text:tab/>printf("loop"); </text:span></text:p>
      <text:p text:style-name="P8"><text:span text:style-name="T600"><text:tab/>break; </text:span></text:p>
      <text:p text:style-name="P8"><text:span text:style-name="T600"><text:tab/>} </text:span></text:p>
      <text:p text:style-name="P8"><text:span text:style-name="T600"><text:tab/>printf("nothing"); </text:span></text:p>
      <text:p text:style-name="P8"><text:span text:style-name="T600"><text:tab/>}</text:span></text:p>
      <text:p text:style-name="P8"><text:span text:style-name="T601"/></text:p>
      <text:p text:style-name="P8"><text:span text:style-name="T602">305)<text:tab/>main() </text:span></text:p>
      <text:p text:style-name="P8"><text:span text:style-name="T602"><text:tab/>{ </text:span></text:p>
      <text:p text:style-name="P8"><text:span text:style-name="T602"><text:tab/>int i=1; </text:span></text:p>
      <text:p text:style-name="P8"><text:span text:style-name="T602"><text:tab/>while(printf("%d",5)==1==i) </text:span></text:p>
      <text:p text:style-name="P8"><text:span text:style-name="T602"><text:tab/>{ </text:span></text:p>
      <text:p text:style-name="P8"><text:span text:style-name="T602"><text:tab/>printf("superloop"); </text:span></text:p>
      <text:p text:style-name="P8"><text:span text:style-name="T602"><text:tab/>break; </text:span></text:p>
      <text:p text:style-name="P8"><text:span text:style-name="T602"><text:tab/>} </text:span></text:p>
      <text:p text:style-name="P8"><text:span text:style-name="T602"><text:tab/>}</text:span></text:p>
      <text:p text:style-name="P8"><text:span text:style-name="T603"/></text:p>
      <text:p text:style-name="P8"><text:span text:style-name="T603"/></text:p>
      <text:p text:style-name="P8"><text:span text:style-name="T603"/></text:p>
      <text:p text:style-name="P8"><text:span text:style-name="T603"/></text:p>
      <text:p text:style-name="P8"><text:span text:style-name="T604">306)<text:tab/>main() </text:span></text:p>
      <text:p text:style-name="P8"><text:span text:style-name="T604"><text:tab/>{ </text:span></text:p>
      <text:p text:style-name="P8"><text:span text:style-name="T604"><text:tab/>int NULL=0; </text:span></text:p>
      <text:p text:style-name="P8"><text:span text:style-name="T604"><text:tab/>while(sizeof(NULL)) </text:span></text:p>
      <text:p text:style-name="P8"><text:span text:style-name="T604"><text:tab/>{ </text:span></text:p>
      <text:p text:style-name="P8"><text:span text:style-name="T604"><text:tab/>printf("superloop"); </text:span></text:p>
      <text:p text:style-name="P8"><text:span text:style-name="T604"><text:tab/>continue; </text:span></text:p>
      <text:p text:style-name="P8"><text:span text:style-name="T604"><text:tab/>break; </text:span></text:p>
      <text:p text:style-name="P8"><text:span text:style-name="T604"><text:tab/>} </text:span></text:p>
      <text:p text:style-name="P8"><text:span text:style-name="T604"><text:tab/>}</text:span></text:p>
      <text:p text:style-name="P8"><text:span text:style-name="T605"/></text:p>
      <text:p text:style-name="P8"><text:span text:style-name="T606">307)<text:tab/>main() </text:span></text:p>
      <text:p text:style-name="P8"><text:span text:style-name="T606"><text:tab/>{ </text:span></text:p>
      <text:p text:style-name="P8"><text:span text:style-name="T606"><text:tab/>while(sizeof(0)) </text:span></text:p>
      <text:p text:style-name="P8"><text:span text:style-name="T606"><text:tab/>{ </text:span></text:p>
      <text:p text:style-name="P8"><text:span text:style-name="T606"><text:tab/>printf("superloop"); </text:span></text:p>
      <text:p text:style-name="P8"><text:span text:style-name="T606"><text:tab/>if(sizeof(0)) </text:span></text:p>
      <text:p text:style-name="P8"><text:span text:style-name="T606"><text:tab/>break; </text:span></text:p>
      <text:p text:style-name="P8"><text:span text:style-name="T606"><text:tab/>else </text:span></text:p>
      <text:p text:style-name="P8"><text:span text:style-name="T606"><text:tab/>continue; </text:span></text:p>
      <text:p text:style-name="P8"><text:span text:style-name="T606"><text:tab/>} </text:span></text:p>
      <text:p text:style-name="P8"><text:span text:style-name="T606"><text:tab/>}</text:span></text:p>
      <text:p text:style-name="P8"><text:span text:style-name="T607"/></text:p>
      <text:p text:style-name="P8"><text:span text:style-name="T608">308)<text:tab/>main() </text:span></text:p>
      <text:p text:style-name="P8"><text:span text:style-name="T608"><text:tab/>{ </text:span></text:p>
      <text:p text:style-name="P8"><text:span text:style-name="T608"><text:tab/>unsigned char i=3; </text:span></text:p>
      <text:p text:style-name="P8"><text:span text:style-name="T608"><text:tab/>for(;i&gt;=0;i--) </text:span></text:p>
      <text:p text:style-name="P8"><text:span text:style-name="T608"><text:tab/>printf("%d\n",i); </text:span></text:p>
      <text:p text:style-name="P8"><text:span text:style-name="T608"><text:tab/>}</text:span></text:p>
      <text:p text:style-name="P8"><text:span text:style-name="T609"/></text:p>
      <text:p text:style-name="P8"><text:span text:style-name="T610">309)<text:tab/>main() </text:span></text:p>
      <text:p text:style-name="P8"><text:span text:style-name="T610"><text:tab/>{ </text:span></text:p>
      <text:p text:style-name="P8"><text:span text:style-name="T610"><text:tab/>int i; </text:span></text:p>
      <text:p text:style-name="P8"><text:span text:style-name="T610"><text:tab/>for(i=4;i&lt;10;i=i+2) </text:span></text:p>
      <text:p text:style-name="P8"><text:span text:style-name="T610"><text:tab/>{ </text:span></text:p>
      <text:p text:style-name="P8"><text:span text:style-name="T610"><text:tab/>i=i-2; </text:span></text:p>
      <text:p text:style-name="P8"><text:span text:style-name="T610"><text:tab/>printf("%d",i); </text:span></text:p>
      <text:p text:style-name="P8"><text:span text:style-name="T610"><text:tab/>} </text:span></text:p>
      <text:p text:style-name="P8"><text:span text:style-name="T610"><text:tab/>}</text:span></text:p>
      <text:p text:style-name="P8"><text:span text:style-name="T611"/></text:p>
      <text:p text:style-name="P8"><text:span text:style-name="T611"/></text:p>
      <text:p text:style-name="P8"><text:span text:style-name="T612">310)<text:tab/>main() </text:span></text:p>
      <text:p text:style-name="P8"><text:span text:style-name="T612"><text:tab/>{ </text:span></text:p>
      <text:p text:style-name="P8"><text:span text:style-name="T612"><text:tab/>unsigned int i=5; </text:span></text:p>
      <text:p text:style-name="P8"><text:span text:style-name="T612"><text:tab/>for(i=0;i;i++) </text:span></text:p>
      <text:p text:style-name="P8"><text:span text:style-name="T612"><text:tab/>i&amp;=i-1; </text:span></text:p>
      <text:p text:style-name="P8"><text:span text:style-name="T612"><text:tab/>printf("%d\n",i); </text:span></text:p>
      <text:p text:style-name="P8"><text:span text:style-name="T612"><text:tab/>}</text:span></text:p>
      <text:p text:style-name="P8"><text:span text:style-name="T613"/></text:p>
      <text:p text:style-name="P8"><text:span text:style-name="T614">311)<text:tab/>main() </text:span></text:p>
      <text:p text:style-name="P8"><text:span text:style-name="T614"><text:tab/>{ </text:span></text:p>
      <text:p text:style-name="P8"><text:span text:style-name="T614"><text:tab/>int i; </text:span></text:p>
      <text:p text:style-name="P8"><text:span text:style-name="T614"><text:tab/>for(i=0;i==10;i+=2) </text:span></text:p>
      <text:p text:style-name="P8"><text:span text:style-name="T614"><text:tab/>printf("Hi..\n"); </text:span></text:p>
      <text:p text:style-name="P8"><text:span text:style-name="T614"><text:tab/>printf("%d\n",i); </text:span></text:p>
      <text:p text:style-name="P8"><text:span text:style-name="T614"><text:tab/>}</text:span></text:p>
      <text:p text:style-name="P8"><text:span text:style-name="T615"/></text:p>
      <text:p text:style-name="P8"><text:span text:style-name="T615"/></text:p>
      <text:p text:style-name="P8"><text:span text:style-name="T616">312)<text:tab/>main() </text:span></text:p>
      <text:p text:style-name="P8"><text:span text:style-name="T616"><text:tab/>{ </text:span></text:p>
      <text:p text:style-name="P8"><text:span text:style-name="T616"><text:tab/>int i=0; </text:span></text:p>
      <text:p text:style-name="P8"><text:span text:style-name="T616"><text:tab/>for(;i++;printf("%d",i)); </text:span></text:p>
      <text:p text:style-name="P8"><text:span text:style-name="T616"><text:tab/>printf("%d",i); </text:span></text:p>
      <text:p text:style-name="P8"><text:span text:style-name="T616"><text:tab/>}</text:span></text:p>
      <text:p text:style-name="P8"><text:span text:style-name="T616"><text:tab/>}</text:span></text:p>
      <text:p text:style-name="P8"><text:span text:style-name="T617"/></text:p>
      <text:p text:style-name="P8"><text:span text:style-name="T618">313)<text:tab/>main() </text:span></text:p>
      <text:p text:style-name="P8"><text:span text:style-name="T618"><text:tab/>{ </text:span></text:p>
      <text:p text:style-name="P8"><text:span text:style-name="T618"><text:tab/>unsigned int i; </text:span></text:p>
      <text:p text:style-name="P8"><text:span text:style-name="T618"><text:tab/>for(i=1;i&gt;-2;i--) </text:span></text:p>
      <text:p text:style-name="P8"><text:span text:style-name="T618"><text:tab/>printf("c aptitude"); </text:span></text:p>
      <text:p text:style-name="P8"><text:span text:style-name="T618"><text:tab/>printf("hi"); </text:span></text:p>
      <text:p text:style-name="P8"><text:span text:style-name="T618"><text:tab/>}</text:span></text:p>
      <text:p text:style-name="P8"><text:span text:style-name="T619"/></text:p>
      <text:p text:style-name="P8"><text:span text:style-name="T620">314)<text:tab/>main() </text:span></text:p>
      <text:p text:style-name="P8"><text:span text:style-name="T620"><text:tab/>{ </text:span></text:p>
      <text:p text:style-name="P8"><text:span text:style-name="T620"><text:tab/>signed char i=0; </text:span></text:p>
      <text:p text:style-name="P8"><text:span text:style-name="T620"><text:tab/>for(;i&gt;=0;i++) </text:span></text:p>
      <text:p text:style-name="P8"><text:span text:style-name="T620"><text:tab/>printf("%d\n",i); </text:span></text:p>
      <text:p text:style-name="P8"><text:span text:style-name="T620"><text:tab/>}</text:span></text:p>
      <text:p text:style-name="P8"><text:span text:style-name="T621"/></text:p>
      <text:p text:style-name="P8"><text:span text:style-name="T621"/></text:p>
      <text:p text:style-name="P8"><text:span text:style-name="T622">315)<text:tab/>main() </text:span></text:p>
      <text:p text:style-name="P8"><text:span text:style-name="T622"><text:tab/>{ </text:span></text:p>
      <text:p text:style-name="P8"><text:span text:style-name="T622"><text:tab/>unsigned char i=0; </text:span></text:p>
      <text:p text:style-name="P8"><text:span text:style-name="T622"><text:tab/>for(;i&gt;=0;i++); </text:span></text:p>
      <text:p text:style-name="P8"><text:span text:style-name="T622"><text:tab/>printf("%d",i); </text:span></text:p>
      <text:p text:style-name="P8"><text:span text:style-name="T622"><text:tab/>}</text:span></text:p>
      <text:p text:style-name="P8"><text:span text:style-name="T623"/></text:p>
      <text:p text:style-name="P8"><text:span text:style-name="T624">316)<text:tab/>main() </text:span></text:p>
      <text:p text:style-name="P8"><text:span text:style-name="T624"><text:tab/>{ </text:span></text:p>
      <text:p text:style-name="P8"><text:span text:style-name="T624"><text:tab/>char i=0; </text:span></text:p>
      <text:p text:style-name="P8"><text:span text:style-name="T624"><text:tab/>for(;i&gt;=0;i++); </text:span></text:p>
      <text:p text:style-name="P8"><text:span text:style-name="T624"><text:tab/>printf("%d",i); </text:span></text:p>
      <text:p text:style-name="P8"><text:span text:style-name="T624"><text:tab/>}</text:span></text:p>
      <text:p text:style-name="P8"><text:span text:style-name="T625"/></text:p>
      <text:p text:style-name="P8"><text:span text:style-name="T625"/></text:p>
      <text:p text:style-name="P8"><text:span text:style-name="T625"/></text:p>
      <text:p text:style-name="P8"><text:span text:style-name="T626">317)<text:tab/>main() </text:span></text:p>
      <text:p text:style-name="P8"><text:span text:style-name="T626"><text:tab/>{ </text:span></text:p>
      <text:p text:style-name="P8"><text:span text:style-name="T626"><text:tab/>int i=3; </text:span></text:p>
      <text:p text:style-name="P8"><text:span text:style-name="T626"><text:tab/>for(;i++=0;)printf("%d",i); </text:span></text:p>
      <text:p text:style-name="P8"><text:span text:style-name="T626"><text:tab/>}</text:span></text:p>
      <text:p text:style-name="P8"><text:span text:style-name="T627"/></text:p>
      <text:p text:style-name="P8"><text:span text:style-name="T627"/></text:p>
      <text:p text:style-name="P8"><text:span text:style-name="T628">Answers:</text:span></text:p>
      <text:p text:style-name="P8"><text:span text:style-name="T628">-----------</text:span></text:p>
      <text:p text:style-name="P8"><text:span text:style-name="T629"/></text:p>
      <text:p text:style-name="P8"><text:span text:style-name="T630">1)no </text:span></text:p>
      <text:p text:style-name="P8"><text:span text:style-name="T630">2)no </text:span></text:p>
      <text:p text:style-name="P8"><text:span text:style-name="T630">3)yes </text:span></text:p>
      <text:p text:style-name="P8"><text:span text:style-name="T630">4)no<text:s text:c="3"/></text:span></text:p>
      <text:p text:style-name="P8"><text:span text:style-name="T630">5)FALSE </text:span></text:p>
      <text:p text:style-name="P8"><text:span text:style-name="T630">6)False </text:span></text:p>
      <text:p text:style-name="P8"><text:span text:style-name="T630">7)no </text:span></text:p>
      <text:p text:style-name="P8"><text:span text:style-name="T630">8)3 </text:span></text:p>
      <text:p text:style-name="P8"><text:span text:style-name="T630">9)compile error </text:span></text:p>
      <text:p text:style-name="P8"><text:span text:style-name="T630">10)-1 </text:span></text:p>
      <text:p text:style-name="P8"><text:span text:style-name="T630">11)2 </text:span></text:p>
      <text:p text:style-name="P8"><text:span text:style-name="T630">12)if </text:span></text:p>
      <text:p text:style-name="P8"><text:span text:style-name="T630">13)-2<text:tab/> </text:span></text:p>
      <text:p text:style-name="P8"><text:span text:style-name="T630">14)return only executed<text:tab/> </text:span></text:p>
      <text:p text:style-name="P8"><text:span text:style-name="T630">15)hello<text:tab/> </text:span></text:p>
      <text:p text:style-name="P8"><text:span text:style-name="T630">16)happy diwali </text:span></text:p>
      <text:p text:style-name="P8"><text:span text:style-name="T630">17)0,0 </text:span></text:p>
      <text:p text:style-name="P8"><text:span text:style-name="T630">18)hello<text:tab/> </text:span></text:p>
      <text:p text:style-name="P8"><text:span text:style-name="T630">19)hi </text:span></text:p>
      <text:p text:style-name="P8"><text:span text:style-name="T630">20)6)hi,hello<text:tab/> </text:span></text:p>
      <text:p text:style-name="P8"><text:span text:style-name="T630">21)2048 </text:span></text:p>
      <text:p text:style-name="P8"><text:span text:style-name="T630">22)ok </text:span></text:p>
      <text:p text:style-name="P8"><text:span text:style-name="T630">23)hello </text:span></text:p>
      <text:p text:style-name="P8"><text:span text:style-name="T630">24)not zero </text:span></text:p>
      <text:p text:style-name="P8"><text:span text:style-name="T630">25)true<text:tab/><text:tab/> </text:span></text:p>
      <text:p text:style-name="P8"><text:span text:style-name="T630">26)1 </text:span></text:p>
      <text:p text:style-name="P8"><text:span text:style-name="T630">27)hi </text:span></text:p>
      <text:p text:style-name="P8"><text:span text:style-name="T630">28)hello </text:span></text:p>
      <text:p text:style-name="P8"><text:span text:style-name="T630">29)false </text:span></text:p>
      <text:p text:style-name="P8"><text:span text:style-name="T630">30)india <text:tab/><text:tab/><text:tab/><text:tab/><text:tab/><text:tab/> </text:span></text:p>
      <text:p text:style-name="P8"><text:span text:style-name="T630">31)true </text:span></text:p>
      <text:p text:style-name="P8"><text:span text:style-name="T630">32)1<text:tab/> </text:span></text:p>
      <text:p text:style-name="P8"><text:span text:style-name="T630">33)False </text:span></text:p>
      <text:p text:style-name="P8"><text:span text:style-name="T630">34)c </text:span></text:p>
      <text:p text:style-name="P8"><text:span text:style-name="T630">35)hello google </text:span></text:p>
      <text:p text:style-name="P8"><text:span text:style-name="T630">36)5,9<text:tab/><text:tab/> </text:span></text:p>
      <text:p text:style-name="P8"><text:span text:style-name="T630">37)hi </text:span></text:p>
      <text:p text:style-name="P8"><text:span text:style-name="T630">38)Hello<text:tab/> </text:span></text:p>
      <text:p text:style-name="P8"><text:span text:style-name="T630">39)india </text:span></text:p>
      <text:p text:style-name="P8"><text:span text:style-name="T630">40)3<text:tab/> </text:span></text:p>
      <text:p text:style-name="P8"><text:span text:style-name="T630">41)5 </text:span></text:p>
      <text:p text:style-name="P8"><text:span text:style-name="T630">42)65535,-65536<text:tab/><text:tab/><text:tab/> </text:span></text:p>
      <text:p text:style-name="P8"><text:span text:style-name="T630">43)TRUE2<text:tab/> </text:span></text:p>
      <text:p text:style-name="P8"><text:span text:style-name="T630">44)Hi </text:span></text:p>
      <text:p text:style-name="P8"><text:span text:style-name="T630">45)Welcome </text:span></text:p>
      <text:p text:style-name="P8"><text:span text:style-name="T630">46)M.s Dhoni </text:span></text:p>
      <text:p text:style-name="P8"><text:span text:style-name="T630">47)Virat </text:span></text:p>
      <text:p text:style-name="P8"><text:span text:style-name="T630">48)Rohit </text:span></text:p>
      <text:p text:style-name="P8"><text:span text:style-name="T630">49)Rohit<text:tab/> </text:span></text:p>
      <text:p text:style-name="P8"><text:span text:style-name="T630">50)M.s Dhoni </text:span></text:p>
      <text:p text:style-name="P8"><text:span text:style-name="T630">51)Virat </text:span></text:p>
      <text:p text:style-name="P8"><text:span text:style-name="T630">52)M.s Dhoni </text:span></text:p>
      <text:p text:style-name="P8"><text:span text:style-name="T630">53)Rohit </text:span></text:p>
      <text:p text:style-name="P8"><text:span text:style-name="T630">54)kabadi </text:span></text:p>
      <text:p text:style-name="P8"><text:span text:style-name="T630">55)football </text:span></text:p>
      <text:p text:style-name="P8"><text:span text:style-name="T630">56)kabadi </text:span></text:p>
      <text:p text:style-name="P8"><text:span text:style-name="T630">57)india </text:span></text:p>
      <text:p text:style-name="P8"><text:span text:style-name="T630">58)cricket </text:span></text:p>
      <text:p text:style-name="P8"><text:span text:style-name="T630">59)compile error </text:span></text:p>
      <text:p text:style-name="P8"><text:span text:style-name="T630">60)kabadi </text:span></text:p>
      <text:p text:style-name="P8"><text:span text:style-name="T630">61)100 </text:span></text:p>
      <text:p text:style-name="P8"><text:span text:style-name="T630">62)error </text:span></text:p>
      <text:p text:style-name="P8"><text:span text:style-name="T630">63)error </text:span></text:p>
      <text:p text:style-name="P8"><text:span text:style-name="T630">64)success </text:span></text:p>
      <text:p text:style-name="P8"><text:span text:style-name="T630">65)vector </text:span></text:p>
      <text:p text:style-name="P8"><text:span text:style-name="T630">66)output </text:span></text:p>
      <text:p text:style-name="P8"><text:span text:style-name="T630">67)compile error </text:span></text:p>
      <text:p text:style-name="P8"><text:span text:style-name="T630">68)not completed </text:span></text:p>
      <text:p text:style-name="P8"><text:span text:style-name="T630">69)Bye </text:span></text:p>
      <text:p text:style-name="P8"><text:span text:style-name="T630">70)Empty </text:span></text:p>
      <text:p text:style-name="P8"><text:span text:style-name="T630">71)compile error </text:span></text:p>
      <text:p text:style-name="P8"><text:span text:style-name="T630">72)hi </text:span></text:p>
      <text:p text:style-name="P8"><text:span text:style-name="T630">73)TRUE </text:span></text:p>
      <text:p text:style-name="P8"><text:span text:style-name="T630">74)case3 </text:span></text:p>
      <text:p text:style-name="P8"><text:span text:style-name="T630">75)case96 </text:span></text:p>
      <text:p text:style-name="P8"><text:span text:style-name="T630">76)case7 </text:span></text:p>
      <text:p text:style-name="P8"><text:span text:style-name="T630">77)Haicase1 </text:span></text:p>
      <text:p text:style-name="P8"><text:span text:style-name="T630">78)compile error </text:span></text:p>
      <text:p text:style-name="P8"><text:span text:style-name="T630">79)Ten </text:span></text:p>
      <text:p text:style-name="P8"><text:span text:style-name="T630">80)TenTwenty </text:span></text:p>
      <text:p text:style-name="P8"><text:span text:style-name="T630">81)default </text:span></text:p>
      <text:p text:style-name="P8"><text:span text:style-name="T630">82)abcdefault </text:span></text:p>
      <text:p text:style-name="P8"><text:span text:style-name="T630">83)default </text:span></text:p>
      <text:p text:style-name="P8"><text:span text:style-name="T630">84)Hidefault </text:span></text:p>
      <text:p text:style-name="P8"><text:span text:style-name="T630">85)yes<text:tab/> </text:span></text:p>
      <text:p text:style-name="P8"><text:span text:style-name="T630">86)compile error </text:span></text:p>
      <text:p text:style-name="P8"><text:span text:style-name="T630">87)no </text:span></text:p>
      <text:p text:style-name="P8"><text:span text:style-name="T630">88)compile error </text:span></text:p>
      <text:p text:style-name="P8"><text:span text:style-name="T630">89)default </text:span></text:p>
      <text:p text:style-name="P8"><text:span text:style-name="T630">90)compile error </text:span></text:p>
      <text:p text:style-name="P8"><text:span text:style-name="T630">91)compile error </text:span></text:p>
      <text:p text:style-name="P8"><text:span text:style-name="T630">92)compile error </text:span></text:p>
      <text:p text:style-name="P8"><text:span text:style-name="T630">93)eight </text:span></text:p>
      <text:p text:style-name="P8"><text:span text:style-name="T630">94)compile error </text:span></text:p>
      <text:p text:style-name="P8"><text:span text:style-name="T630">95)!aa<text:tab/> </text:span></text:p>
      <text:p text:style-name="P8"><text:span text:style-name="T630">96)!a<text:tab/> </text:span></text:p>
      <text:p text:style-name="P8"><text:span text:style-name="T630">97)break </text:span></text:p>
      <text:p text:style-name="P8"><text:span text:style-name="T630">98)exit<text:tab/> </text:span></text:p>
      <text:p text:style-name="P8"><text:span text:style-name="T630">99)1 2 </text:span></text:p>
      <text:p text:style-name="P8"><text:span text:style-name="T630">100)compile error<text:tab/> </text:span></text:p>
      <text:p text:style-name="P8"><text:span text:style-name="T630">101)2 </text:span></text:p>
      <text:p text:style-name="P8"><text:span text:style-name="T630">102)Default </text:span></text:p>
      <text:p text:style-name="P8"><text:span text:style-name="T630">103)0 </text:span></text:p>
      <text:p text:style-name="P8"><text:span text:style-name="T630">104)Integer </text:span></text:p>
      <text:p text:style-name="P8"><text:span text:style-name="T630">105)Bye Integer<text:tab/> </text:span></text:p>
      <text:p text:style-name="P8"><text:span text:style-name="T630">106)Char </text:span></text:p>
      <text:p text:style-name="P8"><text:span text:style-name="T630">107)default<text:tab/> </text:span></text:p>
      <text:p text:style-name="P8"><text:span text:style-name="T630">108)hi 2 </text:span></text:p>
      <text:p text:style-name="P8"><text:span text:style-name="T630">109)compile error </text:span></text:p>
      <text:p text:style-name="P8"><text:span text:style-name="T630">110)compile error </text:span></text:p>
      <text:p text:style-name="P8"><text:span text:style-name="T630">111)OnOff </text:span></text:p>
      <text:p text:style-name="P8"><text:span text:style-name="T630">112)default </text:span></text:p>
      <text:p text:style-name="P8"><text:span text:style-name="T630">113)On </text:span></text:p>
      <text:p text:style-name="P8"><text:span text:style-name="T630">114)switch1switch2switch3 </text:span></text:p>
      <text:p text:style-name="P8"><text:span text:style-name="T630">115)ch=0 </text:span></text:p>
      <text:p text:style-name="P8"><text:span text:style-name="T630">116)ch=1 </text:span></text:p>
      <text:p text:style-name="P8"><text:span text:style-name="T630">117)0&amp;&amp;1,0||1,0==0<text:s text:c="3"/></text:span></text:p>
      <text:p text:style-name="P8"><text:span text:style-name="T630">118)case1 </text:span></text:p>
      <text:p text:style-name="P8"><text:span text:style-name="T630">119)1,2,3,4 </text:span></text:p>
      <text:p text:style-name="P8"><text:span text:style-name="T630">120)1<text:tab/> </text:span></text:p>
      <text:p text:style-name="P8"><text:span text:style-name="T630">121)-1 </text:span></text:p>
      <text:p text:style-name="P8"><text:span text:style-name="T630">122)2147483647 </text:span></text:p>
      <text:p text:style-name="P8"><text:span text:style-name="T630">123)1 </text:span></text:p>
      <text:p text:style-name="P8"><text:span text:style-name="T630">124)1,3 </text:span></text:p>
      <text:p text:style-name="P8"><text:span text:style-name="T630">125)125 to 0 </text:span></text:p>
      <text:p text:style-name="P8"><text:span text:style-name="T630">126)2 </text:span></text:p>
      <text:p text:style-name="P8"><text:span text:style-name="T630">127)12345 </text:span></text:p>
      <text:p text:style-name="P8"><text:span text:style-name="T630">128)infnite </text:span></text:p>
      <text:p text:style-name="P8"><text:span text:style-name="T630">129)hello </text:span></text:p>
      <text:p text:style-name="P8"><text:span text:style-name="T630">130)hi<text:tab/> </text:span></text:p>
      <text:p text:style-name="P8"><text:span text:style-name="T630">131)infinite </text:span></text:p>
      <text:p text:style-name="P8"><text:span text:style-name="T630">132)infinite </text:span></text:p>
      <text:p text:style-name="P8"><text:span text:style-name="T630">133)hello </text:span></text:p>
      <text:p text:style-name="P8"><text:span text:style-name="T630">134)12345hello </text:span></text:p>
      <text:p text:style-name="P8"><text:span text:style-name="T630">135)hello </text:span></text:p>
      <text:p text:style-name="P8"><text:span text:style-name="T630">136)hello </text:span></text:p>
      <text:p text:style-name="P8"><text:span text:style-name="T630">137)0 </text:span></text:p>
      <text:p text:style-name="P8"><text:span text:style-name="T630">138)compile error </text:span></text:p>
      <text:p text:style-name="P8"><text:span text:style-name="T630">139)1<text:tab/> </text:span></text:p>
      <text:p text:style-name="P8"><text:span text:style-name="T630">140)0 </text:span></text:p>
      <text:p text:style-name="P8"><text:span text:style-name="T630">141)1<text:tab/> </text:span></text:p>
      <text:p text:style-name="P8"><text:span text:style-name="T630">142)infnite </text:span></text:p>
      <text:p text:style-name="P8"><text:span text:style-name="T630">143)123456 </text:span></text:p>
      <text:p text:style-name="P8"><text:span text:style-name="T630">144)135 </text:span></text:p>
      <text:p text:style-name="P8"><text:span text:style-name="T630">145)infinite </text:span></text:p>
      <text:p text:style-name="P8"><text:span text:style-name="T630">146)1<text:tab/> </text:span></text:p>
      <text:p text:style-name="P8"><text:span text:style-name="T630">147)compile error </text:span></text:p>
      <text:p text:style-name="P8"><text:span text:style-name="T630">148)0<text:tab/> </text:span></text:p>
      <text:p text:style-name="P8"><text:span text:style-name="T630">149)0,65537 </text:span></text:p>
      <text:p text:style-name="P8"><text:span text:style-name="T630">150)111<text:tab/> </text:span></text:p>
      <text:p text:style-name="P8"><text:span text:style-name="T630">151)compile error </text:span></text:p>
      <text:p text:style-name="P8"><text:span text:style-name="T630">152)11 </text:span></text:p>
      <text:p text:style-name="P8"><text:span text:style-name="T630">153)10,1 </text:span></text:p>
      <text:p text:style-name="P8"><text:span text:style-name="T630">154)1,1<text:tab/> </text:span></text:p>
      <text:p text:style-name="P8"><text:span text:style-name="T630">155)0,0 </text:span></text:p>
      <text:p text:style-name="P8"><text:span text:style-name="T630">156)infnite<text:tab/> </text:span></text:p>
      <text:p text:style-name="P8"><text:span text:style-name="T630">157)1 </text:span></text:p>
      <text:p text:style-name="P8"><text:span text:style-name="T630">158)25 </text:span></text:p>
      <text:p text:style-name="P8"><text:span text:style-name="T630">159)1 </text:span></text:p>
      <text:p text:style-name="P8"><text:span text:style-name="T630">160)32 </text:span></text:p>
      <text:p text:style-name="P8"><text:span text:style-name="T630">161)compile error </text:span></text:p>
      <text:p text:style-name="P8"><text:span text:style-name="T630">162)0,1 </text:span></text:p>
      <text:p text:style-name="P8"><text:span text:style-name="T630">163)compile error </text:span></text:p>
      <text:p text:style-name="P8"><text:span text:style-name="T630">164)1,2<text:tab/> </text:span></text:p>
      <text:p text:style-name="P8"><text:span text:style-name="T630">165)0,1<text:tab/> </text:span></text:p>
      <text:p text:style-name="P8"><text:span text:style-name="T630">166)infinte </text:span></text:p>
      <text:p text:style-name="P8"><text:span text:style-name="T630">167)compile error </text:span></text:p>
      <text:p text:style-name="P8"><text:span text:style-name="T630">168)infnite </text:span></text:p>
      <text:p text:style-name="P8"><text:span text:style-name="T630">169)hi,hello </text:span></text:p>
      <text:p text:style-name="P8"><text:span text:style-name="T630">170)5<text:tab/> </text:span></text:p>
      <text:p text:style-name="P8"><text:span text:style-name="T630">171)compile error </text:span></text:p>
      <text:p text:style-name="P8"><text:span text:style-name="T630">172)25,26,27 </text:span></text:p>
      <text:p text:style-name="P8"><text:span text:style-name="T630">173)32 </text:span></text:p>
      <text:p text:style-name="P8"><text:span text:style-name="T630">174)32,33,34,35<text:tab/> </text:span></text:p>
      <text:p text:style-name="P8"><text:span text:style-name="T630">175)32 </text:span></text:p>
      <text:p text:style-name="P8"><text:span text:style-name="T630">176)0 </text:span></text:p>
      <text:p text:style-name="P8"><text:span text:style-name="T630">177)compile error </text:span></text:p>
      <text:p text:style-name="P8"><text:span text:style-name="T630">178)11,12,13,14,15 </text:span></text:p>
      <text:p text:style-name="P8"><text:span text:style-name="T630">179)6,11<text:tab/> </text:span></text:p>
      <text:p text:style-name="P8"><text:span text:style-name="T630">180)compile error </text:span></text:p>
      <text:p text:style-name="P8"><text:span text:style-name="T630">181)0,0 </text:span></text:p>
      <text:p text:style-name="P8"><text:span text:style-name="T630">182)hello </text:span></text:p>
      <text:p text:style-name="P8"><text:span text:style-name="T630">183)compile error </text:span></text:p>
      <text:p text:style-name="P8"><text:span text:style-name="T630">184)infinite </text:span></text:p>
      <text:p text:style-name="P8"><text:span text:style-name="T630">185)5<text:tab/> </text:span></text:p>
      <text:p text:style-name="P8"><text:span text:style-name="T630">186)hi </text:span></text:p>
      <text:p text:style-name="P8"><text:span text:style-name="T630">187)compile error<text:tab/> </text:span></text:p>
      <text:p text:style-name="P8"><text:span text:style-name="T630">188)compile error </text:span></text:p>
      <text:p text:style-name="P8"><text:span text:style-name="T630">189)5 </text:span></text:p>
      <text:p text:style-name="P8"><text:span text:style-name="T630">190)compile error </text:span></text:p>
      <text:p text:style-name="P8"><text:span text:style-name="T630">191)1<text:tab/> </text:span></text:p>
      <text:p text:style-name="P8"><text:span text:style-name="T630">192)hi </text:span></text:p>
      <text:p text:style-name="P8"><text:span text:style-name="T630">193)india,usa </text:span></text:p>
      <text:p text:style-name="P8"><text:span text:style-name="T630">194)345 </text:span></text:p>
      <text:p text:style-name="P8"><text:span text:style-name="T630">195)1<text:tab/> </text:span></text:p>
      <text:p text:style-name="P8"><text:span text:style-name="T630">196)1231234<text:tab/> </text:span></text:p>
      <text:p text:style-name="P8"><text:span text:style-name="T630">197)1 </text:span></text:p>
      <text:p text:style-name="P8"><text:span text:style-name="T630">198)infinite </text:span></text:p>
      <text:p text:style-name="P8"><text:span text:style-name="T630">199)compile error<text:tab/> </text:span></text:p>
      <text:p text:style-name="P8"><text:span text:style-name="T630">200)compile error </text:span></text:p>
      <text:p text:style-name="P8"><text:span text:style-name="T630">201)hihihi </text:span></text:p>
      <text:p text:style-name="P8"><text:span text:style-name="T630">202)infinite<text:tab/> </text:span></text:p>
      <text:p text:style-name="P8"><text:span text:style-name="T630">203)hi </text:span></text:p>
      <text:p text:style-name="P8"><text:span text:style-name="T630">204)hi </text:span></text:p>
      <text:p text:style-name="P8"><text:span text:style-name="T630">205)infinite </text:span></text:p>
      <text:p text:style-name="P8"><text:span text:style-name="T630">206)infinite </text:span></text:p>
      <text:p text:style-name="P8"><text:span text:style-name="T630">207)hi </text:span></text:p>
      <text:p text:style-name="P8"><text:span text:style-name="T630">208)hiprinted7times </text:span></text:p>
      <text:p text:style-name="P8"><text:span text:style-name="T630">209)infinite </text:span></text:p>
      <text:p text:style-name="P8"><text:span text:style-name="T630">210)TrueFalse </text:span></text:p>
      <text:p text:style-name="P8"><text:span text:style-name="T630">211)hi </text:span></text:p>
      <text:p text:style-name="P8"><text:span text:style-name="T630">212)False </text:span></text:p>
      <text:p text:style-name="P8"><text:span text:style-name="T630">213)compile error </text:span></text:p>
      <text:p text:style-name="P8"><text:span text:style-name="T630">214)infinite<text:tab/> </text:span></text:p>
      <text:p text:style-name="P8"><text:span text:style-name="T630">215)infinite<text:tab/> </text:span></text:p>
      <text:p text:style-name="P8"><text:span text:style-name="T630">216)hihi </text:span></text:p>
      <text:p text:style-name="P8"><text:span text:style-name="T630">217)infinite </text:span></text:p>
      <text:p text:style-name="P8"><text:span text:style-name="T630">218)compile error </text:span></text:p>
      <text:p text:style-name="P8"><text:span text:style-name="T630">219)hi<text:tab/> </text:span></text:p>
      <text:p text:style-name="P8"><text:span text:style-name="T630">220)infinite<text:tab/> </text:span></text:p>
      <text:p text:style-name="P8"><text:span text:style-name="T630">221)hi,i=2<text:tab/> </text:span></text:p>
      <text:p text:style-name="P8"><text:span text:style-name="T630">222)infinite </text:span></text:p>
      <text:p text:style-name="P8"><text:span text:style-name="T630">223)hi </text:span></text:p>
      <text:p text:style-name="P8"><text:span text:style-name="T630">224)hihello2times </text:span></text:p>
      <text:p text:style-name="P8"><text:span text:style-name="T630">225)hello </text:span></text:p>
      <text:p text:style-name="P8"><text:span text:style-name="T630">226)exithello </text:span></text:p>
      <text:p text:style-name="P8"><text:span text:style-name="T630">227)compile error </text:span></text:p>
      <text:p text:style-name="P8"><text:span text:style-name="T630">228)aaexit </text:span></text:p>
      <text:p text:style-name="P8"><text:span text:style-name="T630">229)infinite </text:span></text:p>
      <text:p text:style-name="P8"><text:span text:style-name="T630">230)exit </text:span></text:p>
      <text:p text:style-name="P8"><text:span text:style-name="T630">231)compile error </text:span></text:p>
      <text:p text:style-name="P8"><text:span text:style-name="T630">232)infinite<text:tab/> </text:span></text:p>
      <text:p text:style-name="P8"><text:span text:style-name="T630">233)compile error </text:span></text:p>
      <text:p text:style-name="P8"><text:span text:style-name="T630">234)hello3times </text:span></text:p>
      <text:p text:style-name="P8"><text:span text:style-name="T630">235)0.000000 </text:span></text:p>
      <text:p text:style-name="P8"><text:span text:style-name="T630">236)hello </text:span></text:p>
      <text:p text:style-name="P8"><text:span text:style-name="T630">237)hihello </text:span></text:p>
      <text:p text:style-name="P8"><text:span text:style-name="T630">238)compile error </text:span></text:p>
      <text:p text:style-name="P8"><text:span text:style-name="T630">239)hihello </text:span></text:p>
      <text:p text:style-name="P8"><text:span text:style-name="T630">240)nothing </text:span></text:p>
      <text:p text:style-name="P8"><text:span text:style-name="T630">241)nothinghihello <text:tab/> </text:span></text:p>
      <text:p text:style-name="P8"><text:span text:style-name="T630">242)compile error </text:span></text:p>
      <text:p text:style-name="P8"><text:span text:style-name="T630">243)compile error<text:tab/> </text:span></text:p>
      <text:p text:style-name="P8"><text:span text:style-name="T630">244)infinite </text:span></text:p>
      <text:p text:style-name="P8"><text:span text:style-name="T630">245)compile error </text:span></text:p>
      <text:p text:style-name="P8"><text:span text:style-name="T630">246)empty </text:span></text:p>
      <text:p text:style-name="P8"><text:span text:style-name="T630">247)compile error </text:span></text:p>
      <text:p text:style-name="P8"><text:span text:style-name="T630">248)compileerror </text:span></text:p>
      <text:p text:style-name="P8"><text:span text:style-name="T630">249)exit11times </text:span></text:p>
      <text:p text:style-name="P8"><text:span text:style-name="T630">250)infinite<text:tab/> </text:span></text:p>
      <text:p text:style-name="P8"><text:span text:style-name="T630">251)runtimeerror </text:span></text:p>
      <text:p text:style-name="P8"><text:span text:style-name="T630">252)16,214 </text:span></text:p>
      <text:p text:style-name="P8"><text:span text:style-name="T630">253)compile error </text:span></text:p>
      <text:p text:style-name="P8"><text:span text:style-name="T630">254)infinite<text:tab/> </text:span></text:p>
      <text:p text:style-name="P8"><text:span text:style-name="T630">255)nothing<text:tab/> </text:span></text:p>
      <text:p text:style-name="P8"><text:span text:style-name="T630">256)compile error <text:tab/> </text:span></text:p>
      <text:p text:style-name="P8"><text:span text:style-name="T630">257)nothing </text:span></text:p>
      <text:p text:style-name="P8"><text:span text:style-name="T630">258)hello </text:span></text:p>
      <text:p text:style-name="P8"><text:span text:style-name="T630">259)999999 </text:span></text:p>
      <text:p text:style-name="P8"><text:span text:style-name="T630">260)infinite </text:span></text:p>
      <text:p text:style-name="P8"><text:span text:style-name="T630">261)infinite </text:span></text:p>
      <text:p text:style-name="P8"><text:span text:style-name="T630">262)hi<text:tab/> </text:span></text:p>
      <text:p text:style-name="P8"><text:span text:style-name="T630">263)1<text:tab/> </text:span></text:p>
      <text:p text:style-name="P8"><text:span text:style-name="T630">264)1010101010<text:tab/> </text:span></text:p>
      <text:p text:style-name="P8"><text:span text:style-name="T630">265)3.000000<text:tab/> </text:span></text:p>
      <text:p text:style-name="P8"><text:span text:style-name="T630">266)12345<text:tab/><text:tab/> </text:span></text:p>
      <text:p text:style-name="P8"><text:span text:style-name="T630">267)10 </text:span></text:p>
      <text:p text:style-name="P8"><text:span text:style-name="T630">268)infinite </text:span></text:p>
      <text:p text:style-name="P8"><text:span text:style-name="T630">269)infinite </text:span></text:p>
      <text:p text:style-name="P8"><text:span text:style-name="T630">270)floating point exception<text:tab/> </text:span></text:p>
      <text:p text:style-name="P8"><text:span text:style-name="T630">271)25 </text:span></text:p>
      <text:p text:style-name="P8"><text:span text:style-name="T630">272)compile error<text:tab/> </text:span></text:p>
      <text:p text:style-name="P8"><text:span text:style-name="T630">273)hihihi<text:tab/> </text:span></text:p>
      <text:p text:style-name="P8"><text:span text:style-name="T630">274)hihihi<text:tab/> </text:span></text:p>
      <text:p text:style-name="P8"><text:span text:style-name="T630">275)hi </text:span></text:p>
      <text:p text:style-name="P8"><text:span text:style-name="T630">276)infinite </text:span></text:p>
      <text:p text:style-name="P8"><text:span text:style-name="T630">277)hi </text:span></text:p>
      <text:p text:style-name="P8"><text:span text:style-name="T630">278)hi-10,hello-1 </text:span></text:p>
      <text:p text:style-name="P8"><text:span text:style-name="T630">279)Garpage </text:span></text:p>
      <text:p text:style-name="P8"><text:span text:style-name="T630">280)n=10 </text:span></text:p>
      <text:p text:style-name="P8"><text:span text:style-name="T630">281)False </text:span></text:p>
      <text:p text:style-name="P8"><text:span text:style-name="T630">282)10,10 </text:span></text:p>
      <text:p text:style-name="P8"><text:span text:style-name="T630">283)1 </text:span></text:p>
      <text:p text:style-name="P8"><text:span text:style-name="T630">284)hi<text:tab/> </text:span></text:p>
      <text:p text:style-name="P8"><text:span text:style-name="T630">285)Loop5times </text:span></text:p>
      <text:p text:style-name="P8"><text:span text:style-name="T630">286)infinite </text:span></text:p>
      <text:p text:style-name="P8"><text:span text:style-name="T630">287)infinite </text:span></text:p>
      <text:p text:style-name="P8"><text:span text:style-name="T630">288)infinite </text:span></text:p>
      <text:p text:style-name="P8"><text:span text:style-name="T630">289)4 </text:span></text:p>
      <text:p text:style-name="P8"><text:span text:style-name="T630">290)1<text:tab/> </text:span></text:p>
      <text:p text:style-name="P8"><text:span text:style-name="T630">291)1 </text:span></text:p>
      <text:p text:style-name="P8"><text:span text:style-name="T630">292)5 </text:span></text:p>
      <text:p text:style-name="P8"><text:span text:style-name="T630">293)infinite </text:span></text:p>
      <text:p text:style-name="P8"><text:span text:style-name="T630">294)0,51,42,3 </text:span></text:p>
      <text:p text:style-name="P8"><text:span text:style-name="T630">295)hi </text:span></text:p>
      <text:p text:style-name="P8"><text:span text:style-name="T630">296)Loop4times </text:span></text:p>
      <text:p text:style-name="P8"><text:span text:style-name="T630">297)infinite </text:span></text:p>
      <text:p text:style-name="P8"><text:span text:style-name="T630">298)infinite<text:tab/> </text:span></text:p>
      <text:p text:style-name="P8"><text:span text:style-name="T630">299)infinite </text:span></text:p>
      <text:p text:style-name="P8"><text:span text:style-name="T630">300)infinite<text:tab/> </text:span></text:p>
      <text:p text:style-name="P8"><text:span text:style-name="T630">301)compile error<text:tab/> </text:span></text:p>
      <text:p text:style-name="P8"><text:span text:style-name="T630">302)nothing </text:span></text:p>
      <text:p text:style-name="P8"><text:span text:style-name="T630">303)loopnothing<text:tab/> </text:span></text:p>
      <text:p text:style-name="P8"><text:span text:style-name="T630">304)compile error </text:span></text:p>
      <text:p text:style-name="P8"><text:span text:style-name="T630">305)5,superloop </text:span></text:p>
      <text:p text:style-name="P8"><text:span text:style-name="T630">306)infinite </text:span></text:p>
      <text:p text:style-name="P8"><text:span text:style-name="T630">307)superloop </text:span></text:p>
      <text:p text:style-name="P8"><text:span text:style-name="T630">308)infnite </text:span></text:p>
      <text:p text:style-name="P8"><text:span text:style-name="T630">309)infnite </text:span></text:p>
      <text:p text:style-name="P8"><text:span text:style-name="T630">310)0 </text:span></text:p>
      <text:p text:style-name="P8"><text:span text:style-name="T630">311)0 </text:span></text:p>
      <text:p text:style-name="P8"><text:span text:style-name="T630">312)1 </text:span></text:p>
      <text:p text:style-name="P8"><text:span text:style-name="T630">313)hi </text:span></text:p>
      <text:p text:style-name="P8"><text:span text:style-name="T630">314)0-127 </text:span></text:p>
      <text:p text:style-name="P8"><text:span text:style-name="T630">315)infnite </text:span></text:p>
      <text:p text:style-name="P8"><text:span text:style-name="T630">316)-128<text:tab/> </text:span></text:p>
      <text:p text:style-name="P8"><text:span text:style-name="T630">317)compile error</text:span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  <text:p text:style-name="P8"><text:span text:style-name="T6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